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fo:margin-left="0cm" fo:margin-right="-0.002cm" table:align="margins" style:writing-mode="lr-tb"/>
    </style:style>
    <style:style style:name="Tabelle43.A" style:family="table-column">
      <style:table-column-properties style:rel-column-width="28948*"/>
    </style:style>
    <style:style style:name="Tabelle43.B" style:family="table-column">
      <style:table-column-properties style:rel-column-width="5499*"/>
    </style:style>
    <style:style style:name="Tabelle43.C" style:family="table-column">
      <style:table-column-properties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fo:margin-left="0cm" fo:margin-right="-0.002cm" table:align="margins" style:writing-mode="lr-tb"/>
    </style:style>
    <style:style style:name="Tabelle45.A" style:family="table-column">
      <style:table-column-properties style:rel-column-width="28200*"/>
    </style:style>
    <style:style style:name="Tabelle45.B" style:family="table-column">
      <style:table-column-properties style:rel-column-width="5824*"/>
    </style:style>
    <style:style style:name="Tabelle45.C" style:family="table-column">
      <style:table-column-properties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table:align="margins" style:writing-mode="lr-tb"/>
    </style:style>
    <style:style style:name="Tabelle47.A" style:family="table-column">
      <style:table-column-properties style:rel-column-width="27689*"/>
    </style:style>
    <style:style style:name="Tabelle47.B" style:family="table-column">
      <style:table-column-properties style:rel-column-width="5630*"/>
    </style:style>
    <style:style style:name="Tabelle47.C" style:family="table-column">
      <style:table-column-properties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865cm"/>
    </style:style>
    <style:style style:name="Tabelle6.B" style:family="table-column">
      <style:table-column-properties style:column-width="14.115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2.757cm"/>
    </style:style>
    <style:style style:name="Tabelle8.B" style:family="table-column">
      <style:table-column-properties style:column-width="14.222cm"/>
    </style:style>
    <style:style style:name="Tabelle8.C" style:family="table-column">
      <style:table-column-properties style:column-width="1.028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8.A2" style:family="table-cell">
      <style:table-cell-properties style:vertical-align="middle" fo:padding-left="0.095cm" fo:padding-right="0.095cm" fo:padding-top="0cm" fo:padding-bottom="0cm" fo:border="0.002cm solid #000000"/>
    </style:style>
    <style:style style:name="Tabelle9" style:family="table">
      <style:table-properties style:width="18.008cm" table:align="left" style:writing-mode="lr-tb"/>
    </style:style>
    <style:style style:name="Tabelle9.A" style:family="table-column">
      <style:table-column-properties style:column-width="1.704cm"/>
    </style:style>
    <style:style style:name="Tabelle9.B" style:family="table-column">
      <style:table-column-properties style:column-width="15.356cm"/>
    </style:style>
    <style:style style:name="Tabelle9.C"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C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6cm"/>
    </style:style>
    <style:style style:name="Tabelle11.B"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B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1.704cm"/>
    </style:style>
    <style:style style:name="Tabelle13.B" style:family="table-column">
      <style:table-column-properties style:column-width="15.356cm"/>
    </style:style>
    <style:style style:name="Tabelle13.C" style:family="table-column">
      <style:table-column-properties style:column-width="0.947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3.A2" style:family="table-cell">
      <style:table-cell-properties fo:padding-left="0.099cm" fo:padding-right="0.099cm" fo:padding-top="0cm" fo:padding-bottom="0cm" fo:border="0.002cm solid #000000"/>
    </style:style>
    <style:style style:name="Tabelle13.C2" style:family="table-cell">
      <style:table-cell-properties style:vertical-align="middle" fo:padding-left="0.099cm" fo:padding-right="0.099cm" fo:padding-top="0cm" fo:padding-bottom="0cm" fo:border="0.002cm solid #000000"/>
    </style:style>
    <style:style style:name="Tabelle1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4" style:family="table">
      <style:table-properties style:width="18.008cm" table:align="left" style:writing-mode="lr-tb"/>
    </style:style>
    <style:style style:name="Tabelle14.A" style:family="table-column">
      <style:table-column-properties style:column-width="1.704cm"/>
    </style:style>
    <style:style style:name="Tabelle14.B" style:family="table-column">
      <style:table-column-properties style:column-width="15.356cm"/>
    </style:style>
    <style:style style:name="Tabelle14.C" style:family="table-column">
      <style:table-column-properties style:column-width="0.947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4.A2" style:family="table-cell">
      <style:table-cell-properties fo:padding-left="0.099cm" fo:padding-right="0.099cm" fo:padding-top="0cm" fo:padding-bottom="0cm" fo:border="0.002cm solid #000000"/>
    </style:style>
    <style:style style:name="Tabelle14.C2" style:family="table-cell">
      <style:table-cell-properties style:vertical-align="middle" fo:padding-left="0.099cm" fo:padding-right="0.099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2.865cm"/>
    </style:style>
    <style:style style:name="Tabelle16.B" style:family="table-column">
      <style:table-column-properties style:column-width="14.115cm"/>
    </style:style>
    <style:style style:name="Tabelle16.C" style:family="table-column">
      <style:table-column-properties style:column-width="1.028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6.A2" style:family="table-cell">
      <style:table-cell-properties style:vertical-align="middle" fo:padding-left="0.095cm" fo:padding-right="0.095cm" fo:padding-top="0cm" fo:padding-bottom="0cm" fo:border="0.002cm solid #000000"/>
    </style:style>
    <style:style style:name="Tabelle17" style:family="table">
      <style:table-properties style:width="18.008cm" table:align="left" style:writing-mode="lr-tb"/>
    </style:style>
    <style:style style:name="Tabelle17.A" style:family="table-column">
      <style:table-column-properties style:column-width="2.757cm"/>
    </style:style>
    <style:style style:name="Tabelle17.B" style:family="table-column">
      <style:table-column-properties style:column-width="14.222cm"/>
    </style:style>
    <style:style style:name="Tabelle17.C" style:family="table-column">
      <style:table-column-properties style:column-width="1.028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7.A2" style:family="table-cell">
      <style:table-cell-properties style:vertical-align="middle" fo:padding-left="0.095cm" fo:padding-right="0.095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1.704cm"/>
    </style:style>
    <style:style style:name="Tabelle19.B" style:family="table-column">
      <style:table-column-properties style:column-width="15.356cm"/>
    </style:style>
    <style:style style:name="Tabelle19.C" style:family="table-column">
      <style:table-column-properties style:column-width="0.947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9.A2" style:family="table-cell">
      <style:table-cell-properties fo:padding-left="0.099cm" fo:padding-right="0.099cm" fo:padding-top="0cm" fo:padding-bottom="0cm" fo:border="0.002cm solid #000000"/>
    </style:style>
    <style:style style:name="Tabelle19.C2" style:family="table-cell">
      <style:table-cell-properties style:vertical-align="middle" fo:padding-left="0.099cm" fo:padding-right="0.099cm" fo:padding-top="0cm" fo:padding-bottom="0cm" fo:border="0.002cm solid #000000"/>
    </style:style>
    <style:style style:name="Tabelle19.A3" style:family="table-cell">
      <style:table-cell-properties fo:padding-left="0.099cm" fo:padding-right="0.099cm" fo:padding-top="0cm" fo:padding-bottom="0cm" fo:border-left="0.002cm solid #000000" fo:border-right="0.002cm solid #000000" fo:border-top="none" fo:border-bottom="0.002cm solid #000000"/>
    </style:style>
    <style:style style:name="Tabel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2" style:family="table">
      <style:table-properties style:width="18.008cm" table:align="left" style:writing-mode="lr-tb"/>
    </style:style>
    <style:style style:name="Tabelle22.A" style:family="table-column">
      <style:table-column-properties style:column-width="2.757cm"/>
    </style:style>
    <style:style style:name="Tabelle22.B" style:family="table-column">
      <style:table-column-properties style:column-width="14.222cm"/>
    </style:style>
    <style:style style:name="Tabelle22.C" style:family="table-column">
      <style:table-column-properties style:column-width="1.028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2.A2" style:family="table-cell">
      <style:table-cell-properties style:vertical-align="middle" fo:padding-left="0.095cm" fo:padding-right="0.095cm" fo:padding-top="0cm" fo:padding-bottom="0cm" fo:border="0.002cm solid #000000"/>
    </style:style>
    <style:style style:name="Tabelle2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4" style:family="table">
      <style:table-properties style:width="18.008cm" table:align="left" style:writing-mode="lr-tb"/>
    </style:style>
    <style:style style:name="Tabelle24.A" style:family="table-column">
      <style:table-column-properties style:column-width="1.704cm"/>
    </style:style>
    <style:style style:name="Tabelle24.B" style:family="table-column">
      <style:table-column-properties style:column-width="15.356cm"/>
    </style:style>
    <style:style style:name="Tabelle24.C" style:family="table-column">
      <style:table-column-properties style:column-width="0.947cm"/>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4.A2" style:family="table-cell">
      <style:table-cell-properties fo:padding-left="0.099cm" fo:padding-right="0.099cm" fo:padding-top="0cm" fo:padding-bottom="0cm" fo:border="0.002cm solid #000000"/>
    </style:style>
    <style:style style:name="Tabelle24.C2" style:family="table-cell">
      <style:table-cell-properties style:vertical-align="middle" fo:padding-left="0.099cm" fo:padding-right="0.099cm" fo:padding-top="0cm" fo:padding-bottom="0cm" fo:border="0.002cm solid #000000"/>
    </style:style>
    <style:style style:name="Tabelle24.A3" style:family="table-cell">
      <style:table-cell-properties fo:padding-left="0.099cm" fo:padding-right="0.099cm" fo:padding-top="0cm" fo:padding-bottom="0cm" fo:border-left="0.002cm solid #000000" fo:border-right="0.002cm solid #000000" fo:border-top="none" fo:border-bottom="0.002cm solid #000000"/>
    </style:style>
    <style:style style:name="Tabel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5" style:family="table">
      <style:table-properties style:width="18.008cm" table:align="left" style:writing-mode="lr-tb"/>
    </style:style>
    <style:style style:name="Tabelle25.A" style:family="table-column">
      <style:table-column-properties style:column-width="17.06cm"/>
    </style:style>
    <style:style style:name="Tabelle25.B"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B2" style:family="table-cell">
      <style:table-cell-properties style:vertical-align="middle" fo:padding-left="0.099cm" fo:padding-right="0.099cm" fo:padding-top="0cm" fo:padding-bottom="0cm" fo:border="0.002cm solid #000000"/>
    </style:style>
    <style:style style:name="Tabelle26" style:family="table">
      <style:table-properties style:width="18.008cm" table:align="left" style:writing-mode="lr-tb"/>
    </style:style>
    <style:style style:name="Tabelle26.A" style:family="table-column">
      <style:table-column-properties style:column-width="18.008cm"/>
    </style:style>
    <style:style style:name="Tabelle26.1" style:family="table-row">
      <style:table-row-properties style:keep-together="false" fo:keep-together="always"/>
    </style:style>
    <style:style style:name="Tabelle2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6.2" style:family="table-row">
      <style:table-row-properties style:keep-together="true" fo:keep-together="auto"/>
    </style:style>
    <style:style style:name="Tabelle26.A2" style:family="table-cell">
      <style:table-cell-properties style:vertical-align="middle" fo:padding-left="0.095cm" fo:padding-right="0.095cm" fo:padding-top="0cm" fo:padding-bottom="0cm" fo:border="0.002cm solid #000000"/>
    </style:style>
    <style:style style:name="Tabelle28" style:family="table">
      <style:table-properties style:width="18.008cm" table:align="left" style:writing-mode="lr-tb"/>
    </style:style>
    <style:style style:name="Tabelle28.A" style:family="table-column">
      <style:table-column-properties style:column-width="1.704cm"/>
    </style:style>
    <style:style style:name="Tabelle28.B" style:family="table-column">
      <style:table-column-properties style:column-width="15.356cm"/>
    </style:style>
    <style:style style:name="Tabelle28.C" style:family="table-column">
      <style:table-column-properties style:column-width="0.947cm"/>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8.A2" style:family="table-cell">
      <style:table-cell-properties fo:padding-left="0.099cm" fo:padding-right="0.099cm" fo:padding-top="0cm" fo:padding-bottom="0cm" fo:border="0.002cm solid #000000"/>
    </style:style>
    <style:style style:name="Tabelle28.C2" style:family="table-cell">
      <style:table-cell-properties style:vertical-align="middle" fo:padding-left="0.099cm" fo:padding-right="0.099cm" fo:padding-top="0cm" fo:padding-bottom="0cm" fo:border="0.002cm solid #000000"/>
    </style:style>
    <style:style style:name="Tabelle28.A3" style:family="table-cell">
      <style:table-cell-properties fo:padding-left="0.099cm" fo:padding-right="0.099cm" fo:padding-top="0cm" fo:padding-bottom="0cm" fo:border-left="0.002cm solid #000000" fo:border-right="0.002cm solid #000000" fo:border-top="none" fo:border-bottom="0.002cm solid #000000"/>
    </style:style>
    <style:style style:name="Tabel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9" style:family="table">
      <style:table-properties style:width="18.008cm" table:align="left" style:writing-mode="lr-tb"/>
    </style:style>
    <style:style style:name="Tabelle29.A" style:family="table-column">
      <style:table-column-properties style:column-width="1.704cm"/>
    </style:style>
    <style:style style:name="Tabelle29.B" style:family="table-column">
      <style:table-column-properties style:column-width="15.356cm"/>
    </style:style>
    <style:style style:name="Tabelle29.C"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C2" style:family="table-cell">
      <style:table-cell-properties style:vertical-align="middle" fo:padding-left="0.099cm" fo:padding-right="0.099cm" fo:padding-top="0cm" fo:padding-bottom="0cm" fo:border="0.002cm solid #000000"/>
    </style:style>
    <style:style style:name="Tabelle29.A3" style:family="table-cell">
      <style:table-cell-properties fo:padding-left="0.099cm" fo:padding-right="0.099cm" fo:padding-top="0cm" fo:padding-bottom="0cm" fo:border-left="0.002cm solid #000000" fo:border-right="0.002cm solid #000000" fo:border-top="none" fo:border-bottom="0.002cm solid #000000"/>
    </style:style>
    <style:style style:name="Tabel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6cm"/>
    </style:style>
    <style:style style:name="Tabelle32.B"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B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704cm"/>
    </style:style>
    <style:style style:name="Tabelle35.B" style:family="table-column">
      <style:table-column-properties style:column-width="15.356cm"/>
    </style:style>
    <style:style style:name="Tabelle35.C" style:family="table-column">
      <style:table-column-properties style:column-width="0.947cm"/>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5.A2" style:family="table-cell">
      <style:table-cell-properties fo:padding-left="0.099cm" fo:padding-right="0.099cm" fo:padding-top="0cm" fo:padding-bottom="0cm" fo:border="0.002cm solid #000000"/>
    </style:style>
    <style:style style:name="Tabelle35.C2" style:family="table-cell">
      <style:table-cell-properties style:vertical-align="middle" fo:padding-left="0.099cm" fo:padding-right="0.099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8.008cm"/>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95cm" fo:padding-right="0.095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6cm"/>
    </style:style>
    <style:style style:name="Tabelle41.B"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B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4cm"/>
    </style:style>
    <style:style style:name="Tabelle49.B" style:family="table-column">
      <style:table-column-properties style:column-width="15.356cm"/>
    </style:style>
    <style:style style:name="Tabelle49.C"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C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6cm"/>
    </style:style>
    <style:style style:name="Tabelle52.B"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B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4cm"/>
    </style:style>
    <style:style style:name="Tabelle55.B" style:family="table-column">
      <style:table-column-properties style:column-width="15.356cm"/>
    </style:style>
    <style:style style:name="Tabelle55.C"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C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6cm"/>
    </style:style>
    <style:style style:name="Tabelle58.B"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B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4cm"/>
    </style:style>
    <style:style style:name="Tabelle60.B" style:family="table-column">
      <style:table-column-properties style:column-width="15.356cm"/>
    </style:style>
    <style:style style:name="Tabelle60.C"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C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6cm"/>
    </style:style>
    <style:style style:name="Tabelle62.B"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B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4cm"/>
    </style:style>
    <style:style style:name="Tabelle64.B" style:family="table-column">
      <style:table-column-properties style:column-width="15.356cm"/>
    </style:style>
    <style:style style:name="Tabelle64.C"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C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6cm"/>
    </style:style>
    <style:style style:name="Tabelle66.B"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B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704cm"/>
    </style:style>
    <style:style style:name="Tabelle68.B" style:family="table-column">
      <style:table-column-properties style:column-width="15.356cm"/>
    </style:style>
    <style:style style:name="Tabelle68.C" style:family="table-column">
      <style:table-column-properties style:column-width="0.947cm"/>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8.A2" style:family="table-cell">
      <style:table-cell-properties fo:padding-left="0.099cm" fo:padding-right="0.099cm" fo:padding-top="0cm" fo:padding-bottom="0cm" fo:border="0.002cm solid #000000"/>
    </style:style>
    <style:style style:name="Tabelle68.C2" style:family="table-cell">
      <style:table-cell-properties style:vertical-align="middle" fo:padding-left="0.099cm" fo:padding-right="0.099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8.008cm"/>
    </style:style>
    <style:style style:name="Tabelle69.1" style:family="table-row">
      <style:table-row-properties style:keep-together="false" fo:keep-together="always"/>
    </style:style>
    <style:style style:name="Tabelle6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9.2" style:family="table-row">
      <style:table-row-properties style:keep-together="true" fo:keep-together="auto"/>
    </style:style>
    <style:style style:name="Tabelle69.A2" style:family="table-cell">
      <style:table-cell-properties style:vertical-align="middle" fo:padding-left="0.095cm" fo:padding-right="0.095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6cm"/>
    </style:style>
    <style:style style:name="Tabelle71.B"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B2" style:family="table-cell">
      <style:table-cell-properties style:vertical-align="middle" fo:padding-left="0.099cm" fo:padding-right="0.099cm" fo:padding-top="0cm" fo:padding-bottom="0cm" fo:border="0.002cm solid #000000"/>
    </style:style>
    <style:style style:name="Tabelle72" style:family="table">
      <style:table-properties style:width="18.008cm" table:align="left" style:writing-mode="lr-tb"/>
    </style:style>
    <style:style style:name="Tabelle72.A" style:family="table-column">
      <style:table-column-properties style:column-width="18.008cm"/>
    </style:style>
    <style:style style:name="Tabelle72.1" style:family="table-row">
      <style:table-row-properties style:keep-together="false" fo:keep-together="always"/>
    </style:style>
    <style:style style:name="Tabelle7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2.2" style:family="table-row">
      <style:table-row-properties style:keep-together="true" fo:keep-together="auto"/>
    </style:style>
    <style:style style:name="Tabelle72.A2" style:family="table-cell">
      <style:table-cell-properties style:vertical-align="middle" fo:padding-left="0.095cm" fo:padding-right="0.095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704cm"/>
    </style:style>
    <style:style style:name="Tabelle73.B" style:family="table-column">
      <style:table-column-properties style:column-width="15.356cm"/>
    </style:style>
    <style:style style:name="Tabelle73.C" style:family="table-column">
      <style:table-column-properties style:column-width="0.947cm"/>
    </style:style>
    <style:style style:name="Tabelle73.1" style:family="table-row">
      <style:table-row-properties style:keep-together="false" fo:keep-together="always"/>
    </style:style>
    <style:style style:name="Tabelle7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3.A2" style:family="table-cell">
      <style:table-cell-properties fo:padding-left="0.099cm" fo:padding-right="0.099cm" fo:padding-top="0cm" fo:padding-bottom="0cm" fo:border="0.002cm solid #000000"/>
    </style:style>
    <style:style style:name="Tabelle73.C2" style:family="table-cell">
      <style:table-cell-properties style:vertical-align="middle" fo:padding-left="0.099cm" fo:padding-right="0.099cm" fo:padding-top="0cm" fo:padding-bottom="0cm" fo:border="0.002cm solid #000000"/>
    </style:style>
    <style:style style:name="Tabelle73.A3" style:family="table-cell">
      <style:table-cell-properties fo:padding-left="0.099cm" fo:padding-right="0.099cm" fo:padding-top="0cm" fo:padding-bottom="0cm" fo:border-left="0.002cm solid #000000" fo:border-right="0.002cm solid #000000" fo:border-top="none" fo:border-bottom="0.002cm solid #000000"/>
    </style:style>
    <style:style style:name="Tabelle7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5" style:family="table">
      <style:table-properties style:width="18.008cm" table:align="left" style:writing-mode="lr-tb"/>
    </style:style>
    <style:style style:name="Tabelle75.A" style:family="table-column">
      <style:table-column-properties style:column-width="17.06cm"/>
    </style:style>
    <style:style style:name="Tabelle75.B"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B2" style:family="table-cell">
      <style:table-cell-properties style:vertical-align="middle" fo:padding-left="0.099cm" fo:padding-right="0.099cm" fo:padding-top="0cm" fo:padding-bottom="0cm" fo:border="0.002cm solid #000000"/>
    </style:style>
    <style:style style:name="Tabelle76" style:family="table">
      <style:table-properties style:width="18.008cm" table:align="left" style:writing-mode="lr-tb"/>
    </style:style>
    <style:style style:name="Tabelle76.A" style:family="table-column">
      <style:table-column-properties style:column-width="18.008cm"/>
    </style:style>
    <style:style style:name="Tabelle76.1" style:family="table-row">
      <style:table-row-properties style:keep-together="false" fo:keep-together="always"/>
    </style:style>
    <style:style style:name="Tabelle7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6.2" style:family="table-row">
      <style:table-row-properties style:keep-together="true" fo:keep-together="auto"/>
    </style:style>
    <style:style style:name="Tabelle76.A2" style:family="table-cell">
      <style:table-cell-properties style:vertical-align="middle" fo:padding-left="0.095cm" fo:padding-right="0.095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704cm"/>
    </style:style>
    <style:style style:name="Tabelle78.B" style:family="table-column">
      <style:table-column-properties style:column-width="15.356cm"/>
    </style:style>
    <style:style style:name="Tabelle78.C" style:family="table-column">
      <style:table-column-properties style:column-width="0.947cm"/>
    </style:style>
    <style:style style:name="Tabelle78.1" style:family="table-row">
      <style:table-row-properties style:keep-together="false" fo:keep-together="always"/>
    </style:style>
    <style:style style:name="Tabelle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8.A2" style:family="table-cell">
      <style:table-cell-properties fo:padding-left="0.099cm" fo:padding-right="0.099cm" fo:padding-top="0cm" fo:padding-bottom="0cm" fo:border="0.002cm solid #000000"/>
    </style:style>
    <style:style style:name="Tabelle78.C2" style:family="table-cell">
      <style:table-cell-properties style:vertical-align="middle" fo:padding-left="0.099cm" fo:padding-right="0.099cm" fo:padding-top="0cm" fo:padding-bottom="0cm" fo:border="0.002cm solid #000000"/>
    </style:style>
    <style:style style:name="Tabelle78.A3" style:family="table-cell">
      <style:table-cell-properties fo:padding-left="0.099cm" fo:padding-right="0.099cm" fo:padding-top="0cm" fo:padding-bottom="0cm" fo:border-left="0.002cm solid #000000" fo:border-right="0.002cm solid #000000" fo:border-top="none" fo:border-bottom="0.002cm solid #000000"/>
    </style:style>
    <style:style style:name="Tabelle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9" style:family="table">
      <style:table-properties style:width="18.008cm" table:align="left" style:writing-mode="lr-tb"/>
    </style:style>
    <style:style style:name="Tabelle79.A" style:family="table-column">
      <style:table-column-properties style:column-width="17.06cm"/>
    </style:style>
    <style:style style:name="Tabelle79.B"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B2" style:family="table-cell">
      <style:table-cell-properties style:vertical-align="middle" fo:padding-left="0.099cm" fo:padding-right="0.099cm" fo:padding-top="0cm" fo:padding-bottom="0cm" fo:border="0.002cm solid #000000"/>
    </style:style>
    <style:style style:name="Tabelle80" style:family="table">
      <style:table-properties style:width="18.008cm" table:align="left" style:writing-mode="lr-tb"/>
    </style:style>
    <style:style style:name="Tabelle80.A" style:family="table-column">
      <style:table-column-properties style:column-width="18.008cm"/>
    </style:style>
    <style:style style:name="Tabelle80.1" style:family="table-row">
      <style:table-row-properties style:keep-together="false" fo:keep-together="always"/>
    </style:style>
    <style:style style:name="Tabelle8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0.2" style:family="table-row">
      <style:table-row-properties style:keep-together="true" fo:keep-together="auto"/>
    </style:style>
    <style:style style:name="Tabelle80.A2" style:family="table-cell">
      <style:table-cell-properties style:vertical-align="middle" fo:padding-left="0.095cm" fo:padding-right="0.095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704cm"/>
    </style:style>
    <style:style style:name="Tabelle82.B" style:family="table-column">
      <style:table-column-properties style:column-width="15.356cm"/>
    </style:style>
    <style:style style:name="Tabelle82.C" style:family="table-column">
      <style:table-column-properties style:column-width="0.947cm"/>
    </style:style>
    <style:style style:name="Tabelle82.1" style:family="table-row">
      <style:table-row-properties style:keep-together="false" fo:keep-together="always"/>
    </style:style>
    <style:style style:name="Tabelle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2.A2" style:family="table-cell">
      <style:table-cell-properties fo:padding-left="0.099cm" fo:padding-right="0.099cm" fo:padding-top="0cm" fo:padding-bottom="0cm" fo:border="0.002cm solid #000000"/>
    </style:style>
    <style:style style:name="Tabelle82.C2" style:family="table-cell">
      <style:table-cell-properties style:vertical-align="middle" fo:padding-left="0.099cm" fo:padding-right="0.099cm" fo:padding-top="0cm" fo:padding-bottom="0cm" fo:border="0.002cm solid #000000"/>
    </style:style>
    <style:style style:name="Tabelle82.A3" style:family="table-cell">
      <style:table-cell-properties fo:padding-left="0.099cm" fo:padding-right="0.099cm" fo:padding-top="0cm" fo:padding-bottom="0cm" fo:border-left="0.002cm solid #000000" fo:border-right="0.002cm solid #000000" fo:border-top="none" fo:border-bottom="0.002cm solid #000000"/>
    </style:style>
    <style:style style:name="Tabelle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4" style:family="table">
      <style:table-properties style:width="18.008cm" table:align="left" style:writing-mode="lr-tb"/>
    </style:style>
    <style:style style:name="Tabelle84.A" style:family="table-column">
      <style:table-column-properties style:column-width="17.06cm"/>
    </style:style>
    <style:style style:name="Tabelle84.B"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B2" style:family="table-cell">
      <style:table-cell-properties style:vertical-align="middle" fo:padding-left="0.099cm" fo:padding-right="0.099cm" fo:padding-top="0cm" fo:padding-bottom="0cm" fo:border="0.002cm solid #000000"/>
    </style:style>
    <style:style style:name="Tabelle86" style:family="table">
      <style:table-properties style:width="18.008cm" table:align="left" style:writing-mode="lr-tb"/>
    </style:style>
    <style:style style:name="Tabelle86.A" style:family="table-column">
      <style:table-column-properties style:column-width="18.008cm"/>
    </style:style>
    <style:style style:name="Tabelle86.1" style:family="table-row">
      <style:table-row-properties style:keep-together="false" fo:keep-together="always"/>
    </style:style>
    <style:style style:name="Tabelle8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6.2" style:family="table-row">
      <style:table-row-properties style:keep-together="true" fo:keep-together="auto"/>
    </style:style>
    <style:style style:name="Tabelle86.A2" style:family="table-cell">
      <style:table-cell-properties style:vertical-align="middle" fo:padding-left="0.095cm" fo:padding-right="0.095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704cm"/>
    </style:style>
    <style:style style:name="Tabelle87.B" style:family="table-column">
      <style:table-column-properties style:column-width="15.356cm"/>
    </style:style>
    <style:style style:name="Tabelle87.C" style:family="table-column">
      <style:table-column-properties style:column-width="0.947cm"/>
    </style:style>
    <style:style style:name="Tabelle87.1" style:family="table-row">
      <style:table-row-properties style:keep-together="false" fo:keep-together="always"/>
    </style:style>
    <style:style style:name="Tabelle8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7.A2" style:family="table-cell">
      <style:table-cell-properties fo:padding-left="0.099cm" fo:padding-right="0.099cm" fo:padding-top="0cm" fo:padding-bottom="0cm" fo:border="0.002cm solid #000000"/>
    </style:style>
    <style:style style:name="Tabelle87.C2" style:family="table-cell">
      <style:table-cell-properties style:vertical-align="middle" fo:padding-left="0.099cm" fo:padding-right="0.099cm" fo:padding-top="0cm" fo:padding-bottom="0cm" fo:border="0.002cm solid #000000"/>
    </style:style>
    <style:style style:name="Tabelle87.A3" style:family="table-cell">
      <style:table-cell-properties fo:padding-left="0.099cm" fo:padding-right="0.099cm" fo:padding-top="0cm" fo:padding-bottom="0cm" fo:border-left="0.002cm solid #000000" fo:border-right="0.002cm solid #000000" fo:border-top="none" fo:border-bottom="0.002cm solid #000000"/>
    </style:style>
    <style:style style:name="Tabelle8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8" style:family="table">
      <style:table-properties style:width="18.008cm" table:align="left" style:writing-mode="lr-tb"/>
    </style:style>
    <style:style style:name="Tabelle88.A" style:family="table-column">
      <style:table-column-properties style:column-width="17.06cm"/>
    </style:style>
    <style:style style:name="Tabelle88.B"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B2" style:family="table-cell">
      <style:table-cell-properties style:vertical-align="middle" fo:padding-left="0.099cm" fo:padding-right="0.099cm" fo:padding-top="0cm" fo:padding-bottom="0cm" fo:border="0.002cm solid #000000"/>
    </style:style>
    <style:style style:name="Tabelle90" style:family="table">
      <style:table-properties style:width="18.008cm" table:align="left" style:writing-mode="lr-tb"/>
    </style:style>
    <style:style style:name="Tabelle90.A" style:family="table-column">
      <style:table-column-properties style:column-width="18.008cm"/>
    </style:style>
    <style:style style:name="Tabelle90.1" style:family="table-row">
      <style:table-row-properties style:keep-together="false" fo:keep-together="always"/>
    </style:style>
    <style:style style:name="Tabelle9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0.2" style:family="table-row">
      <style:table-row-properties style:keep-together="true" fo:keep-together="auto"/>
    </style:style>
    <style:style style:name="Tabelle90.A2" style:family="table-cell">
      <style:table-cell-properties style:vertical-align="middle" fo:padding-left="0.095cm" fo:padding-right="0.095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704cm"/>
    </style:style>
    <style:style style:name="Tabelle91.B" style:family="table-column">
      <style:table-column-properties style:column-width="15.356cm"/>
    </style:style>
    <style:style style:name="Tabelle91.C" style:family="table-column">
      <style:table-column-properties style:column-width="0.947cm"/>
    </style:style>
    <style:style style:name="Tabelle91.1" style:family="table-row">
      <style:table-row-properties style:keep-together="false" fo:keep-together="always"/>
    </style:style>
    <style:style style:name="Tabel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1.A2" style:family="table-cell">
      <style:table-cell-properties fo:padding-left="0.099cm" fo:padding-right="0.099cm" fo:padding-top="0cm" fo:padding-bottom="0cm" fo:border="0.002cm solid #000000"/>
    </style:style>
    <style:style style:name="Tabelle91.C2" style:family="table-cell">
      <style:table-cell-properties style:vertical-align="middle" fo:padding-left="0.099cm" fo:padding-right="0.099cm" fo:padding-top="0cm" fo:padding-bottom="0cm" fo:border="0.002cm solid #000000"/>
    </style:style>
    <style:style style:name="Tabelle91.A3" style:family="table-cell">
      <style:table-cell-properties fo:padding-left="0.099cm" fo:padding-right="0.099cm" fo:padding-top="0cm" fo:padding-bottom="0cm" fo:border-left="0.002cm solid #000000" fo:border-right="0.002cm solid #000000" fo:border-top="none" fo:border-bottom="0.002cm solid #000000"/>
    </style:style>
    <style:style style:name="Tabelle9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2" style:family="table">
      <style:table-properties style:width="18.008cm" table:align="left" style:writing-mode="lr-tb"/>
    </style:style>
    <style:style style:name="Tabelle92.A" style:family="table-column">
      <style:table-column-properties style:column-width="17.06cm"/>
    </style:style>
    <style:style style:name="Tabelle92.B"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B2" style:family="table-cell">
      <style:table-cell-properties style:vertical-align="middle" fo:padding-left="0.099cm" fo:padding-right="0.099cm" fo:padding-top="0cm" fo:padding-bottom="0cm" fo:border="0.002cm solid #000000"/>
    </style:style>
    <style:style style:name="Tabelle94" style:family="table">
      <style:table-properties style:width="18.008cm" table:align="left" style:writing-mode="lr-tb"/>
    </style:style>
    <style:style style:name="Tabelle94.A" style:family="table-column">
      <style:table-column-properties style:column-width="18.008cm"/>
    </style:style>
    <style:style style:name="Tabelle94.1" style:family="table-row">
      <style:table-row-properties style:keep-together="false" fo:keep-together="always"/>
    </style:style>
    <style:style style:name="Tabelle9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4.2" style:family="table-row">
      <style:table-row-properties style:keep-together="true" fo:keep-together="auto"/>
    </style:style>
    <style:style style:name="Tabelle94.A2" style:family="table-cell">
      <style:table-cell-properties style:vertical-align="middle" fo:padding-left="0.095cm" fo:padding-right="0.095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704cm"/>
    </style:style>
    <style:style style:name="Tabelle95.B" style:family="table-column">
      <style:table-column-properties style:column-width="15.356cm"/>
    </style:style>
    <style:style style:name="Tabelle95.C" style:family="table-column">
      <style:table-column-properties style:column-width="0.947cm"/>
    </style:style>
    <style:style style:name="Tabelle95.1" style:family="table-row">
      <style:table-row-properties style:keep-together="false" fo:keep-together="always"/>
    </style:style>
    <style:style style:name="Tabel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5.A2" style:family="table-cell">
      <style:table-cell-properties fo:padding-left="0.099cm" fo:padding-right="0.099cm" fo:padding-top="0cm" fo:padding-bottom="0cm" fo:border="0.002cm solid #000000"/>
    </style:style>
    <style:style style:name="Tabelle95.C2" style:family="table-cell">
      <style:table-cell-properties style:vertical-align="middle" fo:padding-left="0.099cm" fo:padding-right="0.099cm" fo:padding-top="0cm" fo:padding-bottom="0cm" fo:border="0.002cm solid #000000"/>
    </style:style>
    <style:style style:name="Tabelle95.A3" style:family="table-cell">
      <style:table-cell-properties fo:padding-left="0.099cm" fo:padding-right="0.099cm" fo:padding-top="0cm" fo:padding-bottom="0cm" fo:border-left="0.002cm solid #000000" fo:border-right="0.002cm solid #000000" fo:border-top="none" fo:border-bottom="0.002cm solid #000000"/>
    </style:style>
    <style:style style:name="Tabelle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6" style:family="table">
      <style:table-properties style:width="18.008cm" table:align="left" style:writing-mode="lr-tb"/>
    </style:style>
    <style:style style:name="Tabelle96.A" style:family="table-column">
      <style:table-column-properties style:column-width="17.06cm"/>
    </style:style>
    <style:style style:name="Tabelle96.B"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B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4cm"/>
    </style:style>
    <style:style style:name="Tabelle99.B" style:family="table-column">
      <style:table-column-properties style:column-width="15.356cm"/>
    </style:style>
    <style:style style:name="Tabelle99.C"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C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17.06cm"/>
    </style:style>
    <style:style style:name="Tabelle101.B" style:family="table-column">
      <style:table-column-properties style:column-width="0.947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1.A2" style:family="table-cell">
      <style:table-cell-properties fo:padding-left="0.099cm" fo:padding-right="0.099cm" fo:padding-top="0cm" fo:padding-bottom="0cm" fo:border="0.002cm solid #000000"/>
    </style:style>
    <style:style style:name="Tabelle101.B2" style:family="table-cell">
      <style:table-cell-properties style:vertical-align="middle" fo:padding-left="0.099cm" fo:padding-right="0.099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8.008cm"/>
    </style:style>
    <style:style style:name="Tabelle103.1" style:family="table-row">
      <style:table-row-properties style:keep-together="false" fo:keep-together="always"/>
    </style:style>
    <style:style style:name="Tabelle10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3.2" style:family="table-row">
      <style:table-row-properties style:keep-together="true" fo:keep-together="auto"/>
    </style:style>
    <style:style style:name="Tabelle103.A2" style:family="table-cell">
      <style:table-cell-properties style:vertical-align="middle" fo:padding-left="0.095cm" fo:padding-right="0.095cm" fo:padding-top="0cm" fo:padding-bottom="0cm" fo:border="0.002cm solid #000000"/>
    </style:style>
    <style:style style:name="Tabelle105" style:family="table">
      <style:table-properties style:width="18.008cm" table:align="left" style:writing-mode="lr-tb"/>
    </style:style>
    <style:style style:name="Tabelle105.A" style:family="table-column">
      <style:table-column-properties style:column-width="2.757cm"/>
    </style:style>
    <style:style style:name="Tabelle105.B" style:family="table-column">
      <style:table-column-properties style:column-width="14.222cm"/>
    </style:style>
    <style:style style:name="Tabelle105.C" style:family="table-column">
      <style:table-column-properties style:column-width="1.028cm"/>
    </style:style>
    <style:style style:name="Tabelle105.1" style:family="table-row">
      <style:table-row-properties style:keep-together="false" fo:keep-together="always"/>
    </style:style>
    <style:style style:name="Tabelle10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5.A2" style:family="table-cell">
      <style:table-cell-properties style:vertical-align="middle" fo:padding-left="0.095cm" fo:padding-right="0.095cm" fo:padding-top="0cm" fo:padding-bottom="0cm" fo:border="0.002cm solid #000000"/>
    </style:style>
    <style:style style:name="Tabelle106" style:family="table">
      <style:table-properties style:width="18.008cm" table:align="left" style:writing-mode="lr-tb"/>
    </style:style>
    <style:style style:name="Tabelle106.A" style:family="table-column">
      <style:table-column-properties style:column-width="1.704cm"/>
    </style:style>
    <style:style style:name="Tabelle106.B" style:family="table-column">
      <style:table-column-properties style:column-width="15.356cm"/>
    </style:style>
    <style:style style:name="Tabelle106.C" style:family="table-column">
      <style:table-column-properties style:column-width="0.947cm"/>
    </style:style>
    <style:style style:name="Tabelle106.1" style:family="table-row">
      <style:table-row-properties style:keep-together="false" fo:keep-together="always"/>
    </style:style>
    <style:style style:name="Tabelle10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6.A2" style:family="table-cell">
      <style:table-cell-properties fo:padding-left="0.099cm" fo:padding-right="0.099cm" fo:padding-top="0cm" fo:padding-bottom="0cm" fo:border="0.002cm solid #000000"/>
    </style:style>
    <style:style style:name="Tabelle106.C2" style:family="table-cell">
      <style:table-cell-properties style:vertical-align="middle" fo:padding-left="0.099cm" fo:padding-right="0.099cm" fo:padding-top="0cm" fo:padding-bottom="0cm" fo:border="0.002cm solid #000000"/>
    </style:style>
    <style:style style:name="Tabelle10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cm" fo:margin-right="0cm" fo:text-indent="0cm" style:auto-text-indent="false"/>
    </style:style>
    <style:style style:name="P7"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style:font-name="Courier New1"/>
    </style:style>
    <style:style style:name="P10" style:family="paragraph" style:parent-style-name="Table_20_Contents">
      <style:text-properties fo:color="#000000"/>
    </style:style>
    <style:style style:name="P11" style:family="paragraph" style:parent-style-name="Body">
      <style:paragraph-properties fo:text-align="start" style:justify-single-word="false"/>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start" style:justify-single-word="false"/>
      <style:text-properties style:font-name="Arial" fo:font-size="10pt" style:font-size-asian="10pt" style:font-size-complex="10pt"/>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text-properties fo:color="#000000" style:font-name="Times New Roman" fo:font-size="11pt" style:font-name-asian="Monaco" style:font-size-asian="11pt" style:font-name-complex="Monaco" style:font-size-complex="11pt"/>
    </style:style>
    <style:style style:name="P17" style:family="paragraph" style:parent-style-name="Body">
      <style:paragraph-properties fo:text-align="justify" style:justify-single-word="false"/>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style:tab-stops>
          <style:tab-stop style:position="0.383cm"/>
          <style:tab-stop style:position="10.001cm"/>
        </style:tab-stops>
      </style:paragraph-properties>
    </style:style>
    <style:style style:name="P22" style:family="paragraph" style:parent-style-name="Abstract">
      <style:text-properties style:use-window-font-color="true" fo:font-style="normal" style:font-style-asian="normal" style:font-style-complex="normal"/>
    </style:style>
    <style:style style:name="P23" style:family="paragraph" style:parent-style-name="Abstract">
      <style:text-properties fo:font-size="16pt" fo:font-weight="bold" style:font-size-asian="16pt" style:font-weight-asian="bold"/>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style:font-name="CourierNewPSMT" fo:font-size="10pt"/>
    </style:style>
    <style:style style:name="P26" style:family="paragraph" style:parent-style-name="Preformatted_20_Text">
      <style:paragraph-properties fo:text-align="start" style:justify-single-word="false"/>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margin-left="2.286cm" fo:margin-right="0cm" fo:text-indent="0cm" style:auto-text-indent="false"/>
    </style:style>
    <style:style style:name="P29" style:family="paragraph" style:parent-style-name="Body">
      <style:paragraph-properties fo:orphans="2" fo:widows="2" style:writing-mode="lr-tb"/>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cm" fo:margin-bottom="0.499cm"/>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2">
      <style:text-properties fo:language="en" fo:country="US" style:language-complex="ar" style:country-complex="SA"/>
    </style:style>
    <style:style style:name="P44" style:family="paragraph" style:parent-style-name="Heading_20_4">
      <style:text-properties style:font-name="CourierNewPSMT" fo:font-size="10pt"/>
    </style:style>
    <style:style style:name="P45" style:family="paragraph" style:parent-style-name="Body" style:list-style-name="L9"/>
    <style:style style:name="P46" style:family="paragraph" style:parent-style-name="Body" style:list-style-name="L10">
      <style:text-properties style:use-window-font-color="true" fo:font-style="normal" style:font-style-asian="normal" style:font-style-complex="normal"/>
    </style:style>
    <style:style style:name="P47"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48" style:family="paragraph" style:parent-style-name="Body" style:list-style-name="L11"/>
    <style:style style:name="P49" style:family="paragraph" style:parent-style-name="Body" style:list-style-name="L12">
      <style:paragraph-properties>
        <style:tab-stops>
          <style:tab-stop style:position="10.001cm"/>
        </style:tab-stops>
      </style:paragraph-properties>
    </style:style>
    <style:style style:name="P50" style:family="paragraph" style:parent-style-name="Body" style:list-style-name="L13"/>
    <style:style style:name="P51" style:family="paragraph" style:parent-style-name="Body" style:list-style-name="L14"/>
    <style:style style:name="P52" style:family="paragraph" style:parent-style-name="Body" style:list-style-name="L15"/>
    <style:style style:name="P53" style:family="paragraph" style:parent-style-name="Body" style:list-style-name="L16"/>
    <style:style style:name="P54" style:family="paragraph" style:parent-style-name="Body" style:list-style-name="L17"/>
    <style:style style:name="P55" style:family="paragraph" style:parent-style-name="Body" style:list-style-name="L18"/>
    <style:style style:name="P56" style:family="paragraph" style:parent-style-name="Body" style:list-style-name="L19"/>
    <style:style style:name="P57" style:family="paragraph" style:parent-style-name="Body" style:list-style-name="L20"/>
    <style:style style:name="P58" style:family="paragraph" style:parent-style-name="Body" style:list-style-name="L21"/>
    <style:style style:name="P59" style:family="paragraph" style:parent-style-name="Body" style:list-style-name="L22"/>
    <style:style style:name="P60"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61" style:family="paragraph" style:parent-style-name="Document_20_Title" style:master-page-name="First_20_Page">
      <style:paragraph-properties fo:text-align="center" style:justify-single-word="false" style:page-number="auto"/>
    </style:style>
    <style:style style:name="P62" style:family="paragraph" style:parent-style-name="CellBody" style:list-style-name="L1">
      <style:paragraph-properties style:snap-to-layout-grid="false"/>
    </style:style>
    <style:style style:name="P63" style:family="paragraph" style:parent-style-name="CellBody" style:list-style-name="L1">
      <style:paragraph-properties style:snap-to-layout-grid="false"/>
      <style:text-properties style:use-window-font-color="true" fo:font-style="normal" style:font-style-asian="normal" style:font-style-complex="normal"/>
    </style:style>
    <style:style style:name="P64" style:family="paragraph" style:parent-style-name="CellBody" style:list-style-name="L2">
      <style:paragraph-properties style:snap-to-layout-grid="false"/>
      <style:text-properties style:use-window-font-color="true" fo:font-style="normal" style:font-style-asian="normal" style:font-style-complex="normal"/>
    </style:style>
    <style:style style:name="P65" style:family="paragraph" style:parent-style-name="CellBody" style:list-style-name="L3">
      <style:paragraph-properties style:snap-to-layout-grid="false"/>
      <style:text-properties style:use-window-font-color="true" fo:font-style="normal" style:font-style-asian="normal" style:font-style-complex="normal"/>
    </style:style>
    <style:style style:name="P66" style:family="paragraph" style:parent-style-name="CellBody" style:list-style-name="L4">
      <style:paragraph-properties style:snap-to-layout-grid="false"/>
      <style:text-properties style:use-window-font-color="true" fo:font-style="normal" style:font-style-asian="normal" style:font-style-complex="normal"/>
    </style:style>
    <style:style style:name="P67" style:family="paragraph" style:parent-style-name="CellBody" style:list-style-name="L5">
      <style:paragraph-properties style:snap-to-layout-grid="false"/>
      <style:text-properties style:use-window-font-color="true" fo:font-style="normal" style:font-style-asian="normal" style:font-style-complex="normal"/>
    </style:style>
    <style:style style:name="P68" style:family="paragraph" style:parent-style-name="CellBody" style:list-style-name="L6">
      <style:paragraph-properties style:snap-to-layout-grid="false"/>
      <style:text-properties style:use-window-font-color="true" fo:font-style="normal" style:font-style-asian="normal" style:font-style-complex="normal"/>
    </style:style>
    <style:style style:name="P69" style:family="paragraph" style:parent-style-name="CellBody" style:list-style-name="L7">
      <style:paragraph-properties style:snap-to-layout-grid="false"/>
      <style:text-properties style:use-window-font-color="true" fo:font-style="normal" style:font-style-asian="normal" style:font-style-complex="normal"/>
    </style:style>
    <style:style style:name="P70" style:family="paragraph" style:parent-style-name="CellBody" style:list-style-name="L8">
      <style:paragraph-properties style:snap-to-layout-grid="false"/>
      <style:text-properties style:use-window-font-color="true" fo:font-style="normal" style:font-style-asian="normal" style:font-style-complex="normal"/>
    </style:style>
    <style:style style:name="P71" style:family="paragraph" style:parent-style-name="Definition_20_Term" style:list-style-name="WW8Num3"/>
    <style:style style:name="P72" style:family="paragraph" style:parent-style-name="Table_20_Contents">
      <style:paragraph-properties fo:text-align="start" style:justify-single-word="false"/>
    </style:style>
    <style:style style:name="P73"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74"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75" style:family="paragraph" style:parent-style-name="Package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76" style:family="paragraph" style:parent-style-name="Package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77" style:family="paragraph" style:parent-style-name="Package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79" style:family="paragraph" style:parent-style-name="Class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80"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Class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82"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96"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Class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98" style:family="paragraph" style:parent-style-name="Class_20_Heading" style:list-style-name="" style:master-page-name="Konvert_20_25">
      <style:paragraph-properties style:page-number="auto" fo:break-before="page" fo:padding-left="0.099cm" fo:padding-right="0.099cm" fo:padding-top="0.06cm" fo:padding-bottom="0.06cm" fo:border="0.002cm solid #000000"/>
      <style:text-properties fo:color="#000000"/>
    </style:style>
    <style:style style:name="P99" style:family="paragraph" style:parent-style-name="Detail_20_Heading" style:list-style-name="">
      <style:paragraph-properties fo:padding="0.06cm" fo:border="0.002cm solid #666666"/>
      <style:text-properties fo:color="#000000"/>
    </style:style>
    <style:style style:name="P100" style:family="paragraph" style:parent-style-name="Detail_20_Heading" style:list-style-name="">
      <style:paragraph-properties fo:margin-top="0.205cm" fo:margin-bottom="0.049cm" fo:padding="0.06cm" fo:border="0.002cm solid #666666"/>
      <style:text-properties fo:color="#000000"/>
    </style:style>
    <style:style style:name="P101" style:family="paragraph" style:parent-style-name="Item_20_Heading" style:list-style-name="">
      <style:text-properties fo:color="#000000"/>
    </style:style>
    <style:style style:name="P102" style:family="paragraph" style:parent-style-name="Item_20_Heading" style:list-style-name="">
      <style:paragraph-properties fo:margin-top="0.43cm" fo:margin-bottom="0.409cm"/>
      <style:text-properties fo:color="#000000"/>
    </style:style>
    <style:style style:name="P103" style:family="paragraph" style:parent-style-name="List_20_Heading_20__28_user_29_" style:list-style-name="">
      <style:text-properties fo:color="#000000" fo:font-size="10pt" style:font-size-asian="10pt" style:font-size-complex="10pt"/>
    </style:style>
    <style:style style:name="P104" style:family="paragraph" style:parent-style-name="Standard" style:list-style-name="">
      <style:paragraph-properties fo:line-height="0.494cm"/>
      <style:text-properties style:use-window-font-color="true"/>
    </style:style>
    <style:style style:name="P105" style:family="paragraph" style:parent-style-name="Standard" style:list-style-name="">
      <style:paragraph-properties fo:line-height="0.469cm"/>
      <style:text-properties style:use-window-font-color="true"/>
    </style:style>
    <style:style style:name="P106" style:family="paragraph" style:parent-style-name="Standard" style:list-style-name=""/>
    <style:style style:name="P107" style:family="paragraph" style:parent-style-name="Standard" style:list-style-name="">
      <style:paragraph-properties fo:keep-together="always"/>
    </style:style>
    <style:style style:name="P108" style:family="paragraph" style:parent-style-name="Standard" style:list-style-name="">
      <style:text-properties fo:font-size="10pt" style:font-size-asian="10pt" style:font-size-complex="10pt"/>
    </style:style>
    <style:style style:name="P109"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10" style:family="paragraph" style:parent-style-name="Standard" style:list-style-name="RTF_5f_Num_20_3">
      <style:paragraph-properties fo:margin-left="0cm" fo:margin-right="0cm" fo:text-indent="0cm" style:auto-text-indent="false">
        <style:tab-stops/>
      </style:paragraph-properties>
    </style:style>
    <style:style style:name="P111"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112"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13" style:family="paragraph" style:parent-style-name="Standard" style:list-style-name="">
      <style:paragraph-properties fo:margin-top="0cm" fo:margin-bottom="0.494cm"/>
      <style:text-properties fo:font-size="9pt" style:font-size-asian="9pt" style:font-size-complex="9pt"/>
    </style:style>
    <style:style style:name="P114" style:family="paragraph" style:parent-style-name="Standard" style:list-style-name="">
      <style:paragraph-properties fo:margin-top="0cm" fo:margin-bottom="0.494cm" fo:keep-together="always"/>
    </style:style>
    <style:style style:name="P115" style:family="paragraph" style:parent-style-name="Standard" style:list-style-name="">
      <style:paragraph-properties fo:margin-top="0cm" fo:margin-bottom="0.494cm"/>
    </style:style>
    <style:style style:name="P116" style:family="paragraph" style:parent-style-name="Standard" style:list-style-name="">
      <style:paragraph-properties fo:margin-top="0cm" fo:margin-bottom="0.494cm"/>
      <style:text-properties fo:font-size="10pt" style:font-size-asian="10pt" style:font-size-complex="10pt"/>
    </style:style>
    <style:style style:name="P117" style:family="paragraph" style:parent-style-name="Standard" style:list-style-name="">
      <style:paragraph-properties fo:margin-top="0.095cm" fo:margin-bottom="0.095cm"/>
      <style:text-properties fo:font-size="9pt" style:font-size-asian="9pt" style:font-size-complex="9pt"/>
    </style:style>
    <style:style style:name="P118"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9" style:family="paragraph" style:parent-style-name="Standard" style:list-style-name="">
      <style:paragraph-properties fo:margin-top="0.095cm" fo:margin-bottom="0.095cm"/>
    </style:style>
    <style:style style:name="P120" style:family="paragraph" style:parent-style-name="Standard" style:list-style-name="">
      <style:paragraph-properties fo:margin-top="0.095cm" fo:margin-bottom="0.095cm"/>
      <style:text-properties fo:font-size="10pt" style:font-size-asian="10pt" style:font-size-complex="10pt"/>
    </style:style>
    <style:style style:name="P121"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24" style:family="paragraph" style:parent-style-name="Standard" style:list-style-name="">
      <style:paragraph-properties fo:margin-top="0.095cm" fo:margin-bottom="0.095cm"/>
      <style:text-properties fo:color="#000000" fo:font-size="10pt" style:font-size-asian="10pt" style:font-size-complex="10pt"/>
    </style:style>
    <style:style style:name="P125" style:family="paragraph" style:parent-style-name="Standard" style:list-style-name="">
      <style:paragraph-properties fo:margin-top="0.095cm" fo:margin-bottom="0.095cm" fo:text-align="center" style:justify-single-word="false"/>
      <style:text-properties style:use-window-font-color="true"/>
    </style:style>
    <style:style style:name="P126" style:family="paragraph" style:parent-style-name="Standard" style:list-style-name="">
      <style:paragraph-properties fo:margin-top="0.095cm" fo:margin-bottom="0.095cm"/>
      <style:text-properties style:use-window-font-color="true"/>
    </style:style>
    <style:style style:name="P127"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8"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095cm" fo:margin-bottom="0.095cm" fo:keep-with-next="always"/>
      <style:text-properties style:use-window-font-color="true"/>
    </style:style>
    <style:style style:name="P130"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1"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32" style:family="paragraph" style:parent-style-name="Standard" style:list-style-name="">
      <style:paragraph-properties fo:margin-top="0.095cm" fo:margin-bottom="0.095cm" fo:keep-with-next="always"/>
    </style:style>
    <style:style style:name="P133" style:family="paragraph" style:parent-style-name="Standard" style:list-style-name="">
      <style:paragraph-properties fo:margin-top="0.494cm" fo:margin-bottom="0cm"/>
    </style:style>
    <style:style style:name="P134" style:family="paragraph" style:parent-style-name="Standard" style:list-style-name="">
      <style:paragraph-properties fo:margin-top="0.494cm" fo:margin-bottom="0cm"/>
      <style:text-properties fo:font-size="10pt" style:font-size-asian="10pt" style:font-size-complex="10pt"/>
    </style:style>
    <style:style style:name="P13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margin-top="0.494cm" fo:margin-bottom="0cm" fo:keep-together="always" fo:keep-with-next="always"/>
    </style:style>
    <style:style style:name="P13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8" style:family="paragraph" style:parent-style-name="Standard" style:list-style-name="">
      <style:paragraph-properties fo:margin-left="1.27cm" fo:margin-right="0cm" fo:margin-top="0cm" fo:margin-bottom="0.494cm" fo:text-indent="0cm" style:auto-text-indent="false"/>
    </style:style>
    <style:style style:name="P13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40" style:family="paragraph" style:parent-style-name="Standard" style:list-style-name="">
      <style:paragraph-properties fo:margin-left="1.27cm" fo:margin-right="0cm" fo:text-indent="0cm" style:auto-text-indent="false"/>
    </style:style>
    <style:style style:name="P14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3" style:family="paragraph" style:parent-style-name="Standard" style:list-style-name="">
      <style:paragraph-properties fo:margin-left="1.27cm" fo:margin-right="0cm" fo:margin-top="0cm" fo:margin-bottom="0.423cm" fo:text-indent="0cm" style:auto-text-indent="false"/>
    </style:style>
    <style:style style:name="P144"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5" style:family="paragraph" style:parent-style-name="Standard" style:list-style-name="">
      <style:paragraph-properties fo:margin-top="0cm" fo:margin-bottom="0.423cm"/>
      <style:text-properties fo:font-size="10pt" style:font-size-asian="10pt" style:font-size-complex="10pt"/>
    </style:style>
    <style:style style:name="P146" style:family="paragraph" style:parent-style-name="Standard" style:list-style-name="">
      <style:paragraph-properties fo:margin-top="0cm" fo:margin-bottom="0.423cm"/>
    </style:style>
    <style:style style:name="P147" style:family="paragraph" style:parent-style-name="Standard" style:list-style-name="">
      <style:paragraph-properties fo:keep-with-next="always"/>
    </style:style>
    <style:style style:name="P14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9" style:family="paragraph" style:parent-style-name="Standard" style:list-style-name="">
      <style:paragraph-properties fo:keep-together="always" fo:keep-with-next="always"/>
    </style:style>
    <style:style style:name="P150" style:family="paragraph" style:parent-style-name="Standard" style:list-style-name="">
      <style:paragraph-properties fo:margin-top="0.441cm" fo:margin-bottom="0cm" fo:keep-together="always" fo:keep-with-next="always"/>
    </style:style>
    <style:style style:name="P15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2" style:family="paragraph" style:parent-style-name="Standard" style:list-style-name="">
      <style:paragraph-properties fo:margin-top="0.081cm" fo:margin-bottom="0.081cm" fo:keep-with-next="always"/>
      <style:text-properties style:use-window-font-color="true"/>
    </style:style>
    <style:style style:name="P15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4" style:family="paragraph" style:parent-style-name="Standard" style:list-style-name="">
      <style:paragraph-properties fo:margin-top="0.081cm" fo:margin-bottom="0.081cm" fo:text-align="end" style:justify-single-word="false"/>
      <style:text-properties style:use-window-font-color="true"/>
    </style:style>
    <style:style style:name="P155" style:family="paragraph" style:parent-style-name="Standard" style:list-style-name="">
      <style:paragraph-properties fo:margin-top="0.081cm" fo:margin-bottom="0.081cm" fo:text-align="center" style:justify-single-word="false"/>
      <style:text-properties style:use-window-font-color="true"/>
    </style:style>
    <style:style style:name="P156" style:family="paragraph" style:parent-style-name="Standard" style:list-style-name="">
      <style:paragraph-properties fo:margin-top="0.081cm" fo:margin-bottom="0.081cm" fo:text-align="end" style:justify-single-word="false"/>
    </style:style>
    <style:style style:name="P157" style:family="paragraph" style:parent-style-name="Standard" style:list-style-name="">
      <style:paragraph-properties fo:margin-top="0.081cm" fo:margin-bottom="0.081cm"/>
    </style:style>
    <style:style style:name="P158" style:family="paragraph" style:parent-style-name="Standard" style:list-style-name="">
      <style:paragraph-properties fo:margin-top="0.081cm" fo:margin-bottom="0cm"/>
    </style:style>
    <style:style style:name="P159"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6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1" style:family="paragraph" style:parent-style-name="Standard" style:list-style-name="">
      <style:paragraph-properties fo:margin-left="0cm" fo:margin-right="0cm" fo:margin-top="0.071cm" fo:margin-bottom="0.081cm" fo:text-indent="1.058cm" style:auto-text-indent="false"/>
    </style:style>
    <style:style style:name="P162"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3"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6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5" style:family="paragraph" style:parent-style-name="Standard" style:list-style-name="">
      <style:paragraph-properties fo:margin-left="2.54cm" fo:margin-right="0cm" fo:text-indent="0cm" style:auto-text-indent="false"/>
    </style:style>
    <style:style style:name="P16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8" style:family="paragraph" style:parent-style-name="Standard" style:list-style-name="">
      <style:paragraph-properties fo:margin-top="0.441cm" fo:margin-bottom="0.494cm" fo:keep-together="always"/>
    </style:style>
    <style:style style:name="P169"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style style:name="T2" style:family="text">
      <style:text-properties style:font-name="Courier New2"/>
    </style:style>
    <style:style style:name="T3" style:family="text">
      <style:text-properties fo:color="#000000"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4"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5" style:family="tex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6"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7"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8"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2"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10"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11"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2" style:family="text">
      <style:text-properties style:use-window-font-color="true" style:font-name="Courier New2"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13"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14"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16"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7" style:family="text">
      <style:text-properties style:use-window-font-color="true" fo:font-style="normal" fo:font-weight="normal" style:font-style-asian="normal" style:font-weight-asian="normal" style:font-style-complex="normal" style:font-weight-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style:font-name="Helvetica" fo:font-size="10pt" style:font-name-asian="Calibri" style:font-size-asian="10pt" style:font-name-complex="Calibri" style:font-size-complex="10pt"/>
    </style:style>
    <style:style style:name="T20"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1" style:family="text">
      <style:text-properties fo:color="#000000"/>
    </style:style>
    <style:style style:name="T22" style:family="text">
      <style:text-properties fo:color="#000000"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23"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Arial" fo:font-style="normal" fo:font-weight="normal" style:font-style-asian="normal" style:font-weight-asian="normal" style:font-style-complex="normal" style:font-weight-complex="normal"/>
    </style:style>
    <style:style style:name="T29"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3"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fo:color="#000000" style:font-name="Courier New1" fo:font-style="normal" fo:font-weight="normal" style:font-style-asian="normal" style:font-weight-asian="normal" style:font-style-complex="normal" style:font-weight-complex="normal"/>
    </style:style>
    <style:style style:name="T35" style:family="tex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36" style:family="text">
      <style:text-properties fo:color="#000000" fo:font-size="10pt" style:font-size-asian="10pt" style:font-size-complex="10pt"/>
    </style:style>
    <style:style style:name="T37" style:family="text">
      <style:text-properties fo:color="#000000" fo:font-size="10pt" fo:font-weight="bold" style:font-size-asian="10pt" style:font-weight-asian="bold" style:font-size-complex="10pt" style:font-weight-complex="bold"/>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style:font-name="Times New Roman" fo:font-style="normal" fo:font-weight="normal" style:font-style-asian="normal" style:font-weight-asian="normal" style:font-style-complex="normal" style:font-weight-complex="normal"/>
    </style:style>
    <style:style style:name="T40" style:family="text">
      <style:text-properties fo:color="#000000" fo:font-weight="bold" style:font-weight-asian="bold" style:font-weight-complex="bold"/>
    </style:style>
    <style:style style:name="T41" style:family="text">
      <style:text-properties fo:color="#000000" style:font-name="Courier New2" fo:font-style="normal" fo:font-weight="normal" style:font-style-asian="normal" style:font-weight-asian="normal" style:font-style-complex="normal" style:font-weight-complex="normal"/>
    </style:style>
    <style:style style:name="T42" style:family="text">
      <style:text-properties style:font-name="Arial"/>
    </style:style>
    <style:style style:name="T43" style:family="text">
      <style:text-properties style:font-name="Arial" fo:font-size="10pt" style:font-size-asian="10pt" style:font-size-complex="10pt"/>
    </style:style>
    <style:style style:name="T4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5" style:family="text">
      <style:text-properties style:font-name="Arial" fo:font-size="10pt" fo:font-style="italic" style:font-size-asian="10pt" style:font-size-complex="10pt"/>
    </style:style>
    <style:style style:name="T46" style:family="text">
      <style:text-properties style:font-name="Arial" fo:font-size="10pt" fo:font-style="italic" style:font-size-asian="10pt" style:font-style-asian="italic" style:font-size-complex="10pt" style:font-style-complex="italic"/>
    </style:style>
    <style:style style:name="T47" style:family="text">
      <style:text-properties style:font-name="Arial" fo:font-size="10pt" fo:font-style="normal" style:font-size-asian="10pt" style:font-style-asian="normal" style:font-size-complex="10pt" style:font-style-complex="normal"/>
    </style:style>
    <style:style style:name="T48" style:family="text">
      <style:text-properties style:font-name="Arial" fo:font-size="9pt"/>
    </style:style>
    <style:style style:name="T49" style:family="text">
      <style:text-properties style:font-name="Arial" fo:font-size="12pt" fo:font-style="italic" style:font-size-asian="12pt" style:font-style-asian="italic" style:font-size-complex="12pt" style:font-style-complex="italic"/>
    </style:style>
    <style:style style:name="T50" style:family="text">
      <style:text-properties style:font-name="Arial" fo:font-size="14pt" style:font-size-asian="14pt" style:font-size-complex="14pt"/>
    </style:style>
    <style:style style:name="T51" style:family="text">
      <style:text-properties style:font-name="Courier New1"/>
    </style:style>
    <style:style style:name="T52" style:family="text">
      <style:text-properties style:font-name="Courier New1" fo:font-size="10pt" style:font-size-asian="10pt" style:font-size-complex="10pt"/>
    </style:style>
    <style:style style:name="T53" style:family="text">
      <style:text-properties style:font-name="Times New Roman"/>
    </style:style>
    <style:style style:name="T54" style:family="text">
      <style:text-properties style:font-name="CourierNewPSMT" fo:font-size="10pt"/>
    </style:style>
    <style:style style:name="T55" style:family="text">
      <style:text-properties fo:color="#ff3366" fo:font-style="italic" fo:font-weight="bold" style:font-style-asian="italic" style:font-weight-asian="bold" style:font-style-complex="italic" style:font-weight-complex="bold"/>
    </style:style>
    <style:style style:name="T56" style:family="text">
      <style:text-properties fo:font-size="10pt" style:font-size-asian="10pt" style:font-size-complex="10pt"/>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9.5pt" style:font-size-asian="9.5pt" style:font-size-complex="9.5pt"/>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62" style:family="text">
      <style:text-properties fo:font-size="9pt"/>
    </style:style>
    <style:style style:name="T63" style:family="text">
      <style:text-properties fo:font-size="9pt" fo:font-style="normal" style:font-style-asian="normal" style:font-style-complex="normal"/>
    </style:style>
    <style:style style:name="T64" style:family="text">
      <style:text-properties fo:font-size="14pt" fo:font-weight="normal" style:font-size-asian="14pt" style:font-weight-asian="normal"/>
    </style:style>
    <style:style style:name="T65" style:family="text">
      <style:text-properties style:font-name="Courier New"/>
    </style:style>
    <style:style style:name="T66" style:family="text">
      <style:text-properties fo:color="#0000ff" style:font-name="Arial" fo:font-size="10pt" style:font-size-asian="10pt" style:font-size-complex="10pt"/>
    </style:style>
    <style:style style:name="T6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8" style:family="text">
      <style:text-properties fo:color="#0000ff" fo:font-size="10pt" style:text-underline-style="solid" style:text-underline-width="auto" style:text-underline-color="font-color" style:font-size-asian="10pt" style:font-size-complex="10pt"/>
    </style:style>
    <style:style style:name="T6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71" style:family="text">
      <style:text-properties fo:color="#0000ff" style:text-underline-style="solid" style:text-underline-width="auto" style:text-underline-color="font-color"/>
    </style:style>
    <style:style style:name="T72" style:family="text">
      <style:text-properties fo:color="#0000ff" style:text-underline-style="solid" style:text-underline-width="auto" style:text-underline-color="font-color" fo:font-weight="bold" style:font-weight-asian="bold" style:font-weight-complex="bold"/>
    </style:style>
    <style:style style:name="T7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74" style:family="text">
      <style:text-properties style:font-name="Arial2" fo:font-size="12pt" fo:font-style="italic"/>
    </style:style>
    <style:style style:name="T75" style:family="text">
      <style:text-properties fo:language="en" fo:country="US" style:language-complex="ar" style:country-complex="SA"/>
    </style:style>
    <style:style style:name="T76" style:family="text">
      <style:text-properties style:text-underline-style="none"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normal" style:font-weight-asian="normal" style:font-weight-complex="normal"/>
    </style:style>
    <style:style style:name="T79" style:family="text">
      <style:text-properties fo:color="#808080" style:font-name="Verdana" fo:font-size="7pt" style:font-name-asian="Verdana" style:font-size-asian="7pt" style:font-name-complex="Verdana" style:font-size-complex="7pt"/>
    </style:style>
    <style:style style:name="T80" style:family="text">
      <style:text-properties style:font-name="Courier New2"/>
    </style:style>
    <style:style style:name="T81"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7828672" text:id="ct105553117828672">
          <text:insertion>
            <office:change-info>
              <dc:creator>Carsten Ziegeler</dc:creator>
              <dc:date>2014-07-21T17:02:00</dc:date>
            </office:change-info>
          </text:insertion>
        </text:changed-region>
        <text:changed-region xml:id="ct105553117828864" text:id="ct105553117828864">
          <text:insertion>
            <office:change-info>
              <dc:creator>Carsten Ziegeler</dc:creator>
              <dc:date>2014-07-21T16:54:00</dc:date>
            </office:change-info>
          </text:insertion>
        </text:changed-region>
        <text:changed-region xml:id="ct105553117829056" text:id="ct105553117829056">
          <text:deletion>
            <office:change-info>
              <dc:creator>Carsten Ziegeler</dc:creator>
              <dc:date>2014-07-21T16:54:00</dc:date>
            </office:change-info>
            <text:p text:style-name="P1"><text:span text:style-name="Default_20_Paragraph_20_Font"><text:s/></text:span></text:p>
          </text:deletion>
        </text:changed-region>
        <text:changed-region xml:id="ct105553117829248" text:id="ct105553117829248">
          <text:deletion>
            <office:change-info>
              <dc:creator>Carsten Ziegeler</dc:creator>
              <dc:date>2014-07-21T17:03:00</dc:date>
            </office:change-info>
            <text:p text:style-name="P1"><text:span text:style-name="Default_20_Paragraph_20_Font"/></text:p>
            <text:p text:style-name="P1"><text:span text:style-name="Default_20_Paragraph_20_Font"/></text:p>
          </text:deletion>
        </text:changed-region>
        <text:changed-region xml:id="ct105553117829824" text:id="ct105553117829824">
          <text:deletion>
            <office:change-info>
              <dc:creator>Carsten Ziegeler</dc:creator>
              <dc:date>2014-07-25T11:53:00</dc:date>
            </office:change-info>
            <text:p text:style-name="P1"><text:span text:style-name="Default_20_Paragraph_20_Font">the one with the highest service ranking is used.</text:span></text:p>
          </text:deletion>
        </text:changed-region>
        <text:changed-region xml:id="ct105553117829440" text:id="ct105553117829440">
          <text:insertion>
            <office:change-info>
              <dc:creator>Carsten Ziegeler</dc:creator>
              <dc:date>2014-07-21T17:08:00</dc:date>
            </office:change-info>
          </text:insertion>
        </text:changed-region>
        <text:changed-region xml:id="ct105553117826944" text:id="ct105553117826944">
          <text:insertion>
            <office:change-info>
              <dc:creator>Carsten Ziegeler</dc:creator>
              <dc:date>2014-07-25T11:53:00</dc:date>
            </office:change-info>
          </text:insertion>
        </text:changed-region>
        <text:changed-region xml:id="ct105553117828288" text:id="ct105553117828288">
          <text:insertion>
            <office:change-info>
              <dc:creator>Carsten Ziegeler</dc:creator>
              <dc:date>2014-07-21T17:09:00</dc:date>
            </office:change-info>
          </text:insertion>
        </text:changed-region>
        <text:changed-region xml:id="ct105553117826752" text:id="ct105553117826752">
          <text:insertion>
            <office:change-info>
              <dc:creator>Carsten Ziegeler</dc:creator>
              <dc:date>2014-07-25T11:45:00</dc:date>
            </office:change-info>
          </text:insertion>
        </text:changed-region>
        <text:changed-region xml:id="ct105553117828096" text:id="ct105553117828096">
          <text:insertion>
            <office:change-info>
              <dc:creator>Carsten Ziegeler</dc:creator>
              <dc:date>2014-07-25T11:46:00</dc:date>
            </office:change-info>
          </text:insertion>
        </text:changed-region>
        <text:changed-region xml:id="ct105553117826560" text:id="ct105553117826560">
          <text:insertion>
            <office:change-info>
              <dc:creator>Carsten Ziegeler</dc:creator>
              <dc:date>2014-07-25T11:54:00</dc:date>
            </office:change-info>
          </text:insertion>
        </text:changed-region>
        <text:changed-region xml:id="ct105553119912384" text:id="ct105553119912384">
          <text:insertion>
            <office:change-info>
              <dc:creator>Carsten Ziegeler</dc:creator>
              <dc:date>2014-07-29T07:29:00</dc:date>
            </office:change-info>
          </text:insertion>
        </text:changed-region>
        <text:changed-region xml:id="ct105553117827904" text:id="ct105553117827904">
          <text:deletion>
            <office:change-info>
              <dc:creator>Carsten Ziegeler</dc:creator>
              <dc:date>2014-07-25T11:43:00</dc:date>
            </office:change-info>
            <text:p text:style-name="Table_20_Contents">Optional</text:p>
          </text:deletion>
        </text:changed-region>
        <text:changed-region xml:id="ct105553117826368" text:id="ct105553117826368">
          <text:insertion>
            <office:change-info>
              <dc:creator>Carsten Ziegeler</dc:creator>
              <dc:date>2014-07-25T11:43:00</dc:date>
            </office:change-info>
          </text:insertion>
        </text:changed-region>
        <text:changed-region xml:id="ct105553117825792" text:id="ct105553117825792">
          <text:deletion>
            <office:change-info>
              <dc:creator>Carsten Ziegeler</dc:creator>
              <dc:date>2014-07-25T11:43:00</dc:date>
            </office:change-info>
            <text:p text:style-name="Table_20_Contents">n additional</text:p>
          </text:deletion>
        </text:changed-region>
        <text:changed-region xml:id="ct105553117826176" text:id="ct105553117826176">
          <text:insertion>
            <office:change-info>
              <dc:creator>Carsten Ziegeler</dc:creator>
              <dc:date>2014-07-25T11:43:00</dc:date>
            </office:change-info>
          </text:insertion>
        </text:changed-region>
        <text:changed-region xml:id="ct105553117830016" text:id="ct105553117830016">
          <text:insertion>
            <office:change-info>
              <dc:creator>Carsten Ziegeler</dc:creator>
              <dc:date>2014-07-25T11:44:00</dc:date>
            </office:change-info>
          </text:insertion>
        </text:changed-region>
        <text:changed-region xml:id="ct105553117830208" text:id="ct105553117830208">
          <text:deletion>
            <office:change-info>
              <dc:creator>Carsten Ziegeler</dc:creator>
              <dc:date>2014-07-25T11:46:00</dc:date>
            </office:change-info>
            <text:p text:style-name="Body"><text:span text:style-name="Default_20_Paragraph_20_Font">might be</text:span></text:p>
          </text:deletion>
        </text:changed-region>
        <text:changed-region xml:id="ct105553117830400" text:id="ct105553117830400">
          <text:insertion>
            <office:change-info>
              <dc:creator>Carsten Ziegeler</dc:creator>
              <dc:date>2014-07-25T11:46:00</dc:date>
            </office:change-info>
          </text:insertion>
        </text:changed-region>
        <text:changed-region xml:id="ct105553117830592" text:id="ct105553117830592">
          <text:deletion>
            <office:change-info>
              <dc:creator>Carsten Ziegeler</dc:creator>
              <dc:date>2014-07-25T11:46:00</dc:date>
            </office:change-info>
            <text:p text:style-name="Preformatted_20_Text">DEFAULT</text:p>
          </text:deletion>
        </text:changed-region>
        <text:changed-region xml:id="ct105553117830784" text:id="ct105553117830784">
          <text:insertion>
            <office:change-info>
              <dc:creator>Carsten Ziegeler</dc:creator>
              <dc:date>2014-07-25T11:47:00</dc:date>
            </office:change-info>
          </text:insertion>
        </text:changed-region>
        <text:changed-region xml:id="ct105553117830976" text:id="ct105553117830976">
          <text:insertion>
            <office:change-info>
              <dc:creator>Carsten Ziegeler</dc:creator>
              <dc:date>2014-07-25T11:47:00</dc:date>
            </office:change-info>
          </text:insertion>
        </text:changed-region>
        <text:changed-region xml:id="ct105553117831168" text:id="ct105553117831168">
          <text:insertion>
            <office:change-info>
              <dc:creator>Carsten Ziegeler</dc:creator>
              <dc:date>2014-07-25T11:47:00</dc:date>
            </office:change-info>
          </text:insertion>
        </text:changed-region>
        <text:changed-region xml:id="ct105553119913920" text:id="ct105553119913920">
          <text:deletion>
            <office:change-info>
              <dc:creator>Carsten Ziegeler</dc:creator>
              <dc:date>2014-07-29T07:31:00</dc:date>
            </office:change-info>
            <text:p text:style-name="Body"><text:span text:style-name="Default_20_Paragraph_20_Font">/root</text:span></text:p>
          </text:deletion>
        </text:changed-region>
        <text:changed-region xml:id="ct105553119872064" text:id="ct105553119872064">
          <text:insertion>
            <office:change-info>
              <dc:creator>Carsten Ziegeler</dc:creator>
              <dc:date>2014-07-29T07:31:00</dc:date>
            </office:change-info>
          </text:insertion>
        </text:changed-region>
        <text:changed-region xml:id="ct107202385250560" text:id="ct107202385250560">
          <text:insertion>
            <office:change-info>
              <dc:creator>Carsten Ziegeler</dc:creator>
              <dc:date>2014-07-29T07:31:00</dc:date>
            </office:change-info>
          </text:insertion>
        </text:changed-region>
        <text:changed-region xml:id="ct105553119818688" text:id="ct105553119818688">
          <text:deletion>
            <office:change-info>
              <dc:creator>Carsten Ziegeler</dc:creator>
              <dc:date>2014-07-29T07:31:00</dc:date>
            </office:change-info>
            <text:p text:style-name="Body"><text:span text:style-name="Default_20_Paragraph_20_Font">/root</text:span></text:p>
          </text:deletion>
        </text:changed-region>
        <text:changed-region xml:id="ct105553119812544" text:id="ct105553119812544">
          <text:insertion>
            <office:change-info>
              <dc:creator>Carsten Ziegeler</dc:creator>
              <dc:date>2014-07-29T07:31:00</dc:date>
            </office:change-info>
          </text:insertion>
        </text:changed-region>
        <text:changed-region xml:id="ct105553119926592" text:id="ct105553119926592">
          <text:format-change>
            <office:change-info>
              <dc:creator>Carsten Ziegeler</dc:creator>
              <dc:date>2014-07-29T07:33:00</dc:date>
            </office:change-info>
          </text:format-change>
        </text:changed-region>
        <text:changed-region xml:id="ct105553119835008" text:id="ct105553119835008">
          <text:deletion>
            <office:change-info>
              <dc:creator>Carsten Ziegeler</dc:creator>
              <dc:date>2014-07-29T07:32:00</dc:date>
            </office:change-info>
            <text:p text:style-name="Body"><text:span text:style-name="Default_20_Paragraph_20_Font"><text:span text:style-name="T2">root</text:span></text:span></text:p>
          </text:deletion>
        </text:changed-region>
        <text:changed-region xml:id="ct105553119906816" text:id="ct105553119906816">
          <text:insertion>
            <office:change-info>
              <dc:creator>Carsten Ziegeler</dc:creator>
              <dc:date>2014-07-29T07:32:00</dc:date>
            </office:change-info>
          </text:insertion>
        </text:changed-region>
        <text:changed-region xml:id="ct105553119926016" text:id="ct105553119926016">
          <text:format-change>
            <office:change-info>
              <dc:creator>Carsten Ziegeler</dc:creator>
              <dc:date>2014-07-29T07:33:00</dc:date>
            </office:change-info>
          </text:format-change>
        </text:changed-region>
        <text:changed-region xml:id="ct105553119913344" text:id="ct105553119913344">
          <text:format-change>
            <office:change-info>
              <dc:creator>Carsten Ziegeler</dc:creator>
              <dc:date>2014-07-29T07:33:00</dc:date>
            </office:change-info>
          </text:format-change>
        </text:changed-region>
        <text:changed-region xml:id="ct105553119860736" text:id="ct105553119860736">
          <text:deletion>
            <office:change-info>
              <dc:creator>Carsten Ziegeler</dc:creator>
              <dc:date>2014-07-29T07:32:00</dc:date>
            </office:change-info>
            <text:p text:style-name="Body"><text:span text:style-name="Default_20_Paragraph_20_Font"><text:span text:style-name="T2">root</text:span></text:span></text:p>
          </text:deletion>
        </text:changed-region>
        <text:changed-region xml:id="ct105553119863232" text:id="ct105553119863232">
          <text:insertion>
            <office:change-info>
              <dc:creator>Carsten Ziegeler</dc:creator>
              <dc:date>2014-07-29T07:32:00</dc:date>
            </office:change-info>
          </text:insertion>
        </text:changed-region>
        <text:changed-region xml:id="ct105553119834816" text:id="ct105553119834816">
          <text:format-change>
            <office:change-info>
              <dc:creator>Carsten Ziegeler</dc:creator>
              <dc:date>2014-07-29T07:33:00</dc:date>
            </office:change-info>
          </text:format-change>
        </text:changed-region>
        <text:changed-region xml:id="ct105553117831360" text:id="ct105553117831360">
          <text:insertion>
            <office:change-info>
              <dc:creator>Carsten Ziegeler</dc:creator>
              <dc:date>2014-07-25T11:48:00</dc:date>
            </office:change-info>
          </text:insertion>
        </text:changed-region>
        <text:changed-region xml:id="ct105553117831552" text:id="ct105553117831552">
          <text:deletion>
            <office:change-info>
              <dc:creator>Carsten Ziegeler</dc:creator>
              <dc:date>2014-07-25T11:47:00</dc:date>
            </office:change-info>
            <text:p text:style-name="Body"><text:span text:style-name="Default_20_Paragraph_20_Font">s</text:span></text:p>
          </text:deletion>
        </text:changed-region>
        <text:changed-region xml:id="ct105553117831744" text:id="ct105553117831744">
          <text:deletion>
            <office:change-info>
              <dc:creator>Carsten Ziegeler</dc:creator>
              <dc:date>2014-07-25T11:51:00</dc:date>
            </office:change-info>
            <text:p text:style-name="Body"><text:span text:style-name="Default_20_Paragraph_20_Font">processed</text:span></text:p>
          </text:deletion>
        </text:changed-region>
        <text:changed-region xml:id="ct105553117831936" text:id="ct105553117831936">
          <text:insertion>
            <office:change-info>
              <dc:creator>Carsten Ziegeler</dc:creator>
              <dc:date>2014-07-25T11:51:00</dc:date>
            </office:change-info>
          </text:insertion>
        </text:changed-region>
        <text:changed-region xml:id="ct105553117832128" text:id="ct105553117832128">
          <text:insertion>
            <office:change-info>
              <dc:creator>Carsten Ziegeler</dc:creator>
              <dc:date>2014-07-25T11:50:00</dc:date>
            </office:change-info>
          </text:insertion>
        </text:changed-region>
        <text:changed-region xml:id="ct105553117832320" text:id="ct105553117832320">
          <text:insertion>
            <office:change-info>
              <dc:creator>Carsten Ziegeler</dc:creator>
              <dc:date>2014-07-25T11:51:00</dc:date>
            </office:change-info>
          </text:insertion>
        </text:changed-region>
        <text:changed-region xml:id="ct105553117832512" text:id="ct105553117832512">
          <text:deletion>
            <office:change-info>
              <dc:creator>Carsten Ziegeler</dc:creator>
              <dc:date>2014-07-25T11:51:00</dc:date>
            </office:change-info>
            <text:p text:style-name="Body"><text:span text:style-name="Default_20_Paragraph_20_Font">t</text:span></text:p>
          </text:deletion>
        </text:changed-region>
        <text:changed-region xml:id="ct105553117832704" text:id="ct105553117832704">
          <text:insertion>
            <office:change-info>
              <dc:creator>Carsten Ziegeler</dc:creator>
              <dc:date>2014-07-25T11:49:00</dc:date>
            </office:change-info>
          </text:insertion>
        </text:changed-region>
        <text:changed-region xml:id="ct105553117832896" text:id="ct105553117832896">
          <text:insertion>
            <office:change-info>
              <dc:creator>Carsten Ziegeler</dc:creator>
              <dc:date>2014-07-25T11:51:00</dc:date>
            </office:change-info>
          </text:insertion>
        </text:changed-region>
        <text:changed-region xml:id="ct105553117833088" text:id="ct105553117833088">
          <text:insertion>
            <office:change-info>
              <dc:creator>Carsten Ziegeler</dc:creator>
              <dc:date>2014-07-25T11:52:00</dc:date>
            </office:change-info>
          </text:insertion>
        </text:changed-region>
        <text:changed-region xml:id="ct105553117833280" text:id="ct105553117833280">
          <text:insertion>
            <office:change-info>
              <dc:creator>Carsten Ziegeler</dc:creator>
              <dc:date>2014-07-22T08:18:00</dc:date>
            </office:change-info>
          </text:insertion>
        </text:changed-region>
        <text:changed-region xml:id="ct105553117833856" text:id="ct105553117833856">
          <text:deletion>
            <office:change-info>
              <dc:creator>Carsten Ziegeler</dc:creator>
              <dc:date>2014-07-22T08:31:00</dc:date>
            </office:change-info>
            <text:p text:style-name="Body"><text:span text:style-name="Default_20_Paragraph_20_Font"><text:span text:style-name="T3">If a servlet filter registration selects a </text:span></text:span><text:span text:style-name="Default_20_Paragraph_20_Font"><text:span text:style-name="T4">ServletContextHelper</text:span></text:span><text:span text:style-name="Default_20_Paragraph_20_Font"><text:span text:style-name="T3"> through the </text:span></text:span><text:span text:style-name="Source_20_Text"><text:span text:style-name="T5">osgi.http</text:span></text:span><text:span text:style-name="Source_20_Text"><text:span text:style-name="T6">.whiteboard.context.</text:span></text:span><text:span text:style-name="Source_20_Text"><text:span text:style-name="T7">select</text:span></text:span><text:span text:style-name="Source_20_Text"><text:span text:style-name="T8"> service registration </text:span></text:span></text:p>
          </text:deletion>
        </text:changed-region>
        <text:changed-region xml:id="ct105553117833664" text:id="ct105553117833664">
          <text:deletion>
            <office:change-info>
              <dc:creator>Carsten Ziegeler</dc:creator>
              <dc:date>2014-07-22T08:17:00</dc:date>
            </office:change-info>
            <text:p text:style-name="Body"><text:span text:style-name="Source_20_Text"><text:span text:style-name="T8">window</text:span></text:span></text:p>
          </text:deletion>
        </text:changed-region>
        <text:changed-region xml:id="ct105553117833472" text:id="ct105553117833472">
          <text:deletion>
            <office:change-info>
              <dc:creator>Carsten Ziegeler</dc:creator>
              <dc:date>2014-07-22T08:31:00</dc:date>
            </office:change-info>
            <text:p text:style-name="Body"><text:span text:style-name="Source_20_Text"><text:span text:style-name="T8">, the filter is bound to this </text:span></text:span><text:span text:style-name="Source_20_Text"><text:span text:style-name="T9">ServletContextHelper</text:span></text:span><text:span text:style-name="Source_20_Text"><text:span text:style-name="T8"> and is only run as part of a request targetting a servlet selecting the same ServletContextHelper. If a servlet filter is not specifying the </text:span></text:span><text:span text:style-name="Source_20_Text"><text:span text:style-name="T6">osgi.http.whiteboard.context.</text:span></text:span><text:span text:style-name="Source_20_Text"><text:span text:style-name="T7">select</text:span></text:span><text:span text:style-name="Source_20_Text"><text:span text:style-name="T8"> service registration property, the filter is applied to all </text:span></text:span><text:span text:style-name="Source_20_Text"><text:span text:style-name="T7">ServletContextHelpers</text:span></text:span><text:span text:style-name="Source_20_Text"><text:span text:style-name="T8">. In this case, the service must be registered as a prototype service as a separate instance needs to created for each ServletContextHelper. If, in this case, the filter is not registered as a prototype service, this filter is ignored and the error must be logged.</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64">Draft<text:line-break/><text:line-break/></text:span><text:span text:style-name="T64"><text:page-count style:num-format="1">101</text:page-count></text:span><text:span text:style-name="T64"> Pages</text:span></text:p>
      <text:p text:style-name="P23">Abstract</text:p>
      <text:p text:style-name="P22">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42" text:outline-level="1" text:restart-numbering="true" text:start-value="-1">Document Information</text:h>
      <text:h text:style-name="P43" text:outline-level="2">License</text:h>
      <text:p text:style-name="P19">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43"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Body"><text:span text:style-name="T75">This document can be downloaded from the OSGi Alliance design repository at </text:span><text:a xlink:type="simple" xlink:href="https://github.com/osgi/design" text:style-name="Internet_20_link" text:visited-style-name="Visited_20_Internet_20_Link"><text:span text:style-name="T75">https://github.com/osgi/design</text:span></text:a><text:span text:style-name="T7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8</text:p>
          <text:p text:style-name="P39">2 Application Domain<text:tab/>8</text:p>
          <text:p text:style-name="P39">3 Problem Description<text:tab/>8</text:p>
          <text:p text:style-name="P40">3.1 Support for dated Servlet API 2.1<text:tab/>8</text:p>
          <text:p text:style-name="P40">3.2 Dependency on the HttpService service<text:tab/>9</text:p>
          <text:p text:style-name="P40">3.3 Configuration<text:tab/>9</text:p>
          <text:p text:style-name="P39">4 Requirements<text:tab/>10</text:p>
          <text:p text:style-name="P40">4.1 New Http Whiteboard Service API<text:tab/>10</text:p>
          <text:p text:style-name="P39">5 Technical Solution<text:tab/>11</text:p>
          <text:p text:style-name="P40">5.1 New Http Whiteboard Service API<text:tab/>11</text:p>
          <text:p text:style-name="P41">5.1.1 Servlet API Reference Version<text:tab/>11</text:p>
          <text:p text:style-name="P41">5.1.2 Annotations<text:tab/>12</text:p>
          <text:p text:style-name="P41">5.1.3 Web Application Events<text:tab/>12</text:p>
          <text:p text:style-name="P41">5.1.4 Relationship to Servlet Container<text:tab/>12</text:p>
          <text:p text:style-name="P41">5.1.5 Http Runtime Service<text:tab/>15</text:p>
          <text:p text:style-name="P41"><text:soft-page-break/>5.1.6 Servlet API Exports<text:tab/>16</text:p>
          <text:p text:style-name="P40">5.2 Whiteboard Registration Support<text:tab/>16</text:p>
          <text:p text:style-name="P41">5.2.1 Target HttpService<text:tab/>17</text:p>
          <text:p text:style-name="P41">5.2.2 ServletContextHelper for servlets, servlet filters, resources, and listeners<text:tab/>17</text:p>
          <text:p text:style-name="P41">5.2.3 Lifecycle of servlets, servlet filters, resources, and listeners<text:tab/>19</text:p>
          <text:p text:style-name="P41">5.2.4 Servlet Registration<text:tab/>19</text:p>
          <text:p text:style-name="P41">5.2.5 Servlet Filter Registration<text:tab/>20</text:p>
          <text:p text:style-name="P41">5.2.6 Resources<text:tab/>22</text:p>
          <text:p text:style-name="P41">5.2.7 Event Listeners<text:tab/>22</text:p>
          <text:p text:style-name="P41">5.2.8 Error Pages<text:tab/>23</text:p>
          <text:p text:style-name="P40">5.3 Provided Capability<text:tab/>24</text:p>
          <text:p text:style-name="P41">5.3.1 osgi.whiteboard Namespace<text:tab/>24</text:p>
          <text:p text:style-name="P40">5.4 Potential Update of the Http Service<text:tab/>25</text:p>
          <text:p text:style-name="P41">5.4.1 Supported Servlet API<text:tab/>25</text:p>
          <text:p text:style-name="P41">5.4.2 Relationship to the Http Runtime Service <text:tab/>25</text:p>
          <text:p text:style-name="P41">5.4.3 Coexistance of the Http Service and the Http Whiteboard Service<text:tab/>25</text:p>
          <text:p text:style-name="P39">6 Data Transfer Objects<text:tab/>26</text:p>
          <text:p text:style-name="P39">7 Javadoc<text:tab/>26</text:p>
          <text:p text:style-name="P39">8 Considered Alternatives<text:tab/>77</text:p>
          <text:p text:style-name="P40">8.1 New methods to register Servlets and Filters<text:tab/>77</text:p>
          <text:p text:style-name="P40">8.2 Web Application Events<text:tab/>77</text:p>
          <text:p text:style-name="P41">8.2.1 Limiting events<text:tab/>77</text:p>
          <text:p text:style-name="P41">8.2.2 Event Admin Service<text:tab/>77</text:p>
          <text:p text:style-name="P40">8.3 HTTP Sessions<text:tab/>78</text:p>
          <text:p text:style-name="P40">8.4 Resources<text:tab/>78</text:p>
          <text:p text:style-name="P40">8.5 Deprecated HttpService<text:tab/>78</text:p>
          <text:p text:style-name="P39">9 Security Considerations<text:tab/>78</text:p>
          <text:p text:style-name="P39">10 Document Support<text:tab/>79</text:p>
          <text:p text:style-name="P40">10.1 References<text:tab/>79</text:p>
          <text:p text:style-name="P40">10.2 Author’s Address<text:tab/>79</text:p>
          <text:p text:style-name="P40">10.3 Acronyms and Abbreviations<text:tab/>79</text:p>
          <text:p text:style-name="P40">10.4 End of Document<text:tab/>7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65">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02.11.12</text:p>
          </table:table-cell>
          <table:table-cell table:style-name="Tabelle1.C1" office:value-type="string">
            <text:p text:style-name="P32">Initial Version</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27.01.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28.01.12</text:p>
          </table:table-cell>
          <table:table-cell table:style-name="Tabelle1.C3" office:value-type="string">
            <text:p text:style-name="P32">Update on feedback from Austin F2F</text:p>
            <text:list xml:id="list2548131914869356895" text:style-name="L1">
              <text:list-item>
                <text:p text:style-name="P63">Removal of new registration/unregistration methods</text:p>
              </text:list-item>
              <text:list-item>
                <text:p text:style-name="P63">Clarification of Servlet API 3 registration methods</text:p>
              </text:list-item>
              <text:list-item>
                <text:p text:style-name="P63">Definition of the osgi.whiteboard namespace</text:p>
              </text:list-item>
              <text:list-item>
                <text:p text:style-name="P63">Minor clarifications and fixes</text:p>
              </text:list-item>
            </text:list>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16.04.13</text:p>
          </table:table-cell>
          <table:table-cell table:style-name="Tabelle1.C3" office:value-type="string">
            <text:p text:style-name="P32">Update with feedback from Cologne F2F</text:p>
            <text:list xml:id="list1673190700" text:continue-numbering="true" text:style-name="L1">
              <text:list-item>
                <text:p text:style-name="P62"><text:span text:style-name="T18">Annotations and </text:span>asynchronous<text:span text:style-name="T18"> processing</text:spa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22.05.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15.07.13</text:p>
          </table:table-cell>
          <table:table-cell table:style-name="Tabelle1.C3" office:value-type="string">
            <text:p text:style-name="P32">Updated with feedback from Palo Alto F2F</text:p>
            <text:list xml:id="list498307789942450315" text:style-name="L2">
              <text:list-item>
                <text:p text:style-name="P64">Updated listener handling</text:p>
              </text:list-item>
              <text:list-item>
                <text:p text:style-name="P64">Clarified service lifecycle handling</text:p>
              </text:list-item>
              <text:list-item>
                <text:p text:style-name="P64">Renamed “pattern” property to “path”</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29.07.13</text:p>
          </table:table-cell>
          <table:table-cell table:style-name="Tabelle1.C3" office:value-type="string">
            <text:p text:style-name="P32">Updated with feedback from CPEG call</text:p>
            <text:list xml:id="list2604059326055822730" text:style-name="L3">
              <text:list-item>
                <text:p text:style-name="P65">Changed handling of multiple whiteboard implementatio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15.08.13</text:p>
          </table:table-cell>
          <table:table-cell table:style-name="Tabelle1.C3" office:value-type="string">
            <text:p text:style-name="P32">Updated with feedback from BJ (partially already mentioned at the Palo Alto F2F) :</text:p>
            <text:list xml:id="list3678858579357877385" text:style-name="L4">
              <text:list-item>
                <text:p text:style-name="P66">Clean up requirements list</text:p>
              </text:list-item>
              <text:list-item>
                <text:p text:style-name="P66">Several clarifications / rewordings, samples</text:p>
              </text:list-item>
              <text:list-item>
                <text:p text:style-name="P66">Moved DTOs to org.osgi.dto.service.http</text:p>
              </text:list-item>
              <text:list-item>
                <text:p text:style-name="P66">Added security permiss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23.08.13</text:p>
          </table:table-cell>
          <table:table-cell table:style-name="Tabelle1.C3" office:value-type="string">
            <text:p text:style-name="P32">Update with feedback from CPEG call and add missing pieces:</text:p>
            <text:list xml:id="list2684719075165176893" text:style-name="L5">
              <text:list-item>
                <text:p text:style-name="P67">use different registration properties for servlets and servlet filters</text:p>
              </text:list-item>
              <text:list-item>
                <text:p text:style-name="P67">add notes about service life cycle and clarify properties for each service</text:p>
              </text:list-item>
              <text:list-item>
                <text:p text:style-name="P67">Use consistent naming, changed the flow of chapters for easier reading</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01.10.13</text:p>
          </table:table-cell>
          <table:table-cell table:style-name="Tabelle1.C3" office:value-type="string">
            <text:p text:style-name="P32">Update with feedback from CPEG call:</text:p>
            <text:list xml:id="list1524498844332791794" text:style-name="L6">
              <text:list-item>
                <text:p text:style-name="P68">Reformat by moving common properties into separate chapter</text:p>
              </text:list-item>
              <text:list-item>
                <text:p text:style-name="P68">Use prototype scop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25.10.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2-28">
            <text:p text:style-name="P32">28.02.14</text:p>
          </table:table-cell>
          <table:table-cell table:style-name="Tabelle1.C3" office:value-type="string">
            <text:p text:style-name="P32">Update with feedback from Austin F2F</text:p>
            <text:list xml:id="list2244240410790123263" text:style-name="L7">
              <text:list-item>
                <text:p text:style-name="P69">new abstract class as a replacement for HttpContext</text:p>
              </text:list-item>
              <text:list-item>
                <text:p text:style-name="P69">add dispatching configuration for servlet filters</text:p>
              </text:list-item>
              <text:list-item>
                <text:p text:style-name="P69">clarify mapping of ServletContext methods</text:p>
              </text:list-item>
              <text:list-item>
                <text:p text:style-name="P69">allow a path configuration for contexts</text:p>
              </text:list-item>
              <text:list-item>
                <text:p text:style-name="P69">added serviceId property to DTOs</text:p>
              </text:list-item>
              <text:list-item>
                <text:p text:style-name="P69">Renamed ResourceServletDTO to ResourceDTO (bug 2572)</text:p>
              </text:list-item>
              <text:list-item>
                <text:p text:style-name="P69">Created DTO hierarchy, context as the root (bug 2572)</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4-03">
            <text:p text:style-name="P32">03.04.14</text:p>
          </table:table-cell>
          <table:table-cell table:style-name="Tabelle1.C3" office:value-type="string">
            <text:list xml:id="list4521569010345098265" text:style-name="L8">
              <text:list-item>
                <text:p text:style-name="P70">Update with feedback from CPEG call</text:p>
              </text:list-item>
              <text:list-item>
                <text:p text:style-name="P70">Undeprecate HttpService and move properties from runtime to service registration properties</text:p>
              </text:list-item>
              <text:list-item>
                <text:p text:style-name="P70">Remove shared attribute from ServletContextHelper</text:p>
              </text:list-item>
              <text:list-item>
                <text:p text:style-name="P70">Clarify session handling</text:p>
              </text:list-item>
              <text:list-item>
                <text:p text:style-name="P70">Minor clarificat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28">
            <text:p text:style-name="P32">28.04.14</text:p>
          </table:table-cell>
          <table:table-cell table:style-name="Tabelle1.C3" office:value-type="string">
            <text:list xml:id="list2165841013" text:continue-numbering="true" text:style-name="L8">
              <text:list-item>
                <text:p text:style-name="P70">Deprecate HttpService (again) and move service registration properties to HttpServiceRuntim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07">
            <text:p text:style-name="P32">07.05.14</text:p>
          </table:table-cell>
          <table:table-cell table:style-name="Tabelle1.C3" office:value-type="string">
            <text:p text:style-name="P32">Update with feedback from Basel F2F</text:p>
            <text:list xml:id="list1442708772" text:continue-numbering="true" text:style-name="L8">
              <text:list-item>
                <text:p text:style-name="P70">Leave HttpService as is</text:p>
              </text:list-item>
              <text:list-item>
                <text:p text:style-name="P70">Update DTOs to contain failed bindings</text:p>
              </text:list-item>
              <text:list-item>
                <text:p text:style-name="P70">Rename specification to Http Whiteboard Service </text:p>
              </text:list-item>
              <text:list-item>
                <text:p text:style-name="P70">Add chapter on potential updates to the Http Service</text:p>
              </text:list-item>
              <text:list-item>
                <text:p text:style-name="P70">Move DTOs to separate package with new “root” DTO: Runtime DTO</text:p>
              </text:list-item>
              <text:list-item>
                <text:p text:style-name="P70">Add new RequestInfoDTO</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22">
            <text:p text:style-name="P32">22.05.14</text:p>
          </table:table-cell>
          <table:table-cell table:style-name="Tabelle1.C3" office:value-type="string">
            <text:p text:style-name="P32">Add regular expression support for servlet filters and change filter ordering (highest service ranking is first now)</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4-06-05">
            <text:p text:style-name="P32">05.06.14</text:p>
          </table:table-cell>
          <table:table-cell table:style-name="Tabelle1.C3" office:value-type="string">
            <text:p text:style-name="P32">Fix minor typos</text:p>
            <text:p text:style-name="P32">David Bosschaert, Adobe Systems Incorporated, bosschae@adobe.com </text:p>
          </table:table-cell>
        </table:table-row>
        <table:table-row table:style-name="Tabelle1.2">
          <table:table-cell table:style-name="Tabelle1.A3" office:value-type="string">
            <text:p text:style-name="P30">Update</text:p>
          </table:table-cell>
          <table:table-cell table:style-name="Tabelle1.B3" office:value-type="date" office:date-value="2014-07-02">
            <text:p text:style-name="P32">02.07.14</text:p>
          </table:table-cell>
          <table:table-cell table:style-name="Tabelle1.C3" office:value-type="string">
            <text:p text:style-name="P32">Clarify handling of ServletContextHelper/ServletContext (#2695)</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2">
            <text:p text:style-name="P32">22.07.14</text:p>
          </table:table-cell>
          <table:table-cell table:style-name="Tabelle1.C3" office:value-type="string">
            <text:p text:style-name="P32">Update of servlet filter handling and several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5">
            <text:p text:style-name="P32">25.07.14</text:p>
          </table:table-cell>
          <table:table-cell table:style-name="Tabelle1.C3" office:value-type="string">
            <text:p text:style-name="P32">Make path property required of ServletContextHelper</text:p>
            <text:p text:style-name="P32">Add a way to override the default ServletContextHelper</text:p>
            <text:p text:style-name="P32">Carsten Ziegeler, Adobe Systems Incorporated, cziegele@adobe.com</text:p>
          </table:table-cell>
        </table:table-row>
      </table:table>
      <text:p text:style-name="Body"><text:soft-page-break/></text:p>
      <text:h text:style-name="Heading_20_1" text:outline-level="1">Introduction</text:h>
      <text:p text:style-name="Body">The OSGi Specifications currently only contain limited specification support for creating Web Applications in an OSGi context: </text:p>
      <text:list xml:id="list4392015322459467481" text:style-name="L9">
        <text:list-item>
          <text:p text:style-name="P45">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5">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Application Domain</text:h>
      <text:p text:style-name="P14">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4">Current support for web applications using the Http Service in traditional OSGi based applications is limited to servlets and resources. From the current Servlet API 3.0 specification the following functionality is missing:</text:p>
      <text:list xml:id="list4455130628354650413" text:style-name="L10">
        <text:list-item>
          <text:p text:style-name="P46"><text:soft-page-break/>Servlet Filters</text:p>
        </text:list-item>
        <text:list-item>
          <text:p text:style-name="P46">Servlet Event Listeners</text:p>
        </text:list-item>
        <text:list-item>
          <text:p text:style-name="P46">Asynchronous Requests</text:p>
        </text:list-item>
      </text:list>
      <text:p text:style-name="P14">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4">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4">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4">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4">At this moment some of this missing functionality is covered in a proprietary way. Examples are the Apache Felix Http Whiteboard support or the OPS4J Pax Web collection of bundles.</text:p>
      <text:h text:style-name="Heading_20_2" text:outline-level="2">Configuration</text:h>
      <text:p text:style-name="P14">The Http Service specification currently declares a number of framework properties to configure the Http Service. This raises a number of issues:</text:p>
      <text:list xml:id="list2502830969917760254" text:style-name="L11">
        <text:list-item>
          <text:p text:style-name="P48">Unable to dynamically reconfigure the Http Service in an easy way</text:p>
        </text:list-item>
        <text:list-item>
          <text:p text:style-name="P48">Incomplete configuration. For example the local interface to bind to is not an official configuration property</text:p>
        </text:list-item>
        <text:list-item>
          <text:p text:style-name="P48">When the Http Service is implemented as bridge to a Servlet Container in which the OSGi framework is deployed (e.g. as part of a Web Application) these properties have no effect.</text:p>
        </text:list-item>
      </text:list>
      <text:p text:style-name="P14">In addition the actual configuration of an Http Service instance cannot be easily queried/introspected.</text:p>
      <text:h text:style-name="Heading_20_1" text:outline-level="1"><text:soft-page-break/>Requirements</text:h>
      <text:h text:style-name="Heading_20_2" text:outline-level="2">New Http Whiteboard Service API</text:h>
      <text:list xml:id="list6340732540780030523" text:style-name="L12">
        <text:list-item>
          <text:p text:style-name="P47">The solution MUST provide a Http Whiteboard Service specification to refer to Servlet API 3.0 specification and define to what extent the Http Whiteboard Service provides support.</text:p>
        </text:list-item>
        <text:list-item>
          <text:p text:style-name="P49"><text:span text:style-name="T18">The solution MUST </text:span><text:span text:style-name="T11">provide a</text:span><text:span text:style-name="T18"> service API to support Servlet registration with patterns as defined by the Servlet API specification (Section 12.2, Specification of Mappings, in the Servlet API 3.0 </text:span><text:span text:style-name="T18">specification). This requirement aligns servlet registration to functionality provided by the Servlet API web application descriptor (</text:span><text:span text:style-name="Source_20_Text"><text:span text:style-name="T18">web.xml</text:span></text:span><text:span text:style-name="T18">).</text:span></text:p>
        </text:list-item>
        <text:list-item>
          <text:p text:style-name="P49"><text:span text:style-name="T18">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8">web.xml</text:span></text:span><text:span text:style-name="T18">).</text:span></text:p>
        </text:list-item>
        <text:list-item>
          <text:p text:style-name="P47">The solution MUST add support for error page configuration.</text:p>
        </text:list-item>
        <text:list-item>
          <text:p text:style-name="P47">The solution MUST define how registered servlets and servlet filters are named.</text:p>
        </text:list-item>
        <text:list-item>
          <text:p text:style-name="P47">The solution MUST clarify ServletContext implementation for both standalone and bridged Http Whiteboard Service implementations.</text:p>
        </text:list-item>
        <text:list-item>
          <text:p text:style-name="P47">The solution MUST clarify the ServletContext scope of Servlet API listeners registered through the <text:span text:style-name="T44">Http </text:span><text:span text:style-name="T44">Whi</text:span><text:span text:style-name="T44">teboard </text:span><text:span text:style-name="T44">Service</text:span>.</text:p>
        </text:list-item>
        <text:list-item>
          <text:p text:style-name="P47">The solution MUST define runtime attribute of the <text:span text:style-name="T44">Http </text:span><text:span text:style-name="T44">Whiteboard </text:span><text:span text:style-name="T44">Service</text:span> to reflect configuration of the service.</text:p>
        </text:list-item>
        <text:list-item>
          <text:p text:style-name="P60">The solution MUST define whiteboard registration of servlet services with the <text:span text:style-name="T44">Http </text:span><text:span text:style-name="T44">Whiteboard </text:span><text:span text:style-name="T44">Service</text:span>. </text:p>
        </text:list-item>
        <text:list-item>
          <text:p text:style-name="P47">The solution MUST define whiteboard registration of filter services with the <text:span text:style-name="T44">Http </text:span><text:span text:style-name="T44">Whiteboard </text:span><text:span text:style-name="T44">Service</text:span>. </text:p>
        </text:list-item>
        <text:list-item>
          <text:p text:style-name="P47">The solution MUST define whiteboard registration of servlet listener services with the <text:span text:style-name="T44">Http </text:span><text:span text:style-name="T44">Whiteboard </text:span><text:span text:style-name="T44">Service</text:span>. </text:p>
        </text:list-item>
        <text:list-item>
          <text:p text:style-name="P47">The solution MUST define registration of OSGi HttpContext services used for Servlet and Filter registration.</text:p>
        </text:list-item>
        <text:list-item>
          <text:p text:style-name="P47">The solution MUST define how servlets, filters, and servlet listener services are matched with <text:span text:style-name="T44">Http </text:span><text:span text:style-name="T44">Whiteboard </text:span><text:span text:style-name="T44">Service</text:span> implementations.</text:p>
        </text:list-item>
        <text:list-item>
          <text:p text:style-name="P60">The solution MUST define whiteboard registration of static resources.</text:p>
        </text:list-item>
        <text:list-item>
          <text:p text:style-name="P60">The solution MUST define whiteboard registration of error pages.</text:p>
        </text:list-item>
        <text:list-item>
          <text:p text:style-name="P60">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5304454468001171294" text:style-name="L13">
        <text:list-item>
          <text:p text:style-name="P50">Whiteboard Registration support for servlets, servlet filters, listeners, resources and servlet context.</text:p>
        </text:list-item>
        <text:list-item>
          <text:p text:style-name="P50">Http Runtime Service to introspect the current state of the whiteboard service</text:p>
        </text:list-item>
        <text:list-item>
          <text:p text:style-name="P50">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2135375057702058997" text:style-name="L14">
        <text:list-item>
          <text:p text:style-name="P51"><text:span text:style-name="Default_20_Paragraph_20_Font">Servlets may be registered with more than one pattern (instead of a single alias)</text:span></text:p>
        </text:list-item>
        <text:list-item>
          <text:p text:style-name="P51"><text:span text:style-name="Default_20_Paragraph_20_Font">Servlet filters (introduced in Servlet API 2.3)</text:span></text:p>
        </text:list-item>
        <text:list-item>
          <text:p text:style-name="P51"><text:span text:style-name="Default_20_Paragraph_20_Font">Error pages (introduced in Servlet API 2.2)</text:span></text:p>
        </text:list-item>
        <text:list-item>
          <text:p text:style-name="P51"><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1">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1"><text:soft-page-break/></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56"/></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51">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7356430673706203325" text:style-name="L15">
        <text:list-item>
          <text:p text:style-name="P52"><text:span text:style-name="Source_20_Text">ServletContext</text:span><text:span text:style-name="Default_20_Paragraph_20_Font"> objects used for servlet and servlet filter initialization</text:span></text:p>
        </text:list-item>
        <text:list-item>
          <text:p text:style-name="P52"><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62">Servlet</text:span></text:span><text:span text:style-name="Default_20_Paragraph_20_Font"><text:span text:style-name="T48"> objects require a </text:span></text:span><text:span text:style-name="Source_20_Text"><text:span text:style-name="T62">ServletContext</text:span></text:span><text:span text:style-name="Default_20_Paragraph_20_Font"><text:span text:style-name="T48"> object. This object provides a number of functions to access the Http Service Java Servlet environment. It is created by the implementation of the Http Service for each unique </text:span></text:span><text:soft-page-break/><text:span text:style-name="Source_20_Text"><text:span text:style-name="T62">HttpContext</text:span></text:span><text:span text:style-name="Default_20_Paragraph_20_Font"><text:span text:style-name="T48"> object with which a Servlet object is registered. Thus, Servlet objects registered with the same </text:span></text:span><text:span text:style-name="Source_20_Text"><text:span text:style-name="T62">HttpContext</text:span></text:span><text:span text:style-name="Default_20_Paragraph_20_Font"><text:span text:style-name="T48"> object must also share the same </text:span></text:span><text:span text:style-name="Source_20_Text"><text:span text:style-name="T62">ServletContext</text:span></text:span><text:span text:style-name="Default_20_Paragraph_20_Font"><text:span text:style-name="T48"> object. </text:span></text:span></text:p>
      <text:p text:style-name="Body"><text:span text:style-name="Default_20_Paragraph_20_Font"><text:span text:style-name="T43">The Servlet API 3.0 contains functionality which would require an extension of the existing </text:span></text:span><text:span text:style-name="Default_20_Paragraph_20_Font"><text:span text:style-name="T52">HttpContext</text:span></text:span><text:span text:style-name="Default_20_Paragraph_20_Font"><text:span text:style-name="T43">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52">ServletContextHelper</text:span></text:span><text:span text:style-name="Default_20_Paragraph_20_Font"><text:span text:style-name="T43">. Own </text:span></text:span><text:span text:style-name="Default_20_Paragraph_20_Font"><text:span text:style-name="T43">implementations of this class must inherit from the abstract class and register themselves as </text:span></text:span><text:span text:style-name="Default_20_Paragraph_20_Font"><text:span text:style-name="T52">ServletContextHelper</text:span></text:span><text:span text:style-name="Default_20_Paragraph_20_Font"><text:span text:style-name="T43"> services.</text:span></text:span></text:p>
      <text:p text:style-name="Body"><text:span text:style-name="Default_20_Paragraph_20_Font"><text:span text:style-name="T43">A </text:span></text:span><text:span text:style-name="Default_20_Paragraph_20_Font"><text:span text:style-name="T52">ServletContextHelper</text:span></text:span><text:span text:style-name="Default_20_Paragraph_20_Font"><text:span text:style-name="T43"> is also handling resource processing and is therefore usually associated with a bundle to serve resources from a bundle. However, as a </text:span></text:span><text:span text:style-name="Default_20_Paragraph_20_Font"><text:span text:style-name="T52">ServletContextHelper</text:span></text:span><text:span text:style-name="Default_20_Paragraph_20_Font"><text:span text:style-name="T43"> can be associated with services from different bundles</text:span></text:span><text:span text:style-name="Default_20_Paragraph_20_Font"><text:span text:style-name="T43">, a </text:span></text:span><text:span text:style-name="Default_20_Paragraph_20_Font"><text:span text:style-name="T52">ServletContextHelper</text:span></text:span><text:span text:style-name="Default_20_Paragraph_20_Font"><text:span text:style-name="T43"> should be implemented as a </text:span></text:span><text:span text:style-name="Default_20_Paragraph_20_Font"><text:span text:style-name="T52">ServiceFactory</text:span></text:span><text:span text:style-name="Default_20_Paragraph_20_Font"><text:span text:style-name="T43"> ensuring services from different bundles use a different </text:span></text:span><text:span text:style-name="Default_20_Paragraph_20_Font"><text:span text:style-name="T52">ServletConte</text:span></text:span><text:span text:style-name="Default_20_Paragraph_20_Font"><text:span text:style-name="T52">xtHelper</text:span></text:span><text:span text:style-name="Default_20_Paragraph_20_Font"><text:span text:style-name="T43"> object referencing the bundle of the whiteboarded service. The default </text:span></text:span><text:span text:style-name="Default_20_Paragraph_20_Font"><text:span text:style-name="T52">ServletContextHelper</text:span></text:span><text:span text:style-name="Default_20_Paragraph_20_Font"><text:span text:style-name="T43"> must be implemented in this way.</text:span></text:span></text:p>
      <text:p text:style-name="Body"><text:span text:style-name="Default_20_Paragraph_20_Font"><text:span text:style-name="T43">Servlets, resources, servlet filters, and listeners are registered with a </text:span></text:span><text:span text:style-name="Default_20_Paragraph_20_Font"><text:span text:style-name="T52">ServletContextHelper</text:span></text:span><text:span text:style-name="Default_20_Paragraph_20_Font"><text:span text:style-name="T43">. A </text:span></text:span><text:span text:style-name="Default_20_Paragraph_20_Font"><text:span text:style-name="T52">ServletContext</text:span></text:span><text:span text:style-name="Default_20_Paragraph_20_Font"><text:span text:style-name="T43"> object is created by the implementation of the Http Whiteboard Service for each </text:span></text:span><text:span text:style-name="Default_20_Paragraph_20_Font"><text:span text:style-name="T52">ServletContextHelper</text:span></text:span><text:span text:style-name="Default_20_Paragraph_20_Font"><text:span text:style-name="T43"> service with which a whiteboard service is registered. Thus, whiteboard services registered with the same </text:span></text:span><text:span text:style-name="Default_20_Paragraph_20_Font"><text:span text:style-name="T52">ServletContextHelper</text:span></text:span><text:span text:style-name="Default_20_Paragraph_20_Font"><text:span text:style-name="T43"> object must also share the same </text:span></text:span><text:span text:style-name="Default_20_Paragraph_20_Font"><text:span text:style-name="T52">ServletContext</text:span></text:span><text:span text:style-name="Default_20_Paragraph_20_Font"><text:span text:style-name="T43">, even if the </text:span></text:span><text:span text:style-name="Default_20_Paragraph_20_Font"><text:span text:style-name="T52">ServletContextHelper</text:span></text:span><text:span text:style-name="Default_20_Paragraph_20_Font"><text:span text:style-name="T43"> is registered as a </text:span></text:span><text:span text:style-name="Default_20_Paragraph_20_Font"><text:span text:style-name="T52">ServiceFactory</text:span></text:span><text:span text:style-name="Default_20_Paragraph_20_Font"><text:span text:style-name="T43">.</text:span></text:span></text:p>
      <text:p text:style-name="Body"><text:span text:style-name="Default_20_Paragraph_20_Font"><text:span text:style-name="T43">However</text:span></text:span><text:span text:style-name="Default_20_Paragraph_20_Font"><text:span text:style-name="T43">, the </text:span></text:span><text:span text:style-name="Default_20_Paragraph_20_Font"><text:span text:style-name="T52">ServletContext</text:span></text:span><text:span text:style-name="Default_20_Paragraph_20_Font"><text:span text:style-name="T43"> instance passed to a whiteboard service</text:span></text:span><text:span text:style-name="Default_20_Paragraph_20_Font"><text:span text:style-name="T43"> may be different for services from different bundles as a proxy is passed on. The proxy handles dispatching resource calls to the correct </text:span></text:span><text:span text:style-name="Default_20_Paragraph_20_Font"><text:span text:style-name="T52">ServletContextHelper</text:span></text:span><text:span text:style-name="Default_20_Paragraph_20_Font"><text:span text:style-name="T43"> instan</text:span></text:span><text:span text:style-name="Default_20_Paragraph_20_Font"><text:span text:style-name="T43">ce and maybe also other methods like the </text:span></text:span><text:span text:style-name="Default_20_Paragraph_20_Font"><text:span text:style-name="T52">getClassLoader</text:span></text:span><text:span text:style-name="Default_20_Paragraph_20_Font"><text:span text:style-name="T43">()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0">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ext:soft-page-break/>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123788293446988204" text:style-name="L16">
        <text:list-item>
          <text:p text:style-name="P53"><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53"><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53"><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53"><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55"/></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oft-page-break/><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1"><text:span text:style-name="Default_20_Paragraph_20_Font">A servlet or filter supporting the asynchronous mode must declare this with the appropriate service property </text:span><text:span text:style-name="Source_20_Text"><text:span text:style-name="T56">osgi.http.whiteboard.servlet.asyncSupported</text:span></text:span><text:span text:style-name="Default_20_Paragraph_20_Font"> or <text:s/></text:span><text:span text:style-name="Source_20_Text"><text:span text:style-name="T56">osgi.http.whiteboard.filter.asyncSupported.</text:span></text:span></text:p>
      <text:p text:style-name="P11"><text:span text:style-name="Source_20_Text"><text:span text:style-name="T56"/></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51">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of Http Whiteboard Service endpoints provided as URLs e.g. <text:span text:style-name="T60">http://192.168.1.10:8080/</text:span> or relative paths, e.g. <text:span text:style-name="T76">/myapp/</text:span>. Relative paths may be used if t<text:span text:style-name="T19">he scheme and authority parts of the URLs are not known such as in a bridged Http Whiteboard Service </text:span><text:span text:style-name="T19">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74">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oft-page-break/><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text:span text:style-name="T54">, javax.servlet.annotation,</text:span></text:p>
      <text:p text:style-name="P24"><text:span text:style-name="T54"><text:s text:c="9"/>javax.servlet.descriptor</text:span>; version=2.6</text:p>
      <text:p text:style-name="P24">Provide-Capability: osgi.contract; osgi.contract=JavaServlet;</text:p>
      <text:p text:style-name="P24"><text:s text:c="19"/>version:<text:bookmark text:name="comment_text_01"/>List&lt;Version&gt;="2.5,3.0";</text:p>
      <text:p text:style-name="P24"><text:s text:c="2"/><text:span text:style-name="T54">uses:="javax.servlet, javax.servlet.http, javax.servlet.annotation,</text:span></text:p>
      <text:p text:style-name="P26"><text:s text:c="9"/>javax.servlet.descriptor"</text:p>
      <text:p text:style-name="P24">Providing Serlvet API 2.5</text:p>
      <text:p text:style-name="Preformatted_20_Text">Export-Package: javax.servlet; javax.servlet.http; version=2.5</text:p>
      <text:p text:style-name="Preformatted_20_Text">Provide-Capability: <text:span text:style-name="T54">osgi.contract;</text:span> <text:span text:style-name="T54">osgi.contract=JavaServlet; </text:span></text:p>
      <text:p text:style-name="P25"><text:s/>version:Version=2.5; uses:="javax.servlet, javax.servlet.http"</text:p>
      <text:h text:style-name="P44"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7">.whiteboard.context.</text:span></text:span><text:span text:style-name="Source_20_Text"><text:span text:style-name="T16">select</text:span></text:span></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does start with a ( it is used as a filter expression against the service properties of the </text:span><text:soft-page-break/><text:span text:style-name="Default_20_Paragraph_20_Font">ServletContextHelper, otherwise it is matched against the name of the ServletContextHelper. </text:span><text:change-start text:change-id="ct105553117828672"/><text:span text:style-name="Default_20_Paragraph_20_Font">The special value “(*)” selects all available ServletContextHelper sercices. </text:span><text:change-end text:change-id="ct105553117828672"/><text:span text:style-name="Default_20_Paragraph_20_Font">If </text:span><text:change-start text:change-id="ct105553117828864"/><text:span text:style-name="Default_20_Paragraph_20_Font">a value is specified and </text:span><text:change-end text:change-id="ct105553117828864"/><text:span text:style-name="Default_20_Paragraph_20_Font">no matching context exists</text:span><text:change text:change-id="ct105553117829056"/><text:span text:style-name="Default_20_Paragraph_20_Font">, the whiteboard service is ignored.</text:span><text:change text:change-id="ct105553117829248"/><text:span text:style-name="Default_20_Paragraph_20_Font">This situation should be logged with LogService for diagnosis.</text:span></text:p>
            <text:p text:style-name="P1"><text:span text:style-name="Default_20_Paragraph_20_Font">If more than one service matches, </text:span><text:change text:change-id="ct105553117829824"/><text:change-start text:change-id="ct105553117829440"/><text:span text:style-name="Default_20_Paragraph_20_Font">, the </text:span><text:change-end text:change-id="ct105553117829440"/><text:change-start text:change-id="ct105553117826944"/><text:span text:style-name="Default_20_Paragraph_20_Font">whiteboard service is associated with</text:span><text:change-end text:change-id="ct105553117826944"/><text:change-start text:change-id="ct105553117828288"/><text:span text:style-name="Default_20_Paragraph_20_Font"> each matching ServletContextHelper.</text:span><text:change-end text:change-id="ct105553117828288"/></text:p>
          </table:table-cell>
        </table:table-row>
        <table:table-row>
          <table:table-cell table:style-name="Tabelle53.A2" office:value-type="string">
            <text:p text:style-name="Table_20_Contents"><text:span text:style-name="Source_20_Text">osgi.http</text:span><text:span text:style-name="Source_20_Text"><text:span text:style-name="T17">.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7"><text:span text:style-name="Default_20_Paragraph_20_Font">Servlet, servlet filter, listener, and resource services may register with a </text:span><text:span text:style-name="Source_20_Text">osgi.http</text:span><text:span text:style-name="Source_20_Text"><text:span text:style-name="T17">.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51">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51">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17">.whiteboard</text:span></text:span><text:span text:style-name="Source_20_Text"><text:span text:style-name="T32">.context.name</text:span></text:span><text:span text:style-name="Default_20_Paragraph_20_Font"> service property. This name can be referenced by a servlet, servlet </text:span><text:soft-page-break/><text:span text:style-name="Default_20_Paragraph_20_Font">filter, listener, or resource services. </text:span><text:change-start text:change-id="ct105553117826752"/><text:span text:style-name="Default_20_Paragraph_20_Font">The default ServletContextHelper has the predefined name </text:span><text:span text:style-name="Default_20_Paragraph_20_Font"><text:span text:style-name="T2">default</text:span></text:span><text:span text:style-name="Default_20_Paragraph_20_Font"><text:span text:style-name="T42">. If</text:span></text:span><text:change-end text:change-id="ct105553117826752"/><text:change-start text:change-id="ct105553117828096"/><text:span text:style-name="Default_20_Paragraph_20_Font"><text:span text:style-name="T42"> a context is registered with this name, it is overriding the default context.</text:span></text:span><text:change-end text:change-id="ct105553117828096"/><text:change-start text:change-id="ct105553117826560"/><text:span text:style-name="Default_20_Paragraph_20_Font"><text:span text:style-name="T42"> Such a context can be registered with any valid path and is not </text:span></text:span><text:change-end text:change-id="ct105553117826560"/><text:change-start text:change-id="ct105553119912384"/><text:span text:style-name="Default_20_Paragraph_20_Font"><text:span text:style-name="T42">required to be the root.</text:span></text:span><text:change-end text:change-id="ct105553119912384"/></text:p>
      <text:p text:style-name="Body"><text:span text:style-name="Source_20_Text"><text:span text:style-name="T42">If there are multiple, usable </text:span></text:span><text:span text:style-name="Source_20_Text"><text:span text:style-name="T25">ServletContextHelper</text:span></text:span><text:span text:style-name="Source_20_Text"><text:span text:style-name="T42"> services registered with the same context name, the </text:span></text:span><text:span text:style-name="Source_20_Text"><text:span text:style-name="T25">Http Whiteboard Service</text:span></text:span><text:span text:style-name="Source_20_Text"><text:span text:style-name="T42"> implementation must use the </text:span></text:span><text:span text:style-name="Source_20_Text"><text:span text:style-name="T25">ServletContextHelper</text:span></text:span><text:span text:style-name="Source_20_Text"><text:span text:style-name="T42"> with the highest service ranking. This </text:span></text:span><text:span text:style-name="Source_20_Text"><text:span text:style-name="T42">might lead to re-</text:span></text:span><text:span text:style-name="Source_20_Text"><text:span text:style-name="T42">binding the servlet, servlet filter, listener or resource e.g. if a new usable </text:span></text:span><text:span text:style-name="Source_20_Text"><text:span text:style-name="T25">ServletContextHelper</text:span></text:span><text:span text:style-name="Source_20_Text"><text:span text:style-name="T42"> with a higher service ranking arrives or the current used </text:span></text:span><text:span text:style-name="Source_20_Text"><text:span text:style-name="T25">ServletContextHelper</text:span></text:span><text:span text:style-name="Source_20_Text"><text:span text:style-name="T42"> is unregistered (see section </text:span></text:span><text:span text:style-name="Source_20_Text"><text:span text:style-name="T42"><text:bookmark-ref text:reference-format="chapter" text:ref-name="__RefHeading__11529_916916513"/></text:span></text:span><text:span text:style-name="Source_20_Text"><text:span text:style-name="T42">). </text:span></text:span></text:p>
      <text:p text:style-name="Body"><text:span text:style-name="Default_20_Paragraph_20_Font"><text:span text:style-name="T38">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34">ServletConfig</text:span></text:span><text:span text:style-name="Default_20_Paragraph_20_Font"><text:span text:style-name="T38"> or </text:span></text:span><text:span text:style-name="Default_20_Paragraph_20_Font"><text:span text:style-name="T34">FilterContext</text:span></text:span><text:span text:style-name="Default_20_Paragraph_20_Font"><text:span text:style-name="T38">) that returns a </text:span></text:span><text:span text:style-name="Default_20_Paragraph_20_Font"><text:span text:style-name="T34">ServletContext</text:span></text:span><text:span text:style-name="Default_20_Paragraph_20_Font"><text:span text:style-name="T38"> object. The Http Whiteboard Service implementation is creating a </text:span></text:span><text:span text:style-name="Default_20_Paragraph_20_Font"><text:span text:style-name="T34">ServletContext</text:span></text:span><text:span text:style-name="Default_20_Paragraph_20_Font"><text:span text:style-name="T38"> object for each </text:span></text:span><text:span text:style-name="Default_20_Paragraph_20_Font"><text:span text:style-name="T31">ServletContextHelper</text:span></text:span><text:span text:style-name="Default_20_Paragraph_20_Font"><text:span text:style-name="T38"> it is using. Therefore servlets and servlet filters used by the same Http Whiteboard Service and referencing the same </text:span></text:span><text:span text:style-name="Default_20_Paragraph_20_Font"><text:span text:style-name="T23">ServletContextHelper</text:span></text:span><text:span text:style-name="Default_20_Paragraph_20_Font"><text:span text:style-name="T38">,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7">.whiteboard.context.</text:span></text:span><text:span text:style-name="Source_20_Text"><text:span text:style-name="T16">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16">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9">osgi.http.whiteboard.context.path</text:p>
          </table:table-cell>
          <table:table-cell table:style-name="Tabelle46.A2" office:value-type="string">
            <text:p text:style-name="Table_20_Contents">String</text:p>
          </table:table-cell>
          <table:table-cell table:style-name="Tabelle46.C2" office:value-type="string">
            <text:p text:style-name="Table_20_Contents"><text:change text:change-id="ct105553117827904"/><text:change-start text:change-id="ct105553117826368"/>Required<text:change-end text:change-id="ct105553117826368"/> property for defining a<text:change text:change-id="ct105553117825792"/> context path for the context.<text:change-start text:change-id="ct105553117826176"/> The value is either a slash for the root or it must <text:change-end text:change-id="ct105553117826176"/><text:change-start text:change-id="ct105553117830016"/>start with a slash but not end with a slash. Valid characters are as defined in rfc3986#section-3.3.<text:change-end text:change-id="ct105553117830016"/></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51">ServletContextHelper</text:span></text:span><text:span text:style-name="Default_20_Paragraph_20_Font"> </text:span><text:change text:change-id="ct105553117830208"/><text:change-start text:change-id="ct105553117830400"/><text:span text:style-name="Default_20_Paragraph_20_Font">is</text:span><text:change-end text:change-id="ct105553117830400"/><text:span text:style-name="Default_20_Paragraph_20_Font">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text:change text:change-id="ct105553117830592"/><text:change-start text:change-id="ct105553117830784"/>name=default, path=/<text:change-end text:change-id="ct105553117830784"/>]</text:p>
      <text:p text:style-name="P38"><text:span text:style-name="Default_20_Paragraph_20_Font"><text:s text:c="4"/>ServletContextHelper [name=A, path=</text:span><text:change-start text:change-id="ct105553117830976"/><text:span text:style-name="Default_20_Paragraph_20_Font">/</text:span><text:change-end text:change-id="ct105553117830976"/><text:span text:style-name="Default_20_Paragraph_20_Font">app-a]</text:span></text:p>
      <text:p text:style-name="P38"><text:span text:style-name="Default_20_Paragraph_20_Font"><text:s text:c="4"/>ServletContextHelper [name=B, path=</text:span><text:change-start text:change-id="ct105553117831168"/><text:span text:style-name="Default_20_Paragraph_20_Font">/</text:span><text:change-end text:change-id="ct105553117831168"/><text:span text:style-name="Default_20_Paragraph_20_Font">app-b]</text:span></text:p>
      <text:p text:style-name="Body"><text:span text:style-name="Default_20_Paragraph_20_Font">Assuming the root of the Http Whiteboard Service is accessible via the path </text:span><text:change text:change-id="ct105553119913920"/><text:change-start text:change-id="ct105553119872064"/><text:span text:style-name="Default_20_Paragraph_20_Font"><text:span text:style-name="T2">/myserver</text:span></text:span><text:change-end text:change-id="ct105553119872064"/><text:span text:style-name="Default_20_Paragraph_20_Font">, servlets registered with the </text:span><text:change-start text:change-id="ct107202385250560"/><text:span text:style-name="Default_20_Paragraph_20_Font">above </text:span><text:change-end text:change-id="ct107202385250560"/><text:span text:style-name="Default_20_Paragraph_20_Font">default context helper will be registered under </text:span><text:change text:change-id="ct105553119818688"/><text:change-start text:change-id="ct105553119812544"/><text:span text:style-name="Default_20_Paragraph_20_Font">/</text:span><text:span text:style-name="Default_20_Paragraph_20_Font"><text:span text:style-name="T2">myserver</text:span></text:span><text:change-end text:change-id="ct105553119812544"/><text:span text:style-name="Default_20_Paragraph_20_Font">, servlets registered with helper A will be registered under </text:span><text:change-start text:change-id="ct105553119926592"/><text:span text:style-name="Default_20_Paragraph_20_Font"><text:span text:style-name="T2">/</text:span></text:span><text:change-end text:change-id="ct105553119926592"/><text:change text:change-id="ct105553119835008"/><text:change-start text:change-id="ct105553119906816"/><text:span text:style-name="Default_20_Paragraph_20_Font"><text:span text:style-name="T2">myserver</text:span></text:span><text:change-end text:change-id="ct105553119906816"/><text:change-start text:change-id="ct105553119926016"/><text:span text:style-name="Default_20_Paragraph_20_Font"><text:span text:style-name="T2">/app-a</text:span></text:span><text:change-end text:change-id="ct105553119926016"/><text:span text:style-name="Default_20_Paragraph_20_Font"> and servlets registered with helper B will be registered under </text:span><text:change-start text:change-id="ct105553119913344"/><text:span text:style-name="Default_20_Paragraph_20_Font"><text:span text:style-name="T2">/</text:span></text:span><text:change-end text:change-id="ct105553119913344"/><text:change text:change-id="ct105553119860736"/><text:change-start text:change-id="ct105553119863232"/><text:span text:style-name="Default_20_Paragraph_20_Font"><text:span text:style-name="T2">myserver</text:span></text:span><text:change-end text:change-id="ct105553119863232"/><text:change-start text:change-id="ct105553119834816"/><text:span text:style-name="Default_20_Paragraph_20_Font"><text:span text:style-name="T2">/app-b</text:span></text:span><text:change-end text:change-id="ct105553119834816"/><text:span text:style-name="Default_20_Paragraph_20_Font">. Different </text:span><text:span text:style-name="Default_20_Paragraph_20_Font"><text:span text:style-name="T53">ServletContextHelper</text:span></text:span><text:span text:style-name="Default_20_Paragraph_20_Font"> services with different names may use the same context path property.</text:span><text:change-start text:change-id="ct105553117831360"/><text:span text:style-name="Default_20_Paragraph_20_Font"> If there are several contexts for the same path, the one with the highest service ranking is used.</text:span><text:change-end text:change-id="ct105553117831360"/></text:p>
      <text:p text:style-name="Body"><text:span text:style-name="Default_20_Paragraph_20_Font">If a servlet context helper is registered with several names, the first one in the list is considered the official name</text:span><text:change text:change-id="ct105553117831552"/><text:span text:style-name="Default_20_Paragraph_20_Font"> and the other are aliases. The method </text:span><text:span text:style-name="Default_20_Paragraph_20_Font"><text:span text:style-name="T51">getServletContextName</text:span></text:span><text:span text:style-name="Default_20_Paragraph_20_Font"> will return the first name.</text:span></text:p>
      <text:p text:style-name="Body"><text:span text:style-name="Default_20_Paragraph_20_Font">When a request is </text:span><text:change text:change-id="ct105553117831744"/><text:change-start text:change-id="ct105553117831936"/><text:span text:style-name="Default_20_Paragraph_20_Font">received</text:span><text:change-end text:change-id="ct105553117831936"/><text:span text:style-name="Default_20_Paragraph_20_Font">, </text:span><text:change-start text:change-id="ct105553117832128"/><text:span text:style-name="Default_20_Paragraph_20_Font">the ServletContextHelper with the longest matching path is used </text:span><text:change-end text:change-id="ct105553117832128"/><text:change-start text:change-id="ct105553117832320"/><text:span text:style-name="Default_20_Paragraph_20_Font">for processing the request. T</text:span><text:change-end text:change-id="ct105553117832320"/><text:change text:change-id="ct105553117832512"/><text:span text:style-name="Default_20_Paragraph_20_Font">he method </text:span><text:span text:style-name="Default_20_Paragraph_20_Font"><text:span text:style-name="T51">handleSecurity(final </text:span></text:span><text:change-start text:change-id="ct105553117832704"/><text:span text:style-name="Default_20_Paragraph_20_Font"><text:span text:style-name="T51">ServletContextHelperContext, </text:span></text:span><text:change-end text:change-id="ct105553117832704"/><text:span text:style-name="Default_20_Paragraph_20_Font"><text:span text:style-name="T51">HttpServletRequest request, final HttpServletResponse response)</text:span></text:span><text:span text:style-name="Default_20_Paragraph_20_Font"> from the </text:span><text:span text:style-name="Default_20_Paragraph_20_Font"><text:span text:style-name="T51">ServletContextHelper</text:span></text:span><text:span text:style-name="Default_20_Paragraph_20_Font"> object is called before any request listener, filter or servlet is called. If the call to this method returns </text:span><text:span text:style-name="Default_20_Paragraph_20_Font"><text:span text:style-name="T51">false</text:span></text:span><text:span text:style-name="Default_20_Paragraph_20_Font">, no further processing must take place.</text:span></text:p>
      <text:p text:style-name="Body"><text:soft-page-break/><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text:span><text:span text:style-name="Default_20_Paragraph_20_Font">) is assembled of the servlet matching the request and those listeners and filters which match the request. </text:span><text:change-start text:change-id="ct105553117832896"/><text:span text:style-name="Default_20_Paragraph_20_Font">Only services associated with the processing ServletContextHelper are taken into a</text:span><text:change-end text:change-id="ct105553117832896"/><text:change-start text:change-id="ct105553117833088"/><text:span text:style-name="Default_20_Paragraph_20_Font">ccount. </text:span><text:change-end text:change-id="ct105553117833088"/><text:span text:style-name="Default_20_Paragraph_20_Font">Listeners and filters are chained based on their service ranking, highest ranking first.</text:span></text:p>
      <text:p text:style-name="Body"><text:span text:style-name="Default_20_Paragraph_20_Font">The using bundle for a </text:span><text:span text:style-name="Default_20_Paragraph_20_Font"><text:span text:style-name="T51">ServletContextHelper</text:span></text:span><text:span text:style-name="Default_20_Paragraph_20_Font"> must be the bundle of the whiteboard service – this is in order to correctly support </text:span><text:span text:style-name="Default_20_Paragraph_20_Font"><text:span text:style-name="T51">ServiceFactory</text:span></text:span><text:span text:style-name="Default_20_Paragraph_20_Font"> regi</text:span><text:span text:style-name="Default_20_Paragraph_20_Font">strations for </text:span><text:span text:style-name="Default_20_Paragraph_20_Font"><text:span text:style-name="T51">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7879398070277931991" text:style-name="L17">
        <text:list-item>
          <text:p text:style-name="P54"><text:span text:style-name="Default_20_Paragraph_20_Font">The service is get from the service registry</text:span></text:p>
        </text:list-item>
        <text:list-item>
          <text:p text:style-name="P54"><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5305373279980627069" text:style-name="L18">
        <text:list-item>
          <text:p text:style-name="P55"><text:span text:style-name="Default_20_Paragraph_20_Font">For servlets and servlet filters, destroy() is called</text:span></text:p>
        </text:list-item>
        <text:list-item>
          <text:p text:style-name="P55"><text:span text:style-name="Default_20_Paragraph_20_Font">The service is released</text:span></text:p>
        </text:list-item>
      </text:list>
      <text:p text:style-name="Body"><text:span text:style-name="Default_20_Paragraph_20_Font"><text:span text:style-name="T28">As servlet and servlet filters services might come and go as well as </text:span></text:span><text:span text:style-name="Default_20_Paragraph_20_Font"><text:span text:style-name="T31">ServletContextHelper</text:span></text:span><text:span text:style-name="Default_20_Paragraph_20_Font"><text:span text:style-name="T28"> services might come and go, the whiteboard service registration can be very dynamic. Therefore servlet and servlet filter services might transition between used by a Http Whiteboard Service implementation to not being used and back to be </text:span></text:span><text:span text:style-name="Default_20_Paragraph_20_Font"><text:span text:style-name="T28">used. </text:span></text:span><text:span text:style-name="Default_20_Paragraph_20_Font"><text:span text:style-name="T28">As in this case, </text:span></text:span><text:span text:style-name="Default_20_Paragraph_20_Font"><text:span text:style-name="T34">init()</text:span></text:span><text:span text:style-name="Default_20_Paragraph_20_Font"><text:span text:style-name="T28"> and </text:span></text:span><text:span text:style-name="Default_20_Paragraph_20_Font"><text:span text:style-name="T34">destroy()</text:span></text:span><text:span text:style-name="Default_20_Paragraph_20_Font"><text:span text:style-name="T28"> are called </text:span></text:span><text:span text:style-name="Default_20_Paragraph_20_Font"><text:span text:style-name="T28">each time the service is used, the recommended way to register servlet and servlet filter services is to use the prototype scope. In that case a new instance is created for each usage. If </text:span></text:span><text:span text:style-name="Default_20_Paragraph_20_Font"><text:span text:style-name="T28">the prototype scope is not used, the service should be implemented in a reentrant way and be prep</text:span></text:span><text:span text:style-name="Default_20_Paragraph_20_Font"><text:span text:style-name="T28">ared that after a call of </text:span></text:span><text:span text:style-name="Default_20_Paragraph_20_Font"><text:span text:style-name="T34">destroy()</text:span></text:span><text:span text:style-name="Default_20_Paragraph_20_Font"><text:span text:style-name="T28"> a new </text:span></text:span><text:span text:style-name="Default_20_Paragraph_20_Font"><text:span text:style-name="T28">initialization through </text:span></text:span><text:span text:style-name="Default_20_Paragraph_20_Font"><text:span text:style-name="T34">init()</text:span></text:span><text:span text:style-name="Default_20_Paragraph_20_Font"><text:span text:style-name="T28">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4623178885228495270" text:style-name="L19">
        <text:list-item>
          <text:p text:style-name="P56"><text:span text:style-name="Default_20_Paragraph_20_Font"><text:span text:style-name="T56">A string beginning with a ‘/’ character and ending with a ‘/*’ suffix is used for path mapping. </text:span></text:span></text:p>
        </text:list-item>
        <text:list-item>
          <text:p text:style-name="P56"><text:span text:style-name="Default_20_Paragraph_20_Font"><text:span text:style-name="T56">A string beginning with a ‘*.’ prefix is used as an extension mapping. </text:span></text:span></text:p>
        </text:list-item>
        <text:list-item>
          <text:p text:style-name="P56"><text:span text:style-name="Default_20_Paragraph_20_Font"><text:span text:style-name="T56">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6"><text:span text:style-name="Default_20_Paragraph_20_Font"><text:span text:style-name="T56">A string containing only the ’/’ character indicates the "default" servlet of the application. In this case the servlet path is the request URI minus the context path and the path info is null. </text:span></text:span></text:p>
        </text:list-item>
        <text:list-item>
          <text:p text:style-name="P56"><text:soft-page-break/><text:span text:style-name="Default_20_Paragraph_20_Font"><text:span text:style-name="T56">All other strings are used for exact matches only. </text:span></text:span></text:p>
        </text:list-item>
      </text:list>
      <text:p text:style-name="Body"><text:span text:style-name="Default_20_Paragraph_20_Font"><text:span text:style-name="T56">A servlet may register itself with the property </text:span></text:span><text:span text:style-name="Source_20_Text"><text:span text:style-name="T56">osgi.http</text:span></text:span><text:span text:style-name="Source_20_Text"><text:span text:style-name="T14">.whiteboard</text:span></text:span><text:span text:style-name="Source_20_Text"><text:span text:style-name="T56">.servlet.name </text:span></text:span><text:span text:style-name="Source_20_Text"><text:span text:style-name="T25">which</text:span></text:span><text:span text:style-name="Source_20_Text"><text:span text:style-name="T43">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25">ServletContextHelper</text:span></text:span><text:span text:style-name="Source_20_Text"><text:span text:style-name="T43">, then the servlet with the highest service ranking is used and the </text:span></text:span><text:span text:style-name="Source_20_Text"><text:span text:style-name="T43">other servlet is ignored. The same happens if there is more than a single servlet using the exact value for a pattern within the same </text:span></text:span><text:span text:style-name="Source_20_Text"><text:span text:style-name="T25">ServletContextHelper</text:span></text:span><text:span text:style-name="Source_20_Text"><text:span text:style-name="T43">.</text:span></text:span></text:p>
      <text:p text:style-name="Body"><text:span text:style-name="Default_20_Paragraph_20_Font"><text:span text:style-name="T38">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38">All service registration properties starting with </text:span></text:span><text:span text:style-name="Default_20_Paragraph_20_Font"><text:span text:style-name="T39">servlet.init.</text:span></text:span><text:span text:style-name="Default_20_Paragraph_20_Font"><text:span text:style-name="T38">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38"/></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7">.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7">.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9">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7">.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4"/></text:span></text:p>
      <text:h text:style-name="Heading_20_3" text:outline-level="3"><text:span text:style-name="Default_20_Paragraph_20_Font"><text:span text:style-name="T56">Servlet Filter Registratio</text:span></text:span><text:span text:style-name="Default_20_Paragraph_20_Font"><text:span text:style-name="T56">n</text:span></text:span></text:h>
      <text:p text:style-name="Body"><text:span text:style-name="Default_20_Paragraph_20_Font"><text:span text:style-name="T56">Servlet filters have been introduced into the Servlet API specification in Version 2.3 and thus far support for them has been absent in the Http Service specification. This specification adds support to register servlet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8">A servlet filter can set the </text:span></text:span><text:span text:style-name="Default_20_Paragraph_20_Font"><text:span text:style-name="T34">osgi.http.whiteboard.filter.pattern</text:span></text:span><text:span text:style-name="Default_20_Paragraph_20_Font"><text:span text:style-name="T38"> property to path patterns as defined by the Servlet API 3.0 specification </text:span></text:span><text:span text:style-name="Default_20_Paragraph_20_Font"><text:span text:style-name="T38"><text:bookmark-ref text:reference-format="number" text:ref-name="__RefNumPara__562_1655633606">[3].</text:bookmark-ref></text:span></text:span><text:span text:style-name="Default_20_Paragraph_20_Font"><text:span text:style-name="T38"> in section 12.2, Specification of Mappings or a servlet filter can set the </text:span></text:span><text:span text:style-name="Default_20_Paragraph_20_Font"><text:span text:style-name="T34">osgi.http.whiteboard.filter.regex</text:span></text:span><text:span text:style-name="Default_20_Paragraph_20_Font"><text:span text:style-name="T38"> property to regular expressions matched against the path. A servlet filter can also reference servlets by name using the </text:span></text:span><text:span text:style-name="Default_20_Paragraph_20_Font"><text:span text:style-name="T34">osgi.http.whiteboard.filter.servlet</text:span></text:span><text:span text:style-name="Default_20_Paragraph_20_Font"><text:span text:style-name="T38"> property. A servlet filter matches the request if at least one of the provided properties matches.</text:span></text:span></text:p>
      <text:p text:style-name="Body"><text:span text:style-name="Default_20_Paragraph_20_Font"><text:span text:style-name="T56">A servlet filter may register itself with the property </text:span></text:span><text:span text:style-name="Source_20_Text"><text:span text:style-name="T56">osgi.http</text:span></text:span><text:span text:style-name="Source_20_Text"><text:span text:style-name="T14">.whiteboard</text:span></text:span><text:span text:style-name="Source_20_Text"><text:span text:style-name="T56">.filter.name</text:span></text:span><text:span text:style-name="Source_20_Text"><text:span text:style-name="T43">. If the servlet filter does not set this property, the servlet filter name defaults to the fully qualified class name of the service object. If </text:span></text:span><text:span text:style-name="Source_20_Text"><text:span text:style-name="T43">there is more than one servlet filter with the same name and also associated with the same </text:span></text:span><text:span text:style-name="Source_20_Text"><text:span text:style-name="T25">ServletContextHelper</text:span></text:span><text:span text:style-name="Source_20_Text"><text:span text:style-name="T43">, then the servlet filter with the highest service ranking is used and the other servlet filter is ignored.</text:span></text:span></text:p>
      <text:p text:style-name="Body"><text:soft-page-break/><text:span text:style-name="Source_20_Text"><text:span text:style-name="T43">The servlet filter dispat</text:span></text:span><text:span text:style-name="Source_20_Text"><text:span text:style-name="T43">cher configuration can be set with the property </text:span></text:span><text:span text:style-name="Source_20_Text"><text:span text:style-name="T52">osgi.http.whiteboard.filter.dispatcher</text:span></text:span><text:span text:style-name="Source_20_Text"><text:span text:style-name="T43">. Allowed string values are REQUEST, ASYNC, ERROR, </text:span></text:span><text:span text:style-name="Source_20_Text"><text:span text:style-name="T43">INCLUDE, and FORWARD. The default for a filter is REQUEST. See Java servlet specification 3.0, Chapter 6.2.5 for more information.</text:span></text:span></text:p>
      <text:p text:style-name="Body"><text:span text:style-name="Default_20_Paragraph_20_Font"><text:span text:style-name="T38">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38">All service registration properties starting with </text:span></text:span><text:span text:style-name="Default_20_Paragraph_20_Font"><text:span text:style-name="T39">filter.init.</text:span></text:span><text:span text:style-name="Default_20_Paragraph_20_Font"><text:span text:style-name="T38"> are passed as init parameters to the filter as well as all runtime attributes of the Http Runtime Service. The service registration properties have precedence over the runtime attributes.</text:span></text:span></text:p>
      <text:p text:style-name="Body"><text:change-start text:change-id="ct105553117833280"/><text:span text:style-name="Default_20_Paragraph_20_Font"><text:span text:style-name="T38">Depending on the service configuration through the </text:span></text:span><text:span text:style-name="Default_20_Paragraph_20_Font"><text:span text:style-name="T41">osgi.http.whiteboard.context.select</text:span></text:span><text:span text:style-name="Default_20_Paragraph_20_Font"><text:span text:style-name="T38"> service property, the servlet filter might be bound to one or more </text:span></text:span><text:span text:style-name="Default_20_Paragraph_20_Font"><text:span text:style-name="T41">ServletContextHelper</text:span></text:span><text:span text:style-name="Default_20_Paragraph_20_Font"><text:span text:style-name="T38"> services. A servlet filter is only run as part of a request targetting a servlet selecting the same </text:span></text:span><text:span text:style-name="Default_20_Paragraph_20_Font"><text:span text:style-name="T41">ServletContextHelper</text:span></text:span><text:span text:style-name="Default_20_Paragraph_20_Font"><text:span text:style-name="T38">.</text:span></text:span></text:p>
      <text:p text:style-name="Body"><text:span text:style-name="Default_20_Paragraph_20_Font"><text:span text:style-name="T38">When a servlet filter is bound to a </text:span></text:span><text:span text:style-name="Default_20_Paragraph_20_Font"><text:span text:style-name="T41">ServletContextHelper</text:span></text:span><text:span text:style-name="Default_20_Paragraph_20_Font"><text:span text:style-name="T38">, the </text:span></text:span><text:span text:style-name="Default_20_Paragraph_20_Font"><text:span text:style-name="T41">init() </text:span></text:span><text:span text:style-name="Default_20_Paragraph_20_Font"><text:span text:style-name="T38">method with a </text:span></text:span><text:span text:style-name="Default_20_Paragraph_20_Font"><text:span text:style-name="T41">FilterConfig</text:span></text:span><text:span text:style-name="Default_20_Paragraph_20_Font"><text:span text:style-name="T38"> object is called. One of the main methods of the </text:span></text:span><text:span text:style-name="Default_20_Paragraph_20_Font"><text:span text:style-name="T41">FilterConfig</text:span></text:span><text:span text:style-name="Default_20_Paragraph_20_Font"><text:span text:style-name="T38"> is the </text:span></text:span><text:span text:style-name="Default_20_Paragraph_20_Font"><text:span text:style-name="T41">getServletContext()</text:span></text:span><text:span text:style-name="Default_20_Paragraph_20_Font"><text:span text:style-name="T38"> method. As a servlet filter might be bound to several </text:span></text:span><text:span text:style-name="Default_20_Paragraph_20_Font"><text:span text:style-name="T41">ServletContextHelper</text:span></text:span><text:span text:style-name="Default_20_Paragraph_20_Font"><text:span text:style-name="T38"> services and as the init() method is only called once for a filter instance, a servlet filter should be registered as a prototype service to create separate instances per </text:span></text:span><text:span text:style-name="Default_20_Paragraph_20_Font"><text:span text:style-name="T41">ServletContextHelper</text:span></text:span><text:span text:style-name="Default_20_Paragraph_20_Font"><text:span text:style-name="T38">. However, a very common implementation pattern is to ignore the </text:span></text:span><text:span text:style-name="Default_20_Paragraph_20_Font"><text:span text:style-name="T41">ServletContext</text:span></text:span><text:span text:style-name="Default_20_Paragraph_20_Font"><text:span text:style-name="T38"> in the </text:span></text:span><text:span text:style-name="Default_20_Paragraph_20_Font"><text:span text:style-name="T41">init()</text:span></text:span><text:span text:style-name="Default_20_Paragraph_20_Font"><text:span text:style-name="T38"> method, but use it in the </text:span></text:span><text:span text:style-name="Default_20_Paragraph_20_Font"><text:span text:style-name="T41">doFilter()</text:span></text:span><text:span text:style-name="Default_20_Paragraph_20_Font"><text:span text:style-name="T38"> method. Therefore, if a filter is not registered as a </text:span></text:span><text:span text:style-name="Default_20_Paragraph_20_Font"><text:span text:style-name="T38">prototype, a special </text:span></text:span><text:span text:style-name="Default_20_Paragraph_20_Font"><text:span text:style-name="T41">FilterConfig</text:span></text:span><text:span text:style-name="Default_20_Paragraph_20_Font"><text:span text:style-name="T38"> object is passed into the </text:span></text:span><text:span text:style-name="Default_20_Paragraph_20_Font"><text:span text:style-name="T41">init()</text:span></text:span><text:span text:style-name="Default_20_Paragraph_20_Font"><text:span text:style-name="T38"> method which dispatches the </text:span></text:span><text:span text:style-name="Default_20_Paragraph_20_Font"><text:span text:style-name="T41">getServletContext()</text:span></text:span><text:span text:style-name="Default_20_Paragraph_20_Font"><text:span text:style-name="T38"> method to the request </text:span></text:span><text:span text:style-name="Default_20_Paragraph_20_Font"><text:span text:style-name="T41">ServletContext</text:span></text:span><text:span text:style-name="Default_20_Paragraph_20_Font"><text:span text:style-name="T38"> when called from within the </text:span></text:span><text:span text:style-name="Default_20_Paragraph_20_Font"><text:span text:style-name="T41">doFilter()</text:span></text:span><text:span text:style-name="Default_20_Paragraph_20_Font"><text:span text:style-name="T38"> method. If in this case the </text:span></text:span><text:span text:style-name="Default_20_Paragraph_20_Font"><text:span text:style-name="T41">getServletContext()</text:span></text:span><text:span text:style-name="Default_20_Paragraph_20_Font"><text:span text:style-name="T38"> method is called from within the </text:span></text:span><text:span text:style-name="Default_20_Paragraph_20_Font"><text:span text:style-name="T41">init()</text:span></text:span><text:span text:style-name="Default_20_Paragraph_20_Font"><text:span text:style-name="T38"> or </text:span></text:span><text:span text:style-name="Default_20_Paragraph_20_Font"><text:span text:style-name="T41">destroy()</text:span></text:span><text:span text:style-name="Default_20_Paragraph_20_Font"><text:span text:style-name="T38"> method, the associated </text:span></text:span><text:span text:style-name="Default_20_Paragraph_20_Font"><text:span text:style-name="T41">ServletContext</text:span></text:span><text:span text:style-name="Default_20_Paragraph_20_Font"><text:span text:style-name="T38"> with the highest ranking is returned.</text:span></text:span></text:p>
      <text:p text:style-name="Body"><text:change-end text:change-id="ct105553117833280"/><text:change text:change-id="ct105553117833856"/><text:change text:change-id="ct105553117833664"/><text:change text:change-id="ct105553117833472"/><text:span text:style-name="Source_20_Text"><text:span text:style-name="T8"/></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7">.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7">.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9">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9">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9">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9">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9">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oft-page-break/><text:span text:style-name="Default_20_Paragraph_20_Font"><text:span text:style-name="T24"/></text:span></text:p>
      <text:h text:style-name="Heading_20_3" text:outline-level="3"><text:span text:style-name="Default_20_Paragraph_20_Font">Resources</text:span></text:h>
      <text:p text:style-name="P11"><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17">.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7">.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7">.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16">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16">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8">Event listeners register themselves under the interface(s) they are implementing. This specification supports:</text:span></text:span></text:p>
      <text:list xml:id="list7824413342535125056" text:style-name="L20">
        <text:list-item>
          <text:p text:style-name="P57"><text:span text:style-name="Default_20_Paragraph_20_Font"><text:span text:style-name="T38">ServletContextListener</text:span></text:span></text:p>
        </text:list-item>
      </text:list>
      <text:list xml:id="list6247410785572698761" text:style-name="L21">
        <text:list-item>
          <text:p text:style-name="P58"><text:span text:style-name="Default_20_Paragraph_20_Font"><text:span text:style-name="T38">ServletContextAttributeListener</text:span></text:span></text:p>
        </text:list-item>
        <text:list-item>
          <text:p text:style-name="P58"><text:span text:style-name="Default_20_Paragraph_20_Font"><text:span text:style-name="T38">ServletRequestListener</text:span></text:span></text:p>
        </text:list-item>
        <text:list-item>
          <text:p text:style-name="P58"><text:span text:style-name="Default_20_Paragraph_20_Font"><text:span text:style-name="T38">ServletRequestAttributeListener</text:span></text:span></text:p>
        </text:list-item>
        <text:list-item>
          <text:p text:style-name="P58"><text:span text:style-name="Default_20_Paragraph_20_Font"><text:span text:style-name="T38">HttpSessionListener</text:span></text:span></text:p>
        </text:list-item>
        <text:list-item>
          <text:p text:style-name="P58"><text:span text:style-name="Default_20_Paragraph_20_Font"><text:span text:style-name="T38">HttpSessionAttributeListener</text:span></text:span></text:p>
        </text:list-item>
        <text:list-item>
          <text:p text:style-name="P58"><text:span text:style-name="Default_20_Paragraph_20_Font"><text:span text:style-name="T38"/></text:span></text:p>
        </text:list-item>
      </text:list>
      <text:p text:style-name="Body"><text:span text:style-name="Default_20_Paragraph_20_Font"><text:span text:style-name="T38">Events are sent to all listeners registered in the OSGi service registry based on their registration properties. Each listener is associated with an </text:span></text:span><text:span text:style-name="Default_20_Paragraph_20_Font"><text:span text:style-name="T23">ServletContextHelper</text:span></text:span><text:span text:style-name="Default_20_Paragraph_20_Font"><text:span text:style-name="T38"> as described in section </text:span></text:span><text:span text:style-name="Default_20_Paragraph_20_Font"><text:span text:style-name="T38"><text:bookmark-ref text:reference-format="number" text:ref-name="__RefNumPara__25934_1125154468">5.2.2</text:bookmark-ref></text:span></text:span><text:span text:style-name="Default_20_Paragraph_20_Font"><text:span text:style-name="T38">.</text:span></text:span></text:p>
      <text:p text:style-name="Body"><text:soft-page-break/><text:span text:style-name="Default_20_Paragraph_20_Font"><text:span text:style-name="T38">The Http Whiteboard Service implementation gets the listeners from the service registry as soon as the associated </text:span></text:span><text:span text:style-name="Default_20_Paragraph_20_Font"><text:span text:style-name="T23">ServletContextHelper</text:span></text:span><text:span text:style-name="Default_20_Paragraph_20_Font"><text:span text:style-name="T38"> is established and releases them when the </text:span></text:span><text:span text:style-name="Default_20_Paragraph_20_Font"><text:span text:style-name="T23">ServletContextHelper</text:span></text:span><text:span text:style-name="Default_20_Paragraph_20_Font"><text:span text:style-name="T38"> is not available any more or the listener is unregistered.</text:span></text:span></text:p>
      <text:h text:style-name="Heading_20_4" text:outline-level="4"><text:span text:style-name="Default_20_Paragraph_20_Font"><text:span text:style-name="T38">ServletContextListener and ServletContextAttributeListener</text:span></text:span></text:h>
      <text:p text:style-name="P17"><text:span text:style-name="Default_20_Paragraph_20_Font">The ServletContextListener receives events after the Http Whiteboard Service implementation has started and the corresponding </text:span><text:span text:style-name="Default_20_Paragraph_20_Font"><text:span text:style-name="T26">ServletContextHelper</text:span></text:span><text:span text:style-name="Default_20_Paragraph_20_Font"> is available and when either the </text:span><text:span text:style-name="Default_20_Paragraph_20_Font"><text:span text:style-name="T26">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51">contextInitialized</text:span></text:span><text:span text:style-name="Default_20_Paragraph_20_Font"> method either if the </text:span><text:span text:style-name="Default_20_Paragraph_20_Font"><text:span text:style-name="T26">ServletContextHelper</text:span></text:span><text:span text:style-name="Default_20_Paragraph_20_Font"> is available or when the </text:span><text:span text:style-name="Default_20_Paragraph_20_Font"><text:span text:style-name="T26">ServletContextHelper</text:span></text:span><text:span text:style-name="Default_20_Paragraph_20_Font"> becomes available. As soon as the </text:span><text:span text:style-name="Default_20_Paragraph_20_Font"><text:span text:style-name="T26">ServletContextHelper</text:span></text:span><text:span text:style-name="Default_20_Paragraph_20_Font"> or the Http Whiteboard Service implementation becomes unavailable, the </text:span><text:span text:style-name="Default_20_Paragraph_20_Font"><text:span text:style-name="T51">contextDestroyed</text:span></text:span><text:span text:style-name="Default_20_Paragraph_20_Font"> method is called. The </text:span><text:span text:style-name="Default_20_Paragraph_20_Font"><text:span text:style-name="T26">Http Service</text:span></text:span><text:span text:style-name="Default_20_Paragraph_20_Font"> implementation holds the listener as long as the </text:span><text:span text:style-name="Default_20_Paragraph_20_Font"><text:span text:style-name="T26">ServletContextHelper</text:span></text:span><text:span text:style-name="Default_20_Paragraph_20_Font"> is available. ServletContextAttributeListeners are held for the same period of time.</text:span></text:p>
      <text:p text:style-name="P17"><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7"><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51">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3733595388788500602" text:style-name="L22">
        <text:list-item>
          <text:p text:style-name="P59">HttpSessionActivationListener</text:p>
        </text:list-item>
        <text:list-item>
          <text:p text:style-name="P59">HttpSessionBindingListener</text:p>
        </text:list-item>
        <text:list-item>
          <text:p text:style-name="P59">AsyncListener</text:p>
        </text:list-item>
      </text:list>
      <text:p text:style-name="Body"/>
      <text:h text:style-name="Heading_20_3" text:outline-level="3"><text:span text:style-name="Default_20_Paragraph_20_Font">Error Pages</text:span></text:h>
      <text:p text:style-name="Body"><text:soft-page-break/><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43"> </text:span></text:span><text:span text:style-name="Default_20_Paragraph_20_Font"><text:span text:style-name="T43">of 4xx or 5xx.</text:span></text:span></text:p>
      <text:p text:style-name="Body"><text:span text:style-name="Default_20_Paragraph_20_Font"><text:span text:style-name="T43">The service property</text:span></text:span><text:span text:style-name="Default_20_Paragraph_20_Font"><text:span text:style-name="T58"> </text:span></text:span><text:span text:style-name="Source_20_Text"><text:span text:style-name="T58">osgi.http</text:span></text:span><text:span text:style-name="Source_20_Text"><text:span text:style-name="T20">.whiteboard</text:span></text:span><text:span text:style-name="Source_20_Text"><text:span text:style-name="T58">.servlet.errorPage </text:span></text:span><text:span text:style-name="Source_20_Text"><text:span text:style-name="T43">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43">error page requests does not need to set the </text:span></text:span><text:span text:style-name="Source_20_Text"><text:span text:style-name="T52">osgi.http.whiteboard.servlet.pattern</text:span></text:span><text:span text:style-name="Source_20_Text"><text:span text:style-name="T43"> service property. If it does so, the servlet can be called by using the path, but might wish to do so to serve regular requests as well.</text:span></text:span></text:p>
      <text:p text:style-name="Body"><text:span text:style-name="Source_20_Text"><text:span text:style-name="T43">Example:</text:span></text:span></text:p>
      <text:p text:style-name="Preformatted_20_Text"><text:span text:style-name="Default_20_Paragraph_20_Font"><text:span text:style-name="T51">@Component(service = javax.servlet.Servlet.class, scope=ServiceScope.PROTOTYPE,</text:span></text:span></text:p>
      <text:p text:style-name="Preformatted_20_Text"><text:span text:style-name="Default_20_Paragraph_20_Font"><text:span text:style-name="T51"><text:s text:c="3"/>property={</text:span></text:span></text:p>
      <text:p text:style-name="Preformatted_20_Text"><text:span text:style-name="Default_20_Paragraph_20_Font"><text:span text:style-name="T51"><text:s text:c="5"/>"</text:span></text:span>osgi.http.whiteboard.servlet.errorPage=java.io.IOException<text:span text:style-name="Default_20_Paragraph_20_Font"><text:span text:style-name="T51">",</text:span></text:span></text:p>
      <text:p text:style-name="Preformatted_20_Text"><text:span text:style-name="Default_20_Paragraph_20_Font"><text:span text:style-name="T51"><text:s text:c="5"/>"osgi.http.whiteboard.</text:span></text:span><text:span text:style-name="Default_20_Paragraph_20_Font"><text:span text:style-name="T51">servlet.</text:span></text:span><text:span text:style-name="Default_20_Paragraph_20_Font"><text:span text:style-name="T51">errorPage=500"})</text:span></text:span></text:p>
      <text:p text:style-name="Preformatted_20_Text"><text:span text:style-name="Default_20_Paragraph_20_Font"><text:span text:style-name="T51">public class MyErrorServlet extends HttpServlet {</text:span></text:span></text:p>
      <text:p text:style-name="Preformatted_20_Text"><text:span text:style-name="Default_20_Paragraph_20_Font"><text:span text:style-name="T51"><text:s text:c="3"/>...</text:span></text:span></text:p>
      <text:p text:style-name="Preformatted_20_Text"><text:span text:style-name="Default_20_Paragraph_20_Font"><text:span text:style-name="T52">}</text:span></text:span></text:p>
      <text:p text:style-name="Body"><text:span text:style-name="Source_20_Text"><text:span text:style-name="T43">The above servlet is invoked if the status code 500 is sent via sendError or if an IOException occurs.</text:span></text:span><text:span text:style-name="Source_20_Text"><text:span text:style-name="T43"> In general error pages are invoked according to the rules defined in section 10.9.2 in the servlet specification.</text:span></text:span></text:p>
      <text:p text:style-name="Body"><text:span text:style-name="Source_20_Text"><text:span text:style-name="T43">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59"/></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63">Provide-Capability: osgi.whiteboard;</text:span></text:span></text:p>
      <text:p text:style-name="P28"><text:span text:style-name="Default_20_Paragraph_20_Font"><text:span text:style-name="T62"><text:s text:c="7"/>osgi.whiteboard="osgi.http";</text:span></text:span></text:p>
      <text:p text:style-name="P28"><text:span text:style-name="Default_20_Paragraph_20_Font"><text:span text:style-name="T62"><text:s text:c="7"/>uses:="</text:span></text:span><text:span text:style-name="Default_20_Paragraph_20_Font"><text:span text:style-name="T54">javax.servlet, javax.servlet.http</text:span></text:span><text:span text:style-name="Default_20_Paragraph_20_Font"><text:span text:style-name="T62">";</text:span></text:span></text:p>
      <text:p text:style-name="P28"><text:span text:style-name="Default_20_Paragraph_20_Font"><text:span text:style-name="T62"><text:s text:c="7"/>version:Version="1.3"</text:span></text:span></text:p>
      <text:p text:style-name="Body"><text:span text:style-name="Default_20_Paragraph_20_Font"><text:span text:style-name="T56">The Http Whiteboard Service implementation must provide support for all whiteboard service types as outlined in this specification.</text:span></text:span></text:p>
      <text:h text:style-name="Heading_20_3" text:outline-level="3"><text:span text:style-name="Default_20_Paragraph_20_Font"><text:span text:style-name="T49">osgi.whiteboard Namespace</text:span></text:span></text:h>
      <text:p text:style-name="Body"><text:span text:style-name="Default_20_Paragraph_20_Font"><text:span text:style-name="T43">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47">A </text:span></text:span><text:span text:style-name="Default_20_Paragraph_20_Font"><text:span text:style-name="T45">Whiteboard Services Consumer </text:span></text:span><text:span text:style-name="Default_20_Paragraph_20_Font"><text:span text:style-name="T43">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46">Whiteboard Services Providers</text:span></text:span><text:span text:style-name="Default_20_Paragraph_20_Font"><text:span text:style-name="T43">,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6">WhiteboardNamespace</text:span></text:span><text:span text:style-name="Default_20_Paragraph_20_Font"><text:span text:style-name="T66"> </text:span></text:span><text:span text:style-name="Default_20_Paragraph_20_Font"><text:span text:style-name="T43">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43">A symbolic name for the whiteboard </text:span></text:span><text:span text:style-name="Default_20_Paragraph_20_Font"><text:span text:style-name="T43">services </text:span></text:span><text:span text:style-name="Default_20_Paragraph_20_Font"><text:span text:style-name="T43">consumer. </text:span></text:span><text:span text:style-name="Default_20_Paragraph_20_Font"><text:span text:style-name="T43">These names are defined in their </text:span></text:span><text:span text:style-name="Default_20_Paragraph_20_Font"><text:span text:style-name="T43">respective </text:span></text:span><text:span text:style-name="Default_20_Paragraph_20_Font"><text:span text:style-name="T43">specifications and should in general use the specification top level package name. For example, </text:span></text:span><text:span text:style-name="Source_20_Text"><text:span text:style-name="T56">org.acme.foo</text:span></text:span><text:span text:style-name="Default_20_Paragraph_20_Font"><text:span text:style-name="T43">. The OSGi Alliance reserves names that start with </text:span></text:span><text:span text:style-name="Source_20_Text"><text:span text:style-name="T56">osgi</text:span></text:span><text:span text:style-name="Default_20_Paragraph_20_Font"><text:span text:style-name="T43">.</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43">Specifications for whiteboard services consumers (Http Whiteboard Service, Event Admin, etc.) should specify the values for these attributes. Whiteboard services consumers that provide such a capability should list the packages </text:span></text:span><text:span text:style-name="Default_20_Paragraph_20_Font"><text:span text:style-name="T43">that they </text:span></text:span><text:span text:style-name="Default_20_Paragraph_20_Font"><text:span text:style-name="T43">use in their implementation in the uses directive of that capability to ensure class space consistency. Whiteboard </text:span></text:span><text:span text:style-name="Default_20_Paragraph_20_Font"><text:span text:style-name="T43">services consumers can consume a whiteboard services provider even if that bundle does not require the </text:span></text:span><text:span text:style-name="Default_20_Paragraph_20_Font"><text:span text:style-name="T43">whiteboard consumer unless the specification explicitly forbids this. For example an Http Whiteboard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43">A bundle that depends on a</text:span></text:span><text:span text:style-name="Default_20_Paragraph_20_Font"><text:span text:style-name="T43">n</text:span></text:span><text:span text:style-name="Default_20_Paragraph_20_Font"><text:span text:style-name="T43"> Http Whiteboard Service </text:span></text:span><text:span text:style-name="Default_20_Paragraph_20_Font"><text:span text:style-name="T43">implementation </text:span></text:span><text:span text:style-name="Default_20_Paragraph_20_Font"><text:span text:style-name="T43">could require such a whiteboard consumer with the following manifest header: </text:span></text:span></text:p>
      <text:p text:style-name="Preformatted_20_Text"><text:span text:style-name="User_20_Entry"><text:span text:style-name="T56"><text:s text:c="3"/>Require-Capability: osgi.whiteboard;</text:span></text:span></text:p>
      <text:p text:style-name="Preformatted_20_Text"><text:span text:style-name="User_20_Entry"><text:span text:style-name="T56"><text:s text:c="5"/>filter:="(&amp;(osgi.whiteboard=osgi.http)(version&gt;=1.3)(!(version&gt;=2.0)))"</text:span></text:span></text:p>
      <text:p text:style-name="Preformatted_20_Text"><text:span text:style-name="User_20_Entry"><text:span text:style-name="T56"/></text:span></text:p>
      <text:h text:style-name="Heading_20_2" text:outline-level="2"><text:span text:style-name="User_20_Entry"><text:span text:style-name="T50">Potential Update of the Http Service</text:span></text:span></text:h>
      <text:p text:style-name="Body"><text:span text:style-name="User_20_Entry"><text:span text:style-name="T43">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49">Supported Servlet API</text:span></text:span></text:h>
      <text:p text:style-name="Body"><text:span text:style-name="User_20_Entry"><text:span text:style-name="T49">The Http Service implementation can supped declaring the supported servlet API as explained in secion </text:span></text:span><text:span text:style-name="User_20_Entry"><text:span text:style-name="T49"><text:bookmark-ref text:reference-format="chapter" text:ref-name="__RefHeading__14848_1235919579"/></text:span></text:span><text:span text:style-name="User_20_Entry"><text:span text:style-name="T49">.</text:span></text:span></text:p>
      <text:h text:style-name="Heading_20_3" text:outline-level="3"><text:span text:style-name="User_20_Entry"><text:span text:style-name="T49">Relationship to the Http Runtime Service</text:span></text:span><text:span text:style-name="User_20_Entry"><text:span text:style-name="T50"> </text:span></text:span></text:h>
      <text:p text:style-name="Body"><text:span text:style-name="Default_20_Paragraph_20_Font"><text:span text:style-name="T27">If an Http Service implementation wants to support introspection through the Http Service Runtime service, the Http Service Runtime service must have a service registration property </text:span></text:span><text:span text:style-name="Default_20_Paragraph_20_Font"><text:span text:style-name="T33">osgi.http.runtime.httpservice.serviceid</text:span></text:span><text:span text:style-name="Default_20_Paragraph_20_Font"><text:span text:style-name="T27"> containing the service id of the Http Service service.</text:span></text:span></text:p>
      <text:p text:style-name="Body"><text:span text:style-name="Default_20_Paragraph_20_Font"><text:span text:style-name="T27">As the DTOs contain a field with the service id of the whiteboarded services, in the case of servlets or resources registered via the Http S</text:span></text:span><text:span text:style-name="Default_20_Paragraph_20_Font"><text:span text:style-name="T27">ervice, the Http Runtime Service needs to generate unique negative ids for these instances.</text:span></text:span></text:p>
      <text:h text:style-name="Heading_20_3" text:outline-level="3"><text:span text:style-name="Default_20_Paragraph_20_Font"><text:span text:style-name="T29">Coexistance of the Http Service and the Http Whiteboard Service</text:span></text:span></text:h>
      <text:p text:style-name="P21"><text:span text:style-name="Default_20_Paragraph_20_Font"><text:span text:style-name="T27">If an implementation </text:span></text:span><text:span text:style-name="Default_20_Paragraph_20_Font"><text:span text:style-name="T27">implements both, the Http Service and the Http Whiteboard Service, services registered by any of those means coexist potentially within the same Http context.</text:span></text:span><text:span text:style-name="Default_20_Paragraph_20_Font"><text:span text:style-name="T27"> In the case of a clash between a service registered through the whiteboard pattern and the Http Ser</text:span></text:span><text:span text:style-name="Default_20_Paragraph_20_Font"><text:span text:style-name="T27">vice, the whiteboard service wins as it has a higher service ranking.</text:span></text:span></text:p>
      <text:p text:style-name="P21"><text:soft-page-break/><text:span text:style-name="Default_20_Paragraph_20_Font"><text:span text:style-name="T27">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6"/>
      <text:p text:style-name="P6">See the JavaDoc for details.</text:p>
      <text:h text:style-name="Heading_20_1" text:outline-level="1">Javadoc</text:h>
      <text:p text:style-name="P29"><text:span text:style-name="Default_20_Paragraph_20_Font"><text:span text:style-name="T61"/></text:span></text:p>
      <text:section text:style-name="Sect1" text:name="JavaDoc" text:protected="true">
        <text:section-source xlink:href="../javadoc.rtf" text:filter-name="Rich Text Format"/>
        <text:p text:style-name="P73">OSGi Javadoc</text:p>
        <text:p text:style-name="P113">25.07.14 11:30</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7"><text:span text:style-name="Summary_20_Heading_20_Font">Package Summary</text:span></text:p>
            </table:table-cell>
            <table:covered-table-cell/>
            <table:table-cell table:style-name="Tabelle5.A1" office:value-type="string">
              <text:p text:style-name="P118"><text:span text:style-name="Page_20_Reference_20_Font"><text:span text:style-name="T77">Page</text:span></text:span></text:p>
            </table:table-cell>
          </table:table-row>
          <table:table-row table:style-name="Tabelle5.1">
            <table:table-cell table:style-name="Tabelle5.A2" office:value-type="string">
              <text:p text:style-name="P119"><text:a xlink:type="simple" xlink:href="#r3" text:style-name="Internet_20_link" text:visited-style-name="Visited_20_Internet_20_Link"><text:span text:style-name="T67">org.osgi.service.http.context</text:span></text:a></text:p>
            </table:table-cell>
            <table:table-cell table:style-name="Tabelle5.A2" office:value-type="string">
              <text:p text:style-name="P120">Http Service Context Package Version 1.0.</text:p>
            </table:table-cell>
            <table:table-cell table:style-name="Tabelle5.A2" office:value-type="string">
              <text:p text:style-name="P118"><text:span text:style-name="Page_20_Reference_20_Font"><text:bookmark-ref text:reference-format="page" text:ref-name="r3"/></text:span></text:p>
            </table:table-cell>
          </table:table-row>
          <table:table-row table:style-name="Tabelle5.1">
            <table:table-cell table:style-name="Tabelle5.A3" office:value-type="string">
              <text:p text:style-name="P119"><text:a xlink:type="simple" xlink:href="#r18" text:style-name="Internet_20_link" text:visited-style-name="Visited_20_Internet_20_Link"><text:span text:style-name="T67">org.osgi.service.http.runtime</text:span></text:a></text:p>
            </table:table-cell>
            <table:table-cell table:style-name="Tabelle5.A3" office:value-type="string">
              <text:p text:style-name="P120">Http Service Runtime Package Version 1.0.</text:p>
            </table:table-cell>
            <table:table-cell table:style-name="Tabelle5.A3" office:value-type="string">
              <text:p text:style-name="P118"><text:span text:style-name="Page_20_Reference_20_Font"><text:bookmark-ref text:reference-format="page" text:ref-name="r18"/></text:span></text:p>
            </table:table-cell>
          </table:table-row>
          <table:table-row table:style-name="Tabelle5.1">
            <table:table-cell table:style-name="Tabelle5.A3" office:value-type="string">
              <text:p text:style-name="P119"><text:a xlink:type="simple" xlink:href="#r25" text:style-name="Internet_20_link" text:visited-style-name="Visited_20_Internet_20_Link"><text:span text:style-name="T67">org.osgi.service.http.runtime.dto</text:span></text:a></text:p>
            </table:table-cell>
            <table:table-cell table:style-name="Tabelle5.A3" office:value-type="string">
              <text:p text:style-name="P120">Http Service Runtime DTO Package Version 1.0.</text:p>
            </table:table-cell>
            <table:table-cell table:style-name="Tabelle5.A3" office:value-type="string">
              <text:p text:style-name="P118"><text:span text:style-name="Page_20_Reference_20_Font"><text:bookmark-ref text:reference-format="page" text:ref-name="r25"/></text:span></text:p>
            </table:table-cell>
          </table:table-row>
          <table:table-row table:style-name="Tabelle5.1">
            <table:table-cell table:style-name="Tabelle5.A3" office:value-type="string">
              <text:p text:style-name="P119"><text:a xlink:type="simple" xlink:href="#r119" text:style-name="Internet_20_link" text:visited-style-name="Visited_20_Internet_20_Link"><text:span text:style-name="T67">org.osgi.service.http.whiteboard</text:span></text:a></text:p>
            </table:table-cell>
            <table:table-cell table:style-name="Tabelle5.A3" office:value-type="string">
              <text:p text:style-name="P120">Http Service Whiteboard Package Version 1.0.</text:p>
            </table:table-cell>
            <table:table-cell table:style-name="Tabelle5.A3" office:value-type="string">
              <text:p text:style-name="P118"><text:span text:style-name="Page_20_Reference_20_Font"><text:bookmark-ref text:reference-format="page" text:ref-name="r119"/></text:span></text:p>
            </table:table-cell>
          </table:table-row>
        </table:table>
        <text:p text:style-name="P74"><text:bookmark text:name="r3"/>Package org.osgi.service.http.context</text:p>
        <text:p text:style-name="P133"><text:span text:style-name="Code_20_Small">@org.osgi.annotation.versioning.Version(value="1.0")</text:span></text:p>
        <text:p text:style-name="P134">Http Service Context Package Version 1.0.</text:p>
        <text:p text:style-name="P135">See:</text:p>
        <text:p text:style-name="P138"><text:a xlink:type="simple" xlink:href="#r2" text:style-name="Internet_20_link" text:visited-style-name="Visited_20_Internet_20_Link"><text:span text:style-name="T67">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7"><text:span text:style-name="Summary_20_Heading_20_Font1">Interface Summary</text:span></text:p>
            </table:table-cell>
            <table:covered-table-cell/>
            <table:table-cell table:style-name="Tabelle6.A1" office:value-type="string">
              <text:p text:style-name="P128"><text:span text:style-name="Page_20_Reference_20_Font">Page</text:span></text:p>
            </table:table-cell>
          </table:table-row>
          <table:table-row table:style-name="Tabelle6.1">
            <table:table-cell table:style-name="Tabelle6.A2" office:value-type="string">
              <text:p text:style-name="P119"><text:a xlink:type="simple" xlink:href="#r16" text:style-name="Internet_20_link" text:visited-style-name="Visited_20_Internet_20_Link"><text:span text:style-name="T69">ServletContextHelperContext</text:span></text:a></text:p>
            </table:table-cell>
            <table:table-cell table:style-name="Tabelle6.A2" office:value-type="string">
              <text:p text:style-name="P121"><text:span text:style-name="T78">This context object is passed to each method of the </text:span><text:span text:style-name="Code1"><text:span text:style-name="T78">ServletContextHelper</text:span></text:span><text:span text:style-name="Default_20_Paragraph_20_Font"><text:span text:style-name="T78">.</text:span></text:span></text:p>
            </table:table-cell>
            <table:table-cell table:style-name="Tabelle6.A2" office:value-type="string">
              <text:p text:style-name="P122"><text:span text:style-name="Page_20_Reference_20_Font"><text:span text:style-name="T78"><text:bookmark-ref text:reference-format="page" text:ref-name="r16"/></text:span></text:span></text:p>
            </table:table-cell>
          </table:table-row>
        </table:table>
        <text:p text:style-name="P104"/>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29"><text:span text:style-name="Summary_20_Heading_20_Font1"><text:span text:style-name="T21">Class Summary</text:span></text:span></text:p>
            </table:table-cell>
            <table:covered-table-cell/>
            <table:table-cell table:style-name="Tabelle8.A1" office:value-type="string">
              <text:p text:style-name="P130"><text:span text:style-name="Page_20_Reference_20_Font"><text:span text:style-name="T40">Page</text:span></text:span></text:p>
            </table:table-cell>
          </table:table-row>
          <table:table-row table:style-name="Tabelle8.1">
            <table:table-cell table:style-name="Tabelle8.A2" office:value-type="string">
              <text:p text:style-name="P119"><text:a xlink:type="simple" xlink:href="#r14" text:style-name="Internet_20_link" text:visited-style-name="Visited_20_Internet_20_Link"><text:span text:style-name="T67">ServletContextHelper</text:span></text:a></text:p>
            </table:table-cell>
            <table:table-cell table:style-name="Tabelle8.A2" office:value-type="string">
              <text:p text:style-name="P124">Helper service for the servlet context used by whiteboard services for HTTP requests.</text:p>
            </table:table-cell>
            <table:table-cell table:style-name="Tabelle8.A2" office:value-type="string">
              <text:p text:style-name="P125"><text:span text:style-name="Page_20_Reference_20_Font"><text:span text:style-name="T21"><text:bookmark-ref text:reference-format="page" text:ref-name="r14"/></text:span></text:span></text:p>
            </table:table-cell>
          </table:table-row>
        </table:table>
        <text:p text:style-name="P144"><text:bookmark text:name="r2"/>Package org.osgi.service.http.context Description</text:p>
        <text:p text:style-name="P145">Http Service Context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context; version="[1.0,2.0)"</text:span></text:p>
        <text:p text:style-name="P145">Example import for providers implementing the API in this package:</text:p>
        <text:p text:style-name="P106"><text:soft-page-break/><text:span text:style-name="Code1">Import-Package: org.osgi.service.http.context; version="[1.0,1.1)"</text:span></text:p>
        <text:p text:style-name="P78"><text:bookmark text:name="r14"/>Class ServletContextHelper</text:p>
        <text:p text:style-name="P147"><text:a xlink:type="simple" xlink:href="#r3" text:style-name="Internet_20_link" text:visited-style-name="Visited_20_Internet_20_Link"><text:span text:style-name="T70">org.osgi.service.http.context</text:span></text:a></text:p>
        <text:p text:style-name="P136"><text:span text:style-name="Code2">java.lang.Object</text:span></text:p>
        <text:p text:style-name="P107"><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77">org.osgi.service.http.context.ServletContextHelper</text:span></text:span></text:p>
        <text:p text:style-name="P137"/>
        <text:p text:style-name="P150"><text:span text:style-name="Code_20_Small1">@org.osgi.annotation.versioning.ConsumerType<text:line-break/></text:span><text:span text:style-name="Code2">abstract public class </text:span><text:span text:style-name="Code2"><text:span text:style-name="T77">ServletContextHelper</text:span></text:span></text:p>
        <text:p text:style-name="P114"><text:span text:style-name="Code2">extends Object</text:span></text:p>
        <text:p text:style-name="P145">Helper service for the servlet context used by whiteboard services for HTTP requests.</text:p>
        <text:p text:style-name="P145">This service defines methods that the Http Whiteboard Service implementation may call to get information for a request when dealing with whiteboard services.</text:p>
        <text:p text:style-name="P146"><text:span text:style-name="T56">Servlets, servlet filters, resources, and listeners services may be </text:span><text:a xlink:type="simple" xlink:href="#r121" text:style-name="Internet_20_link" text:visited-style-name="Visited_20_Internet_20_Link"><text:span text:style-name="Code2"><text:span text:style-name="T71">associated</text:span></text:span></text:a><text:span text:style-name="Default_20_Paragraph_20_Font"><text:span text:style-name="T56"> with an </text:span></text:span><text:span text:style-name="Code2">ServletContextHelper</text:span><text:span text:style-name="Default_20_Paragraph_20_Font"><text:span text:style-name="T56"> service. Those whiteboard services that are associated using the same </text:span></text:span><text:span text:style-name="Code2">ServletContextHelper</text:span><text:span text:style-name="Default_20_Paragraph_20_Font"><text:span text:style-name="T56"> object will share the same </text:span></text:span><text:span text:style-name="Code2">ServletContext</text:span><text:span text:style-name="Default_20_Paragraph_20_Font"><text:span text:style-name="T56"> object.</text:span></text:span></text:p>
        <text:p text:style-name="P146"><text:span text:style-name="T56">If no </text:span><text:span text:style-name="Code2">ServletContextHelper</text:span><text:span text:style-name="Default_20_Paragraph_20_Font"><text:span text:style-name="T56"> service is associated, a default </text:span></text:span><text:span text:style-name="Code2">ServletContextHelper</text:span><text:span text:style-name="Default_20_Paragraph_20_Font"><text:span text:style-name="T56"> is used. The behavior of the methods on the default </text:span></text:span><text:span text:style-name="Code2">ServletContextHelper</text:span><text:span text:style-name="Default_20_Paragraph_20_Font"><text:span text:style-name="T56"> is defined as follows:</text:span></text:span></text:p>
        <text:list xml:id="list7377836443631016137" text:style-name="RTF_5f_Num_20_2">
          <text:list-item>
            <text:p text:style-name="P109"><text:span text:style-name="Code2"><text:span text:style-name="T21">getMimeType</text:span></text:span><text:span text:style-name="Default_20_Paragraph_20_Font"><text:span text:style-name="T36"> - Does not define any customized MIME types for the </text:span></text:span><text:span text:style-name="Code2"><text:span text:style-name="T21">Content-Type</text:span></text:span><text:span text:style-name="Default_20_Paragraph_20_Font"><text:span text:style-name="T36"> header in the response, and calls the parent context if it exists. Otherwise it always returns </text:span></text:span><text:span text:style-name="Code2"><text:span text:style-name="T21">null</text:span></text:span><text:span text:style-name="Default_20_Paragraph_20_Font"><text:span text:style-name="T36">.</text:span></text:span></text:p>
          </text:list-item>
          <text:list-item>
            <text:p text:style-name="P109"><text:span text:style-name="Code2"><text:span text:style-name="T21">handleSecurity</text:span></text:span><text:span text:style-name="Default_20_Paragraph_20_Font"><text:span text:style-name="T36"> - Performs implementation-defined authentication on the request.</text:span></text:span></text:p>
          </text:list-item>
          <text:list-item>
            <text:p text:style-name="P109"><text:span text:style-name="Code2"><text:span text:style-name="T21">getResource</text:span></text:span><text:span text:style-name="Default_20_Paragraph_20_Font"><text:span text:style-name="T36"> - Assumes the named resource is in the bundle of the whiteboard service. This method calls the whiteboard service bundle's </text:span></text:span><text:span text:style-name="Code2"><text:span text:style-name="T21">Bundle.getEntry</text:span></text:span><text:span text:style-name="Default_20_Paragraph_20_Font"><text:span text:style-name="T36"> method, and returns the appropriate URL to access the resource. On a Java runtime environment that supports permissions, the Http Whiteboard Service needs to be granted </text:span></text:span><text:span text:style-name="Code2"><text:span text:style-name="T21">org.osgi.framework.AdminPermission[*,RESOURCE]</text:span></text:span><text:span text:style-name="Default_20_Paragraph_20_Font"><text:span text:style-name="T36">.</text:span></text:span></text:p>
          </text:list-item>
          <text:list-item>
            <text:p text:style-name="P109"><text:span text:style-name="Code2"><text:span text:style-name="T21">getResourcePaths</text:span></text:span><text:span text:style-name="Default_20_Paragraph_20_Font"><text:span text:style-name="T36"> - Assumes that the resources are in the bundle of the whiteboard service. This method calls </text:span></text:span><text:span text:style-name="Code2"><text:span text:style-name="T21">Bundle.findEntries</text:span></text:span><text:span text:style-name="Default_20_Paragraph_20_Font"><text:span text:style-name="T36"> method, and returns the found entries. On a Java runtime environment that supports permissions, the Http Whiteboard Service needs to be granted </text:span></text:span><text:span text:style-name="Code2"><text:span text:style-name="T21">org.osgi.framework.AdminPermission[*,RESOURCE]</text:span></text:span><text:span text:style-name="Default_20_Paragraph_20_Font"><text:span text:style-name="T36">.</text:span></text:span></text:p>
          </text:list-item>
          <text:list-item>
            <text:p text:style-name="P111"><text:span text:style-name="Code2"><text:span text:style-name="T21">getRealPath</text:span></text:span><text:span text:style-name="Default_20_Paragraph_20_Font"><text:span text:style-name="T36"> - This method returns </text:span></text:span><text:span text:style-name="Code2"><text:span text:style-name="T21">null</text:span></text:span><text:span text:style-name="Default_20_Paragraph_20_Font"><text:span text:style-name="T36">.</text:span></text:span></text:p>
          </text:list-item>
        </text:list>
        <text:p text:style-name="P146"><text:span text:style-name="T56">It is possible to register own </text:span><text:span text:style-name="Code2">ServletContextHelper</text:span><text:span text:style-name="Default_20_Paragraph_20_Font"><text:span text:style-name="T56"> services with a </text:span></text:span><text:a xlink:type="simple" xlink:href="#r121" text:style-name="Internet_20_link" text:visited-style-name="Visited_20_Internet_20_Link"><text:span text:style-name="Code2"><text:span text:style-name="T71">service property</text:span></text:span></text:a><text:span text:style-name="Default_20_Paragraph_20_Font"><text:span text:style-name="T56">.</text:span></text:span></text:p>
        <text:p text:style-name="P115"><text:span text:style-name="T56">A context can be registered with the </text:span><text:a xlink:type="simple" xlink:href="#r122" text:style-name="Internet_20_link" text:visited-style-name="Visited_20_Internet_20_Link"><text:span text:style-name="Code2"><text:span text:style-name="T71">service property</text:span></text:span></text:a><text:span text:style-name="Default_20_Paragraph_20_Font"><text:span text:style-name="T56"> to define a path under which all services registered with this context are reachable.</text:span></text:span></text:p>
        <text:p text:style-name="P148">See Also:</text:p>
        <text:p text:style-name="P140"><text:a xlink:type="simple" xlink:href="#r121" text:style-name="Internet_20_link" text:visited-style-name="Visited_20_Internet_20_Link"><text:span text:style-name="Code2"><text:span text:style-name="T71">HttpWhiteboardConstants.HTTP_WHITEBOARD_CONTEXT_NAME</text:span></text:span></text:a><text:span text:style-name="Default_20_Paragraph_20_Font"><text:span text:style-name="T56">, </text:span></text:span><text:a xlink:type="simple" xlink:href="#r122" text:style-name="Internet_20_link" text:visited-style-name="Visited_20_Internet_20_Link"><text:span text:style-name="Code2"><text:span text:style-name="T71">HttpWhiteboardConstants.HTTP_WHITEBOARD_CONTEXT_PATH</text:span></text:span></text:a></text:p>
        <text:p text:style-name="P148">ThreadSafe</text:p>
        <text:p text:style-name="P15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52"><text:span text:style-name="Summary_20_Heading_20_Font2"><text:span text:style-name="T21">Field Summary</text:span></text:span></text:p>
            </table:table-cell>
            <table:covered-table-cell/>
            <table:table-cell table:style-name="Tabelle9.A1" office:value-type="string">
              <text:p text:style-name="P153"><text:span text:style-name="Page_20_Reference_20_Font"><text:span text:style-name="T40">Page</text:span></text:span></text:p>
            </table:table-cell>
          </table:table-row>
          <table:table-row table:style-name="Tabelle9.1">
            <table:table-cell table:style-name="Tabelle9.A2" office:value-type="string">
              <text:p text:style-name="P154"><text:span text:style-name="Code_20_Small1"><text:span text:style-name="T21">static String</text:span></text:span></text:p>
            </table:table-cell>
            <table:table-cell table:style-name="Tabelle9.A2" office:value-type="string">
              <text:p text:style-name="P158"><text:a xlink:type="simple" xlink:href="#r5" text:style-name="Internet_20_link" text:visited-style-name="Visited_20_Internet_20_Link"><text:span text:style-name="Code2"><text:span text:style-name="T72">AUTHENTICATION_TYPE</text:span></text:span></text:a></text:p>
              <text:p text:style-name="P159"><text:span text:style-name="Code2"><text:span text:style-name="T21">HttpServletRequest</text:span></text:span><text:span text:style-name="Default_20_Paragraph_20_Font"><text:span text:style-name="T36"> attribute specifying the scheme used in authentication.</text:span></text:span></text:p>
            </table:table-cell>
            <table:table-cell table:style-name="Tabelle9.C2" office:value-type="string">
              <text:p text:style-name="P155"><text:span text:style-name="Page_20_Reference_20_Font"><text:span text:style-name="T21"><text:bookmark-ref text:reference-format="page" text:ref-name="r5"/></text:span></text:span></text:p>
            </table:table-cell>
          </table:table-row>
          <table:table-row table:style-name="Tabelle9.1">
            <table:table-cell table:style-name="Tabelle9.A3" office:value-type="string">
              <text:p text:style-name="P154"><text:span text:style-name="Code_20_Small1"><text:span text:style-name="T21">static String</text:span></text:span></text:p>
            </table:table-cell>
            <table:table-cell table:style-name="Tabelle9.A3" office:value-type="string">
              <text:p text:style-name="P158"><text:a xlink:type="simple" xlink:href="#r6" text:style-name="Internet_20_link" text:visited-style-name="Visited_20_Internet_20_Link"><text:span text:style-name="Code2"><text:span text:style-name="T72">AUTHORIZATION</text:span></text:span></text:a></text:p>
              <text:p text:style-name="P159"><text:span text:style-name="Code2"><text:span text:style-name="T21">HttpServletRequest</text:span></text:span><text:span text:style-name="Default_20_Paragraph_20_Font"><text:span text:style-name="T36"> attribute specifying the </text:span></text:span><text:span text:style-name="Code2"><text:span text:style-name="T21">Authorization</text:span></text:span><text:span text:style-name="Default_20_Paragraph_20_Font"><text:span text:style-name="T36"> object obtained from the </text:span></text:span><text:span text:style-name="Code2"><text:span text:style-name="T21">org.osgi.service.useradmin.UserAdmin</text:span></text:span><text:span text:style-name="Default_20_Paragraph_20_Font"><text:span text:style-name="T36"> service.</text:span></text:span></text:p>
            </table:table-cell>
            <table:table-cell table:style-name="Tabelle9.C3" office:value-type="string">
              <text:p text:style-name="P155"><text:span text:style-name="Page_20_Reference_20_Font"><text:span text:style-name="T21"><text:bookmark-ref text:reference-format="page" text:ref-name="r6"/></text:span></text:span></text:p>
            </table:table-cell>
          </table:table-row>
          <table:table-row table:style-name="Tabelle9.1">
            <table:table-cell table:style-name="Tabelle9.A3" office:value-type="string">
              <text:p text:style-name="P154"><text:span text:style-name="Code_20_Small1"><text:span text:style-name="T21">static String</text:span></text:span></text:p>
            </table:table-cell>
            <table:table-cell table:style-name="Tabelle9.A3" office:value-type="string">
              <text:p text:style-name="P158"><text:a xlink:type="simple" xlink:href="#r4" text:style-name="Internet_20_link" text:visited-style-name="Visited_20_Internet_20_Link"><text:span text:style-name="Code2"><text:span text:style-name="T72">REMOTE_USER</text:span></text:span></text:a></text:p>
              <text:p text:style-name="P159"><text:span text:style-name="Code2"><text:span text:style-name="T21">HttpServletRequest</text:span></text:span><text:span text:style-name="Default_20_Paragraph_20_Font"><text:span text:style-name="T36"> attribute specifying the name of the authenticated user.</text:span></text:span></text:p>
            </table:table-cell>
            <table:table-cell table:style-name="Tabelle9.C3" office:value-type="string">
              <text:p text:style-name="P155"><text:span text:style-name="Page_20_Reference_20_Font"><text:span text:style-name="T21"><text:bookmark-ref text:reference-format="page" text:ref-name="r4"/></text:span></text:span></text:p>
            </table:table-cell>
          </table:table-row>
        </table:table>
        <text:p text:style-name="P105"><text:soft-page-break/></text:p>
        <table:table table:name="Tabelle11" table:style-name="Tabelle11">
          <table:table-column table:style-name="Tabelle11.A"/>
          <table:table-column table:style-name="Tabelle11.B"/>
          <table:table-row table:style-name="Tabelle11.1">
            <table:table-cell table:style-name="Tabelle11.A1" office:value-type="string">
              <text:p text:style-name="P152"><text:span text:style-name="Summary_20_Heading_20_Font2"><text:span text:style-name="T21">Constructor Summary</text:span></text:span></text:p>
            </table:table-cell>
            <table:table-cell table:style-name="Tabelle11.A1" office:value-type="string">
              <text:p text:style-name="P153"><text:span text:style-name="Page_20_Reference_20_Font"><text:span text:style-name="T40">Page</text:span></text:span></text:p>
            </table:table-cell>
          </table:table-row>
          <table:table-row table:style-name="Tabelle11.1">
            <table:table-cell table:style-name="Tabelle11.A2" office:value-type="string">
              <text:p text:style-name="P158"><text:a xlink:type="simple" xlink:href="#r7" text:style-name="Internet_20_link" text:visited-style-name="Visited_20_Internet_20_Link"><text:span text:style-name="Code2"><text:span text:style-name="T72">ServletContextHelper</text:span></text:span></text:a><text:span text:style-name="Code2"><text:span text:style-name="T21">()</text:span></text:span></text:p>
              <text:p text:style-name="P160">Default constructor</text:p>
            </table:table-cell>
            <table:table-cell table:style-name="Tabelle11.B2" office:value-type="string">
              <text:p text:style-name="P155"><text:span text:style-name="Page_20_Reference_20_Font"><text:span text:style-name="T21"><text:bookmark-ref text:reference-format="page" text:ref-name="r7"/></text:span></text:span></text:p>
            </table:table-cell>
          </table:table-row>
          <table:table-row table:style-name="Tabelle11.1">
            <table:table-cell table:style-name="Tabelle11.A3" office:value-type="string">
              <text:p text:style-name="P158"><text:a xlink:type="simple" xlink:href="#r8" text:style-name="Internet_20_link" text:visited-style-name="Visited_20_Internet_20_Link"><text:span text:style-name="Code2"><text:span text:style-name="T72">ServletContextHelper</text:span></text:span></text:a><text:span text:style-name="Code2"><text:span text:style-name="T21">(org.osgi.framework.Bundle b)</text:span></text:span></text:p>
              <text:p text:style-name="P160">Construct a new context helper and set the bundle associated with this context.</text:p>
            </table:table-cell>
            <table:table-cell table:style-name="Tabelle11.B3" office:value-type="string">
              <text:p text:style-name="P155"><text:span text:style-name="Page_20_Reference_20_Font"><text:span text:style-name="T21"><text:bookmark-ref text:reference-format="page" text:ref-name="r8"/></text:span></text:span></text:p>
            </table:table-cell>
          </table:table-row>
        </table:table>
        <text:p text:style-name="P105"/>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52"><text:span text:style-name="Summary_20_Heading_20_Font2"><text:span text:style-name="T21">Method Summary</text:span></text:span></text:p>
            </table:table-cell>
            <table:covered-table-cell/>
            <table:table-cell table:style-name="Tabelle13.A1" office:value-type="string">
              <text:p text:style-name="P153"><text:span text:style-name="Page_20_Reference_20_Font"><text:span text:style-name="T40">Page</text:span></text:span></text:p>
            </table:table-cell>
          </table:table-row>
          <table:table-row table:style-name="Tabelle13.1">
            <table:table-cell table:style-name="Tabelle13.A2" office:value-type="string">
              <text:p text:style-name="P154"><text:span text:style-name="Code_20_Small1"><text:span text:style-name="T21">String</text:span></text:span></text:p>
            </table:table-cell>
            <table:table-cell table:style-name="Tabelle13.A2" office:value-type="string">
              <text:p text:style-name="P158"><text:a xlink:type="simple" xlink:href="#r11" text:style-name="Internet_20_link" text:visited-style-name="Visited_20_Internet_20_Link"><text:span text:style-name="Code2"><text:span text:style-name="T72">getMimeType</text:span></text:span></text:a><text:span text:style-name="Code2"><text:span text:style-name="T21">(</text:span></text:span><text:a xlink:type="simple" xlink:href="#r16" text:style-name="Internet_20_link" text:visited-style-name="Visited_20_Internet_20_Link"><text:span text:style-name="Code2"><text:span text:style-name="T71">ServletContextHelperContext</text:span></text:span></text:a><text:span text:style-name="Code2"><text:span text:style-name="T21"> context, String name)</text:span></text:span></text:p>
              <text:p text:style-name="P160">Maps a name to a MIME type.</text:p>
            </table:table-cell>
            <table:table-cell table:style-name="Tabelle13.C2" office:value-type="string">
              <text:p text:style-name="P155"><text:span text:style-name="Page_20_Reference_20_Font"><text:span text:style-name="T21"><text:bookmark-ref text:reference-format="page" text:ref-name="r11"/></text:span></text:span></text:p>
            </table:table-cell>
          </table:table-row>
          <table:table-row table:style-name="Tabelle13.1">
            <table:table-cell table:style-name="Tabelle13.A3" office:value-type="string">
              <text:p text:style-name="P154"><text:span text:style-name="Code_20_Small1"><text:span text:style-name="T21">String</text:span></text:span></text:p>
            </table:table-cell>
            <table:table-cell table:style-name="Tabelle13.A3" office:value-type="string">
              <text:p text:style-name="P158"><text:a xlink:type="simple" xlink:href="#r13" text:style-name="Internet_20_link" text:visited-style-name="Visited_20_Internet_20_Link"><text:span text:style-name="Code2"><text:span text:style-name="T72">getRealPath</text:span></text:span></text:a><text:span text:style-name="Code2"><text:span text:style-name="T21">(</text:span></text:span><text:a xlink:type="simple" xlink:href="#r16" text:style-name="Internet_20_link" text:visited-style-name="Visited_20_Internet_20_Link"><text:span text:style-name="Code2"><text:span text:style-name="T71">ServletContextHelperContext</text:span></text:span></text:a><text:span text:style-name="Code2"><text:span text:style-name="T21"> context, String path)</text:span></text:span></text:p>
              <text:p text:style-name="P160">Gets the real path corresponding to the given virtual path.</text:p>
            </table:table-cell>
            <table:table-cell table:style-name="Tabelle13.C3" office:value-type="string">
              <text:p text:style-name="P155"><text:span text:style-name="Page_20_Reference_20_Font"><text:span text:style-name="T21"><text:bookmark-ref text:reference-format="page" text:ref-name="r13"/></text:span></text:span></text:p>
            </table:table-cell>
          </table:table-row>
          <table:table-row table:style-name="Tabelle13.1">
            <table:table-cell table:style-name="Tabelle13.A3" office:value-type="string">
              <text:p text:style-name="P154"><text:span text:style-name="Code_20_Small1"><text:span text:style-name="T21">URL</text:span></text:span></text:p>
            </table:table-cell>
            <table:table-cell table:style-name="Tabelle13.A3" office:value-type="string">
              <text:p text:style-name="P158"><text:a xlink:type="simple" xlink:href="#r10" text:style-name="Internet_20_link" text:visited-style-name="Visited_20_Internet_20_Link"><text:span text:style-name="Code2"><text:span text:style-name="T72">getResource</text:span></text:span></text:a><text:span text:style-name="Code2"><text:span text:style-name="T21">(</text:span></text:span><text:a xlink:type="simple" xlink:href="#r16" text:style-name="Internet_20_link" text:visited-style-name="Visited_20_Internet_20_Link"><text:span text:style-name="Code2"><text:span text:style-name="T71">ServletContextHelperContext</text:span></text:span></text:a><text:span text:style-name="Code2"><text:span text:style-name="T21"> context, String name)</text:span></text:span></text:p>
              <text:p text:style-name="P160">Maps a resource name to a URL.</text:p>
            </table:table-cell>
            <table:table-cell table:style-name="Tabelle13.C3" office:value-type="string">
              <text:p text:style-name="P155"><text:span text:style-name="Page_20_Reference_20_Font"><text:span text:style-name="T21"><text:bookmark-ref text:reference-format="page" text:ref-name="r10"/></text:span></text:span></text:p>
            </table:table-cell>
          </table:table-row>
          <table:table-row table:style-name="Tabelle13.1">
            <table:table-cell table:style-name="Tabelle13.A3" office:value-type="string">
              <text:p text:style-name="P154"><text:span text:style-name="Code_20_Small1"><text:span text:style-name="T21">Set&lt;String&gt;</text:span></text:span></text:p>
            </table:table-cell>
            <table:table-cell table:style-name="Tabelle13.A3" office:value-type="string">
              <text:p text:style-name="P158"><text:a xlink:type="simple" xlink:href="#r12" text:style-name="Internet_20_link" text:visited-style-name="Visited_20_Internet_20_Link"><text:span text:style-name="Code2"><text:span text:style-name="T72">getResourcePaths</text:span></text:span></text:a><text:span text:style-name="Code2"><text:span text:style-name="T21">(</text:span></text:span><text:a xlink:type="simple" xlink:href="#r16" text:style-name="Internet_20_link" text:visited-style-name="Visited_20_Internet_20_Link"><text:span text:style-name="Code2"><text:span text:style-name="T71">ServletContextHelperContext</text:span></text:span></text:a><text:span text:style-name="Code2"><text:span text:style-name="T21"> context, String path)</text:span></text:span></text:p>
              <text:p text:style-name="P160">Returns a directory-like listing of all the paths to resources within the web application whose longest sub-path matches the supplied path argument.</text:p>
            </table:table-cell>
            <table:table-cell table:style-name="Tabelle13.C3" office:value-type="string">
              <text:p text:style-name="P155"><text:span text:style-name="Page_20_Reference_20_Font"><text:span text:style-name="T21"><text:bookmark-ref text:reference-format="page" text:ref-name="r12"/></text:span></text:span></text:p>
            </table:table-cell>
          </table:table-row>
          <table:table-row table:style-name="Tabelle13.1">
            <table:table-cell table:style-name="Tabelle13.A3" office:value-type="string">
              <text:p text:style-name="P154"><text:span text:style-name="Code_20_Small1"><text:span text:style-name="T21">boolean</text:span></text:span></text:p>
            </table:table-cell>
            <table:table-cell table:style-name="Tabelle13.A3" office:value-type="string">
              <text:p text:style-name="P158"><text:a xlink:type="simple" xlink:href="#r9" text:style-name="Internet_20_link" text:visited-style-name="Visited_20_Internet_20_Link"><text:span text:style-name="Code2"><text:span text:style-name="T72">handleSecurity</text:span></text:span></text:a><text:span text:style-name="Code2"><text:span text:style-name="T21">(</text:span></text:span><text:a xlink:type="simple" xlink:href="#r16" text:style-name="Internet_20_link" text:visited-style-name="Visited_20_Internet_20_Link"><text:span text:style-name="Code2"><text:span text:style-name="T71">ServletContextHelperContext</text:span></text:span></text:a><text:span text:style-name="Code2"><text:span text:style-name="T21"> context, HttpServletRequest request, HttpServletResponse response)</text:span></text:span></text:p>
              <text:p text:style-name="P160">Handles security for the specified request.</text:p>
            </table:table-cell>
            <table:table-cell table:style-name="Tabelle13.C3" office:value-type="string">
              <text:p text:style-name="P155"><text:span text:style-name="Page_20_Reference_20_Font"><text:span text:style-name="T21"><text:bookmark-ref text:reference-format="page" text:ref-name="r9"/></text:span></text:span></text:p>
            </table:table-cell>
          </table:table-row>
        </table:table>
        <text:p text:style-name="P99">Field Detail</text:p>
        <text:p text:style-name="P102"><text:bookmark text:name="r4"/>REMOTE_USER</text:p>
        <text:p text:style-name="P114"><text:span text:style-name="Code2">public static final String </text:span><text:span text:style-name="Code2"><text:span text:style-name="T77">REMOTE_USER</text:span></text:span><text:span text:style-name="Code2"> = "org.osgi.service.http.authentication.remote.user"</text:span></text:p>
        <text:p text:style-name="P138"><text:span text:style-name="Code2">HttpServletRequest</text:span><text:span text:style-name="Default_20_Paragraph_20_Font"><text:span text:style-name="T56"> attribute specifying the name of the authenticated user. The value of the attribute can be retrieved by </text:span></text:span><text:span text:style-name="Code2">HttpServletRequest.getRemoteUser</text:span><text:span text:style-name="Default_20_Paragraph_20_Font"><text:span text:style-name="T56">. This attribute name is </text:span></text:span><text:span text:style-name="Code2">org.osgi.service.http.authentication.remote.user</text:span><text:span text:style-name="Default_20_Paragraph_20_Font"><text:span text:style-name="T56">.</text:span></text:span></text:p>
        <text:p text:style-name="P164"/>
        <text:p text:style-name="P101"><text:bookmark text:name="r5"/>AUTHENTICATION_TYPE</text:p>
        <text:p text:style-name="P114"><text:span text:style-name="Code2">public static final String </text:span><text:span text:style-name="Code2"><text:span text:style-name="T77">AUTHENTICATION_TYPE</text:span></text:span><text:span text:style-name="Code2"> = "org.osgi.service.http.authentication.type"</text:span></text:p>
        <text:p text:style-name="P138"><text:span text:style-name="Code2">HttpServletRequest</text:span><text:span text:style-name="Default_20_Paragraph_20_Font"><text:span text:style-name="T56"> attribute specifying the scheme used in authentication. The value of the attribute can be retrieved by </text:span></text:span><text:span text:style-name="Code2">HttpServletRequest.getAuthType</text:span><text:span text:style-name="Default_20_Paragraph_20_Font"><text:span text:style-name="T56">. This attribute name is </text:span></text:span><text:span text:style-name="Code2">org.osgi.service.http.authentication.type</text:span><text:span text:style-name="Default_20_Paragraph_20_Font"><text:span text:style-name="T56">.</text:span></text:span></text:p>
        <text:p text:style-name="P164"/>
        <text:p text:style-name="P101"><text:bookmark text:name="r6"/>AUTHORIZATION</text:p>
        <text:p text:style-name="P114"><text:span text:style-name="Code2">public static final String </text:span><text:span text:style-name="Code2"><text:span text:style-name="T77">AUTHORIZATION</text:span></text:span><text:span text:style-name="Code2"> = "org.osgi.service.useradmin.authorization"</text:span></text:p>
        <text:p text:style-name="P138"><text:span text:style-name="Code2">HttpServletRequest</text:span><text:span text:style-name="Default_20_Paragraph_20_Font"><text:span text:style-name="T56"> attribute specifying the </text:span></text:span><text:span text:style-name="Code2">Authorization</text:span><text:span text:style-name="Default_20_Paragraph_20_Font"><text:span text:style-name="T56"> object obtained from the </text:span></text:span><text:span text:style-name="Code2">org.osgi.service.useradmin.UserAdmin</text:span><text:span text:style-name="Default_20_Paragraph_20_Font"><text:span text:style-name="T56"> service. The value of the attribute can be retrieved by </text:span></text:span><text:span text:style-name="Code2">HttpServletRequest.getAttribute(HttpContext.AUTHORIZATION)</text:span><text:span text:style-name="Default_20_Paragraph_20_Font"><text:span text:style-name="T56">. This attribute name is </text:span></text:span><text:span text:style-name="Code2">org.osgi.service.useradmin.authorization</text:span><text:span text:style-name="Default_20_Paragraph_20_Font"><text:span text:style-name="T56">.</text:span></text:span></text:p>
        <text:p text:style-name="P100">Constructor Detail</text:p>
        <text:p text:style-name="P102"><text:bookmark text:name="r7"/>ServletContextHelper</text:p>
        <text:p text:style-name="P114"><text:span text:style-name="Code2">public </text:span><text:span text:style-name="Code2"><text:span text:style-name="T77">ServletContextHelper</text:span></text:span><text:span text:style-name="Code2">()</text:span></text:p>
        <text:p text:style-name="P139">Default constructor</text:p>
        <text:p text:style-name="P164"><text:soft-page-break/></text:p>
        <text:p text:style-name="P101"><text:bookmark text:name="r8"/>ServletContextHelper</text:p>
        <text:p text:style-name="P114"><text:span text:style-name="Code2">public </text:span><text:span text:style-name="Code2"><text:span text:style-name="T77">ServletContextHelper</text:span></text:span><text:span text:style-name="Code2">(org.osgi.framework.Bundle b)</text:span></text:p>
        <text:p text:style-name="P139">Construct a new context helper and set the bundle associated with this context.</text:p>
        <text:p text:style-name="P141">Parameters:</text:p>
        <text:p text:style-name="P165"><text:span text:style-name="Code2">b</text:span><text:span text:style-name="Default_20_Paragraph_20_Font"><text:span text:style-name="T56"> - The bundle</text:span></text:span></text:p>
        <text:p text:style-name="P99">Method Detail</text:p>
        <text:p text:style-name="P102"><text:bookmark text:name="r9"/>handleSecurity</text:p>
        <text:p text:style-name="P114"><text:span text:style-name="Code2">public boolean </text:span><text:span text:style-name="Code2"><text:span text:style-name="T77">handleSecurity</text:span></text:span><text:span text:style-name="Code2">(</text:span><text:a xlink:type="simple" xlink:href="#r16" text:style-name="Internet_20_link" text:visited-style-name="Visited_20_Internet_20_Link"><text:span text:style-name="Code2"><text:span text:style-name="T71">ServletContextHelperContext</text:span></text:span></text:a><text:span text:style-name="Code2"> context,<text:line-break/>                              HttpServletRequest request,<text:line-break/>                              HttpServletResponse response)<text:line-break/>                       throws IOException</text:span></text:p>
        <text:p text:style-name="P142">Handles security for the specified request.</text:p>
        <text:p text:style-name="P142">The Http Whiteboard Service calls this method prior to servicing the specified request. This method controls whether the request is processed in the normal manner or an error is returned.</text:p>
        <text:p text:style-name="P143"><text:span text:style-name="T56">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56">. See also RFC 2617: </text:span></text:span><text:span text:style-name="Default_20_Paragraph_20_Font"><text:span text:style-name="T57">HTTP Authentication: Basic and Digest Access Authentication </text:span></text:span><text:span text:style-name="Default_20_Paragraph_20_Font"><text:span text:style-name="T56">(available at http://www.ietf.org/rfc/rfc2617.txt).</text:span></text:span></text:p>
        <text:p text:style-name="P143"><text:span text:style-name="T56">If the request requires a secure connection and the </text:span><text:span text:style-name="Code2">getScheme</text:span><text:span text:style-name="Default_20_Paragraph_20_Font"><text:span text:style-name="T56">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56">.</text:span></text:span></text:p>
        <text:p text:style-name="P143"><text:span text:style-name="T56">When this method returns </text:span><text:span text:style-name="Code2">false</text:span><text:span text:style-name="Default_20_Paragraph_20_Font"><text:span text:style-name="T56">, the Http Whiteboard Service will send the response back to the client, thereby completing the request. When this method returns </text:span></text:span><text:span text:style-name="Code2">true</text:span><text:span text:style-name="Default_20_Paragraph_20_Font"><text:span text:style-name="T56">, the Http Whitboard Service will proceed with servicing the request.</text:span></text:span></text:p>
        <text:p text:style-name="P143"><text:span text:style-name="T56">If the specified request has been authenticated, this method must set the </text:span><text:a xlink:type="simple" xlink:href="#r5" text:style-name="Internet_20_link" text:visited-style-name="Visited_20_Internet_20_Link"><text:span text:style-name="Code2"><text:span text:style-name="T71">AUTHENTICATION_TYPE</text:span></text:span></text:a><text:span text:style-name="Default_20_Paragraph_20_Font"><text:span text:style-name="T56"> request attribute to the type of authentication used, and the </text:span></text:span><text:a xlink:type="simple" xlink:href="#r4" text:style-name="Internet_20_link" text:visited-style-name="Visited_20_Internet_20_Link"><text:span text:style-name="Code2"><text:span text:style-name="T71">REMOTE_USER</text:span></text:span></text:a><text:span text:style-name="Default_20_Paragraph_20_Font"><text:span text:style-name="T56"> request attribute to the remote user (request attributes are set using the </text:span></text:span><text:span text:style-name="Code2">setAttribute</text:span><text:span text:style-name="Default_20_Paragraph_20_Font"><text:span text:style-name="T56"> method on the request). If this method does not perform any authentication, it must not set these attributes.</text:span></text:span></text:p>
        <text:p text:style-name="P143"><text:span text:style-name="T56">If the authenticated user is also authorized to access certain resources, this method must set the </text:span><text:a xlink:type="simple" xlink:href="#r6" text:style-name="Internet_20_link" text:visited-style-name="Visited_20_Internet_20_Link"><text:span text:style-name="Code2"><text:span text:style-name="T71">AUTHORIZATION</text:span></text:span></text:a><text:span text:style-name="Default_20_Paragraph_20_Font"><text:span text:style-name="T56"> request attribute to the </text:span></text:span><text:span text:style-name="Code2">Authorization</text:span><text:span text:style-name="Default_20_Paragraph_20_Font"><text:span text:style-name="T56"> object obtained from the </text:span></text:span><text:span text:style-name="Code2">org.osgi.service.useradmin.UserAdmin</text:span><text:span text:style-name="Default_20_Paragraph_20_Font"><text:span text:style-name="T56"> service.</text:span></text:span></text:p>
        <text:p text:style-name="P138"><text:span text:style-name="T56">The servlet responsible for servicing the specified request determines the authentication type and remote user by calling the </text:span><text:span text:style-name="Code2">getAuthType</text:span><text:span text:style-name="Default_20_Paragraph_20_Font"><text:span text:style-name="T56"> and </text:span></text:span><text:span text:style-name="Code2">getRemoteUser</text:span><text:span text:style-name="Default_20_Paragraph_20_Font"><text:span text:style-name="T56"> methods, respectively, on the request.</text:span></text:span></text:p>
        <text:p text:style-name="P141">Parameters:</text:p>
        <text:p text:style-name="P165"><text:span text:style-name="Code2">context</text:span><text:span text:style-name="Default_20_Paragraph_20_Font"><text:span text:style-name="T56"> - The servlet context helper context for this call.</text:span></text:span></text:p>
        <text:p text:style-name="P165"><text:span text:style-name="Code2">request</text:span><text:span text:style-name="Default_20_Paragraph_20_Font"><text:span text:style-name="T56"> - The HTTP request.</text:span></text:span></text:p>
        <text:p text:style-name="P165"><text:span text:style-name="Code2">response</text:span><text:span text:style-name="Default_20_Paragraph_20_Font"><text:span text:style-name="T56"> - The HTTP response.</text:span></text:span></text:p>
        <text:p text:style-name="P141">Returns:</text:p>
        <text:p text:style-name="P165"><text:span text:style-name="Code2">true</text:span><text:span text:style-name="Default_20_Paragraph_20_Font"><text:span text:style-name="T56"> if the request should be serviced, </text:span></text:span><text:span text:style-name="Code2">false</text:span><text:span text:style-name="Default_20_Paragraph_20_Font"><text:span text:style-name="T56"> if the request should not be serviced and Http Whiteboard Service will send the response back to the client.</text:span></text:span></text:p>
        <text:p text:style-name="P141">Throws:</text:p>
        <text:p text:style-name="P165"><text:span text:style-name="Code2">IOException</text:span><text:span text:style-name="Default_20_Paragraph_20_Font"><text:span text:style-name="T56"> - may be thrown by this method. If this occurs, the Http Whiteboard Service will terminate the request and close the socket.</text:span></text:span></text:p>
        <text:p text:style-name="P167"/>
        <text:p text:style-name="P101"><text:bookmark text:name="r10"/>getResource</text:p>
        <text:p text:style-name="P114"><text:soft-page-break/><text:span text:style-name="Code2">public URL </text:span><text:span text:style-name="Code2"><text:span text:style-name="T77">getResource</text:span></text:span><text:span text:style-name="Code2">(</text:span><text:a xlink:type="simple" xlink:href="#r16" text:style-name="Internet_20_link" text:visited-style-name="Visited_20_Internet_20_Link"><text:span text:style-name="Code2"><text:span text:style-name="T71">ServletContextHelperContext</text:span></text:span></text:a><text:span text:style-name="Code2"> context,<text:line-break/>                       String name)</text:span></text:p>
        <text:p text:style-name="P142">Maps a resource name to a URL.</text:p>
        <text:p text:style-name="P143"><text:span text:style-name="T56">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56"> methods </text:span></text:span><text:span text:style-name="Code2">getResource</text:span><text:span text:style-name="Default_20_Paragraph_20_Font"><text:span text:style-name="T56"> and </text:span></text:span><text:span text:style-name="Code2">getResourceAsStream</text:span><text:span text:style-name="Default_20_Paragraph_20_Font"><text:span text:style-name="T56">. For resource servlets, Http Whiteboard Service will call this method to locate the named resource.</text:span></text:span></text:p>
        <text:p text:style-name="P138"><text:span text:style-name="T56">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56"> or to a resource in the context's bundle via </text:span></text:span><text:span text:style-name="Code2">getClass().getResource(name)</text:span></text:p>
        <text:p text:style-name="P141">Parameters:</text:p>
        <text:p text:style-name="P165"><text:span text:style-name="Code2">context</text:span><text:span text:style-name="Default_20_Paragraph_20_Font"><text:span text:style-name="T56"> - The servlet context helper context for this call.</text:span></text:span></text:p>
        <text:p text:style-name="P165"><text:span text:style-name="Code2">name</text:span><text:span text:style-name="Default_20_Paragraph_20_Font"><text:span text:style-name="T56"> - The name of the requested resource.</text:span></text:span></text:p>
        <text:p text:style-name="P141">Returns:</text:p>
        <text:p text:style-name="P165"><text:span text:style-name="T56">A URL that Http Whiteboard Service can use to read the resource or </text:span><text:span text:style-name="Code2">null</text:span><text:span text:style-name="Default_20_Paragraph_20_Font"><text:span text:style-name="T56"> if the resource does not exist.</text:span></text:span></text:p>
        <text:p text:style-name="P167"/>
        <text:p text:style-name="P101"><text:bookmark text:name="r11"/>getMimeType</text:p>
        <text:p text:style-name="P114"><text:span text:style-name="Code2">public String </text:span><text:span text:style-name="Code2"><text:span text:style-name="T77">getMimeType</text:span></text:span><text:span text:style-name="Code2">(</text:span><text:a xlink:type="simple" xlink:href="#r16" text:style-name="Internet_20_link" text:visited-style-name="Visited_20_Internet_20_Link"><text:span text:style-name="Code2"><text:span text:style-name="T71">ServletContextHelperContext</text:span></text:span></text:a><text:span text:style-name="Code2"> context,<text:line-break/>                          String name)</text:span></text:p>
        <text:p text:style-name="P142">Maps a name to a MIME type.</text:p>
        <text:p text:style-name="P138"><text:span text:style-name="T56">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56"> method </text:span></text:span><text:span text:style-name="Code2">getMimeType</text:span><text:span text:style-name="Default_20_Paragraph_20_Font"><text:span text:style-name="T56">. For resource servlets, the Http Whiteboard Service will call this method to determine the MIME type for the </text:span></text:span><text:span text:style-name="Code2">Content-Type</text:span><text:span text:style-name="Default_20_Paragraph_20_Font"><text:span text:style-name="T56"> header in the response.</text:span></text:span></text:p>
        <text:p text:style-name="P141">Parameters:</text:p>
        <text:p text:style-name="P165"><text:span text:style-name="Code2">context</text:span><text:span text:style-name="Default_20_Paragraph_20_Font"><text:span text:style-name="T56"> - The servlet context helper context for this call.</text:span></text:span></text:p>
        <text:p text:style-name="P165"><text:span text:style-name="Code2">name</text:span><text:span text:style-name="Default_20_Paragraph_20_Font"><text:span text:style-name="T56"> - The name for which to determine the MIME type.</text:span></text:span></text:p>
        <text:p text:style-name="P141">Returns:</text:p>
        <text:p text:style-name="P165"><text:span text:style-name="T56">The MIME type (e.g. text/html) of the specified name or </text:span><text:span text:style-name="Code2">null</text:span><text:span text:style-name="Default_20_Paragraph_20_Font"><text:span text:style-name="T56"> to indicate that the Http Service should determine the MIME type itself.</text:span></text:span></text:p>
        <text:p text:style-name="P167"/>
        <text:p text:style-name="P101"><text:bookmark text:name="r12"/>getResourcePaths</text:p>
        <text:p text:style-name="P114"><text:span text:style-name="Code2">public Set&lt;String&gt; </text:span><text:span text:style-name="Code2"><text:span text:style-name="T77">getResourcePaths</text:span></text:span><text:span text:style-name="Code2">(</text:span><text:a xlink:type="simple" xlink:href="#r16" text:style-name="Internet_20_link" text:visited-style-name="Visited_20_Internet_20_Link"><text:span text:style-name="Code2"><text:span text:style-name="T71">ServletContextHelperContext</text:span></text:span></text:a><text:span text:style-name="Code2"> context,<text:line-break/>                                    String path)</text:span></text:p>
        <text:p text:style-name="P142">Returns a directory-like listing of all the paths to resources within the web application whose longest sub-path matches the supplied path argument.</text:p>
        <text:p text:style-name="P138"><text:span text:style-name="T56">Called by the Http Whiteboard Service to support the </text:span><text:span text:style-name="Code2">ServletContext</text:span><text:span text:style-name="Default_20_Paragraph_20_Font"><text:span text:style-name="T56"> method </text:span></text:span><text:span text:style-name="Code2">getResourcePaths</text:span><text:span text:style-name="Default_20_Paragraph_20_Font"><text:span text:style-name="T56"> for whiteboard services.</text:span></text:span></text:p>
        <text:p text:style-name="P141">Parameters:</text:p>
        <text:p text:style-name="P165"><text:span text:style-name="Code2">context</text:span><text:span text:style-name="Default_20_Paragraph_20_Font"><text:span text:style-name="T56"> - The servlet context helper context for this call.</text:span></text:span></text:p>
        <text:p text:style-name="P165"><text:span text:style-name="Code2">path</text:span><text:span text:style-name="Default_20_Paragraph_20_Font"><text:span text:style-name="T56"> - the partial path used to match the resources, which must start with a /</text:span></text:span></text:p>
        <text:p text:style-name="P141">Returns:</text:p>
        <text:p text:style-name="P166">a Set containing the directory listing, or null if there are no resources in the web application whose path begins with the supplied path.</text:p>
        <text:p text:style-name="P167"/>
        <text:p text:style-name="P101"><text:bookmark text:name="r13"/>getRealPath</text:p>
        <text:p text:style-name="P114"><text:soft-page-break/><text:span text:style-name="Code2">public String </text:span><text:span text:style-name="Code2"><text:span text:style-name="T77">getRealPath</text:span></text:span><text:span text:style-name="Code2">(</text:span><text:a xlink:type="simple" xlink:href="#r16" text:style-name="Internet_20_link" text:visited-style-name="Visited_20_Internet_20_Link"><text:span text:style-name="Code2"><text:span text:style-name="T71">ServletContextHelperContext</text:span></text:span></text:a><text:span text:style-name="Code2"> context,<text:line-break/>                          String path)</text:span></text:p>
        <text:p text:style-name="P142">Gets the real path corresponding to the given virtual path.</text:p>
        <text:p text:style-name="P138"><text:span text:style-name="T56">Called by the Http Whiteboard Service to support the </text:span><text:span text:style-name="Code2">ServletContext</text:span><text:span text:style-name="Default_20_Paragraph_20_Font"><text:span text:style-name="T56"> method </text:span></text:span><text:span text:style-name="Code2">getRealPath</text:span><text:span text:style-name="Default_20_Paragraph_20_Font"><text:span text:style-name="T56"> for whiteboard services.</text:span></text:span></text:p>
        <text:p text:style-name="P141">Parameters:</text:p>
        <text:p text:style-name="P165"><text:span text:style-name="Code2">context</text:span><text:span text:style-name="Default_20_Paragraph_20_Font"><text:span text:style-name="T56"> - The servlet context helper context for this call.</text:span></text:span></text:p>
        <text:p text:style-name="P165"><text:span text:style-name="Code2">path</text:span><text:span text:style-name="Default_20_Paragraph_20_Font"><text:span text:style-name="T56"> - the virtual path to be translated to a real path</text:span></text:span></text:p>
        <text:p text:style-name="P141">Returns:</text:p>
        <text:p text:style-name="P166"><text:soft-page-break/>the real path, or null if the translation cannot be performed</text:p>
        <text:p text:style-name="P79"><text:bookmark text:name="r16"/>Interface ServletContextHelperContext</text:p>
        <text:p text:style-name="P147"><text:a xlink:type="simple" xlink:href="#r3" text:style-name="Internet_20_link" text:visited-style-name="Visited_20_Internet_20_Link"><text:span text:style-name="T70">org.osgi.service.http.context</text:span></text:a></text:p>
        <text:p text:style-name="P137"/>
        <text:p text:style-name="P168"><text:span text:style-name="Code_20_Small1">@org.osgi.annotation.versioning.ProviderType<text:line-break/></text:span><text:span text:style-name="Code2">public interface </text:span><text:span text:style-name="Code2"><text:span text:style-name="T77">ServletContextHelperContext</text:span></text:span></text:p>
        <text:p text:style-name="P115"><text:span text:style-name="T56">This context object is passed to each method of the </text:span><text:span text:style-name="Code2">ServletContextHelper</text:span><text:span text:style-name="Default_20_Paragraph_20_Font"><text:span text:style-name="T56">.</text:span></text:span></text:p>
        <text:p text:style-name="P148">NotThreadSafe</text:p>
        <text:p text:style-name="P15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52"><text:span text:style-name="Summary_20_Heading_20_Font2"><text:span text:style-name="T21">Method Summary</text:span></text:span></text:p>
            </table:table-cell>
            <table:covered-table-cell/>
            <table:table-cell table:style-name="Tabelle14.A1" office:value-type="string">
              <text:p text:style-name="P153"><text:span text:style-name="Page_20_Reference_20_Font"><text:span text:style-name="T40">Page</text:span></text:span></text:p>
            </table:table-cell>
          </table:table-row>
          <table:table-row table:style-name="Tabelle14.1">
            <table:table-cell table:style-name="Tabelle14.A2" office:value-type="string">
              <text:p text:style-name="P156"><text:a xlink:type="simple" xlink:href="#r14" text:style-name="Internet_20_link" text:visited-style-name="Visited_20_Internet_20_Link"><text:span text:style-name="Code_20_Small1"><text:span text:style-name="T71">ServletContextHelper</text:span></text:span></text:a></text:p>
            </table:table-cell>
            <table:table-cell table:style-name="Tabelle14.A2" office:value-type="string">
              <text:p text:style-name="P158"><text:a xlink:type="simple" xlink:href="#r15" text:style-name="Internet_20_link" text:visited-style-name="Visited_20_Internet_20_Link"><text:span text:style-name="Code2"><text:span text:style-name="T72">getParentContext</text:span></text:span></text:a><text:span text:style-name="Code2"><text:span text:style-name="T21">(</text:span></text:span><text:a xlink:type="simple" xlink:href="#r14" text:style-name="Internet_20_link" text:visited-style-name="Visited_20_Internet_20_Link"><text:span text:style-name="Code2"><text:span text:style-name="T71">ServletContextHelper</text:span></text:span></text:a><text:span text:style-name="Code2"><text:span text:style-name="T21"> context)</text:span></text:span></text:p>
              <text:p text:style-name="P159"><text:span text:style-name="T36">Return the parent context for the given </text:span><text:span text:style-name="Code2"><text:span text:style-name="T21">ServletContextHelper</text:span></text:span></text:p>
            </table:table-cell>
            <table:table-cell table:style-name="Tabelle14.C2" office:value-type="string">
              <text:p text:style-name="P155"><text:span text:style-name="Page_20_Reference_20_Font"><text:span text:style-name="T21"><text:bookmark-ref text:reference-format="page" text:ref-name="r15"/></text:span></text:span></text:p>
            </table:table-cell>
          </table:table-row>
        </table:table>
        <text:p text:style-name="P99">Method Detail</text:p>
        <text:p text:style-name="P102"><text:bookmark text:name="r15"/>getParentContext</text:p>
        <text:p text:style-name="P114"><text:a xlink:type="simple" xlink:href="#r14" text:style-name="Internet_20_link" text:visited-style-name="Visited_20_Internet_20_Link"><text:span text:style-name="Code2"><text:span text:style-name="T71">ServletContextHelper</text:span></text:span></text:a><text:span text:style-name="Code2"> </text:span><text:span text:style-name="Code2"><text:span text:style-name="T77">getParentContext</text:span></text:span><text:span text:style-name="Code2">(</text:span><text:a xlink:type="simple" xlink:href="#r14" text:style-name="Internet_20_link" text:visited-style-name="Visited_20_Internet_20_Link"><text:span text:style-name="Code2"><text:span text:style-name="T71">ServletContextHelper</text:span></text:span></text:a><text:span text:style-name="Code2"> context)</text:span></text:p>
        <text:p text:style-name="P138"><text:span text:style-name="T56">Return the parent context for the given </text:span><text:span text:style-name="Code2">ServletContextHelper</text:span></text:p>
        <text:p text:style-name="P141">Parameters:</text:p>
        <text:p text:style-name="P165"><text:span text:style-name="Code2">context</text:span><text:span text:style-name="Default_20_Paragraph_20_Font"><text:span text:style-name="T56"> - The current </text:span></text:span><text:span text:style-name="Code2">ServletContextHelper</text:span></text:p>
        <text:p text:style-name="P141">Returns:</text:p>
        <text:p text:style-name="P165"><text:soft-page-break/><text:span text:style-name="T56">The parent </text:span><text:span text:style-name="Code2">ServletContextHelper</text:span><text:span text:style-name="Default_20_Paragraph_20_Font"><text:span text:style-name="T56"> or </text:span></text:span><text:span text:style-name="Code2">null</text:span></text:p>
        <text:p text:style-name="P75"><text:bookmark text:name="r18"/>Package org.osgi.service.http.runtime</text:p>
        <text:p text:style-name="P133"><text:span text:style-name="Code_20_Small">@org.osgi.annotation.versioning.Version(value="1.0")</text:span></text:p>
        <text:p text:style-name="P134">Http Service Runtime Package Version 1.0.</text:p>
        <text:p text:style-name="P135">See:</text:p>
        <text:p text:style-name="P138"><text:a xlink:type="simple" xlink:href="#r17" text:style-name="Internet_20_link" text:visited-style-name="Visited_20_Internet_20_Link"><text:span text:style-name="T67">Description</text:span></text:a></text:p>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27"><text:span text:style-name="Summary_20_Heading_20_Font1">Interface Summary</text:span></text:p>
            </table:table-cell>
            <table:covered-table-cell/>
            <table:table-cell table:style-name="Tabelle16.A1" office:value-type="string">
              <text:p text:style-name="P128"><text:span text:style-name="Page_20_Reference_20_Font">Page</text:span></text:p>
            </table:table-cell>
          </table:table-row>
          <table:table-row table:style-name="Tabelle16.1">
            <table:table-cell table:style-name="Tabelle16.A2" office:value-type="string">
              <text:p text:style-name="P119"><text:a xlink:type="simple" xlink:href="#r21" text:style-name="Internet_20_link" text:visited-style-name="Visited_20_Internet_20_Link"><text:span text:style-name="T69">HttpServiceRuntime</text:span></text:a></text:p>
            </table:table-cell>
            <table:table-cell table:style-name="Tabelle16.A2" office:value-type="string">
              <text:p text:style-name="P121"><text:span text:style-name="T78">The </text:span><text:span text:style-name="Code1"><text:span text:style-name="T78">HttpServiceRuntime</text:span></text:span><text:span text:style-name="Default_20_Paragraph_20_Font"><text:span text:style-name="T78"> service represents the runtime information of a Http (Whiteboard) Service implementation.</text:span></text:span></text:p>
            </table:table-cell>
            <table:table-cell table:style-name="Tabelle16.A2" office:value-type="string">
              <text:p text:style-name="P122"><text:span text:style-name="Page_20_Reference_20_Font"><text:span text:style-name="T78"><text:bookmark-ref text:reference-format="page" text:ref-name="r21"/></text:span></text:span></text:p>
            </table:table-cell>
          </table:table-row>
        </table:table>
        <text:p text:style-name="P104"/>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29"><text:span text:style-name="Summary_20_Heading_20_Font1"><text:span text:style-name="T21">Class Summary</text:span></text:span></text:p>
            </table:table-cell>
            <table:covered-table-cell/>
            <table:table-cell table:style-name="Tabelle17.A1" office:value-type="string">
              <text:p text:style-name="P130"><text:span text:style-name="Page_20_Reference_20_Font"><text:span text:style-name="T40">Page</text:span></text:span></text:p>
            </table:table-cell>
          </table:table-row>
          <table:table-row table:style-name="Tabelle17.1">
            <table:table-cell table:style-name="Tabelle17.A2" office:value-type="string">
              <text:p text:style-name="P119"><text:a xlink:type="simple" xlink:href="#r23" text:style-name="Internet_20_link" text:visited-style-name="Visited_20_Internet_20_Link"><text:span text:style-name="T67">HttpServiceRuntimeConstants</text:span></text:a></text:p>
            </table:table-cell>
            <table:table-cell table:style-name="Tabelle17.A2" office:value-type="string">
              <text:p text:style-name="P124">Defines standard names for Http Runtime Service constants.</text:p>
            </table:table-cell>
            <table:table-cell table:style-name="Tabelle17.A2" office:value-type="string">
              <text:p text:style-name="P125"><text:span text:style-name="Page_20_Reference_20_Font"><text:span text:style-name="T21"><text:bookmark-ref text:reference-format="page" text:ref-name="r23"/></text:span></text:span></text:p>
            </table:table-cell>
          </table:table-row>
        </table:table>
        <text:p text:style-name="P144"><text:bookmark text:name="r17"/>Package org.osgi.service.http.runtime Description</text:p>
        <text:p text:style-name="P145">Http Service Runtime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runtime; version="[1.0,2.0)"</text:span></text:p>
        <text:p text:style-name="P145">Example import for providers implementing the API in this package:</text:p>
        <text:p text:style-name="P106"><text:soft-page-break/><text:span text:style-name="Code1">Import-Package: org.osgi.service.http.runtime; version="[1.0,1.1)"</text:span></text:p>
        <text:p text:style-name="P80"><text:bookmark text:name="r21"/>Interface HttpServiceRuntime</text:p>
        <text:p text:style-name="P147"><text:a xlink:type="simple" xlink:href="#r18" text:style-name="Internet_20_link" text:visited-style-name="Visited_20_Internet_20_Link"><text:span text:style-name="T70">org.osgi.service.http.runtime</text:span></text:a></text:p>
        <text:p text:style-name="P137"/>
        <text:p text:style-name="P168"><text:span text:style-name="Code_20_Small1">@org.osgi.annotation.versioning.ProviderType<text:line-break/></text:span><text:span text:style-name="Code2">public interface </text:span><text:span text:style-name="Code2"><text:span text:style-name="T77">HttpServiceRuntime</text:span></text:span></text:p>
        <text:p text:style-name="P146"><text:span text:style-name="T56">The </text:span><text:span text:style-name="Code2">HttpServiceRuntime</text:span><text:span text:style-name="Default_20_Paragraph_20_Font"><text:span text:style-name="T56"> service represents the runtime information of a Http (Whiteboard) Service implementation.</text:span></text:span></text:p>
        <text:p text:style-name="P145">It provides access to DTOs representing the current state of the service.</text:p>
        <text:p text:style-name="P115"><text:span text:style-name="T56">The </text:span><text:span text:style-name="Code2">HttpServiceRuntime</text:span><text:span text:style-name="Default_20_Paragraph_20_Font"><text:span text:style-name="T56"> service must at least be registered with the </text:span></text:span><text:a xlink:type="simple" xlink:href="#r22" text:style-name="Internet_20_link" text:visited-style-name="Visited_20_Internet_20_Link"><text:span text:style-name="Code2"><text:span text:style-name="T71">HttpServiceRuntimeConstants.HTTP_SERVICE_ENDPOINT_ATTRIBUTE</text:span></text:span></text:a><text:span text:style-name="Default_20_Paragraph_20_Font"><text:span text:style-name="T56"> attribute.</text:span></text:span></text:p>
        <text:p text:style-name="P148">ThreadSafe</text:p>
        <text:p text:style-name="P151"/>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52"><text:span text:style-name="Summary_20_Heading_20_Font2"><text:span text:style-name="T21">Method Summary</text:span></text:span></text:p>
            </table:table-cell>
            <table:covered-table-cell/>
            <table:table-cell table:style-name="Tabelle19.A1" office:value-type="string">
              <text:p text:style-name="P153"><text:span text:style-name="Page_20_Reference_20_Font"><text:span text:style-name="T40">Page</text:span></text:span></text:p>
            </table:table-cell>
          </table:table-row>
          <table:table-row table:style-name="Tabelle19.1">
            <table:table-cell table:style-name="Tabelle19.A2" office:value-type="string">
              <text:p text:style-name="P156"><text:a xlink:type="simple" xlink:href="#r85" text:style-name="Internet_20_link" text:visited-style-name="Visited_20_Internet_20_Link"><text:span text:style-name="Code_20_Small1"><text:span text:style-name="T71">RequestInfoDTO</text:span></text:span></text:a></text:p>
            </table:table-cell>
            <table:table-cell table:style-name="Tabelle19.A2" office:value-type="string">
              <text:p text:style-name="P158"><text:a xlink:type="simple" xlink:href="#r20" text:style-name="Internet_20_link" text:visited-style-name="Visited_20_Internet_20_Link"><text:span text:style-name="Code2"><text:span text:style-name="T72">calculateRequestInfoDTO</text:span></text:span></text:a><text:span text:style-name="Code2"><text:span text:style-name="T21">(String path)</text:span></text:span></text:p>
              <text:p text:style-name="P160">Return a request info DTO containing the services involved with processing a request for the given path.</text:p>
            </table:table-cell>
            <table:table-cell table:style-name="Tabelle19.C2" office:value-type="string">
              <text:p text:style-name="P155"><text:span text:style-name="Page_20_Reference_20_Font"><text:span text:style-name="T21"><text:bookmark-ref text:reference-format="page" text:ref-name="r20"/></text:span></text:span></text:p>
            </table:table-cell>
          </table:table-row>
          <table:table-row table:style-name="Tabelle19.1">
            <table:table-cell table:style-name="Tabelle19.A3" office:value-type="string">
              <text:p text:style-name="P156"><text:a xlink:type="simple" xlink:href="#r101" text:style-name="Internet_20_link" text:visited-style-name="Visited_20_Internet_20_Link"><text:span text:style-name="Code_20_Small1"><text:span text:style-name="T71">RuntimeDTO</text:span></text:span></text:a></text:p>
            </table:table-cell>
            <table:table-cell table:style-name="Tabelle19.A3" office:value-type="string">
              <text:p text:style-name="P158"><text:a xlink:type="simple" xlink:href="#r19" text:style-name="Internet_20_link" text:visited-style-name="Visited_20_Internet_20_Link"><text:span text:style-name="Code2"><text:span text:style-name="T72">getRuntimeDTO</text:span></text:span></text:a><text:span text:style-name="Code2"><text:span text:style-name="T21">()</text:span></text:span></text:p>
              <text:p text:style-name="P160">Return the runtime DTO representing the current state.</text:p>
            </table:table-cell>
            <table:table-cell table:style-name="Tabelle19.C3" office:value-type="string">
              <text:p text:style-name="P155"><text:span text:style-name="Page_20_Reference_20_Font"><text:span text:style-name="T21"><text:bookmark-ref text:reference-format="page" text:ref-name="r19"/></text:span></text:span></text:p>
            </table:table-cell>
          </table:table-row>
        </table:table>
        <text:p text:style-name="P99">Method Detail</text:p>
        <text:p text:style-name="P102"><text:bookmark text:name="r19"/>getRuntimeDTO</text:p>
        <text:p text:style-name="P114"><text:a xlink:type="simple" xlink:href="#r101" text:style-name="Internet_20_link" text:visited-style-name="Visited_20_Internet_20_Link"><text:span text:style-name="Code2"><text:span text:style-name="T71">RuntimeDTO</text:span></text:span></text:a><text:span text:style-name="Code2"> </text:span><text:span text:style-name="Code2"><text:span text:style-name="T77">getRuntimeDTO</text:span></text:span><text:span text:style-name="Code2">()</text:span></text:p>
        <text:p text:style-name="P139">Return the runtime DTO representing the current state.</text:p>
        <text:p text:style-name="P141">Returns:</text:p>
        <text:p text:style-name="P166">The runtime DTO</text:p>
        <text:p text:style-name="P167"/>
        <text:p text:style-name="P101"><text:bookmark text:name="r20"/>calculateRequestInfoDTO</text:p>
        <text:p text:style-name="P114"><text:a xlink:type="simple" xlink:href="#r85" text:style-name="Internet_20_link" text:visited-style-name="Visited_20_Internet_20_Link"><text:span text:style-name="Code2"><text:span text:style-name="T71">RequestInfoDTO</text:span></text:span></text:a><text:span text:style-name="Code2"> </text:span><text:span text:style-name="Code2"><text:span text:style-name="T77">calculateRequestInfoDTO</text:span></text:span><text:span text:style-name="Code2">(String path)</text:span></text:p>
        <text:p text:style-name="P139">Return a request info DTO containing the services involved with processing a request for the given path.</text:p>
        <text:p text:style-name="P141">Parameters:</text:p>
        <text:p text:style-name="P165"><text:span text:style-name="Code2">path</text:span><text:span text:style-name="Default_20_Paragraph_20_Font"><text:span text:style-name="T56"> - The request path, relative to the root of the Http (Whiteboard) Service.</text:span></text:span></text:p>
        <text:p text:style-name="P141">Returns:</text:p>
        <text:p text:style-name="P166"><text:soft-page-break/>A request info DTO</text:p>
        <text:p text:style-name="P81"><text:bookmark text:name="r23"/>Class HttpServiceRuntimeConstants</text:p>
        <text:p text:style-name="P147"><text:a xlink:type="simple" xlink:href="#r18" text:style-name="Internet_20_link" text:visited-style-name="Visited_20_Internet_20_Link"><text:span text:style-name="T70">org.osgi.service.http.runtime</text:span></text:a></text:p>
        <text:p text:style-name="P136"><text:span text:style-name="Code2">java.lang.Object</text:span></text:p>
        <text:p text:style-name="P107"><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77">org.osgi.service.http.runtime.HttpServiceRuntimeConstants</text:span></text:span></text:p>
        <text:p text:style-name="P137"/>
        <text:p text:style-name="P150"><text:span text:style-name="Code2">final public class </text:span><text:span text:style-name="Code2"><text:span text:style-name="T77">HttpServiceRuntimeConstants</text:span></text:span></text:p>
        <text:p text:style-name="P114"><text:span text:style-name="Code2">extends Object</text:span></text:p>
        <text:p text:style-name="P108">Defines standard names for Http Runtime Service constants.</text:p>
        <text:p text:style-name="P151"/>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52"><text:span text:style-name="Summary_20_Heading_20_Font2"><text:span text:style-name="T21">Field Summary</text:span></text:span></text:p>
            </table:table-cell>
            <table:covered-table-cell/>
            <table:table-cell table:style-name="Tabelle21.A1" office:value-type="string">
              <text:p text:style-name="P153"><text:span text:style-name="Page_20_Reference_20_Font"><text:span text:style-name="T40">Page</text:span></text:span></text:p>
            </table:table-cell>
          </table:table-row>
          <table:table-row table:style-name="Tabelle21.1">
            <table:table-cell table:style-name="Tabelle21.A2" office:value-type="string">
              <text:p text:style-name="P154"><text:span text:style-name="Code_20_Small1"><text:span text:style-name="T21">static String</text:span></text:span></text:p>
            </table:table-cell>
            <table:table-cell table:style-name="Tabelle21.A2" office:value-type="string">
              <text:p text:style-name="P158"><text:a xlink:type="simple" xlink:href="#r22" text:style-name="Internet_20_link" text:visited-style-name="Visited_20_Internet_20_Link"><text:span text:style-name="Code2"><text:span text:style-name="T72">HTTP_SERVICE_ENDPOINT_ATTRIBUTE</text:span></text:span></text:a></text:p>
              <text:p text:style-name="P160">Http service runtime registration property specifying the endpoints upon which the Http service runtime is listening.</text:p>
            </table:table-cell>
            <table:table-cell table:style-name="Tabelle21.C2" office:value-type="string">
              <text:p text:style-name="P155"><text:span text:style-name="Page_20_Reference_20_Font"><text:span text:style-name="T21"><text:bookmark-ref text:reference-format="page" text:ref-name="r22"/></text:span></text:span></text:p>
            </table:table-cell>
          </table:table-row>
        </table:table>
        <text:p text:style-name="P99">Field Detail</text:p>
        <text:p text:style-name="P102"><text:bookmark text:name="r22"/>HTTP_SERVICE_ENDPOINT_ATTRIBUTE</text:p>
        <text:p text:style-name="P114"><text:span text:style-name="Code2">public static final String </text:span><text:span text:style-name="Code2"><text:span text:style-name="T77">HTTP_SERVICE_ENDPOINT_ATTRIBUTE</text:span></text:span><text:span text:style-name="Code2"> = "osgi.http.endpoint"</text:span></text:p>
        <text:p text:style-name="P142">Http service runtime registration property specifying the endpoints upon which the Http service runtime is listening.</text:p>
        <text:p text:style-name="P143"><text:span text:style-name="T56">An endpoint value is a URL or a relative path, to which the Http service runtime is listening. For example, </text:span><text:span text:style-name="Code2">http://192.168.1.10:8080/</text:span><text:span text:style-name="Default_20_Paragraph_20_Font"><text:span text:style-name="T56"> or </text:span></text:span><text:span text:style-name="Code2">/myapp/</text:span><text:span text:style-name="Default_20_Paragraph_20_Font"><text:span text:style-name="T56">.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42">An Http Service Runtime can be listening on multiple endpoints.</text:p>
        <text:p text:style-name="P138"><text:soft-page-break/><text:span text:style-name="T56">The value of this attribute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76"><text:bookmark text:name="r25"/>Package org.osgi.service.http.runtime.dto</text:p>
        <text:p text:style-name="P133"><text:span text:style-name="Code_20_Small">@org.osgi.annotation.versioning.Version(value="1.0")</text:span></text:p>
        <text:p text:style-name="P134">Http Service Runtime DTO Package Version 1.0.</text:p>
        <text:p text:style-name="P135">See:</text:p>
        <text:p text:style-name="P138"><text:a xlink:type="simple" xlink:href="#r24" text:style-name="Internet_20_link" text:visited-style-name="Visited_20_Internet_20_Link"><text:span text:style-name="T67">Description</text:span></text:a></text:p>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127"><text:span text:style-name="Summary_20_Heading_20_Font1">Class Summary</text:span></text:p>
            </table:table-cell>
            <table:covered-table-cell/>
            <table:table-cell table:style-name="Tabelle22.A1" office:value-type="string">
              <text:p text:style-name="P128"><text:span text:style-name="Page_20_Reference_20_Font">Page</text:span></text:p>
            </table:table-cell>
          </table:table-row>
          <table:table-row table:style-name="Tabelle22.1">
            <table:table-cell table:style-name="Tabelle22.A2" office:value-type="string">
              <text:p text:style-name="P119"><text:a xlink:type="simple" xlink:href="#r33" text:style-name="Internet_20_link" text:visited-style-name="Visited_20_Internet_20_Link"><text:span text:style-name="T67">BaseServletDTO</text:span></text:a></text:p>
            </table:table-cell>
            <table:table-cell table:style-name="Tabelle22.A2" office:value-type="string">
              <text:p text:style-name="P121"><text:span text:style-name="T78">Represents common information about a </text:span><text:span text:style-name="Code1"><text:span text:style-name="T78">javax.servlet.Servlet</text:span></text:span><text:span text:style-name="Default_20_Paragraph_20_Font"><text:span text:style-name="T78"> service.</text:span></text:span></text:p>
            </table:table-cell>
            <table:table-cell table:style-name="Tabelle22.A2" office:value-type="string">
              <text:p text:style-name="P122"><text:span text:style-name="Page_20_Reference_20_Font"><text:span text:style-name="T78"><text:bookmark-ref text:reference-format="page" text:ref-name="r33"/></text:span></text:span></text:p>
            </table:table-cell>
          </table:table-row>
          <table:table-row table:style-name="Tabelle22.1">
            <table:table-cell table:style-name="Tabelle22.A3" office:value-type="string">
              <text:p text:style-name="P119"><text:a xlink:type="simple" xlink:href="#r40" text:style-name="Internet_20_link" text:visited-style-name="Visited_20_Internet_20_Link"><text:span text:style-name="T67">DTOConstants</text:span></text:a></text:p>
            </table:table-cell>
            <table:table-cell table:style-name="Tabelle22.A3" office:value-type="string">
              <text:p text:style-name="P123">Defines standard constants for the DTOs.</text:p>
            </table:table-cell>
            <table:table-cell table:style-name="Tabelle22.A3" office:value-type="string">
              <text:p text:style-name="P122"><text:span text:style-name="Page_20_Reference_20_Font"><text:span text:style-name="T78"><text:bookmark-ref text:reference-format="page" text:ref-name="r40"/></text:span></text:span></text:p>
            </table:table-cell>
          </table:table-row>
          <table:table-row table:style-name="Tabelle22.1">
            <table:table-cell table:style-name="Tabelle22.A3" office:value-type="string">
              <text:p text:style-name="P119"><text:a xlink:type="simple" xlink:href="#r44" text:style-name="Internet_20_link" text:visited-style-name="Visited_20_Internet_20_Link"><text:span text:style-name="T67">ErrorPageDTO</text:span></text:a></text:p>
            </table:table-cell>
            <table:table-cell table:style-name="Tabelle22.A3" office:value-type="string">
              <text:p text:style-name="P121"><text:span text:style-name="T78">Represents a </text:span><text:span text:style-name="Code1"><text:span text:style-name="T78">javax.servlet.Servlet</text:span></text:span><text:span text:style-name="Default_20_Paragraph_20_Font"><text:span text:style-name="T78"> servlet for handling errors and currently being used by a servlet context.</text:span></text:span></text:p>
            </table:table-cell>
            <table:table-cell table:style-name="Tabelle22.A3" office:value-type="string">
              <text:p text:style-name="P122"><text:span text:style-name="Page_20_Reference_20_Font"><text:span text:style-name="T78"><text:bookmark-ref text:reference-format="page" text:ref-name="r44"/></text:span></text:span></text:p>
            </table:table-cell>
          </table:table-row>
          <table:table-row table:style-name="Tabelle22.1">
            <table:table-cell table:style-name="Tabelle22.A3" office:value-type="string">
              <text:p text:style-name="P119"><text:a xlink:type="simple" xlink:href="#r47" text:style-name="Internet_20_link" text:visited-style-name="Visited_20_Internet_20_Link"><text:span text:style-name="T67">FailedErrorPageDTO</text:span></text:a></text:p>
            </table:table-cell>
            <table:table-cell table:style-name="Tabelle22.A3" office:value-type="string">
              <text:p text:style-name="P121"><text:span text:style-name="T78">Represents a </text:span><text:span text:style-name="Code1"><text:span text:style-name="T78">javax.servlet.Servlet</text:span></text:span><text:span text:style-name="Default_20_Paragraph_20_Font"><text:span text:style-name="T78"> service registered as an error page but currently not being used for a servlet context due to a problem.</text:span></text:span></text:p>
            </table:table-cell>
            <table:table-cell table:style-name="Tabelle22.A3" office:value-type="string">
              <text:p text:style-name="P122"><text:span text:style-name="Page_20_Reference_20_Font"><text:span text:style-name="T78"><text:bookmark-ref text:reference-format="page" text:ref-name="r47"/></text:span></text:span></text:p>
            </table:table-cell>
          </table:table-row>
          <table:table-row table:style-name="Tabelle22.1">
            <table:table-cell table:style-name="Tabelle22.A3" office:value-type="string">
              <text:p text:style-name="P119"><text:a xlink:type="simple" xlink:href="#r50" text:style-name="Internet_20_link" text:visited-style-name="Visited_20_Internet_20_Link"><text:span text:style-name="T67">FailedFilterDTO</text:span></text:a></text:p>
            </table:table-cell>
            <table:table-cell table:style-name="Tabelle22.A3" office:value-type="string">
              <text:p text:style-name="P121"><text:span text:style-name="T78">Represents a servlet </text:span><text:span text:style-name="Code1"><text:span text:style-name="T78">Filter</text:span></text:span><text:span text:style-name="Default_20_Paragraph_20_Font"><text:span text:style-name="T78"> filter which is currently not being used for a servlet context due to a problem.</text:span></text:span></text:p>
            </table:table-cell>
            <table:table-cell table:style-name="Tabelle22.A3" office:value-type="string">
              <text:p text:style-name="P122"><text:span text:style-name="Page_20_Reference_20_Font"><text:span text:style-name="T78"><text:bookmark-ref text:reference-format="page" text:ref-name="r50"/></text:span></text:span></text:p>
            </table:table-cell>
          </table:table-row>
          <table:table-row table:style-name="Tabelle22.1">
            <table:table-cell table:style-name="Tabelle22.A3" office:value-type="string">
              <text:p text:style-name="P119"><text:a xlink:type="simple" xlink:href="#r53" text:style-name="Internet_20_link" text:visited-style-name="Visited_20_Internet_20_Link"><text:span text:style-name="T67">FailedListenerDTO</text:span></text:a></text:p>
            </table:table-cell>
            <table:table-cell table:style-name="Tabelle22.A3" office:value-type="string">
              <text:p text:style-name="P123">Represents a listener service which is currently not being used for a servlet context due to a problem.</text:p>
            </table:table-cell>
            <table:table-cell table:style-name="Tabelle22.A3" office:value-type="string">
              <text:p text:style-name="P122"><text:span text:style-name="Page_20_Reference_20_Font"><text:span text:style-name="T78"><text:bookmark-ref text:reference-format="page" text:ref-name="r53"/></text:span></text:span></text:p>
            </table:table-cell>
          </table:table-row>
          <table:table-row table:style-name="Tabelle22.1">
            <table:table-cell table:style-name="Tabelle22.A3" office:value-type="string">
              <text:p text:style-name="P119"><text:a xlink:type="simple" xlink:href="#r56" text:style-name="Internet_20_link" text:visited-style-name="Visited_20_Internet_20_Link"><text:span text:style-name="T67">FailedResourceDTO</text:span></text:a></text:p>
            </table:table-cell>
            <table:table-cell table:style-name="Tabelle22.A3" office:value-type="string">
              <text:p text:style-name="P123">Represents a resource definition which is currently not being used for a servlet context due to a problem.</text:p>
            </table:table-cell>
            <table:table-cell table:style-name="Tabelle22.A3" office:value-type="string">
              <text:p text:style-name="P122"><text:span text:style-name="Page_20_Reference_20_Font"><text:span text:style-name="T78"><text:bookmark-ref text:reference-format="page" text:ref-name="r56"/></text:span></text:span></text:p>
            </table:table-cell>
          </table:table-row>
          <table:table-row table:style-name="Tabelle22.1">
            <table:table-cell table:style-name="Tabelle22.A3" office:value-type="string">
              <text:p text:style-name="P119"><text:a xlink:type="simple" xlink:href="#r59" text:style-name="Internet_20_link" text:visited-style-name="Visited_20_Internet_20_Link"><text:span text:style-name="T67">FailedServletContextDTO</text:span></text:a></text:p>
            </table:table-cell>
            <table:table-cell table:style-name="Tabelle22.A3" office:value-type="string">
              <text:p text:style-name="P121"><text:span text:style-name="T78">Represents a </text:span><text:span text:style-name="Code1"><text:span text:style-name="T78">javax.servlet.ServletContext</text:span></text:span><text:span text:style-name="Default_20_Paragraph_20_Font"><text:span text:style-name="T78"> servlet context that is currently not used due to some problem.</text:span></text:span></text:p>
            </table:table-cell>
            <table:table-cell table:style-name="Tabelle22.A3" office:value-type="string">
              <text:p text:style-name="P122"><text:span text:style-name="Page_20_Reference_20_Font"><text:span text:style-name="T78"><text:bookmark-ref text:reference-format="page" text:ref-name="r59"/></text:span></text:span></text:p>
            </table:table-cell>
          </table:table-row>
          <table:table-row table:style-name="Tabelle22.1">
            <table:table-cell table:style-name="Tabelle22.A3" office:value-type="string">
              <text:p text:style-name="P119"><text:a xlink:type="simple" xlink:href="#r62" text:style-name="Internet_20_link" text:visited-style-name="Visited_20_Internet_20_Link"><text:span text:style-name="T67">FailedServletDTO</text:span></text:a></text:p>
            </table:table-cell>
            <table:table-cell table:style-name="Tabelle22.A3" office:value-type="string">
              <text:p text:style-name="P121"><text:span text:style-name="T78">Represents a </text:span><text:span text:style-name="Code1"><text:span text:style-name="T78">javax.servlet.Servlet</text:span></text:span><text:span text:style-name="Default_20_Paragraph_20_Font"><text:span text:style-name="T78"> servlet which is currently not being used for a servlet context due to a problem.</text:span></text:span></text:p>
            </table:table-cell>
            <table:table-cell table:style-name="Tabelle22.A3" office:value-type="string">
              <text:p text:style-name="P122"><text:span text:style-name="Page_20_Reference_20_Font"><text:span text:style-name="T78"><text:bookmark-ref text:reference-format="page" text:ref-name="r62"/></text:span></text:span></text:p>
            </table:table-cell>
          </table:table-row>
          <table:table-row table:style-name="Tabelle22.1">
            <table:table-cell table:style-name="Tabelle22.A3" office:value-type="string">
              <text:p text:style-name="P119"><text:a xlink:type="simple" xlink:href="#r73" text:style-name="Internet_20_link" text:visited-style-name="Visited_20_Internet_20_Link"><text:span text:style-name="T67">FilterDTO</text:span></text:a></text:p>
            </table:table-cell>
            <table:table-cell table:style-name="Tabelle22.A3" office:value-type="string">
              <text:p text:style-name="P121"><text:span text:style-name="T78">Represents a servlet </text:span><text:span text:style-name="Code1"><text:span text:style-name="T78">javax.servlet.Filter</text:span></text:span><text:span text:style-name="Default_20_Paragraph_20_Font"><text:span text:style-name="T78"> filter currently being used for a servlet context.</text:span></text:span></text:p>
            </table:table-cell>
            <table:table-cell table:style-name="Tabelle22.A3" office:value-type="string">
              <text:p text:style-name="P122"><text:span text:style-name="Page_20_Reference_20_Font"><text:span text:style-name="T78"><text:bookmark-ref text:reference-format="page" text:ref-name="r73"/></text:span></text:span></text:p>
            </table:table-cell>
          </table:table-row>
          <table:table-row table:style-name="Tabelle22.1">
            <table:table-cell table:style-name="Tabelle22.A3" office:value-type="string">
              <text:p text:style-name="P119"><text:a xlink:type="simple" xlink:href="#r78" text:style-name="Internet_20_link" text:visited-style-name="Visited_20_Internet_20_Link"><text:span text:style-name="T67">ListenerDTO</text:span></text:a></text:p>
            </table:table-cell>
            <table:table-cell table:style-name="Tabelle22.A3" office:value-type="string">
              <text:p text:style-name="P123">Represents a listener currently being used for a servlet context.</text:p>
            </table:table-cell>
            <table:table-cell table:style-name="Tabelle22.A3" office:value-type="string">
              <text:p text:style-name="P122"><text:span text:style-name="Page_20_Reference_20_Font"><text:span text:style-name="T78"><text:bookmark-ref text:reference-format="page" text:ref-name="r78"/></text:span></text:span></text:p>
            </table:table-cell>
          </table:table-row>
          <table:table-row table:style-name="Tabelle22.1">
            <table:table-cell table:style-name="Tabelle22.A3" office:value-type="string">
              <text:p text:style-name="P119"><text:a xlink:type="simple" xlink:href="#r85" text:style-name="Internet_20_link" text:visited-style-name="Visited_20_Internet_20_Link"><text:span text:style-name="T67">RequestInfoDTO</text:span></text:a></text:p>
            </table:table-cell>
            <table:table-cell table:style-name="Tabelle22.A3" office:value-type="string">
              <text:p text:style-name="P123">Represents the services used to process a specific request.</text:p>
            </table:table-cell>
            <table:table-cell table:style-name="Tabelle22.A3" office:value-type="string">
              <text:p text:style-name="P122"><text:span text:style-name="Page_20_Reference_20_Font"><text:span text:style-name="T78"><text:bookmark-ref text:reference-format="page" text:ref-name="r85"/></text:span></text:span></text:p>
            </table:table-cell>
          </table:table-row>
          <table:table-row table:style-name="Tabelle22.1">
            <table:table-cell table:style-name="Tabelle22.A3" office:value-type="string">
              <text:p text:style-name="P119"><text:a xlink:type="simple" xlink:href="#r91" text:style-name="Internet_20_link" text:visited-style-name="Visited_20_Internet_20_Link"><text:span text:style-name="T67">ResourceDTO</text:span></text:a></text:p>
            </table:table-cell>
            <table:table-cell table:style-name="Tabelle22.A3" office:value-type="string">
              <text:p text:style-name="P123">Represents a resource definition currently being used for a servlet context.</text:p>
            </table:table-cell>
            <table:table-cell table:style-name="Tabelle22.A3" office:value-type="string">
              <text:p text:style-name="P122"><text:span text:style-name="Page_20_Reference_20_Font"><text:span text:style-name="T78"><text:bookmark-ref text:reference-format="page" text:ref-name="r91"/></text:span></text:span></text:p>
            </table:table-cell>
          </table:table-row>
          <table:table-row table:style-name="Tabelle22.1">
            <table:table-cell table:style-name="Tabelle22.A3" office:value-type="string">
              <text:p text:style-name="P119"><text:a xlink:type="simple" xlink:href="#r101" text:style-name="Internet_20_link" text:visited-style-name="Visited_20_Internet_20_Link"><text:span text:style-name="T67">RuntimeDTO</text:span></text:a></text:p>
            </table:table-cell>
            <table:table-cell table:style-name="Tabelle22.A3" office:value-type="string">
              <text:p text:style-name="P123">Represents the state of a Http Service Runtime.</text:p>
            </table:table-cell>
            <table:table-cell table:style-name="Tabelle22.A3" office:value-type="string">
              <text:p text:style-name="P122"><text:span text:style-name="Page_20_Reference_20_Font"><text:span text:style-name="T78"><text:bookmark-ref text:reference-format="page" text:ref-name="r101"/></text:span></text:span></text:p>
            </table:table-cell>
          </table:table-row>
          <table:table-row table:style-name="Tabelle22.1">
            <table:table-cell table:style-name="Tabelle22.A3" office:value-type="string">
              <text:p text:style-name="P119"><text:a xlink:type="simple" xlink:href="#r114" text:style-name="Internet_20_link" text:visited-style-name="Visited_20_Internet_20_Link"><text:span text:style-name="T67">ServletContextDTO</text:span></text:a></text:p>
            </table:table-cell>
            <table:table-cell table:style-name="Tabelle22.A3" office:value-type="string">
              <text:p text:style-name="P121"><text:span text:style-name="T78">Represents a </text:span><text:span text:style-name="Code1"><text:span text:style-name="T78">javax.servlet.ServletContext</text:span></text:span><text:span text:style-name="Default_20_Paragraph_20_Font"><text:span text:style-name="T78"> created for used servlets, resources, servlet filters, and listeners.</text:span></text:span></text:p>
            </table:table-cell>
            <table:table-cell table:style-name="Tabelle22.A3" office:value-type="string">
              <text:p text:style-name="P122"><text:span text:style-name="Page_20_Reference_20_Font"><text:span text:style-name="T78"><text:bookmark-ref text:reference-format="page" text:ref-name="r114"/></text:span></text:span></text:p>
            </table:table-cell>
          </table:table-row>
          <table:table-row table:style-name="Tabelle22.1">
            <table:table-cell table:style-name="Tabelle22.A3" office:value-type="string">
              <text:p text:style-name="P119"><text:a xlink:type="simple" xlink:href="#r117" text:style-name="Internet_20_link" text:visited-style-name="Visited_20_Internet_20_Link"><text:span text:style-name="T67">ServletDTO</text:span></text:a></text:p>
            </table:table-cell>
            <table:table-cell table:style-name="Tabelle22.A3" office:value-type="string">
              <text:p text:style-name="P121"><text:span text:style-name="T78">Represents a </text:span><text:span text:style-name="Code1"><text:span text:style-name="T78">javax.servlet.Servlet</text:span></text:span><text:span text:style-name="Default_20_Paragraph_20_Font"><text:span text:style-name="T78"> currently being used for a servlet context.</text:span></text:span></text:p>
            </table:table-cell>
            <table:table-cell table:style-name="Tabelle22.A3" office:value-type="string">
              <text:p text:style-name="P122"><text:span text:style-name="Page_20_Reference_20_Font"><text:span text:style-name="T78"><text:bookmark-ref text:reference-format="page" text:ref-name="r117"/></text:span></text:span></text:p>
            </table:table-cell>
          </table:table-row>
        </table:table>
        <text:p text:style-name="P144"><text:bookmark text:name="r24"/>Package org.osgi.service.http.runtime.dto Description</text:p>
        <text:p text:style-name="P145">Http Service Runtime DTO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runtime.dto; version="[1.0,2.0)"</text:span></text:p>
        <text:p text:style-name="P145">Example import for providers implementing the API in this package:</text:p>
        <text:p text:style-name="P106"><text:soft-page-break/><text:span text:style-name="Code1">Import-Package: org.osgi.service.http.runtime.dto; version="[1.0,1.1)"</text:span></text:p>
        <text:p text:style-name="P82"><text:bookmark text:name="r33"/>Class BaseServlet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77">org.osgi.service.http.runtime.dto.BaseServletDTO</text:span></text:span></text:p>
        <text:p text:style-name="P103">Direct Known Subclasses:</text:p>
        <text:p text:style-name="P140"><text:a xlink:type="simple" xlink:href="#r44" text:style-name="Internet_20_link" text:visited-style-name="Visited_20_Internet_20_Link"><text:span text:style-name="T68">ErrorPageDTO</text:span></text:a><text:span text:style-name="Default_20_Paragraph_20_Font"><text:span text:style-name="T56">, </text:span></text:span><text:a xlink:type="simple" xlink:href="#r117" text:style-name="Internet_20_link" text:visited-style-name="Visited_20_Internet_20_Link"><text:span text:style-name="Default_20_Paragraph_20_Font"><text:span text:style-name="T68">ServletDTO</text:span></text:span></text:a></text:p>
        <text:p text:style-name="P137"/>
        <text:p text:style-name="P150"><text:span text:style-name="Code2">abstract public class </text:span><text:span text:style-name="Code2"><text:span text:style-name="T77">BaseServletDTO</text:span></text:span></text:p>
        <text:p text:style-name="P114"><text:span text:style-name="Code2">extends org.osgi.dto.DTO</text:span></text:p>
        <text:p text:style-name="P115"><text:span text:style-name="T56">Represents common information about a </text:span><text:span text:style-name="Code2">javax.servlet.Servlet</text:span><text:span text:style-name="Default_20_Paragraph_20_Font"><text:span text:style-name="T56"> service.</text:span></text:span></text:p>
        <text:p text:style-name="P148">NotThreadSafe</text:p>
        <text:p text:style-name="P151"/>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52"><text:span text:style-name="Summary_20_Heading_20_Font2"><text:span text:style-name="T21">Field Summary</text:span></text:span></text:p>
            </table:table-cell>
            <table:covered-table-cell/>
            <table:table-cell table:style-name="Tabelle24.A1" office:value-type="string">
              <text:p text:style-name="P153"><text:span text:style-name="Page_20_Reference_20_Font"><text:span text:style-name="T40">Page</text:span></text:span></text:p>
            </table:table-cell>
          </table:table-row>
          <table:table-row table:style-name="Tabelle24.1">
            <table:table-cell table:style-name="Tabelle24.A2" office:value-type="string">
              <text:p text:style-name="P154"><text:span text:style-name="Code_20_Small1"><text:span text:style-name="T21">boolean</text:span></text:span></text:p>
            </table:table-cell>
            <table:table-cell table:style-name="Tabelle24.A2" office:value-type="string">
              <text:p text:style-name="P158"><text:a xlink:type="simple" xlink:href="#r28" text:style-name="Internet_20_link" text:visited-style-name="Visited_20_Internet_20_Link"><text:span text:style-name="Code2"><text:span text:style-name="T72">asyncSupported</text:span></text:span></text:a></text:p>
              <text:p text:style-name="P160">Specifies whether the servlet supports asynchronous processing.</text:p>
            </table:table-cell>
            <table:table-cell table:style-name="Tabelle24.C2" office:value-type="string">
              <text:p text:style-name="P155"><text:span text:style-name="Page_20_Reference_20_Font"><text:span text:style-name="T21"><text:bookmark-ref text:reference-format="page" text:ref-name="r28"/></text:span></text:span></text:p>
            </table:table-cell>
          </table:table-row>
          <table:table-row table:style-name="Tabelle24.1">
            <table:table-cell table:style-name="Tabelle24.A3" office:value-type="string">
              <text:p text:style-name="P154"><text:span text:style-name="Code_20_Small1"><text:span text:style-name="T21">Map&lt;String,String&gt;</text:span></text:span></text:p>
            </table:table-cell>
            <table:table-cell table:style-name="Tabelle24.A3" office:value-type="string">
              <text:p text:style-name="P158"><text:a xlink:type="simple" xlink:href="#r29" text:style-name="Internet_20_link" text:visited-style-name="Visited_20_Internet_20_Link"><text:span text:style-name="Code2"><text:span text:style-name="T72">initParams</text:span></text:span></text:a></text:p>
              <text:p text:style-name="P160">The servlet initialization parameters as provided during registration of the servlet.</text:p>
            </table:table-cell>
            <table:table-cell table:style-name="Tabelle24.C3" office:value-type="string">
              <text:p text:style-name="P155"><text:span text:style-name="Page_20_Reference_20_Font"><text:span text:style-name="T21"><text:bookmark-ref text:reference-format="page" text:ref-name="r29"/></text:span></text:span></text:p>
            </table:table-cell>
          </table:table-row>
          <table:table-row table:style-name="Tabelle24.1">
            <table:table-cell table:style-name="Tabelle24.A3" office:value-type="string">
              <text:p text:style-name="P154"><text:span text:style-name="Code_20_Small1"><text:span text:style-name="T21">String</text:span></text:span></text:p>
            </table:table-cell>
            <table:table-cell table:style-name="Tabelle24.A3" office:value-type="string">
              <text:p text:style-name="P158"><text:a xlink:type="simple" xlink:href="#r26" text:style-name="Internet_20_link" text:visited-style-name="Visited_20_Internet_20_Link"><text:span text:style-name="Code2"><text:span text:style-name="T72">name</text:span></text:span></text:a></text:p>
              <text:p text:style-name="P160">The name of the servlet.</text:p>
            </table:table-cell>
            <table:table-cell table:style-name="Tabelle24.C3" office:value-type="string">
              <text:p text:style-name="P155"><text:span text:style-name="Page_20_Reference_20_Font"><text:span text:style-name="T21"><text:bookmark-ref text:reference-format="page" text:ref-name="r26"/></text:span></text:span></text:p>
            </table:table-cell>
          </table:table-row>
          <table:table-row table:style-name="Tabelle24.1">
            <table:table-cell table:style-name="Tabelle24.A3" office:value-type="string">
              <text:p text:style-name="P154"><text:span text:style-name="Code_20_Small1"><text:span text:style-name="T21">long</text:span></text:span></text:p>
            </table:table-cell>
            <table:table-cell table:style-name="Tabelle24.A3" office:value-type="string">
              <text:p text:style-name="P158"><text:a xlink:type="simple" xlink:href="#r31" text:style-name="Internet_20_link" text:visited-style-name="Visited_20_Internet_20_Link"><text:span text:style-name="Code2"><text:span text:style-name="T72">serviceId</text:span></text:span></text:a></text:p>
              <text:p text:style-name="P160">Service property identifying the servlet.</text:p>
            </table:table-cell>
            <table:table-cell table:style-name="Tabelle24.C3" office:value-type="string">
              <text:p text:style-name="P155"><text:span text:style-name="Page_20_Reference_20_Font"><text:span text:style-name="T21"><text:bookmark-ref text:reference-format="page" text:ref-name="r31"/></text:span></text:span></text:p>
            </table:table-cell>
          </table:table-row>
          <table:table-row table:style-name="Tabelle24.1">
            <table:table-cell table:style-name="Tabelle24.A3" office:value-type="string">
              <text:p text:style-name="P154"><text:span text:style-name="Code_20_Small1"><text:span text:style-name="T21">long</text:span></text:span></text:p>
            </table:table-cell>
            <table:table-cell table:style-name="Tabelle24.A3" office:value-type="string">
              <text:p text:style-name="P158"><text:a xlink:type="simple" xlink:href="#r30" text:style-name="Internet_20_link" text:visited-style-name="Visited_20_Internet_20_Link"><text:span text:style-name="Code2"><text:span text:style-name="T72">servletContextId</text:span></text:span></text:a></text:p>
              <text:p text:style-name="P159"><text:span text:style-name="T36">The service id of the </text:span><text:span text:style-name="Code2"><text:span text:style-name="T21">ServletContext</text:span></text:span><text:span text:style-name="Default_20_Paragraph_20_Font"><text:span text:style-name="T36"> for the servlet.</text:span></text:span></text:p>
            </table:table-cell>
            <table:table-cell table:style-name="Tabelle24.C3" office:value-type="string">
              <text:p text:style-name="P155"><text:span text:style-name="Page_20_Reference_20_Font"><text:span text:style-name="T21"><text:bookmark-ref text:reference-format="page" text:ref-name="r30"/></text:span></text:span></text:p>
            </table:table-cell>
          </table:table-row>
          <table:table-row table:style-name="Tabelle24.1">
            <table:table-cell table:style-name="Tabelle24.A3" office:value-type="string">
              <text:p text:style-name="P154"><text:span text:style-name="Code_20_Small1"><text:span text:style-name="T21">String</text:span></text:span></text:p>
            </table:table-cell>
            <table:table-cell table:style-name="Tabelle24.A3" office:value-type="string">
              <text:p text:style-name="P158"><text:a xlink:type="simple" xlink:href="#r27" text:style-name="Internet_20_link" text:visited-style-name="Visited_20_Internet_20_Link"><text:span text:style-name="Code2"><text:span text:style-name="T72">servletInfo</text:span></text:span></text:a></text:p>
              <text:p text:style-name="P160">The information string from the servlet.</text:p>
            </table:table-cell>
            <table:table-cell table:style-name="Tabelle24.C3" office:value-type="string">
              <text:p text:style-name="P155"><text:span text:style-name="Page_20_Reference_20_Font"><text:span text:style-name="T21"><text:bookmark-ref text:reference-format="page" text:ref-name="r27"/></text:span></text:span></text:p>
            </table:table-cell>
          </table:table-row>
        </table:table>
        <text:p text:style-name="P105"/>
        <table:table table:name="Tabelle25" table:style-name="Tabelle25">
          <table:table-column table:style-name="Tabelle25.A"/>
          <table:table-column table:style-name="Tabelle25.B"/>
          <table:table-row table:style-name="Tabelle25.1">
            <table:table-cell table:style-name="Tabelle25.A1" office:value-type="string">
              <text:p text:style-name="P152"><text:span text:style-name="Summary_20_Heading_20_Font2"><text:span text:style-name="T21">Constructor Summary</text:span></text:span></text:p>
            </table:table-cell>
            <table:table-cell table:style-name="Tabelle25.A1" office:value-type="string">
              <text:p text:style-name="P153"><text:span text:style-name="Page_20_Reference_20_Font"><text:span text:style-name="T40">Page</text:span></text:span></text:p>
            </table:table-cell>
          </table:table-row>
          <table:table-row table:style-name="Tabelle25.1">
            <table:table-cell table:style-name="Tabelle25.A2" office:value-type="string">
              <text:p text:style-name="P157"><text:a xlink:type="simple" xlink:href="#r32" text:style-name="Internet_20_link" text:visited-style-name="Visited_20_Internet_20_Link"><text:span text:style-name="Code2"><text:span text:style-name="T72">BaseServletDTO</text:span></text:span></text:a><text:span text:style-name="Code2"><text:span text:style-name="T21">()</text:span></text:span></text:p>
            </table:table-cell>
            <table:table-cell table:style-name="Tabelle25.B2" office:value-type="string">
              <text:p text:style-name="P155"><text:span text:style-name="Page_20_Reference_20_Font"><text:span text:style-name="T21"><text:bookmark-ref text:reference-format="page" text:ref-name="r32"/></text:span></text:span></text:p>
            </table:table-cell>
          </table:table-row>
        </table:table>
        <text:p text:style-name="P105"/>
        <table:table table:name="Tabelle26" table:style-name="Tabelle26">
          <table:table-column table:style-name="Tabelle26.A"/>
          <table:table-row table:style-name="Tabelle26.1">
            <table:table-cell table:style-name="Tabelle26.A1" office:value-type="string">
              <text:p text:style-name="P131">Methods inherited from class org.osgi.dto.DTO</text:p>
            </table:table-cell>
          </table:table-row>
          <table:table-row table:style-name="Tabelle26.2">
            <table:table-cell table:style-name="Tabelle26.A2" office:value-type="string">
              <text:p text:style-name="P126"><text:span text:style-name="Code2"><text:span text:style-name="T21">toString</text:span></text:span></text:p>
            </table:table-cell>
          </table:table-row>
        </table:table>
        <text:p text:style-name="P99">Field Detail</text:p>
        <text:p text:style-name="P102"><text:bookmark text:name="r26"/>name</text:p>
        <text:p text:style-name="P114"><text:span text:style-name="Code2">public String </text:span><text:span text:style-name="Code2"><text:span text:style-name="T77">name</text:span></text:span></text:p>
        <text:p text:style-name="P139">The name of the servlet.</text:p>
        <text:p text:style-name="P164"/>
        <text:p text:style-name="P101"><text:bookmark text:name="r27"/>servletInfo</text:p>
        <text:p text:style-name="P114"><text:span text:style-name="Code2">public String </text:span><text:span text:style-name="Code2"><text:span text:style-name="T77">servletInfo</text:span></text:span></text:p>
        <text:p text:style-name="P142"><text:soft-page-break/>The information string from the servlet.</text:p>
        <text:p text:style-name="P138"><text:span text:style-name="T56">This is the value returned by the </text:span><text:span text:style-name="Code2">Servlet.getServletInfo()</text:span><text:span text:style-name="Default_20_Paragraph_20_Font"><text:span text:style-name="T56"> method.</text:span></text:span></text:p>
        <text:p text:style-name="P164"/>
        <text:p text:style-name="P101"><text:bookmark text:name="r28"/>asyncSupported</text:p>
        <text:p text:style-name="P114"><text:span text:style-name="Code2">public boolean </text:span><text:span text:style-name="Code2"><text:span text:style-name="T77">asyncSupported</text:span></text:span></text:p>
        <text:p text:style-name="P139">Specifies whether the servlet supports asynchronous processing.</text:p>
        <text:p text:style-name="P164"/>
        <text:p text:style-name="P101"><text:bookmark text:name="r29"/>initParams</text:p>
        <text:p text:style-name="P114"><text:span text:style-name="Code2">public Map&lt;String,String&gt; </text:span><text:span text:style-name="Code2"><text:span text:style-name="T77">initParams</text:span></text:span></text:p>
        <text:p text:style-name="P139">The servlet initialization parameters as provided during registration of the servlet. Additional parameters like the Http Service Runtime attributes are not included.</text:p>
        <text:p text:style-name="P164"/>
        <text:p text:style-name="P101"><text:bookmark text:name="r30"/>servletContextId</text:p>
        <text:p text:style-name="P114"><text:span text:style-name="Code2">public long </text:span><text:span text:style-name="Code2"><text:span text:style-name="T77">servletContextId</text:span></text:span></text:p>
        <text:p text:style-name="P138"><text:span text:style-name="T56">The service id of the </text:span><text:span text:style-name="Code2">ServletContext</text:span><text:span text:style-name="Default_20_Paragraph_20_Font"><text:span text:style-name="T56"> for the servlet.</text:span></text:span></text:p>
        <text:p text:style-name="P164"/>
        <text:p text:style-name="P101"><text:bookmark text:name="r31"/>serviceId</text:p>
        <text:p text:style-name="P114"><text:span text:style-name="Code2">public long </text:span><text:span text:style-name="Code2"><text:span text:style-name="T77">serviceId</text:span></text:span></text:p>
        <text:p text:style-name="P139">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00">Constructor Detail</text:p>
        <text:p text:style-name="P102"><text:bookmark text:name="r32"/>BaseServletDTO</text:p>
        <text:p text:style-name="P114"><text:soft-page-break/><text:span text:style-name="Code2">public </text:span><text:span text:style-name="Code2"><text:span text:style-name="T77">BaseServletDTO</text:span></text:span><text:span text:style-name="Code2">()</text:span></text:p>
        <text:p text:style-name="P83"><text:bookmark text:name="r40"/>Class DTOConstants</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07"><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77">org.osgi.service.http.runtime.dto.DTOConstants</text:span></text:span></text:p>
        <text:p text:style-name="P137"/>
        <text:p text:style-name="P150"><text:span text:style-name="Code2">final public class </text:span><text:span text:style-name="Code2"><text:span text:style-name="T77">DTOConstants</text:span></text:span></text:p>
        <text:p text:style-name="P114"><text:span text:style-name="Code2">extends Object</text:span></text:p>
        <text:p text:style-name="P108">Defines standard constants for the DTOs.</text:p>
        <text:p text:style-name="P151"/>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52"><text:span text:style-name="Summary_20_Heading_20_Font2"><text:span text:style-name="T21">Field Summary</text:span></text:span></text:p>
            </table:table-cell>
            <table:covered-table-cell/>
            <table:table-cell table:style-name="Tabelle28.A1" office:value-type="string">
              <text:p text:style-name="P153"><text:span text:style-name="Page_20_Reference_20_Font"><text:span text:style-name="T40">Page</text:span></text:span></text:p>
            </table:table-cell>
          </table:table-row>
          <table:table-row table:style-name="Tabelle28.1">
            <table:table-cell table:style-name="Tabelle28.A2" office:value-type="string">
              <text:p text:style-name="P154"><text:span text:style-name="Code_20_Small1"><text:span text:style-name="T21">static int</text:span></text:span></text:p>
            </table:table-cell>
            <table:table-cell table:style-name="Tabelle28.A2" office:value-type="string">
              <text:p text:style-name="P158"><text:a xlink:type="simple" xlink:href="#r38" text:style-name="Internet_20_link" text:visited-style-name="Visited_20_Internet_20_Link"><text:span text:style-name="Code2"><text:span text:style-name="T72">FAILURE_REASON_EXCEPTION_ON_INIT</text:span></text:span></text:a></text:p>
              <text:p text:style-name="P160">An exception occurred during initializing of the service.</text:p>
            </table:table-cell>
            <table:table-cell table:style-name="Tabelle28.C2" office:value-type="string">
              <text:p text:style-name="P155"><text:span text:style-name="Page_20_Reference_20_Font"><text:span text:style-name="T21"><text:bookmark-ref text:reference-format="page" text:ref-name="r38"/></text:span></text:span></text:p>
            </table:table-cell>
          </table:table-row>
          <table:table-row table:style-name="Tabelle28.1">
            <table:table-cell table:style-name="Tabelle28.A3" office:value-type="string">
              <text:p text:style-name="P154"><text:span text:style-name="Code_20_Small1"><text:span text:style-name="T21">static int</text:span></text:span></text:p>
            </table:table-cell>
            <table:table-cell table:style-name="Tabelle28.A3" office:value-type="string">
              <text:p text:style-name="P158"><text:a xlink:type="simple" xlink:href="#r35" text:style-name="Internet_20_link" text:visited-style-name="Visited_20_Internet_20_Link"><text:span text:style-name="Code2"><text:span text:style-name="T72">FAILURE_REASON_NO_SERVLET_CONTEXT_MATCHING</text:span></text:span></text:a></text:p>
              <text:p text:style-name="P162">No matching servlet context</text:p>
              <text:p text:style-name="P163"><text:span text:style-name="T36">The value of </text:span><text:span text:style-name="Code2"><text:span text:style-name="T21">FAILURE_REASON_NO_SERVLET_CONTEXT_MATCHING</text:span></text:span><text:span text:style-name="Default_20_Paragraph_20_Font"><text:span text:style-name="T36"> is 1.</text:span></text:span></text:p>
            </table:table-cell>
            <table:table-cell table:style-name="Tabelle28.C3" office:value-type="string">
              <text:p text:style-name="P155"><text:span text:style-name="Page_20_Reference_20_Font"><text:span text:style-name="T21"><text:bookmark-ref text:reference-format="page" text:ref-name="r35"/></text:span></text:span></text:p>
            </table:table-cell>
          </table:table-row>
          <table:table-row table:style-name="Tabelle28.1">
            <table:table-cell table:style-name="Tabelle28.A3" office:value-type="string">
              <text:p text:style-name="P154"><text:span text:style-name="Code_20_Small1"><text:span text:style-name="T21">static int</text:span></text:span></text:p>
            </table:table-cell>
            <table:table-cell table:style-name="Tabelle28.A3" office:value-type="string">
              <text:p text:style-name="P158"><text:a xlink:type="simple" xlink:href="#r39" text:style-name="Internet_20_link" text:visited-style-name="Visited_20_Internet_20_Link"><text:span text:style-name="Code2"><text:span text:style-name="T72">FAILURE_REASON_SERVICE_NOT_GETTABLE</text:span></text:span></text:a></text:p>
              <text:p text:style-name="P159"><text:span text:style-name="T36">The service is registered in the servlet registry but getting the service fails as it returns </text:span><text:span text:style-name="Code2"><text:span text:style-name="T21">null</text:span></text:span><text:span text:style-name="Default_20_Paragraph_20_Font"><text:span text:style-name="T36">.</text:span></text:span></text:p>
            </table:table-cell>
            <table:table-cell table:style-name="Tabelle28.C3" office:value-type="string">
              <text:p text:style-name="P155"><text:span text:style-name="Page_20_Reference_20_Font"><text:span text:style-name="T21"><text:bookmark-ref text:reference-format="page" text:ref-name="r39"/></text:span></text:span></text:p>
            </table:table-cell>
          </table:table-row>
          <table:table-row table:style-name="Tabelle28.1">
            <table:table-cell table:style-name="Tabelle28.A3" office:value-type="string">
              <text:p text:style-name="P154"><text:span text:style-name="Code_20_Small1"><text:span text:style-name="T21">static int</text:span></text:span></text:p>
            </table:table-cell>
            <table:table-cell table:style-name="Tabelle28.A3" office:value-type="string">
              <text:p text:style-name="P158"><text:a xlink:type="simple" xlink:href="#r36" text:style-name="Internet_20_link" text:visited-style-name="Visited_20_Internet_20_Link"><text:span text:style-name="Code2"><text:span text:style-name="T72">FAILURE_REASON_SERVLET_CONTEXT_FAILURE</text:span></text:span></text:a></text:p>
              <text:p text:style-name="P160">Matching servlet context, but servlet context is not used due to a problem with the context.</text:p>
            </table:table-cell>
            <table:table-cell table:style-name="Tabelle28.C3" office:value-type="string">
              <text:p text:style-name="P155"><text:span text:style-name="Page_20_Reference_20_Font"><text:span text:style-name="T21"><text:bookmark-ref text:reference-format="page" text:ref-name="r36"/></text:span></text:span></text:p>
            </table:table-cell>
          </table:table-row>
          <table:table-row table:style-name="Tabelle28.1">
            <table:table-cell table:style-name="Tabelle28.A3" office:value-type="string">
              <text:p text:style-name="P154"><text:span text:style-name="Code_20_Small1"><text:span text:style-name="T21">static int</text:span></text:span></text:p>
            </table:table-cell>
            <table:table-cell table:style-name="Tabelle28.A3" office:value-type="string">
              <text:p text:style-name="P158"><text:a xlink:type="simple" xlink:href="#r37" text:style-name="Internet_20_link" text:visited-style-name="Visited_20_Internet_20_Link"><text:span text:style-name="Code2"><text:span text:style-name="T72">FAILURE_REASON_SHADOWED_BY_OTHER_SERVICE</text:span></text:span></text:a></text:p>
              <text:p text:style-name="P160">Service is shadowed by another service, e.g. a service with the same registration properties but a higher service ranking.</text:p>
            </table:table-cell>
            <table:table-cell table:style-name="Tabelle28.C3" office:value-type="string">
              <text:p text:style-name="P155"><text:span text:style-name="Page_20_Reference_20_Font"><text:span text:style-name="T21"><text:bookmark-ref text:reference-format="page" text:ref-name="r37"/></text:span></text:span></text:p>
            </table:table-cell>
          </table:table-row>
          <table:table-row table:style-name="Tabelle28.1">
            <table:table-cell table:style-name="Tabelle28.A3" office:value-type="string">
              <text:p text:style-name="P154"><text:span text:style-name="Code_20_Small1"><text:span text:style-name="T21">static int</text:span></text:span></text:p>
            </table:table-cell>
            <table:table-cell table:style-name="Tabelle28.A3" office:value-type="string">
              <text:p text:style-name="P158"><text:a xlink:type="simple" xlink:href="#r34" text:style-name="Internet_20_link" text:visited-style-name="Visited_20_Internet_20_Link"><text:span text:style-name="Code2"><text:span text:style-name="T72">FAILURE_REASON_UNKNOWN</text:span></text:span></text:a></text:p>
              <text:p text:style-name="P162">Failure reason is unknown</text:p>
              <text:p text:style-name="P163"><text:span text:style-name="T36">The value of </text:span><text:span text:style-name="Code2"><text:span text:style-name="T21">FAILURE_REASON_UNKNOWN</text:span></text:span><text:span text:style-name="Default_20_Paragraph_20_Font"><text:span text:style-name="T36"> is 0.</text:span></text:span></text:p>
            </table:table-cell>
            <table:table-cell table:style-name="Tabelle28.C3" office:value-type="string">
              <text:p text:style-name="P155"><text:span text:style-name="Page_20_Reference_20_Font"><text:span text:style-name="T21"><text:bookmark-ref text:reference-format="page" text:ref-name="r34"/></text:span></text:span></text:p>
            </table:table-cell>
          </table:table-row>
        </table:table>
        <text:p text:style-name="P99">Field Detail</text:p>
        <text:p text:style-name="P102"><text:bookmark text:name="r34"/>FAILURE_REASON_UNKNOWN</text:p>
        <text:p text:style-name="P114"><text:span text:style-name="Code2">public static final int </text:span><text:span text:style-name="Code2"><text:span text:style-name="T77">FAILURE_REASON_UNKNOWN</text:span></text:span><text:span text:style-name="Code2"> = 0</text:span></text:p>
        <text:p text:style-name="P142">Failure reason is unknown</text:p>
        <text:p text:style-name="P138"><text:span text:style-name="T56">The value of </text:span><text:span text:style-name="Code2">FAILURE_REASON_UNKNOWN</text:span><text:span text:style-name="Default_20_Paragraph_20_Font"><text:span text:style-name="T56"> is 0.</text:span></text:span></text:p>
        <text:p text:style-name="P164"/>
        <text:p text:style-name="P101"><text:bookmark text:name="r35"/>FAILURE_REASON_NO_SERVLET_CONTEXT_MATCHING</text:p>
        <text:p text:style-name="P114"><text:span text:style-name="Code2">public static final int </text:span><text:span text:style-name="Code2"><text:span text:style-name="T77">FAILURE_REASON_NO_SERVLET_CONTEXT_MATCHING</text:span></text:span><text:span text:style-name="Code2"> = 1</text:span></text:p>
        <text:p text:style-name="P142">No matching servlet context</text:p>
        <text:p text:style-name="P138"><text:span text:style-name="T56">The value of </text:span><text:span text:style-name="Code2">FAILURE_REASON_NO_SERVLET_CONTEXT_MATCHING</text:span><text:span text:style-name="Default_20_Paragraph_20_Font"><text:span text:style-name="T56"> is 1.</text:span></text:span></text:p>
        <text:p text:style-name="P164"><text:soft-page-break/></text:p>
        <text:p text:style-name="P101"><text:bookmark text:name="r36"/>FAILURE_REASON_SERVLET_CONTEXT_FAILURE</text:p>
        <text:p text:style-name="P114"><text:span text:style-name="Code2">public static final int </text:span><text:span text:style-name="Code2"><text:span text:style-name="T77">FAILURE_REASON_SERVLET_CONTEXT_FAILURE</text:span></text:span><text:span text:style-name="Code2"> = 2</text:span></text:p>
        <text:p text:style-name="P142">Matching servlet context, but servlet context is not used due to a problem with the context.</text:p>
        <text:p text:style-name="P138"><text:span text:style-name="T56">The value of </text:span><text:span text:style-name="Code2">FAILURE_REASON_SERVLET_CONTEXT_FAILURE</text:span><text:span text:style-name="Default_20_Paragraph_20_Font"><text:span text:style-name="T56"> is 2.</text:span></text:span></text:p>
        <text:p text:style-name="P164"/>
        <text:p text:style-name="P101"><text:bookmark text:name="r37"/>FAILURE_REASON_SHADOWED_BY_OTHER_SERVICE</text:p>
        <text:p text:style-name="P114"><text:span text:style-name="Code2">public static final int </text:span><text:span text:style-name="Code2"><text:span text:style-name="T77">FAILURE_REASON_SHADOWED_BY_OTHER_SERVICE</text:span></text:span><text:span text:style-name="Code2"> = 3</text:span></text:p>
        <text:p text:style-name="P142">Service is shadowed by another service, e.g. a service with the same registration properties but a higher service ranking.</text:p>
        <text:p text:style-name="P138"><text:span text:style-name="T56">The value of </text:span><text:span text:style-name="Code2">FAILURE_REASON_SHADOWED_BY_OTHER_SERVICE</text:span><text:span text:style-name="Default_20_Paragraph_20_Font"><text:span text:style-name="T56"> is 3.</text:span></text:span></text:p>
        <text:p text:style-name="P164"/>
        <text:p text:style-name="P101"><text:bookmark text:name="r38"/>FAILURE_REASON_EXCEPTION_ON_INIT</text:p>
        <text:p text:style-name="P114"><text:span text:style-name="Code2">public static final int </text:span><text:span text:style-name="Code2"><text:span text:style-name="T77">FAILURE_REASON_EXCEPTION_ON_INIT</text:span></text:span><text:span text:style-name="Code2"> = 4</text:span></text:p>
        <text:p text:style-name="P142">An exception occurred during initializing of the service. This reason can only happen for servlets and servlet filters.</text:p>
        <text:p text:style-name="P138"><text:span text:style-name="T56">The value of </text:span><text:span text:style-name="Code2">FAILURE_REASON_EXCEPTION_ON_INIT</text:span><text:span text:style-name="Default_20_Paragraph_20_Font"><text:span text:style-name="T56"> is 4.</text:span></text:span></text:p>
        <text:p text:style-name="P164"/>
        <text:p text:style-name="P101"><text:bookmark text:name="r39"/>FAILURE_REASON_SERVICE_NOT_GETTABLE</text:p>
        <text:p text:style-name="P114"><text:span text:style-name="Code2">public static final int </text:span><text:span text:style-name="Code2"><text:span text:style-name="T77">FAILURE_REASON_SERVICE_NOT_GETTABLE</text:span></text:span><text:span text:style-name="Code2"> = 5</text:span></text:p>
        <text:p text:style-name="P143"><text:span text:style-name="T56">The service is registered in the servlet registry but getting the service fails as it returns </text:span><text:span text:style-name="Code2">null</text:span><text:span text:style-name="Default_20_Paragraph_20_Font"><text:span text:style-name="T56">.</text:span></text:span></text:p>
        <text:p text:style-name="P138"><text:soft-page-break/><text:span text:style-name="T56">The value of </text:span><text:span text:style-name="Code2">FAILURE_REASON_SERVICE_NOT_GETTABLE</text:span><text:span text:style-name="Default_20_Paragraph_20_Font"><text:span text:style-name="T56"> is 5.</text:span></text:span></text:p>
        <text:p text:style-name="P84"><text:bookmark text:name="r44"/>Class ErrorPage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3" text:style-name="Internet_20_link" text:visited-style-name="Visited_20_Internet_20_Link"><text:span text:style-name="Code2"><text:span text:style-name="T71">org.osgi.service.http.runtime.dto.BaseServletDTO</text:span></text:span></text:a></text:p>
        <text:p text:style-name="P107"><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77">org.osgi.service.http.runtime.dto.ErrorPageDTO</text:span></text:span></text:p>
        <text:p text:style-name="P103">Direct Known Subclasses:</text:p>
        <text:p text:style-name="P140"><text:a xlink:type="simple" xlink:href="#r47" text:style-name="Internet_20_link" text:visited-style-name="Visited_20_Internet_20_Link"><text:span text:style-name="T68">FailedErrorPageDTO</text:span></text:a></text:p>
        <text:p text:style-name="P137"/>
        <text:p text:style-name="P150"><text:span text:style-name="Code2">public class </text:span><text:span text:style-name="Code2"><text:span text:style-name="T77">ErrorPageDTO</text:span></text:span></text:p>
        <text:p text:style-name="P114"><text:span text:style-name="Code2">extends </text:span><text:a xlink:type="simple" xlink:href="#r33" text:style-name="Internet_20_link" text:visited-style-name="Visited_20_Internet_20_Link"><text:span text:style-name="Code2"><text:span text:style-name="T71">BaseServletDTO</text:span></text:span></text:a></text:p>
        <text:p text:style-name="P115"><text:span text:style-name="T56">Represents a </text:span><text:span text:style-name="Code2">javax.servlet.Servlet</text:span><text:span text:style-name="Default_20_Paragraph_20_Font"><text:span text:style-name="T56"> servlet for handling errors and currently being used by a servlet context.</text:span></text:span></text:p>
        <text:p text:style-name="P148">NotThreadSafe</text:p>
        <text:p text:style-name="P151"/>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152"><text:span text:style-name="Summary_20_Heading_20_Font2"><text:span text:style-name="T21">Field Summary</text:span></text:span></text:p>
            </table:table-cell>
            <table:covered-table-cell/>
            <table:table-cell table:style-name="Tabelle29.A1" office:value-type="string">
              <text:p text:style-name="P153"><text:span text:style-name="Page_20_Reference_20_Font"><text:span text:style-name="T40">Page</text:span></text:span></text:p>
            </table:table-cell>
          </table:table-row>
          <table:table-row table:style-name="Tabelle29.1">
            <table:table-cell table:style-name="Tabelle29.A2" office:value-type="string">
              <text:p text:style-name="P154"><text:span text:style-name="Code_20_Small1"><text:span text:style-name="T21">long[]</text:span></text:span></text:p>
            </table:table-cell>
            <table:table-cell table:style-name="Tabelle29.A2" office:value-type="string">
              <text:p text:style-name="P158"><text:a xlink:type="simple" xlink:href="#r42" text:style-name="Internet_20_link" text:visited-style-name="Visited_20_Internet_20_Link"><text:span text:style-name="Code2"><text:span text:style-name="T72">errorCodes</text:span></text:span></text:a></text:p>
              <text:p text:style-name="P160">The error codes the error page is used for.</text:p>
            </table:table-cell>
            <table:table-cell table:style-name="Tabelle29.C2" office:value-type="string">
              <text:p text:style-name="P155"><text:span text:style-name="Page_20_Reference_20_Font"><text:span text:style-name="T21"><text:bookmark-ref text:reference-format="page" text:ref-name="r42"/></text:span></text:span></text:p>
            </table:table-cell>
          </table:table-row>
          <table:table-row table:style-name="Tabelle29.1">
            <table:table-cell table:style-name="Tabelle29.A3" office:value-type="string">
              <text:p text:style-name="P154"><text:span text:style-name="Code_20_Small1"><text:span text:style-name="T21">String[]</text:span></text:span></text:p>
            </table:table-cell>
            <table:table-cell table:style-name="Tabelle29.A3" office:value-type="string">
              <text:p text:style-name="P158"><text:a xlink:type="simple" xlink:href="#r41" text:style-name="Internet_20_link" text:visited-style-name="Visited_20_Internet_20_Link"><text:span text:style-name="Code2"><text:span text:style-name="T72">exceptions</text:span></text:span></text:a></text:p>
              <text:p text:style-name="P160">The exceptions the error page is used for.</text:p>
            </table:table-cell>
            <table:table-cell table:style-name="Tabelle29.C3" office:value-type="string">
              <text:p text:style-name="P155"><text:span text:style-name="Page_20_Reference_20_Font"><text:span text:style-name="T21"><text:bookmark-ref text:reference-format="page" text:ref-name="r41"/></text:span></text:span></text:p>
            </table:table-cell>
          </table:table-row>
        </table:table>
        <text:p text:style-name="P105"/>
        <table:table table:name="Tabelle31" table:style-name="Tabelle31">
          <table:table-column table:style-name="Tabelle31.A"/>
          <table:table-row table:style-name="Tabelle31.1">
            <table:table-cell table:style-name="Tabelle31.A1" office:value-type="string">
              <text:p text:style-name="P132"><text:span text:style-name="T37">Fields inherited from class org.osgi.service.http.runtime.dto.</text:span><text:a xlink:type="simple" xlink:href="#r33" text:style-name="Internet_20_link" text:visited-style-name="Visited_20_Internet_20_Link"><text:span text:style-name="T67">BaseServletDTO</text:span></text:a></text:p>
            </table:table-cell>
          </table:table-row>
          <table:table-row table:style-name="Tabelle31.2">
            <table:table-cell table:style-name="Tabelle31.A2" office:value-type="string">
              <text:p text:style-name="P119"><text:a xlink:type="simple" xlink:href="#r28" text:style-name="Internet_20_link" text:visited-style-name="Visited_20_Internet_20_Link"><text:span text:style-name="Code2"><text:span text:style-name="T71">asyncSupported</text:span></text:span></text:a><text:span text:style-name="Code2"><text:span text:style-name="T21">, </text:span></text:span><text:a xlink:type="simple" xlink:href="#r29" text:style-name="Internet_20_link" text:visited-style-name="Visited_20_Internet_20_Link"><text:span text:style-name="Code2"><text:span text:style-name="T71">initParams</text:span></text:span></text:a><text:span text:style-name="Code2"><text:span text:style-name="T21">, </text:span></text:span><text:a xlink:type="simple" xlink:href="#r26" text:style-name="Internet_20_link" text:visited-style-name="Visited_20_Internet_20_Link"><text:span text:style-name="Code2"><text:span text:style-name="T71">name</text:span></text:span></text:a><text:span text:style-name="Code2"><text:span text:style-name="T21">, </text:span></text:span><text:a xlink:type="simple" xlink:href="#r31" text:style-name="Internet_20_link" text:visited-style-name="Visited_20_Internet_20_Link"><text:span text:style-name="Code2"><text:span text:style-name="T71">serviceId</text:span></text:span></text:a><text:span text:style-name="Code2"><text:span text:style-name="T21">, </text:span></text:span><text:a xlink:type="simple" xlink:href="#r30" text:style-name="Internet_20_link" text:visited-style-name="Visited_20_Internet_20_Link"><text:span text:style-name="Code2"><text:span text:style-name="T71">servletContextId</text:span></text:span></text:a><text:span text:style-name="Code2"><text:span text:style-name="T21">, </text:span></text:span><text:a xlink:type="simple" xlink:href="#r27" text:style-name="Internet_20_link" text:visited-style-name="Visited_20_Internet_20_Link"><text:span text:style-name="Code2"><text:span text:style-name="T71">servletInfo</text:span></text:span></text:a></text:p>
            </table:table-cell>
          </table:table-row>
        </table:table>
        <text:p text:style-name="P105"/>
        <table:table table:name="Tabelle32" table:style-name="Tabelle32">
          <table:table-column table:style-name="Tabelle32.A"/>
          <table:table-column table:style-name="Tabelle32.B"/>
          <table:table-row table:style-name="Tabelle32.1">
            <table:table-cell table:style-name="Tabelle32.A1" office:value-type="string">
              <text:p text:style-name="P152"><text:span text:style-name="Summary_20_Heading_20_Font2"><text:span text:style-name="T21">Constructor Summary</text:span></text:span></text:p>
            </table:table-cell>
            <table:table-cell table:style-name="Tabelle32.A1" office:value-type="string">
              <text:p text:style-name="P153"><text:span text:style-name="Page_20_Reference_20_Font"><text:span text:style-name="T40">Page</text:span></text:span></text:p>
            </table:table-cell>
          </table:table-row>
          <table:table-row table:style-name="Tabelle32.1">
            <table:table-cell table:style-name="Tabelle32.A2" office:value-type="string">
              <text:p text:style-name="P157"><text:a xlink:type="simple" xlink:href="#r43" text:style-name="Internet_20_link" text:visited-style-name="Visited_20_Internet_20_Link"><text:span text:style-name="Code2"><text:span text:style-name="T72">ErrorPageDTO</text:span></text:span></text:a><text:span text:style-name="Code2"><text:span text:style-name="T21">()</text:span></text:span></text:p>
            </table:table-cell>
            <table:table-cell table:style-name="Tabelle32.B2" office:value-type="string">
              <text:p text:style-name="P155"><text:span text:style-name="Page_20_Reference_20_Font"><text:span text:style-name="T21"><text:bookmark-ref text:reference-format="page" text:ref-name="r43"/></text:span></text:span></text:p>
            </table:table-cell>
          </table:table-row>
        </table:table>
        <text:p text:style-name="P105"/>
        <table:table table:name="Tabelle34" table:style-name="Tabelle34">
          <table:table-column table:style-name="Tabelle34.A"/>
          <table:table-row table:style-name="Tabelle34.1">
            <table:table-cell table:style-name="Tabelle34.A1" office:value-type="string">
              <text:p text:style-name="P131">Methods inherited from class org.osgi.dto.DTO</text:p>
            </table:table-cell>
          </table:table-row>
          <table:table-row table:style-name="Tabelle34.2">
            <table:table-cell table:style-name="Tabelle34.A2" office:value-type="string">
              <text:p text:style-name="P126"><text:span text:style-name="Code2"><text:span text:style-name="T21">toString</text:span></text:span></text:p>
            </table:table-cell>
          </table:table-row>
        </table:table>
        <text:p text:style-name="P99">Field Detail</text:p>
        <text:p text:style-name="P102"><text:bookmark text:name="r41"/>exceptions</text:p>
        <text:p text:style-name="P114"><text:span text:style-name="Code2">public String[] </text:span><text:span text:style-name="Code2"><text:span text:style-name="T77">exceptions</text:span></text:span></text:p>
        <text:p text:style-name="P139">The exceptions the error page is used for. This array might be empty.</text:p>
        <text:p text:style-name="P164"/>
        <text:p text:style-name="P101"><text:bookmark text:name="r42"/>errorCodes</text:p>
        <text:p text:style-name="P114"><text:span text:style-name="Code2">public long[] </text:span><text:span text:style-name="Code2"><text:span text:style-name="T77">errorCodes</text:span></text:span></text:p>
        <text:p text:style-name="P139"><text:soft-page-break/>The error codes the error page is used for. This array might be empty.</text:p>
        <text:p text:style-name="P100">Constructor Detail</text:p>
        <text:p text:style-name="P102"><text:bookmark text:name="r43"/>ErrorPageDTO</text:p>
        <text:p text:style-name="P114"><text:soft-page-break/><text:span text:style-name="Code2">public </text:span><text:span text:style-name="Code2"><text:span text:style-name="T77">ErrorPageDTO</text:span></text:span><text:span text:style-name="Code2">()</text:span></text:p>
        <text:p text:style-name="P85"><text:bookmark text:name="r47"/>Class FailedErrorPage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8" text:anchor-type="as-char" svg:width="0.397cm" svg:height="0.37cm" draw:z-index="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9" text:anchor-type="as-char" svg:width="0.397cm" svg:height="0.37cm" draw:z-index="0"><draw:image xlink:href="Pictures/100002000000000F0000000E443DCD33.png" xlink:type="simple" xlink:show="embed" xlink:actuate="onLoad"/></draw:frame></text:span><text:a xlink:type="simple" xlink:href="#r33" text:style-name="Internet_20_link" text:visited-style-name="Visited_20_Internet_20_Link"><text:span text:style-name="Code2"><text:span text:style-name="T71">org.osgi.service.http.runtime.dto.BaseServletDTO</text:span></text:span></text:a></text:p>
        <text:p text:style-name="P149"><text:span text:style-name="Code2">          </text:span><text:span text:style-name="Code2"><draw:frame draw:style-name="fr3" draw:name="Grafik10" text:anchor-type="as-char" svg:width="0.397cm" svg:height="0.37cm" draw:z-index="0"><draw:image xlink:href="Pictures/100002000000000F0000000E443DCD33.png" xlink:type="simple" xlink:show="embed" xlink:actuate="onLoad"/></draw:frame></text:span><text:a xlink:type="simple" xlink:href="#r44" text:style-name="Internet_20_link" text:visited-style-name="Visited_20_Internet_20_Link"><text:span text:style-name="Code2"><text:span text:style-name="T71">org.osgi.service.http.runtime.dto.ErrorPageDTO</text:span></text:span></text:a></text:p>
        <text:p text:style-name="P107"><text:span text:style-name="Code2">              </text:span><text:span text:style-name="Code2"><draw:frame draw:style-name="fr3" draw:name="Grafik11" text:anchor-type="as-char" svg:width="0.397cm" svg:height="0.37cm" draw:z-index="0"><draw:image xlink:href="Pictures/100002000000000F0000000E443DCD33.png" xlink:type="simple" xlink:show="embed" xlink:actuate="onLoad"/></draw:frame></text:span><text:span text:style-name="Code2"><text:span text:style-name="T77">org.osgi.service.http.runtime.dto.FailedErrorPageDTO</text:span></text:span></text:p>
        <text:p text:style-name="P137"/>
        <text:p text:style-name="P150"><text:span text:style-name="Code2">public class </text:span><text:span text:style-name="Code2"><text:span text:style-name="T77">FailedErrorPageDTO</text:span></text:span></text:p>
        <text:p text:style-name="P114"><text:span text:style-name="Code2">extends </text:span><text:a xlink:type="simple" xlink:href="#r44" text:style-name="Internet_20_link" text:visited-style-name="Visited_20_Internet_20_Link"><text:span text:style-name="Code2"><text:span text:style-name="T71">ErrorPageDTO</text:span></text:span></text:a></text:p>
        <text:p text:style-name="P146"><text:span text:style-name="T56">Represents a </text:span><text:span text:style-name="Code2">javax.servlet.Servlet</text:span><text:span text:style-name="Default_20_Paragraph_20_Font"><text:span text:style-name="T56"> service registered as an error page but currently not being used for a servlet context due to a problem.</text:span></text:span></text:p>
        <text:p text:style-name="P115"><text:span text:style-name="T56">As the servlet represented by this DTO is not used due to a failure, the field </text:span><text:a xlink:type="simple" xlink:href="#r30" text:style-name="Internet_20_link" text:visited-style-name="Visited_20_Internet_20_Link"><text:span text:style-name="Code2"><text:span text:style-name="T71">BaseServlet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8">NotThreadSafe</text:p>
        <text:p text:style-name="P151"/>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152"><text:span text:style-name="Summary_20_Heading_20_Font2"><text:span text:style-name="T21">Field Summary</text:span></text:span></text:p>
            </table:table-cell>
            <table:covered-table-cell/>
            <table:table-cell table:style-name="Tabelle35.A1" office:value-type="string">
              <text:p text:style-name="P153"><text:span text:style-name="Page_20_Reference_20_Font"><text:span text:style-name="T40">Page</text:span></text:span></text:p>
            </table:table-cell>
          </table:table-row>
          <table:table-row table:style-name="Tabelle35.1">
            <table:table-cell table:style-name="Tabelle35.A2" office:value-type="string">
              <text:p text:style-name="P154"><text:span text:style-name="Code_20_Small1"><text:span text:style-name="T21">int</text:span></text:span></text:p>
            </table:table-cell>
            <table:table-cell table:style-name="Tabelle35.A2" office:value-type="string">
              <text:p text:style-name="P158"><text:a xlink:type="simple" xlink:href="#r45" text:style-name="Internet_20_link" text:visited-style-name="Visited_20_Internet_20_Link"><text:span text:style-name="Code2"><text:span text:style-name="T72">failureReason</text:span></text:span></text:a></text:p>
              <text:p text:style-name="P160">The reason why the servlet represented by this DTO is not used.</text:p>
            </table:table-cell>
            <table:table-cell table:style-name="Tabelle35.C2" office:value-type="string">
              <text:p text:style-name="P155"><text:span text:style-name="Page_20_Reference_20_Font"><text:span text:style-name="T21"><text:bookmark-ref text:reference-format="page" text:ref-name="r45"/></text:span></text:span></text:p>
            </table:table-cell>
          </table:table-row>
        </table:table>
        <text:p text:style-name="P105"/>
        <table:table table:name="Tabelle38" table:style-name="Tabelle38">
          <table:table-column table:style-name="Tabelle38.A"/>
          <table:table-row table:style-name="Tabelle38.1">
            <table:table-cell table:style-name="Tabelle38.A1" office:value-type="string">
              <text:p text:style-name="P132"><text:span text:style-name="T37">Fields inherited from class org.osgi.service.http.runtime.dto.</text:span><text:a xlink:type="simple" xlink:href="#r44" text:style-name="Internet_20_link" text:visited-style-name="Visited_20_Internet_20_Link"><text:span text:style-name="T67">ErrorPageDTO</text:span></text:a></text:p>
            </table:table-cell>
          </table:table-row>
          <table:table-row table:style-name="Tabelle38.2">
            <table:table-cell table:style-name="Tabelle38.A2" office:value-type="string">
              <text:p text:style-name="P119"><text:a xlink:type="simple" xlink:href="#r42" text:style-name="Internet_20_link" text:visited-style-name="Visited_20_Internet_20_Link"><text:span text:style-name="Code2"><text:span text:style-name="T71">errorCodes</text:span></text:span></text:a><text:span text:style-name="Code2"><text:span text:style-name="T21">, </text:span></text:span><text:a xlink:type="simple" xlink:href="#r41" text:style-name="Internet_20_link" text:visited-style-name="Visited_20_Internet_20_Link"><text:span text:style-name="Code2"><text:span text:style-name="T71">exceptions</text:span></text:span></text:a></text:p>
            </table:table-cell>
          </table:table-row>
        </table:table>
        <text:p text:style-name="P105"/>
        <table:table table:name="Tabelle39" table:style-name="Tabelle39">
          <table:table-column table:style-name="Tabelle39.A"/>
          <table:table-row table:style-name="Tabelle39.1">
            <table:table-cell table:style-name="Tabelle39.A1" office:value-type="string">
              <text:p text:style-name="P132"><text:span text:style-name="T37">Fields inherited from class org.osgi.service.http.runtime.dto.</text:span><text:a xlink:type="simple" xlink:href="#r33" text:style-name="Internet_20_link" text:visited-style-name="Visited_20_Internet_20_Link"><text:span text:style-name="T67">BaseServletDTO</text:span></text:a></text:p>
            </table:table-cell>
          </table:table-row>
          <table:table-row table:style-name="Tabelle39.2">
            <table:table-cell table:style-name="Tabelle39.A2" office:value-type="string">
              <text:p text:style-name="P119"><text:a xlink:type="simple" xlink:href="#r28" text:style-name="Internet_20_link" text:visited-style-name="Visited_20_Internet_20_Link"><text:span text:style-name="Code2"><text:span text:style-name="T71">asyncSupported</text:span></text:span></text:a><text:span text:style-name="Code2"><text:span text:style-name="T21">, </text:span></text:span><text:a xlink:type="simple" xlink:href="#r29" text:style-name="Internet_20_link" text:visited-style-name="Visited_20_Internet_20_Link"><text:span text:style-name="Code2"><text:span text:style-name="T71">initParams</text:span></text:span></text:a><text:span text:style-name="Code2"><text:span text:style-name="T21">, </text:span></text:span><text:a xlink:type="simple" xlink:href="#r26" text:style-name="Internet_20_link" text:visited-style-name="Visited_20_Internet_20_Link"><text:span text:style-name="Code2"><text:span text:style-name="T71">name</text:span></text:span></text:a><text:span text:style-name="Code2"><text:span text:style-name="T21">, </text:span></text:span><text:a xlink:type="simple" xlink:href="#r31" text:style-name="Internet_20_link" text:visited-style-name="Visited_20_Internet_20_Link"><text:span text:style-name="Code2"><text:span text:style-name="T71">serviceId</text:span></text:span></text:a><text:span text:style-name="Code2"><text:span text:style-name="T21">, </text:span></text:span><text:a xlink:type="simple" xlink:href="#r30" text:style-name="Internet_20_link" text:visited-style-name="Visited_20_Internet_20_Link"><text:span text:style-name="Code2"><text:span text:style-name="T71">servletContextId</text:span></text:span></text:a><text:span text:style-name="Code2"><text:span text:style-name="T21">, </text:span></text:span><text:a xlink:type="simple" xlink:href="#r27" text:style-name="Internet_20_link" text:visited-style-name="Visited_20_Internet_20_Link"><text:span text:style-name="Code2"><text:span text:style-name="T71">servletInfo</text:span></text:span></text:a></text:p>
            </table:table-cell>
          </table:table-row>
        </table:table>
        <text:p text:style-name="P105"/>
        <table:table table:name="Tabelle41" table:style-name="Tabelle41">
          <table:table-column table:style-name="Tabelle41.A"/>
          <table:table-column table:style-name="Tabelle41.B"/>
          <table:table-row table:style-name="Tabelle41.1">
            <table:table-cell table:style-name="Tabelle41.A1" office:value-type="string">
              <text:p text:style-name="P152"><text:span text:style-name="Summary_20_Heading_20_Font2"><text:span text:style-name="T21">Constructor Summary</text:span></text:span></text:p>
            </table:table-cell>
            <table:table-cell table:style-name="Tabelle41.A1" office:value-type="string">
              <text:p text:style-name="P153"><text:span text:style-name="Page_20_Reference_20_Font"><text:span text:style-name="T40">Page</text:span></text:span></text:p>
            </table:table-cell>
          </table:table-row>
          <table:table-row table:style-name="Tabelle41.1">
            <table:table-cell table:style-name="Tabelle41.A2" office:value-type="string">
              <text:p text:style-name="P157"><text:a xlink:type="simple" xlink:href="#r46" text:style-name="Internet_20_link" text:visited-style-name="Visited_20_Internet_20_Link"><text:span text:style-name="Code2"><text:span text:style-name="T72">FailedErrorPageDTO</text:span></text:span></text:a><text:span text:style-name="Code2"><text:span text:style-name="T21">()</text:span></text:span></text:p>
            </table:table-cell>
            <table:table-cell table:style-name="Tabelle41.B2" office:value-type="string">
              <text:p text:style-name="P155"><text:span text:style-name="Page_20_Reference_20_Font"><text:span text:style-name="T21"><text:bookmark-ref text:reference-format="page" text:ref-name="r46"/></text:span></text:span></text:p>
            </table:table-cell>
          </table:table-row>
        </table:table>
        <text:p text:style-name="P105"/>
        <table:table table:name="Tabelle48" table:style-name="Tabelle48">
          <table:table-column table:style-name="Tabelle48.A"/>
          <table:table-row table:style-name="Tabelle48.1">
            <table:table-cell table:style-name="Tabelle48.A1" office:value-type="string">
              <text:p text:style-name="P131">Methods inherited from class org.osgi.dto.DTO</text:p>
            </table:table-cell>
          </table:table-row>
          <table:table-row table:style-name="Tabelle48.2">
            <table:table-cell table:style-name="Tabelle48.A2" office:value-type="string">
              <text:p text:style-name="P126"><text:span text:style-name="Code2"><text:span text:style-name="T21">toString</text:span></text:span></text:p>
            </table:table-cell>
          </table:table-row>
        </table:table>
        <text:p text:style-name="P99">Field Detail</text:p>
        <text:p text:style-name="P102"><text:bookmark text:name="r45"/>failureReason</text:p>
        <text:p text:style-name="P114"><text:span text:style-name="Code2">public int </text:span><text:span text:style-name="Code2"><text:span text:style-name="T77">failureReason</text:span></text:span></text:p>
        <text:p text:style-name="P139">The reason why the servlet represented by this DTO is not used.</text:p>
        <text:p text:style-name="P141">See Also:</text:p>
        <text:p text:style-name="P165"><text:soft-page-break/><text:a xlink:type="simple" xlink:href="#r34" text:style-name="Internet_20_link" text:visited-style-name="Visited_20_Internet_20_Link"><text:span text:style-name="Code2"><text:span text:style-name="T71">DTOConstants.FAILURE_REASON_UNKNOWN</text:span></text:span></text:a><text:span text:style-name="Default_20_Paragraph_20_Font"><text:span text:style-name="T56">, </text:span></text:span><text:a xlink:type="simple" xlink:href="#r38" text:style-name="Internet_20_link" text:visited-style-name="Visited_20_Internet_20_Link"><text:span text:style-name="Code2"><text:span text:style-name="T71">DTOConstants.FAILURE_REASON_EXCEPTION_ON_INIT</text:span></text:span></text:a><text:span text:style-name="Default_20_Paragraph_20_Font"><text:span text:style-name="T56">, </text:span></text:span><text:a xlink:type="simple" xlink:href="#r35" text:style-name="Internet_20_link" text:visited-style-name="Visited_20_Internet_20_Link"><text:span text:style-name="Code2"><text:span text:style-name="T71">DTOConstants.FAILURE_REASON_NO_SERVLET_CONTEXT_MATCHING</text:span></text:span></text:a><text:span text:style-name="Default_20_Paragraph_20_Font"><text:span text:style-name="T56">, </text:span></text:span><text:a xlink:type="simple" xlink:href="#r39" text:style-name="Internet_20_link" text:visited-style-name="Visited_20_Internet_20_Link"><text:span text:style-name="Code2"><text:span text:style-name="T71">DTOConstants.FAILURE_REASON_SERVICE_NOT_GETTABLE</text:span></text:span></text:a><text:span text:style-name="Default_20_Paragraph_20_Font"><text:span text:style-name="T56">, </text:span></text:span><text:a xlink:type="simple" xlink:href="#r36" text:style-name="Internet_20_link" text:visited-style-name="Visited_20_Internet_20_Link"><text:span text:style-name="Code2"><text:span text:style-name="T71">DTOConstants.FAILURE_REASON_SERVLET_CONTEXT_FAILURE</text:span></text:span></text:a><text:span text:style-name="Default_20_Paragraph_20_Font"><text:span text:style-name="T56">, </text:span></text:span><text:a xlink:type="simple" xlink:href="#r37" text:style-name="Internet_20_link" text:visited-style-name="Visited_20_Internet_20_Link"><text:span text:style-name="Code2"><text:span text:style-name="T71">DTOConstants.FAILURE_REASON_SHADOWED_BY_OTHER_SERVICE</text:span></text:span></text:a></text:p>
        <text:p text:style-name="P99">Constructor Detail</text:p>
        <text:p text:style-name="P102"><text:bookmark text:name="r46"/>FailedErrorPageDTO</text:p>
        <text:p text:style-name="P114"><text:soft-page-break/><text:span text:style-name="Code2">public </text:span><text:span text:style-name="Code2"><text:span text:style-name="T77">FailedErrorPageDTO</text:span></text:span><text:span text:style-name="Code2">()</text:span></text:p>
        <text:p text:style-name="P86"><text:bookmark text:name="r50"/>Class FailedFilter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12" text:anchor-type="as-char" svg:width="0.397cm" svg:height="0.37cm" draw:z-index="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13" text:anchor-type="as-char" svg:width="0.397cm" svg:height="0.37cm" draw:z-index="0"><draw:image xlink:href="Pictures/100002000000000F0000000E443DCD33.png" xlink:type="simple" xlink:show="embed" xlink:actuate="onLoad"/></draw:frame></text:span><text:a xlink:type="simple" xlink:href="#r73" text:style-name="Internet_20_link" text:visited-style-name="Visited_20_Internet_20_Link"><text:span text:style-name="Code2"><text:span text:style-name="T71">org.osgi.service.http.runtime.dto.FilterDTO</text:span></text:span></text:a></text:p>
        <text:p text:style-name="P107"><text:span text:style-name="Code2">          </text:span><text:span text:style-name="Code2"><draw:frame draw:style-name="fr3" draw:name="Grafik14" text:anchor-type="as-char" svg:width="0.397cm" svg:height="0.37cm" draw:z-index="0"><draw:image xlink:href="Pictures/100002000000000F0000000E443DCD33.png" xlink:type="simple" xlink:show="embed" xlink:actuate="onLoad"/></draw:frame></text:span><text:span text:style-name="Code2"><text:span text:style-name="T77">org.osgi.service.http.runtime.dto.FailedFilterDTO</text:span></text:span></text:p>
        <text:p text:style-name="P137"/>
        <text:p text:style-name="P150"><text:span text:style-name="Code2">public class </text:span><text:span text:style-name="Code2"><text:span text:style-name="T77">FailedFilterDTO</text:span></text:span></text:p>
        <text:p text:style-name="P114"><text:span text:style-name="Code2">extends </text:span><text:a xlink:type="simple" xlink:href="#r73" text:style-name="Internet_20_link" text:visited-style-name="Visited_20_Internet_20_Link"><text:span text:style-name="Code2"><text:span text:style-name="T71">FilterDTO</text:span></text:span></text:a></text:p>
        <text:p text:style-name="P146"><text:span text:style-name="T56">Represents a servlet </text:span><text:span text:style-name="Code2">Filter</text:span><text:span text:style-name="Default_20_Paragraph_20_Font"><text:span text:style-name="T56"> filter which is currently not being used for a servlet context due to a problem.</text:span></text:span></text:p>
        <text:p text:style-name="P115"><text:span text:style-name="T56">As the service represented by this DTO is not used due to a failure, the field </text:span><text:a xlink:type="simple" xlink:href="#r71" text:style-name="Internet_20_link" text:visited-style-name="Visited_20_Internet_20_Link"><text:span text:style-name="Code2"><text:span text:style-name="T71">Filter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8">NotThreadSafe</text:p>
        <text:p text:style-name="P151"/>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152"><text:span text:style-name="Summary_20_Heading_20_Font2"><text:span text:style-name="T21">Field Summary</text:span></text:span></text:p>
            </table:table-cell>
            <table:covered-table-cell/>
            <table:table-cell table:style-name="Tabelle49.A1" office:value-type="string">
              <text:p text:style-name="P153"><text:span text:style-name="Page_20_Reference_20_Font"><text:span text:style-name="T40">Page</text:span></text:span></text:p>
            </table:table-cell>
          </table:table-row>
          <table:table-row table:style-name="Tabelle49.1">
            <table:table-cell table:style-name="Tabelle49.A2" office:value-type="string">
              <text:p text:style-name="P154"><text:span text:style-name="Code_20_Small1"><text:span text:style-name="T21">int</text:span></text:span></text:p>
            </table:table-cell>
            <table:table-cell table:style-name="Tabelle49.A2" office:value-type="string">
              <text:p text:style-name="P158"><text:a xlink:type="simple" xlink:href="#r48" text:style-name="Internet_20_link" text:visited-style-name="Visited_20_Internet_20_Link"><text:span text:style-name="Code2"><text:span text:style-name="T72">failureReason</text:span></text:span></text:a></text:p>
              <text:p text:style-name="P160">The reason why the filter represented by this DTO is not used.</text:p>
            </table:table-cell>
            <table:table-cell table:style-name="Tabelle49.C2" office:value-type="string">
              <text:p text:style-name="P155"><text:span text:style-name="Page_20_Reference_20_Font"><text:span text:style-name="T21"><text:bookmark-ref text:reference-format="page" text:ref-name="r48"/></text:span></text:span></text:p>
            </table:table-cell>
          </table:table-row>
        </table:table>
        <text:p text:style-name="P105"/>
        <table:table table:name="Tabelle50" table:style-name="Tabelle50">
          <table:table-column table:style-name="Tabelle50.A"/>
          <table:table-row table:style-name="Tabelle50.1">
            <table:table-cell table:style-name="Tabelle50.A1" office:value-type="string">
              <text:p text:style-name="P132"><text:span text:style-name="T37">Fields inherited from class org.osgi.service.http.runtime.dto.</text:span><text:a xlink:type="simple" xlink:href="#r73" text:style-name="Internet_20_link" text:visited-style-name="Visited_20_Internet_20_Link"><text:span text:style-name="T67">FilterDTO</text:span></text:a></text:p>
            </table:table-cell>
          </table:table-row>
          <table:table-row table:style-name="Tabelle50.2">
            <table:table-cell table:style-name="Tabelle50.A2" office:value-type="string">
              <text:p text:style-name="P119"><text:a xlink:type="simple" xlink:href="#r67" text:style-name="Internet_20_link" text:visited-style-name="Visited_20_Internet_20_Link"><text:span text:style-name="Code2"><text:span text:style-name="T71">asyncSupported</text:span></text:span></text:a><text:span text:style-name="Code2"><text:span text:style-name="T21">, </text:span></text:span><text:a xlink:type="simple" xlink:href="#r68" text:style-name="Internet_20_link" text:visited-style-name="Visited_20_Internet_20_Link"><text:span text:style-name="Code2"><text:span text:style-name="T71">dispatcher</text:span></text:span></text:a><text:span text:style-name="Code2"><text:span text:style-name="T21">, </text:span></text:span><text:a xlink:type="simple" xlink:href="#r69" text:style-name="Internet_20_link" text:visited-style-name="Visited_20_Internet_20_Link"><text:span text:style-name="Code2"><text:span text:style-name="T71">initParams</text:span></text:span></text:a><text:span text:style-name="Code2"><text:span text:style-name="T21">, </text:span></text:span><text:a xlink:type="simple" xlink:href="#r63" text:style-name="Internet_20_link" text:visited-style-name="Visited_20_Internet_20_Link"><text:span text:style-name="Code2"><text:span text:style-name="T71">name</text:span></text:span></text:a><text:span text:style-name="Code2"><text:span text:style-name="T21">, </text:span></text:span><text:a xlink:type="simple" xlink:href="#r64" text:style-name="Internet_20_link" text:visited-style-name="Visited_20_Internet_20_Link"><text:span text:style-name="Code2"><text:span text:style-name="T71">patterns</text:span></text:span></text:a><text:span text:style-name="Code2"><text:span text:style-name="T21">, </text:span></text:span><text:a xlink:type="simple" xlink:href="#r66" text:style-name="Internet_20_link" text:visited-style-name="Visited_20_Internet_20_Link"><text:span text:style-name="Code2"><text:span text:style-name="T71">regexs</text:span></text:span></text:a><text:span text:style-name="Code2"><text:span text:style-name="T21">, </text:span></text:span><text:a xlink:type="simple" xlink:href="#r70" text:style-name="Internet_20_link" text:visited-style-name="Visited_20_Internet_20_Link"><text:span text:style-name="Code2"><text:span text:style-name="T71">serviceId</text:span></text:span></text:a><text:span text:style-name="Code2"><text:span text:style-name="T21">, </text:span></text:span><text:a xlink:type="simple" xlink:href="#r71" text:style-name="Internet_20_link" text:visited-style-name="Visited_20_Internet_20_Link"><text:span text:style-name="Code2"><text:span text:style-name="T71">servletContextId</text:span></text:span></text:a><text:span text:style-name="Code2"><text:span text:style-name="T21">, </text:span></text:span><text:a xlink:type="simple" xlink:href="#r65" text:style-name="Internet_20_link" text:visited-style-name="Visited_20_Internet_20_Link"><text:span text:style-name="Code2"><text:span text:style-name="T71">servletNames</text:span></text:span></text:a></text:p>
            </table:table-cell>
          </table:table-row>
        </table:table>
        <text:p text:style-name="P105"/>
        <table:table table:name="Tabelle52" table:style-name="Tabelle52">
          <table:table-column table:style-name="Tabelle52.A"/>
          <table:table-column table:style-name="Tabelle52.B"/>
          <table:table-row table:style-name="Tabelle52.1">
            <table:table-cell table:style-name="Tabelle52.A1" office:value-type="string">
              <text:p text:style-name="P152"><text:span text:style-name="Summary_20_Heading_20_Font2"><text:span text:style-name="T21">Constructor Summary</text:span></text:span></text:p>
            </table:table-cell>
            <table:table-cell table:style-name="Tabelle52.A1" office:value-type="string">
              <text:p text:style-name="P153"><text:span text:style-name="Page_20_Reference_20_Font"><text:span text:style-name="T40">Page</text:span></text:span></text:p>
            </table:table-cell>
          </table:table-row>
          <table:table-row table:style-name="Tabelle52.1">
            <table:table-cell table:style-name="Tabelle52.A2" office:value-type="string">
              <text:p text:style-name="P157"><text:a xlink:type="simple" xlink:href="#r49" text:style-name="Internet_20_link" text:visited-style-name="Visited_20_Internet_20_Link"><text:span text:style-name="Code2"><text:span text:style-name="T72">FailedFilterDTO</text:span></text:span></text:a><text:span text:style-name="Code2"><text:span text:style-name="T21">()</text:span></text:span></text:p>
            </table:table-cell>
            <table:table-cell table:style-name="Tabelle52.B2" office:value-type="string">
              <text:p text:style-name="P155"><text:span text:style-name="Page_20_Reference_20_Font"><text:span text:style-name="T21"><text:bookmark-ref text:reference-format="page" text:ref-name="r49"/></text:span></text:span></text:p>
            </table:table-cell>
          </table:table-row>
        </table:table>
        <text:p text:style-name="P105"/>
        <table:table table:name="Tabelle54" table:style-name="Tabelle54">
          <table:table-column table:style-name="Tabelle54.A"/>
          <table:table-row table:style-name="Tabelle54.1">
            <table:table-cell table:style-name="Tabelle54.A1" office:value-type="string">
              <text:p text:style-name="P131">Methods inherited from class org.osgi.dto.DTO</text:p>
            </table:table-cell>
          </table:table-row>
          <table:table-row table:style-name="Tabelle54.2">
            <table:table-cell table:style-name="Tabelle54.A2" office:value-type="string">
              <text:p text:style-name="P126"><text:span text:style-name="Code2"><text:span text:style-name="T21">toString</text:span></text:span></text:p>
            </table:table-cell>
          </table:table-row>
        </table:table>
        <text:p text:style-name="P99">Field Detail</text:p>
        <text:p text:style-name="P102"><text:bookmark text:name="r48"/>failureReason</text:p>
        <text:p text:style-name="P114"><text:span text:style-name="Code2">public int </text:span><text:span text:style-name="Code2"><text:span text:style-name="T77">failureReason</text:span></text:span></text:p>
        <text:p text:style-name="P139">The reason why the filter represented by this DTO is not used.</text:p>
        <text:p text:style-name="P141">See Also:</text:p>
        <text:p text:style-name="P165"><text:a xlink:type="simple" xlink:href="#r34" text:style-name="Internet_20_link" text:visited-style-name="Visited_20_Internet_20_Link"><text:span text:style-name="Code2"><text:span text:style-name="T71">DTOConstants.FAILURE_REASON_UNKNOWN</text:span></text:span></text:a><text:span text:style-name="Default_20_Paragraph_20_Font"><text:span text:style-name="T56">, </text:span></text:span><text:a xlink:type="simple" xlink:href="#r38" text:style-name="Internet_20_link" text:visited-style-name="Visited_20_Internet_20_Link"><text:span text:style-name="Code2"><text:span text:style-name="T71">DTOConstants.FAILURE_REASON_EXCEPTION_ON_INIT</text:span></text:span></text:a><text:span text:style-name="Default_20_Paragraph_20_Font"><text:span text:style-name="T56">, </text:span></text:span><text:a xlink:type="simple" xlink:href="#r35" text:style-name="Internet_20_link" text:visited-style-name="Visited_20_Internet_20_Link"><text:span text:style-name="Code2"><text:span text:style-name="T71">DTOConstants.FAILURE_REASON_NO_SERVLET_CONTEXT_MATCHING</text:span></text:span></text:a><text:span text:style-name="Default_20_Paragraph_20_Font"><text:span text:style-name="T56">, </text:span></text:span><text:a xlink:type="simple" xlink:href="#r39" text:style-name="Internet_20_link" text:visited-style-name="Visited_20_Internet_20_Link"><text:span text:style-name="Code2"><text:span text:style-name="T71">DTOConstants.FAILURE_REASON_SERVICE_NOT_GETTABLE</text:span></text:span></text:a><text:span text:style-name="Default_20_Paragraph_20_Font"><text:span text:style-name="T56">, </text:span></text:span><text:a xlink:type="simple" xlink:href="#r36" text:style-name="Internet_20_link" text:visited-style-name="Visited_20_Internet_20_Link"><text:span text:style-name="Code2"><text:span text:style-name="T71">DTOConstants.FAILURE_REASON_SERVLET_CONTEXT_FAILURE</text:span></text:span></text:a><text:span text:style-name="Default_20_Paragraph_20_Font"><text:span text:style-name="T56">, </text:span></text:span><text:a xlink:type="simple" xlink:href="#r37" text:style-name="Internet_20_link" text:visited-style-name="Visited_20_Internet_20_Link"><text:span text:style-name="Code2"><text:span text:style-name="T71">DTOConstants.FAILURE_REASON_SHADOWED_BY_OTHER_SERVICE</text:span></text:span></text:a></text:p>
        <text:p text:style-name="P99">Constructor Detail</text:p>
        <text:p text:style-name="P102"><text:bookmark text:name="r49"/>FailedFilterDTO</text:p>
        <text:p text:style-name="P114"><text:soft-page-break/><text:span text:style-name="Code2">public </text:span><text:span text:style-name="Code2"><text:span text:style-name="T77">FailedFilterDTO</text:span></text:span><text:span text:style-name="Code2">()</text:span></text:p>
        <text:p text:style-name="P87"><text:bookmark text:name="r53"/>Class FailedListener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15" text:anchor-type="as-char" svg:width="0.397cm" svg:height="0.37cm" draw:z-index="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16" text:anchor-type="as-char" svg:width="0.397cm" svg:height="0.37cm" draw:z-index="0"><draw:image xlink:href="Pictures/100002000000000F0000000E443DCD33.png" xlink:type="simple" xlink:show="embed" xlink:actuate="onLoad"/></draw:frame></text:span><text:a xlink:type="simple" xlink:href="#r78" text:style-name="Internet_20_link" text:visited-style-name="Visited_20_Internet_20_Link"><text:span text:style-name="Code2"><text:span text:style-name="T71">org.osgi.service.http.runtime.dto.ListenerDTO</text:span></text:span></text:a></text:p>
        <text:p text:style-name="P107"><text:span text:style-name="Code2">          </text:span><text:span text:style-name="Code2"><draw:frame draw:style-name="fr3" draw:name="Grafik17" text:anchor-type="as-char" svg:width="0.397cm" svg:height="0.37cm" draw:z-index="0"><draw:image xlink:href="Pictures/100002000000000F0000000E443DCD33.png" xlink:type="simple" xlink:show="embed" xlink:actuate="onLoad"/></draw:frame></text:span><text:span text:style-name="Code2"><text:span text:style-name="T77">org.osgi.service.http.runtime.dto.FailedListenerDTO</text:span></text:span></text:p>
        <text:p text:style-name="P137"/>
        <text:p text:style-name="P150"><text:span text:style-name="Code2">public class </text:span><text:span text:style-name="Code2"><text:span text:style-name="T77">FailedListenerDTO</text:span></text:span></text:p>
        <text:p text:style-name="P114"><text:span text:style-name="Code2">extends </text:span><text:a xlink:type="simple" xlink:href="#r78" text:style-name="Internet_20_link" text:visited-style-name="Visited_20_Internet_20_Link"><text:span text:style-name="Code2"><text:span text:style-name="T71">ListenerDTO</text:span></text:span></text:a></text:p>
        <text:p text:style-name="P145">Represents a listener service which is currently not being used for a servlet context due to a problem.</text:p>
        <text:p text:style-name="P115"><text:span text:style-name="T56">As the listener represented by this DTO is not used due to a failure, the field </text:span><text:a xlink:type="simple" xlink:href="#r30" text:style-name="Internet_20_link" text:visited-style-name="Visited_20_Internet_20_Link"><text:span text:style-name="Code2"><text:span text:style-name="T71">BaseServlet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8">NotThreadSafe</text:p>
        <text:p text:style-name="P151"/>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152"><text:span text:style-name="Summary_20_Heading_20_Font2"><text:span text:style-name="T21">Field Summary</text:span></text:span></text:p>
            </table:table-cell>
            <table:covered-table-cell/>
            <table:table-cell table:style-name="Tabelle55.A1" office:value-type="string">
              <text:p text:style-name="P153"><text:span text:style-name="Page_20_Reference_20_Font"><text:span text:style-name="T40">Page</text:span></text:span></text:p>
            </table:table-cell>
          </table:table-row>
          <table:table-row table:style-name="Tabelle55.1">
            <table:table-cell table:style-name="Tabelle55.A2" office:value-type="string">
              <text:p text:style-name="P154"><text:span text:style-name="Code_20_Small1"><text:span text:style-name="T21">int</text:span></text:span></text:p>
            </table:table-cell>
            <table:table-cell table:style-name="Tabelle55.A2" office:value-type="string">
              <text:p text:style-name="P158"><text:a xlink:type="simple" xlink:href="#r51" text:style-name="Internet_20_link" text:visited-style-name="Visited_20_Internet_20_Link"><text:span text:style-name="Code2"><text:span text:style-name="T72">failureReason</text:span></text:span></text:a></text:p>
              <text:p text:style-name="P160">The reason why the listener represented by this DTO is not used.</text:p>
            </table:table-cell>
            <table:table-cell table:style-name="Tabelle55.C2" office:value-type="string">
              <text:p text:style-name="P155"><text:span text:style-name="Page_20_Reference_20_Font"><text:span text:style-name="T21"><text:bookmark-ref text:reference-format="page" text:ref-name="r51"/></text:span></text:span></text:p>
            </table:table-cell>
          </table:table-row>
        </table:table>
        <text:p text:style-name="P105"/>
        <table:table table:name="Tabelle57" table:style-name="Tabelle57">
          <table:table-column table:style-name="Tabelle57.A"/>
          <table:table-row table:style-name="Tabelle57.1">
            <table:table-cell table:style-name="Tabelle57.A1" office:value-type="string">
              <text:p text:style-name="P132"><text:span text:style-name="T37">Fields inherited from class org.osgi.service.http.runtime.dto.</text:span><text:a xlink:type="simple" xlink:href="#r78" text:style-name="Internet_20_link" text:visited-style-name="Visited_20_Internet_20_Link"><text:span text:style-name="T67">ListenerDTO</text:span></text:a></text:p>
            </table:table-cell>
          </table:table-row>
          <table:table-row table:style-name="Tabelle57.2">
            <table:table-cell table:style-name="Tabelle57.A2" office:value-type="string">
              <text:p text:style-name="P119"><text:a xlink:type="simple" xlink:href="#r75" text:style-name="Internet_20_link" text:visited-style-name="Visited_20_Internet_20_Link"><text:span text:style-name="Code2"><text:span text:style-name="T71">serviceId</text:span></text:span></text:a><text:span text:style-name="Code2"><text:span text:style-name="T21">, </text:span></text:span><text:a xlink:type="simple" xlink:href="#r76" text:style-name="Internet_20_link" text:visited-style-name="Visited_20_Internet_20_Link"><text:span text:style-name="Code2"><text:span text:style-name="T71">servletContextId</text:span></text:span></text:a><text:span text:style-name="Code2"><text:span text:style-name="T21">, </text:span></text:span><text:a xlink:type="simple" xlink:href="#r74" text:style-name="Internet_20_link" text:visited-style-name="Visited_20_Internet_20_Link"><text:span text:style-name="Code2"><text:span text:style-name="T71">types</text:span></text:span></text:a></text:p>
            </table:table-cell>
          </table:table-row>
        </table:table>
        <text:p text:style-name="P105"/>
        <table:table table:name="Tabelle58" table:style-name="Tabelle58">
          <table:table-column table:style-name="Tabelle58.A"/>
          <table:table-column table:style-name="Tabelle58.B"/>
          <table:table-row table:style-name="Tabelle58.1">
            <table:table-cell table:style-name="Tabelle58.A1" office:value-type="string">
              <text:p text:style-name="P152"><text:span text:style-name="Summary_20_Heading_20_Font2"><text:span text:style-name="T21">Constructor Summary</text:span></text:span></text:p>
            </table:table-cell>
            <table:table-cell table:style-name="Tabelle58.A1" office:value-type="string">
              <text:p text:style-name="P153"><text:span text:style-name="Page_20_Reference_20_Font"><text:span text:style-name="T40">Page</text:span></text:span></text:p>
            </table:table-cell>
          </table:table-row>
          <table:table-row table:style-name="Tabelle58.1">
            <table:table-cell table:style-name="Tabelle58.A2" office:value-type="string">
              <text:p text:style-name="P157"><text:a xlink:type="simple" xlink:href="#r52" text:style-name="Internet_20_link" text:visited-style-name="Visited_20_Internet_20_Link"><text:span text:style-name="Code2"><text:span text:style-name="T72">FailedListenerDTO</text:span></text:span></text:a><text:span text:style-name="Code2"><text:span text:style-name="T21">()</text:span></text:span></text:p>
            </table:table-cell>
            <table:table-cell table:style-name="Tabelle58.B2" office:value-type="string">
              <text:p text:style-name="P155"><text:span text:style-name="Page_20_Reference_20_Font"><text:span text:style-name="T21"><text:bookmark-ref text:reference-format="page" text:ref-name="r52"/></text:span></text:span></text:p>
            </table:table-cell>
          </table:table-row>
        </table:table>
        <text:p text:style-name="P105"/>
        <table:table table:name="Tabelle59" table:style-name="Tabelle59">
          <table:table-column table:style-name="Tabelle59.A"/>
          <table:table-row table:style-name="Tabelle59.1">
            <table:table-cell table:style-name="Tabelle59.A1" office:value-type="string">
              <text:p text:style-name="P131">Methods inherited from class org.osgi.dto.DTO</text:p>
            </table:table-cell>
          </table:table-row>
          <table:table-row table:style-name="Tabelle59.2">
            <table:table-cell table:style-name="Tabelle59.A2" office:value-type="string">
              <text:p text:style-name="P126"><text:span text:style-name="Code2"><text:span text:style-name="T21">toString</text:span></text:span></text:p>
            </table:table-cell>
          </table:table-row>
        </table:table>
        <text:p text:style-name="P99">Field Detail</text:p>
        <text:p text:style-name="P102"><text:bookmark text:name="r51"/>failureReason</text:p>
        <text:p text:style-name="P114"><text:span text:style-name="Code2">public int </text:span><text:span text:style-name="Code2"><text:span text:style-name="T77">failureReason</text:span></text:span></text:p>
        <text:p text:style-name="P139">The reason why the listener represented by this DTO is not used.</text:p>
        <text:p text:style-name="P141">See Also:</text:p>
        <text:p text:style-name="P165"><text:a xlink:type="simple" xlink:href="#r34" text:style-name="Internet_20_link" text:visited-style-name="Visited_20_Internet_20_Link"><text:span text:style-name="Code2"><text:span text:style-name="T71">DTOConstants.FAILURE_REASON_UNKNOWN</text:span></text:span></text:a><text:span text:style-name="Default_20_Paragraph_20_Font"><text:span text:style-name="T56">, </text:span></text:span><text:a xlink:type="simple" xlink:href="#r38" text:style-name="Internet_20_link" text:visited-style-name="Visited_20_Internet_20_Link"><text:span text:style-name="Code2"><text:span text:style-name="T71">DTOConstants.FAILURE_REASON_EXCEPTION_ON_INIT</text:span></text:span></text:a><text:span text:style-name="Default_20_Paragraph_20_Font"><text:span text:style-name="T56">, </text:span></text:span><text:a xlink:type="simple" xlink:href="#r35" text:style-name="Internet_20_link" text:visited-style-name="Visited_20_Internet_20_Link"><text:span text:style-name="Code2"><text:span text:style-name="T71">DTOConstants.FAILURE_REASON_NO_SERVLET_CONTEXT_MATCHING</text:span></text:span></text:a><text:span text:style-name="Default_20_Paragraph_20_Font"><text:span text:style-name="T56">, </text:span></text:span><text:a xlink:type="simple" xlink:href="#r39" text:style-name="Internet_20_link" text:visited-style-name="Visited_20_Internet_20_Link"><text:span text:style-name="Code2"><text:span text:style-name="T71">DTOConstants.FAILURE_REASON_SERVICE_NOT_GETTABLE</text:span></text:span></text:a><text:span text:style-name="Default_20_Paragraph_20_Font"><text:span text:style-name="T56">, </text:span></text:span><text:a xlink:type="simple" xlink:href="#r36" text:style-name="Internet_20_link" text:visited-style-name="Visited_20_Internet_20_Link"><text:span text:style-name="Code2"><text:span text:style-name="T71">DTOConstants.FAILURE_REASON_SERVLET_CONTEXT_FAILURE</text:span></text:span></text:a><text:span text:style-name="Default_20_Paragraph_20_Font"><text:span text:style-name="T56">, </text:span></text:span><text:a xlink:type="simple" xlink:href="#r37" text:style-name="Internet_20_link" text:visited-style-name="Visited_20_Internet_20_Link"><text:span text:style-name="Code2"><text:span text:style-name="T71">DTOConstants.FAILURE_REASON_SHADOWED_BY_OTHER_SERVICE</text:span></text:span></text:a></text:p>
        <text:p text:style-name="P99">Constructor Detail</text:p>
        <text:p text:style-name="P102"><text:bookmark text:name="r52"/>FailedListenerDTO</text:p>
        <text:p text:style-name="P114"><text:soft-page-break/><text:span text:style-name="Code2">public </text:span><text:span text:style-name="Code2"><text:span text:style-name="T77">FailedListenerDTO</text:span></text:span><text:span text:style-name="Code2">()</text:span></text:p>
        <text:p text:style-name="P88"><text:bookmark text:name="r56"/>Class FailedResource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91" text:style-name="Internet_20_link" text:visited-style-name="Visited_20_Internet_20_Link"><text:span text:style-name="Code2"><text:span text:style-name="T71">org.osgi.service.http.runtime.dto.ResourceDTO</text:span></text:span></text:a></text:p>
        <text:p text:style-name="P107"><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77">org.osgi.service.http.runtime.dto.FailedResourceDTO</text:span></text:span></text:p>
        <text:p text:style-name="P137"/>
        <text:p text:style-name="P150"><text:span text:style-name="Code2">public class </text:span><text:span text:style-name="Code2"><text:span text:style-name="T77">FailedResourceDTO</text:span></text:span></text:p>
        <text:p text:style-name="P114"><text:span text:style-name="Code2">extends </text:span><text:a xlink:type="simple" xlink:href="#r91" text:style-name="Internet_20_link" text:visited-style-name="Visited_20_Internet_20_Link"><text:span text:style-name="Code2"><text:span text:style-name="T71">ResourceDTO</text:span></text:span></text:a></text:p>
        <text:p text:style-name="P145">Represents a resource definition which is currently not being used for a servlet context due to a problem.</text:p>
        <text:p text:style-name="P115"><text:span text:style-name="T56">As the service represented by this DTO is not used due to a failure, the field </text:span><text:a xlink:type="simple" xlink:href="#r89" text:style-name="Internet_20_link" text:visited-style-name="Visited_20_Internet_20_Link"><text:span text:style-name="Code2"><text:span text:style-name="T71">Resource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8">NotThreadSafe</text:p>
        <text:p text:style-name="P151"/>
        <table:table table:name="Tabelle60" table:style-name="Tabelle60">
          <table:table-column table:style-name="Tabelle60.A"/>
          <table:table-column table:style-name="Tabelle60.B"/>
          <table:table-column table:style-name="Tabelle60.C"/>
          <table:table-row table:style-name="Tabelle60.1">
            <table:table-cell table:style-name="Tabelle60.A1" table:number-columns-spanned="2" office:value-type="string">
              <text:p text:style-name="P152"><text:span text:style-name="Summary_20_Heading_20_Font2"><text:span text:style-name="T21">Field Summary</text:span></text:span></text:p>
            </table:table-cell>
            <table:covered-table-cell/>
            <table:table-cell table:style-name="Tabelle60.A1" office:value-type="string">
              <text:p text:style-name="P153"><text:span text:style-name="Page_20_Reference_20_Font"><text:span text:style-name="T40">Page</text:span></text:span></text:p>
            </table:table-cell>
          </table:table-row>
          <table:table-row table:style-name="Tabelle60.1">
            <table:table-cell table:style-name="Tabelle60.A2" office:value-type="string">
              <text:p text:style-name="P154"><text:span text:style-name="Code_20_Small1"><text:span text:style-name="T21">int</text:span></text:span></text:p>
            </table:table-cell>
            <table:table-cell table:style-name="Tabelle60.A2" office:value-type="string">
              <text:p text:style-name="P158"><text:a xlink:type="simple" xlink:href="#r54" text:style-name="Internet_20_link" text:visited-style-name="Visited_20_Internet_20_Link"><text:span text:style-name="Code2"><text:span text:style-name="T72">failureReason</text:span></text:span></text:a></text:p>
              <text:p text:style-name="P160">The reason why the resource represented by this DTO is not used.</text:p>
            </table:table-cell>
            <table:table-cell table:style-name="Tabelle60.C2" office:value-type="string">
              <text:p text:style-name="P155"><text:span text:style-name="Page_20_Reference_20_Font"><text:span text:style-name="T21"><text:bookmark-ref text:reference-format="page" text:ref-name="r54"/></text:span></text:span></text:p>
            </table:table-cell>
          </table:table-row>
        </table:table>
        <text:p text:style-name="P105"/>
        <table:table table:name="Tabelle61" table:style-name="Tabelle61">
          <table:table-column table:style-name="Tabelle61.A"/>
          <table:table-row table:style-name="Tabelle61.1">
            <table:table-cell table:style-name="Tabelle61.A1" office:value-type="string">
              <text:p text:style-name="P132"><text:span text:style-name="T37">Fields inherited from class org.osgi.service.http.runtime.dto.</text:span><text:a xlink:type="simple" xlink:href="#r91" text:style-name="Internet_20_link" text:visited-style-name="Visited_20_Internet_20_Link"><text:span text:style-name="T67">ResourceDTO</text:span></text:a></text:p>
            </table:table-cell>
          </table:table-row>
          <table:table-row table:style-name="Tabelle61.2">
            <table:table-cell table:style-name="Tabelle61.A2" office:value-type="string">
              <text:p text:style-name="P119"><text:a xlink:type="simple" xlink:href="#r86" text:style-name="Internet_20_link" text:visited-style-name="Visited_20_Internet_20_Link"><text:span text:style-name="Code2"><text:span text:style-name="T71">patterns</text:span></text:span></text:a><text:span text:style-name="Code2"><text:span text:style-name="T21">, </text:span></text:span><text:a xlink:type="simple" xlink:href="#r87" text:style-name="Internet_20_link" text:visited-style-name="Visited_20_Internet_20_Link"><text:span text:style-name="Code2"><text:span text:style-name="T71">prefix</text:span></text:span></text:a><text:span text:style-name="Code2"><text:span text:style-name="T21">, </text:span></text:span><text:a xlink:type="simple" xlink:href="#r88" text:style-name="Internet_20_link" text:visited-style-name="Visited_20_Internet_20_Link"><text:span text:style-name="Code2"><text:span text:style-name="T71">serviceId</text:span></text:span></text:a><text:span text:style-name="Code2"><text:span text:style-name="T21">, </text:span></text:span><text:a xlink:type="simple" xlink:href="#r89" text:style-name="Internet_20_link" text:visited-style-name="Visited_20_Internet_20_Link"><text:span text:style-name="Code2"><text:span text:style-name="T71">servletContextId</text:span></text:span></text:a></text:p>
            </table:table-cell>
          </table:table-row>
        </table:table>
        <text:p text:style-name="P105"/>
        <table:table table:name="Tabelle62" table:style-name="Tabelle62">
          <table:table-column table:style-name="Tabelle62.A"/>
          <table:table-column table:style-name="Tabelle62.B"/>
          <table:table-row table:style-name="Tabelle62.1">
            <table:table-cell table:style-name="Tabelle62.A1" office:value-type="string">
              <text:p text:style-name="P152"><text:span text:style-name="Summary_20_Heading_20_Font2"><text:span text:style-name="T21">Constructor Summary</text:span></text:span></text:p>
            </table:table-cell>
            <table:table-cell table:style-name="Tabelle62.A1" office:value-type="string">
              <text:p text:style-name="P153"><text:span text:style-name="Page_20_Reference_20_Font"><text:span text:style-name="T40">Page</text:span></text:span></text:p>
            </table:table-cell>
          </table:table-row>
          <table:table-row table:style-name="Tabelle62.1">
            <table:table-cell table:style-name="Tabelle62.A2" office:value-type="string">
              <text:p text:style-name="P157"><text:a xlink:type="simple" xlink:href="#r55" text:style-name="Internet_20_link" text:visited-style-name="Visited_20_Internet_20_Link"><text:span text:style-name="Code2"><text:span text:style-name="T72">FailedResourceDTO</text:span></text:span></text:a><text:span text:style-name="Code2"><text:span text:style-name="T21">()</text:span></text:span></text:p>
            </table:table-cell>
            <table:table-cell table:style-name="Tabelle62.B2" office:value-type="string">
              <text:p text:style-name="P155"><text:span text:style-name="Page_20_Reference_20_Font"><text:span text:style-name="T21"><text:bookmark-ref text:reference-format="page" text:ref-name="r55"/></text:span></text:span></text:p>
            </table:table-cell>
          </table:table-row>
        </table:table>
        <text:p text:style-name="P105"/>
        <table:table table:name="Tabelle63" table:style-name="Tabelle63">
          <table:table-column table:style-name="Tabelle63.A"/>
          <table:table-row table:style-name="Tabelle63.1">
            <table:table-cell table:style-name="Tabelle63.A1" office:value-type="string">
              <text:p text:style-name="P131">Methods inherited from class org.osgi.dto.DTO</text:p>
            </table:table-cell>
          </table:table-row>
          <table:table-row table:style-name="Tabelle63.2">
            <table:table-cell table:style-name="Tabelle63.A2" office:value-type="string">
              <text:p text:style-name="P126"><text:span text:style-name="Code2"><text:span text:style-name="T21">toString</text:span></text:span></text:p>
            </table:table-cell>
          </table:table-row>
        </table:table>
        <text:p text:style-name="P99">Field Detail</text:p>
        <text:p text:style-name="P102"><text:bookmark text:name="r54"/>failureReason</text:p>
        <text:p text:style-name="P114"><text:span text:style-name="Code2">public int </text:span><text:span text:style-name="Code2"><text:span text:style-name="T77">failureReason</text:span></text:span></text:p>
        <text:p text:style-name="P139">The reason why the resource represented by this DTO is not used.</text:p>
        <text:p text:style-name="P141">See Also:</text:p>
        <text:p text:style-name="P165"><text:a xlink:type="simple" xlink:href="#r34" text:style-name="Internet_20_link" text:visited-style-name="Visited_20_Internet_20_Link"><text:span text:style-name="Code2"><text:span text:style-name="T71">DTOConstants.FAILURE_REASON_UNKNOWN</text:span></text:span></text:a><text:span text:style-name="Default_20_Paragraph_20_Font"><text:span text:style-name="T56">, </text:span></text:span><text:a xlink:type="simple" xlink:href="#r38" text:style-name="Internet_20_link" text:visited-style-name="Visited_20_Internet_20_Link"><text:span text:style-name="Code2"><text:span text:style-name="T71">DTOConstants.FAILURE_REASON_EXCEPTION_ON_INIT</text:span></text:span></text:a><text:span text:style-name="Default_20_Paragraph_20_Font"><text:span text:style-name="T56">, </text:span></text:span><text:a xlink:type="simple" xlink:href="#r35" text:style-name="Internet_20_link" text:visited-style-name="Visited_20_Internet_20_Link"><text:span text:style-name="Code2"><text:span text:style-name="T71">DTOConstants.FAILURE_REASON_NO_SERVLET_CONTEXT_MATCHING</text:span></text:span></text:a><text:span text:style-name="Default_20_Paragraph_20_Font"><text:span text:style-name="T56">, </text:span></text:span><text:a xlink:type="simple" xlink:href="#r39" text:style-name="Internet_20_link" text:visited-style-name="Visited_20_Internet_20_Link"><text:span text:style-name="Code2"><text:span text:style-name="T71">DTOConstants.FAILURE_REASON_SERVICE_NOT_GETTABLE</text:span></text:span></text:a><text:span text:style-name="Default_20_Paragraph_20_Font"><text:span text:style-name="T56">, </text:span></text:span><text:a xlink:type="simple" xlink:href="#r36" text:style-name="Internet_20_link" text:visited-style-name="Visited_20_Internet_20_Link"><text:span text:style-name="Code2"><text:span text:style-name="T71">DTOConstants.FAILURE_REASON_SERVLET_CONTEXT_FAILURE</text:span></text:span></text:a><text:span text:style-name="Default_20_Paragraph_20_Font"><text:span text:style-name="T56">, </text:span></text:span><text:a xlink:type="simple" xlink:href="#r37" text:style-name="Internet_20_link" text:visited-style-name="Visited_20_Internet_20_Link"><text:span text:style-name="Code2"><text:span text:style-name="T71">DTOConstants.FAILURE_REASON_SHADOWED_BY_OTHER_SERVICE</text:span></text:span></text:a></text:p>
        <text:p text:style-name="P99">Constructor Detail</text:p>
        <text:p text:style-name="P102"><text:bookmark text:name="r55"/>FailedResourceDTO</text:p>
        <text:p text:style-name="P114"><text:soft-page-break/><text:span text:style-name="Code2">public </text:span><text:span text:style-name="Code2"><text:span text:style-name="T77">FailedResourceDTO</text:span></text:span><text:span text:style-name="Code2">()</text:span></text:p>
        <text:p text:style-name="P89"><text:bookmark text:name="r59"/>Class FailedServletContext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114" text:style-name="Internet_20_link" text:visited-style-name="Visited_20_Internet_20_Link"><text:span text:style-name="Code2"><text:span text:style-name="T71">org.osgi.service.http.runtime.dto.ServletContextDTO</text:span></text:span></text:a></text:p>
        <text:p text:style-name="P107"><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77">org.osgi.service.http.runtime.dto.FailedServletContextDTO</text:span></text:span></text:p>
        <text:p text:style-name="P137"/>
        <text:p text:style-name="P150"><text:span text:style-name="Code2">public class </text:span><text:span text:style-name="Code2"><text:span text:style-name="T77">FailedServletContextDTO</text:span></text:span></text:p>
        <text:p text:style-name="P114"><text:span text:style-name="Code2">extends </text:span><text:a xlink:type="simple" xlink:href="#r114" text:style-name="Internet_20_link" text:visited-style-name="Visited_20_Internet_20_Link"><text:span text:style-name="Code2"><text:span text:style-name="T71">ServletContextDTO</text:span></text:span></text:a></text:p>
        <text:p text:style-name="P146"><text:span text:style-name="T56">Represents a </text:span><text:span text:style-name="Code2">javax.servlet.ServletContext</text:span><text:span text:style-name="Default_20_Paragraph_20_Font"><text:span text:style-name="T56"> servlet context that is currently not used due to some problem. The following fields return an empty array for a </text:span></text:span><text:span text:style-name="Code2">FailedServletContextDTO</text:span><text:span text:style-name="Default_20_Paragraph_20_Font"><text:span text:style-name="T56">:</text:span></text:span></text:p>
        <text:list xml:id="list5181488166814802874" text:style-name="RTF_5f_Num_20_3">
          <text:list-item>
            <text:p text:style-name="P110"><text:a xlink:type="simple" xlink:href="#r108" text:style-name="Internet_20_link" text:visited-style-name="Visited_20_Internet_20_Link"><text:span text:style-name="Code2"><text:span text:style-name="T71">ServletContextDTO.servletDTOs</text:span></text:span></text:a></text:p>
          </text:list-item>
          <text:list-item>
            <text:p text:style-name="P110"><text:a xlink:type="simple" xlink:href="#r109" text:style-name="Internet_20_link" text:visited-style-name="Visited_20_Internet_20_Link"><text:span text:style-name="Code2"><text:span text:style-name="T71">ServletContextDTO.resourceDTOs</text:span></text:span></text:a></text:p>
          </text:list-item>
          <text:list-item>
            <text:p text:style-name="P110"><text:a xlink:type="simple" xlink:href="#r110" text:style-name="Internet_20_link" text:visited-style-name="Visited_20_Internet_20_Link"><text:span text:style-name="Code2"><text:span text:style-name="T71">ServletContextDTO.filterDTOs</text:span></text:span></text:a></text:p>
          </text:list-item>
          <text:list-item>
            <text:p text:style-name="P110"><text:a xlink:type="simple" xlink:href="#r111" text:style-name="Internet_20_link" text:visited-style-name="Visited_20_Internet_20_Link"><text:span text:style-name="Code2"><text:span text:style-name="T71">ServletContextDTO.errorPageDTOs</text:span></text:span></text:a></text:p>
          </text:list-item>
          <text:list-item>
            <text:p text:style-name="P112"><text:a xlink:type="simple" xlink:href="#r112" text:style-name="Internet_20_link" text:visited-style-name="Visited_20_Internet_20_Link"><text:span text:style-name="Code2"><text:span text:style-name="T71">ServletContextDTO.listenerDTOs</text:span></text:span></text:a></text:p>
          </text:list-item>
        </text:list>
        <text:p text:style-name="P115"><text:span text:style-name="T56">The method </text:span><text:a xlink:type="simple" xlink:href="#r106" text:style-name="Internet_20_link" text:visited-style-name="Visited_20_Internet_20_Link"><text:span text:style-name="Code2"><text:span text:style-name="T71">ServletContextDTO.attributes</text:span></text:span></text:a><text:span text:style-name="Default_20_Paragraph_20_Font"><text:span text:style-name="T56"> returns an empty map for a </text:span></text:span><text:span text:style-name="Code2">FailedServletContextDTO</text:span><text:span text:style-name="Default_20_Paragraph_20_Font"><text:span text:style-name="T56">.</text:span></text:span></text:p>
        <text:p text:style-name="P148">NotThreadSafe</text:p>
        <text:p text:style-name="P151"/>
        <table:table table:name="Tabelle64" table:style-name="Tabelle64">
          <table:table-column table:style-name="Tabelle64.A"/>
          <table:table-column table:style-name="Tabelle64.B"/>
          <table:table-column table:style-name="Tabelle64.C"/>
          <table:table-row table:style-name="Tabelle64.1">
            <table:table-cell table:style-name="Tabelle64.A1" table:number-columns-spanned="2" office:value-type="string">
              <text:p text:style-name="P152"><text:span text:style-name="Summary_20_Heading_20_Font2"><text:span text:style-name="T21">Field Summary</text:span></text:span></text:p>
            </table:table-cell>
            <table:covered-table-cell/>
            <table:table-cell table:style-name="Tabelle64.A1" office:value-type="string">
              <text:p text:style-name="P153"><text:span text:style-name="Page_20_Reference_20_Font"><text:span text:style-name="T40">Page</text:span></text:span></text:p>
            </table:table-cell>
          </table:table-row>
          <table:table-row table:style-name="Tabelle64.1">
            <table:table-cell table:style-name="Tabelle64.A2" office:value-type="string">
              <text:p text:style-name="P154"><text:span text:style-name="Code_20_Small1"><text:span text:style-name="T21">int</text:span></text:span></text:p>
            </table:table-cell>
            <table:table-cell table:style-name="Tabelle64.A2" office:value-type="string">
              <text:p text:style-name="P158"><text:a xlink:type="simple" xlink:href="#r57" text:style-name="Internet_20_link" text:visited-style-name="Visited_20_Internet_20_Link"><text:span text:style-name="Code2"><text:span text:style-name="T72">failureReason</text:span></text:span></text:a></text:p>
              <text:p text:style-name="P160">The reason why the servlet context represented by this DTO is not used.</text:p>
            </table:table-cell>
            <table:table-cell table:style-name="Tabelle64.C2" office:value-type="string">
              <text:p text:style-name="P155"><text:span text:style-name="Page_20_Reference_20_Font"><text:span text:style-name="T21"><text:bookmark-ref text:reference-format="page" text:ref-name="r57"/></text:span></text:span></text:p>
            </table:table-cell>
          </table:table-row>
        </table:table>
        <text:p text:style-name="P105"/>
        <table:table table:name="Tabelle65" table:style-name="Tabelle65">
          <table:table-column table:style-name="Tabelle65.A"/>
          <table:table-row table:style-name="Tabelle65.1">
            <table:table-cell table:style-name="Tabelle65.A1" office:value-type="string">
              <text:p text:style-name="P132"><text:span text:style-name="T37">Fields inherited from class org.osgi.service.http.runtime.dto.</text:span><text:a xlink:type="simple" xlink:href="#r114" text:style-name="Internet_20_link" text:visited-style-name="Visited_20_Internet_20_Link"><text:span text:style-name="T67">ServletContextDTO</text:span></text:a></text:p>
            </table:table-cell>
          </table:table-row>
          <table:table-row table:style-name="Tabelle65.2">
            <table:table-cell table:style-name="Tabelle65.A2" office:value-type="string">
              <text:p text:style-name="P119"><text:a xlink:type="simple" xlink:href="#r106" text:style-name="Internet_20_link" text:visited-style-name="Visited_20_Internet_20_Link"><text:span text:style-name="Code2"><text:span text:style-name="T71">attributes</text:span></text:span></text:a><text:span text:style-name="Code2"><text:span text:style-name="T21">, </text:span></text:span><text:a xlink:type="simple" xlink:href="#r103" text:style-name="Internet_20_link" text:visited-style-name="Visited_20_Internet_20_Link"><text:span text:style-name="Code2"><text:span text:style-name="T71">contextName</text:span></text:span></text:a><text:span text:style-name="Code2"><text:span text:style-name="T21">, </text:span></text:span><text:a xlink:type="simple" xlink:href="#r104" text:style-name="Internet_20_link" text:visited-style-name="Visited_20_Internet_20_Link"><text:span text:style-name="Code2"><text:span text:style-name="T71">contextPath</text:span></text:span></text:a><text:span text:style-name="Code2"><text:span text:style-name="T21">, </text:span></text:span><text:a xlink:type="simple" xlink:href="#r111" text:style-name="Internet_20_link" text:visited-style-name="Visited_20_Internet_20_Link"><text:span text:style-name="Code2"><text:span text:style-name="T71">errorPageDTOs</text:span></text:span></text:a><text:span text:style-name="Code2"><text:span text:style-name="T21">, </text:span></text:span><text:a xlink:type="simple" xlink:href="#r110" text:style-name="Internet_20_link" text:visited-style-name="Visited_20_Internet_20_Link"><text:span text:style-name="Code2"><text:span text:style-name="T71">filterDTOs</text:span></text:span></text:a><text:span text:style-name="Code2"><text:span text:style-name="T21">, </text:span></text:span><text:a xlink:type="simple" xlink:href="#r105" text:style-name="Internet_20_link" text:visited-style-name="Visited_20_Internet_20_Link"><text:span text:style-name="Code2"><text:span text:style-name="T71">initParams</text:span></text:span></text:a><text:span text:style-name="Code2"><text:span text:style-name="T21">, </text:span></text:span><text:a xlink:type="simple" xlink:href="#r112" text:style-name="Internet_20_link" text:visited-style-name="Visited_20_Internet_20_Link"><text:span text:style-name="Code2"><text:span text:style-name="T71">listenerDTOs</text:span></text:span></text:a><text:span text:style-name="Code2"><text:span text:style-name="T21">, </text:span></text:span><text:a xlink:type="simple" xlink:href="#r102" text:style-name="Internet_20_link" text:visited-style-name="Visited_20_Internet_20_Link"><text:span text:style-name="Code2"><text:span text:style-name="T71">names</text:span></text:span></text:a><text:span text:style-name="Code2"><text:span text:style-name="T21">, </text:span></text:span><text:a xlink:type="simple" xlink:href="#r109" text:style-name="Internet_20_link" text:visited-style-name="Visited_20_Internet_20_Link"><text:span text:style-name="Code2"><text:span text:style-name="T71">resourceDTOs</text:span></text:span></text:a><text:span text:style-name="Code2"><text:span text:style-name="T21">, </text:span></text:span><text:a xlink:type="simple" xlink:href="#r107" text:style-name="Internet_20_link" text:visited-style-name="Visited_20_Internet_20_Link"><text:span text:style-name="Code2"><text:span text:style-name="T71">serviceId</text:span></text:span></text:a><text:span text:style-name="Code2"><text:span text:style-name="T21">, </text:span></text:span><text:a xlink:type="simple" xlink:href="#r108" text:style-name="Internet_20_link" text:visited-style-name="Visited_20_Internet_20_Link"><text:span text:style-name="Code2"><text:span text:style-name="T71">servletDTOs</text:span></text:span></text:a></text:p>
            </table:table-cell>
          </table:table-row>
        </table:table>
        <text:p text:style-name="P105"/>
        <table:table table:name="Tabelle66" table:style-name="Tabelle66">
          <table:table-column table:style-name="Tabelle66.A"/>
          <table:table-column table:style-name="Tabelle66.B"/>
          <table:table-row table:style-name="Tabelle66.1">
            <table:table-cell table:style-name="Tabelle66.A1" office:value-type="string">
              <text:p text:style-name="P152"><text:span text:style-name="Summary_20_Heading_20_Font2"><text:span text:style-name="T21">Constructor Summary</text:span></text:span></text:p>
            </table:table-cell>
            <table:table-cell table:style-name="Tabelle66.A1" office:value-type="string">
              <text:p text:style-name="P153"><text:span text:style-name="Page_20_Reference_20_Font"><text:span text:style-name="T40">Page</text:span></text:span></text:p>
            </table:table-cell>
          </table:table-row>
          <table:table-row table:style-name="Tabelle66.1">
            <table:table-cell table:style-name="Tabelle66.A2" office:value-type="string">
              <text:p text:style-name="P157"><text:a xlink:type="simple" xlink:href="#r58" text:style-name="Internet_20_link" text:visited-style-name="Visited_20_Internet_20_Link"><text:span text:style-name="Code2"><text:span text:style-name="T72">FailedServletContextDTO</text:span></text:span></text:a><text:span text:style-name="Code2"><text:span text:style-name="T21">()</text:span></text:span></text:p>
            </table:table-cell>
            <table:table-cell table:style-name="Tabelle66.B2" office:value-type="string">
              <text:p text:style-name="P155"><text:span text:style-name="Page_20_Reference_20_Font"><text:span text:style-name="T21"><text:bookmark-ref text:reference-format="page" text:ref-name="r58"/></text:span></text:span></text:p>
            </table:table-cell>
          </table:table-row>
        </table:table>
        <text:p text:style-name="P105"/>
        <table:table table:name="Tabelle67" table:style-name="Tabelle67">
          <table:table-column table:style-name="Tabelle67.A"/>
          <table:table-row table:style-name="Tabelle67.1">
            <table:table-cell table:style-name="Tabelle67.A1" office:value-type="string">
              <text:p text:style-name="P131">Methods inherited from class org.osgi.dto.DTO</text:p>
            </table:table-cell>
          </table:table-row>
          <table:table-row table:style-name="Tabelle67.2">
            <table:table-cell table:style-name="Tabelle67.A2" office:value-type="string">
              <text:p text:style-name="P126"><text:span text:style-name="Code2"><text:span text:style-name="T21">toString</text:span></text:span></text:p>
            </table:table-cell>
          </table:table-row>
        </table:table>
        <text:p text:style-name="P99">Field Detail</text:p>
        <text:p text:style-name="P102"><text:bookmark text:name="r57"/>failureReason</text:p>
        <text:p text:style-name="P114"><text:span text:style-name="Code2">public int </text:span><text:span text:style-name="Code2"><text:span text:style-name="T77">failureReason</text:span></text:span></text:p>
        <text:p text:style-name="P139">The reason why the servlet context represented by this DTO is not used.</text:p>
        <text:p text:style-name="P141">See Also:</text:p>
        <text:p text:style-name="P165"><text:soft-page-break/><text:a xlink:type="simple" xlink:href="#r34" text:style-name="Internet_20_link" text:visited-style-name="Visited_20_Internet_20_Link"><text:span text:style-name="Code2"><text:span text:style-name="T71">DTOConstants.FAILURE_REASON_UNKNOWN</text:span></text:span></text:a><text:span text:style-name="Default_20_Paragraph_20_Font"><text:span text:style-name="T56">, </text:span></text:span><text:a xlink:type="simple" xlink:href="#r38" text:style-name="Internet_20_link" text:visited-style-name="Visited_20_Internet_20_Link"><text:span text:style-name="Code2"><text:span text:style-name="T71">DTOConstants.FAILURE_REASON_EXCEPTION_ON_INIT</text:span></text:span></text:a><text:span text:style-name="Default_20_Paragraph_20_Font"><text:span text:style-name="T56">, </text:span></text:span><text:a xlink:type="simple" xlink:href="#r35" text:style-name="Internet_20_link" text:visited-style-name="Visited_20_Internet_20_Link"><text:span text:style-name="Code2"><text:span text:style-name="T71">DTOConstants.FAILURE_REASON_NO_SERVLET_CONTEXT_MATCHING</text:span></text:span></text:a><text:span text:style-name="Default_20_Paragraph_20_Font"><text:span text:style-name="T56">, </text:span></text:span><text:a xlink:type="simple" xlink:href="#r39" text:style-name="Internet_20_link" text:visited-style-name="Visited_20_Internet_20_Link"><text:span text:style-name="Code2"><text:span text:style-name="T71">DTOConstants.FAILURE_REASON_SERVICE_NOT_GETTABLE</text:span></text:span></text:a><text:span text:style-name="Default_20_Paragraph_20_Font"><text:span text:style-name="T56">, </text:span></text:span><text:a xlink:type="simple" xlink:href="#r36" text:style-name="Internet_20_link" text:visited-style-name="Visited_20_Internet_20_Link"><text:span text:style-name="Code2"><text:span text:style-name="T71">DTOConstants.FAILURE_REASON_SERVLET_CONTEXT_FAILURE</text:span></text:span></text:a><text:span text:style-name="Default_20_Paragraph_20_Font"><text:span text:style-name="T56">, </text:span></text:span><text:a xlink:type="simple" xlink:href="#r37" text:style-name="Internet_20_link" text:visited-style-name="Visited_20_Internet_20_Link"><text:span text:style-name="Code2"><text:span text:style-name="T71">DTOConstants.FAILURE_REASON_SHADOWED_BY_OTHER_SERVICE</text:span></text:span></text:a></text:p>
        <text:p text:style-name="P99">Constructor Detail</text:p>
        <text:p text:style-name="P102"><text:bookmark text:name="r58"/>FailedServletContextDTO</text:p>
        <text:p text:style-name="P114"><text:soft-page-break/><text:span text:style-name="Code2">public </text:span><text:span text:style-name="Code2"><text:span text:style-name="T77">FailedServletContextDTO</text:span></text:span><text:span text:style-name="Code2">()</text:span></text:p>
        <text:p text:style-name="P90"><text:bookmark text:name="r62"/>Class FailedServlet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3" text:style-name="Internet_20_link" text:visited-style-name="Visited_20_Internet_20_Link"><text:span text:style-name="Code2"><text:span text:style-name="T71">org.osgi.service.http.runtime.dto.BaseServletDTO</text:span></text:span></text:a></text:p>
        <text:p text:style-name="P149"><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17" text:style-name="Internet_20_link" text:visited-style-name="Visited_20_Internet_20_Link"><text:span text:style-name="Code2"><text:span text:style-name="T71">org.osgi.service.http.runtime.dto.ServletDTO</text:span></text:span></text:a></text:p>
        <text:p text:style-name="P107"><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77">org.osgi.service.http.runtime.dto.FailedServletDTO</text:span></text:span></text:p>
        <text:p text:style-name="P137"/>
        <text:p text:style-name="P150"><text:span text:style-name="Code2">public class </text:span><text:span text:style-name="Code2"><text:span text:style-name="T77">FailedServletDTO</text:span></text:span></text:p>
        <text:p text:style-name="P114"><text:span text:style-name="Code2">extends </text:span><text:a xlink:type="simple" xlink:href="#r117" text:style-name="Internet_20_link" text:visited-style-name="Visited_20_Internet_20_Link"><text:span text:style-name="Code2"><text:span text:style-name="T71">ServletDTO</text:span></text:span></text:a></text:p>
        <text:p text:style-name="P146"><text:span text:style-name="T56">Represents a </text:span><text:span text:style-name="Code2">javax.servlet.Servlet</text:span><text:span text:style-name="Default_20_Paragraph_20_Font"><text:span text:style-name="T56"> servlet which is currently not being used for a servlet context due to a problem.</text:span></text:span></text:p>
        <text:p text:style-name="P115"><text:span text:style-name="T56">As the servlet represented by this DTO is not used due to a failure, the field </text:span><text:a xlink:type="simple" xlink:href="#r30" text:style-name="Internet_20_link" text:visited-style-name="Visited_20_Internet_20_Link"><text:span text:style-name="Code2"><text:span text:style-name="T71">BaseServlet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8">NotThreadSafe</text:p>
        <text:p text:style-name="P151"/>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152"><text:span text:style-name="Summary_20_Heading_20_Font2"><text:span text:style-name="T21">Field Summary</text:span></text:span></text:p>
            </table:table-cell>
            <table:covered-table-cell/>
            <table:table-cell table:style-name="Tabelle68.A1" office:value-type="string">
              <text:p text:style-name="P153"><text:span text:style-name="Page_20_Reference_20_Font"><text:span text:style-name="T40">Page</text:span></text:span></text:p>
            </table:table-cell>
          </table:table-row>
          <table:table-row table:style-name="Tabelle68.1">
            <table:table-cell table:style-name="Tabelle68.A2" office:value-type="string">
              <text:p text:style-name="P154"><text:span text:style-name="Code_20_Small1"><text:span text:style-name="T21">int</text:span></text:span></text:p>
            </table:table-cell>
            <table:table-cell table:style-name="Tabelle68.A2" office:value-type="string">
              <text:p text:style-name="P158"><text:a xlink:type="simple" xlink:href="#r60" text:style-name="Internet_20_link" text:visited-style-name="Visited_20_Internet_20_Link"><text:span text:style-name="Code2"><text:span text:style-name="T72">failureReason</text:span></text:span></text:a></text:p>
              <text:p text:style-name="P160">The reason why the servlet represented by this DTO is not used.</text:p>
            </table:table-cell>
            <table:table-cell table:style-name="Tabelle68.C2" office:value-type="string">
              <text:p text:style-name="P155"><text:span text:style-name="Page_20_Reference_20_Font"><text:span text:style-name="T21"><text:bookmark-ref text:reference-format="page" text:ref-name="r60"/></text:span></text:span></text:p>
            </table:table-cell>
          </table:table-row>
        </table:table>
        <text:p text:style-name="P105"/>
        <table:table table:name="Tabelle69" table:style-name="Tabelle69">
          <table:table-column table:style-name="Tabelle69.A"/>
          <table:table-row table:style-name="Tabelle69.1">
            <table:table-cell table:style-name="Tabelle69.A1" office:value-type="string">
              <text:p text:style-name="P132"><text:span text:style-name="T37">Fields inherited from class org.osgi.service.http.runtime.dto.</text:span><text:a xlink:type="simple" xlink:href="#r117" text:style-name="Internet_20_link" text:visited-style-name="Visited_20_Internet_20_Link"><text:span text:style-name="T67">ServletDTO</text:span></text:a></text:p>
            </table:table-cell>
          </table:table-row>
          <table:table-row table:style-name="Tabelle69.2">
            <table:table-cell table:style-name="Tabelle69.A2" office:value-type="string">
              <text:p text:style-name="P119"><text:a xlink:type="simple" xlink:href="#r115" text:style-name="Internet_20_link" text:visited-style-name="Visited_20_Internet_20_Link"><text:span text:style-name="Code2"><text:span text:style-name="T71">patterns</text:span></text:span></text:a></text:p>
            </table:table-cell>
          </table:table-row>
        </table:table>
        <text:p text:style-name="P105"/>
        <table:table table:name="Tabelle70" table:style-name="Tabelle70">
          <table:table-column table:style-name="Tabelle70.A"/>
          <table:table-row table:style-name="Tabelle70.1">
            <table:table-cell table:style-name="Tabelle70.A1" office:value-type="string">
              <text:p text:style-name="P132"><text:span text:style-name="T37">Fields inherited from class org.osgi.service.http.runtime.dto.</text:span><text:a xlink:type="simple" xlink:href="#r33" text:style-name="Internet_20_link" text:visited-style-name="Visited_20_Internet_20_Link"><text:span text:style-name="T67">BaseServletDTO</text:span></text:a></text:p>
            </table:table-cell>
          </table:table-row>
          <table:table-row table:style-name="Tabelle70.2">
            <table:table-cell table:style-name="Tabelle70.A2" office:value-type="string">
              <text:p text:style-name="P119"><text:a xlink:type="simple" xlink:href="#r28" text:style-name="Internet_20_link" text:visited-style-name="Visited_20_Internet_20_Link"><text:span text:style-name="Code2"><text:span text:style-name="T71">asyncSupported</text:span></text:span></text:a><text:span text:style-name="Code2"><text:span text:style-name="T21">, </text:span></text:span><text:a xlink:type="simple" xlink:href="#r29" text:style-name="Internet_20_link" text:visited-style-name="Visited_20_Internet_20_Link"><text:span text:style-name="Code2"><text:span text:style-name="T71">initParams</text:span></text:span></text:a><text:span text:style-name="Code2"><text:span text:style-name="T21">, </text:span></text:span><text:a xlink:type="simple" xlink:href="#r26" text:style-name="Internet_20_link" text:visited-style-name="Visited_20_Internet_20_Link"><text:span text:style-name="Code2"><text:span text:style-name="T71">name</text:span></text:span></text:a><text:span text:style-name="Code2"><text:span text:style-name="T21">, </text:span></text:span><text:a xlink:type="simple" xlink:href="#r31" text:style-name="Internet_20_link" text:visited-style-name="Visited_20_Internet_20_Link"><text:span text:style-name="Code2"><text:span text:style-name="T71">serviceId</text:span></text:span></text:a><text:span text:style-name="Code2"><text:span text:style-name="T21">, </text:span></text:span><text:a xlink:type="simple" xlink:href="#r30" text:style-name="Internet_20_link" text:visited-style-name="Visited_20_Internet_20_Link"><text:span text:style-name="Code2"><text:span text:style-name="T71">servletContextId</text:span></text:span></text:a><text:span text:style-name="Code2"><text:span text:style-name="T21">, </text:span></text:span><text:a xlink:type="simple" xlink:href="#r27" text:style-name="Internet_20_link" text:visited-style-name="Visited_20_Internet_20_Link"><text:span text:style-name="Code2"><text:span text:style-name="T71">servletInfo</text:span></text:span></text:a></text:p>
            </table:table-cell>
          </table:table-row>
        </table:table>
        <text:p text:style-name="P105"/>
        <table:table table:name="Tabelle71" table:style-name="Tabelle71">
          <table:table-column table:style-name="Tabelle71.A"/>
          <table:table-column table:style-name="Tabelle71.B"/>
          <table:table-row table:style-name="Tabelle71.1">
            <table:table-cell table:style-name="Tabelle71.A1" office:value-type="string">
              <text:p text:style-name="P152"><text:span text:style-name="Summary_20_Heading_20_Font2"><text:span text:style-name="T21">Constructor Summary</text:span></text:span></text:p>
            </table:table-cell>
            <table:table-cell table:style-name="Tabelle71.A1" office:value-type="string">
              <text:p text:style-name="P153"><text:span text:style-name="Page_20_Reference_20_Font"><text:span text:style-name="T40">Page</text:span></text:span></text:p>
            </table:table-cell>
          </table:table-row>
          <table:table-row table:style-name="Tabelle71.1">
            <table:table-cell table:style-name="Tabelle71.A2" office:value-type="string">
              <text:p text:style-name="P157"><text:a xlink:type="simple" xlink:href="#r61" text:style-name="Internet_20_link" text:visited-style-name="Visited_20_Internet_20_Link"><text:span text:style-name="Code2"><text:span text:style-name="T72">FailedServletDTO</text:span></text:span></text:a><text:span text:style-name="Code2"><text:span text:style-name="T21">()</text:span></text:span></text:p>
            </table:table-cell>
            <table:table-cell table:style-name="Tabelle71.B2" office:value-type="string">
              <text:p text:style-name="P155"><text:span text:style-name="Page_20_Reference_20_Font"><text:span text:style-name="T21"><text:bookmark-ref text:reference-format="page" text:ref-name="r61"/></text:span></text:span></text:p>
            </table:table-cell>
          </table:table-row>
        </table:table>
        <text:p text:style-name="P105"/>
        <table:table table:name="Tabelle72" table:style-name="Tabelle72">
          <table:table-column table:style-name="Tabelle72.A"/>
          <table:table-row table:style-name="Tabelle72.1">
            <table:table-cell table:style-name="Tabelle72.A1" office:value-type="string">
              <text:p text:style-name="P131">Methods inherited from class org.osgi.dto.DTO</text:p>
            </table:table-cell>
          </table:table-row>
          <table:table-row table:style-name="Tabelle72.2">
            <table:table-cell table:style-name="Tabelle72.A2" office:value-type="string">
              <text:p text:style-name="P126"><text:span text:style-name="Code2"><text:span text:style-name="T21">toString</text:span></text:span></text:p>
            </table:table-cell>
          </table:table-row>
        </table:table>
        <text:p text:style-name="P99">Field Detail</text:p>
        <text:p text:style-name="P102"><text:bookmark text:name="r60"/>failureReason</text:p>
        <text:p text:style-name="P114"><text:span text:style-name="Code2">public int </text:span><text:span text:style-name="Code2"><text:span text:style-name="T77">failureReason</text:span></text:span></text:p>
        <text:p text:style-name="P139">The reason why the servlet represented by this DTO is not used.</text:p>
        <text:p text:style-name="P141">See Also:</text:p>
        <text:p text:style-name="P165"><text:soft-page-break/><text:a xlink:type="simple" xlink:href="#r34" text:style-name="Internet_20_link" text:visited-style-name="Visited_20_Internet_20_Link"><text:span text:style-name="Code2"><text:span text:style-name="T71">DTOConstants.FAILURE_REASON_UNKNOWN</text:span></text:span></text:a><text:span text:style-name="Default_20_Paragraph_20_Font"><text:span text:style-name="T56">, </text:span></text:span><text:a xlink:type="simple" xlink:href="#r38" text:style-name="Internet_20_link" text:visited-style-name="Visited_20_Internet_20_Link"><text:span text:style-name="Code2"><text:span text:style-name="T71">DTOConstants.FAILURE_REASON_EXCEPTION_ON_INIT</text:span></text:span></text:a><text:span text:style-name="Default_20_Paragraph_20_Font"><text:span text:style-name="T56">, </text:span></text:span><text:a xlink:type="simple" xlink:href="#r35" text:style-name="Internet_20_link" text:visited-style-name="Visited_20_Internet_20_Link"><text:span text:style-name="Code2"><text:span text:style-name="T71">DTOConstants.FAILURE_REASON_NO_SERVLET_CONTEXT_MATCHING</text:span></text:span></text:a><text:span text:style-name="Default_20_Paragraph_20_Font"><text:span text:style-name="T56">, </text:span></text:span><text:a xlink:type="simple" xlink:href="#r39" text:style-name="Internet_20_link" text:visited-style-name="Visited_20_Internet_20_Link"><text:span text:style-name="Code2"><text:span text:style-name="T71">DTOConstants.FAILURE_REASON_SERVICE_NOT_GETTABLE</text:span></text:span></text:a><text:span text:style-name="Default_20_Paragraph_20_Font"><text:span text:style-name="T56">, </text:span></text:span><text:a xlink:type="simple" xlink:href="#r36" text:style-name="Internet_20_link" text:visited-style-name="Visited_20_Internet_20_Link"><text:span text:style-name="Code2"><text:span text:style-name="T71">DTOConstants.FAILURE_REASON_SERVLET_CONTEXT_FAILURE</text:span></text:span></text:a><text:span text:style-name="Default_20_Paragraph_20_Font"><text:span text:style-name="T56">, </text:span></text:span><text:a xlink:type="simple" xlink:href="#r37" text:style-name="Internet_20_link" text:visited-style-name="Visited_20_Internet_20_Link"><text:span text:style-name="Code2"><text:span text:style-name="T71">DTOConstants.FAILURE_REASON_SHADOWED_BY_OTHER_SERVICE</text:span></text:span></text:a></text:p>
        <text:p text:style-name="P99">Constructor Detail</text:p>
        <text:p text:style-name="P102"><text:bookmark text:name="r61"/>FailedServletDTO</text:p>
        <text:p text:style-name="P114"><text:soft-page-break/><text:span text:style-name="Code2">public </text:span><text:span text:style-name="Code2"><text:span text:style-name="T77">FailedServletDTO</text:span></text:span><text:span text:style-name="Code2">()</text:span></text:p>
        <text:p text:style-name="P91"><text:bookmark text:name="r73"/>Class Filter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28" text:anchor-type="as-char" svg:width="0.397cm" svg:height="0.37cm" draw:z-index="0"><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fik29" text:anchor-type="as-char" svg:width="0.397cm" svg:height="0.37cm" draw:z-index="0"><draw:image xlink:href="Pictures/100002000000000F0000000E443DCD33.png" xlink:type="simple" xlink:show="embed" xlink:actuate="onLoad"/></draw:frame></text:span><text:span text:style-name="Code2"><text:span text:style-name="T77">org.osgi.service.http.runtime.dto.FilterDTO</text:span></text:span></text:p>
        <text:p text:style-name="P103">Direct Known Subclasses:</text:p>
        <text:p text:style-name="P140"><text:a xlink:type="simple" xlink:href="#r50" text:style-name="Internet_20_link" text:visited-style-name="Visited_20_Internet_20_Link"><text:span text:style-name="T68">FailedFilterDTO</text:span></text:a></text:p>
        <text:p text:style-name="P137"/>
        <text:p text:style-name="P150"><text:span text:style-name="Code2">public class </text:span><text:span text:style-name="Code2"><text:span text:style-name="T77">FilterDTO</text:span></text:span></text:p>
        <text:p text:style-name="P114"><text:span text:style-name="Code2">extends org.osgi.dto.DTO</text:span></text:p>
        <text:p text:style-name="P115"><text:span text:style-name="T56">Represents a servlet </text:span><text:span text:style-name="Code2">javax.servlet.Filter</text:span><text:span text:style-name="Default_20_Paragraph_20_Font"><text:span text:style-name="T56"> filter currently being used for a servlet context.</text:span></text:span></text:p>
        <text:p text:style-name="P148">NotThreadSafe</text:p>
        <text:p text:style-name="P151"/>
        <table:table table:name="Tabelle73" table:style-name="Tabelle73">
          <table:table-column table:style-name="Tabelle73.A"/>
          <table:table-column table:style-name="Tabelle73.B"/>
          <table:table-column table:style-name="Tabelle73.C"/>
          <table:table-row table:style-name="Tabelle73.1">
            <table:table-cell table:style-name="Tabelle73.A1" table:number-columns-spanned="2" office:value-type="string">
              <text:p text:style-name="P152"><text:span text:style-name="Summary_20_Heading_20_Font2"><text:span text:style-name="T21">Field Summary</text:span></text:span></text:p>
            </table:table-cell>
            <table:covered-table-cell/>
            <table:table-cell table:style-name="Tabelle73.A1" office:value-type="string">
              <text:p text:style-name="P153"><text:span text:style-name="Page_20_Reference_20_Font"><text:span text:style-name="T40">Page</text:span></text:span></text:p>
            </table:table-cell>
          </table:table-row>
          <table:table-row table:style-name="Tabelle73.1">
            <table:table-cell table:style-name="Tabelle73.A2" office:value-type="string">
              <text:p text:style-name="P154"><text:span text:style-name="Code_20_Small1"><text:span text:style-name="T21">boolean</text:span></text:span></text:p>
            </table:table-cell>
            <table:table-cell table:style-name="Tabelle73.A2" office:value-type="string">
              <text:p text:style-name="P158"><text:a xlink:type="simple" xlink:href="#r67" text:style-name="Internet_20_link" text:visited-style-name="Visited_20_Internet_20_Link"><text:span text:style-name="Code2"><text:span text:style-name="T72">asyncSupported</text:span></text:span></text:a></text:p>
              <text:p text:style-name="P160">Specifies whether the servlet filter supports asynchronous processing.</text:p>
            </table:table-cell>
            <table:table-cell table:style-name="Tabelle73.C2" office:value-type="string">
              <text:p text:style-name="P155"><text:span text:style-name="Page_20_Reference_20_Font"><text:span text:style-name="T21"><text:bookmark-ref text:reference-format="page" text:ref-name="r67"/></text:span></text:span></text:p>
            </table:table-cell>
          </table:table-row>
          <table:table-row table:style-name="Tabelle73.1">
            <table:table-cell table:style-name="Tabelle73.A3" office:value-type="string">
              <text:p text:style-name="P154"><text:span text:style-name="Code_20_Small1"><text:span text:style-name="T21">String[]</text:span></text:span></text:p>
            </table:table-cell>
            <table:table-cell table:style-name="Tabelle73.A3" office:value-type="string">
              <text:p text:style-name="P158"><text:a xlink:type="simple" xlink:href="#r68" text:style-name="Internet_20_link" text:visited-style-name="Visited_20_Internet_20_Link"><text:span text:style-name="Code2"><text:span text:style-name="T72">dispatcher</text:span></text:span></text:a></text:p>
              <text:p text:style-name="P160">The dispatcher associations for the servlet filter.</text:p>
            </table:table-cell>
            <table:table-cell table:style-name="Tabelle73.C3" office:value-type="string">
              <text:p text:style-name="P155"><text:span text:style-name="Page_20_Reference_20_Font"><text:span text:style-name="T21"><text:bookmark-ref text:reference-format="page" text:ref-name="r68"/></text:span></text:span></text:p>
            </table:table-cell>
          </table:table-row>
          <table:table-row table:style-name="Tabelle73.1">
            <table:table-cell table:style-name="Tabelle73.A3" office:value-type="string">
              <text:p text:style-name="P154"><text:span text:style-name="Code_20_Small1"><text:span text:style-name="T21">Map&lt;String,String&gt;</text:span></text:span></text:p>
            </table:table-cell>
            <table:table-cell table:style-name="Tabelle73.A3" office:value-type="string">
              <text:p text:style-name="P158"><text:a xlink:type="simple" xlink:href="#r69" text:style-name="Internet_20_link" text:visited-style-name="Visited_20_Internet_20_Link"><text:span text:style-name="Code2"><text:span text:style-name="T72">initParams</text:span></text:span></text:a></text:p>
              <text:p text:style-name="P160">The filter initialization parameters as provided during registration of the filter.</text:p>
            </table:table-cell>
            <table:table-cell table:style-name="Tabelle73.C3" office:value-type="string">
              <text:p text:style-name="P155"><text:span text:style-name="Page_20_Reference_20_Font"><text:span text:style-name="T21"><text:bookmark-ref text:reference-format="page" text:ref-name="r69"/></text:span></text:span></text:p>
            </table:table-cell>
          </table:table-row>
          <table:table-row table:style-name="Tabelle73.1">
            <table:table-cell table:style-name="Tabelle73.A3" office:value-type="string">
              <text:p text:style-name="P154"><text:span text:style-name="Code_20_Small1"><text:span text:style-name="T21">String</text:span></text:span></text:p>
            </table:table-cell>
            <table:table-cell table:style-name="Tabelle73.A3" office:value-type="string">
              <text:p text:style-name="P158"><text:a xlink:type="simple" xlink:href="#r63" text:style-name="Internet_20_link" text:visited-style-name="Visited_20_Internet_20_Link"><text:span text:style-name="Code2"><text:span text:style-name="T72">name</text:span></text:span></text:a></text:p>
              <text:p text:style-name="P160">The name of the servlet filter.</text:p>
            </table:table-cell>
            <table:table-cell table:style-name="Tabelle73.C3" office:value-type="string">
              <text:p text:style-name="P155"><text:span text:style-name="Page_20_Reference_20_Font"><text:span text:style-name="T21"><text:bookmark-ref text:reference-format="page" text:ref-name="r63"/></text:span></text:span></text:p>
            </table:table-cell>
          </table:table-row>
          <table:table-row table:style-name="Tabelle73.1">
            <table:table-cell table:style-name="Tabelle73.A3" office:value-type="string">
              <text:p text:style-name="P154"><text:span text:style-name="Code_20_Small1"><text:span text:style-name="T21">String[]</text:span></text:span></text:p>
            </table:table-cell>
            <table:table-cell table:style-name="Tabelle73.A3" office:value-type="string">
              <text:p text:style-name="P158"><text:a xlink:type="simple" xlink:href="#r64" text:style-name="Internet_20_link" text:visited-style-name="Visited_20_Internet_20_Link"><text:span text:style-name="Code2"><text:span text:style-name="T72">patterns</text:span></text:span></text:a></text:p>
              <text:p text:style-name="P160">The request mappings for the servlet filter.</text:p>
            </table:table-cell>
            <table:table-cell table:style-name="Tabelle73.C3" office:value-type="string">
              <text:p text:style-name="P155"><text:span text:style-name="Page_20_Reference_20_Font"><text:span text:style-name="T21"><text:bookmark-ref text:reference-format="page" text:ref-name="r64"/></text:span></text:span></text:p>
            </table:table-cell>
          </table:table-row>
          <table:table-row table:style-name="Tabelle73.1">
            <table:table-cell table:style-name="Tabelle73.A3" office:value-type="string">
              <text:p text:style-name="P154"><text:span text:style-name="Code_20_Small1"><text:span text:style-name="T21">String[]</text:span></text:span></text:p>
            </table:table-cell>
            <table:table-cell table:style-name="Tabelle73.A3" office:value-type="string">
              <text:p text:style-name="P158"><text:a xlink:type="simple" xlink:href="#r66" text:style-name="Internet_20_link" text:visited-style-name="Visited_20_Internet_20_Link"><text:span text:style-name="Code2"><text:span text:style-name="T72">regexs</text:span></text:span></text:a></text:p>
              <text:p text:style-name="P160">The request mappings for the servlet filter.</text:p>
            </table:table-cell>
            <table:table-cell table:style-name="Tabelle73.C3" office:value-type="string">
              <text:p text:style-name="P155"><text:span text:style-name="Page_20_Reference_20_Font"><text:span text:style-name="T21"><text:bookmark-ref text:reference-format="page" text:ref-name="r66"/></text:span></text:span></text:p>
            </table:table-cell>
          </table:table-row>
          <table:table-row table:style-name="Tabelle73.1">
            <table:table-cell table:style-name="Tabelle73.A3" office:value-type="string">
              <text:p text:style-name="P154"><text:span text:style-name="Code_20_Small1"><text:span text:style-name="T21">long</text:span></text:span></text:p>
            </table:table-cell>
            <table:table-cell table:style-name="Tabelle73.A3" office:value-type="string">
              <text:p text:style-name="P158"><text:a xlink:type="simple" xlink:href="#r70" text:style-name="Internet_20_link" text:visited-style-name="Visited_20_Internet_20_Link"><text:span text:style-name="Code2"><text:span text:style-name="T72">serviceId</text:span></text:span></text:a></text:p>
              <text:p text:style-name="P160">Service property identifying the filter.</text:p>
            </table:table-cell>
            <table:table-cell table:style-name="Tabelle73.C3" office:value-type="string">
              <text:p text:style-name="P155"><text:span text:style-name="Page_20_Reference_20_Font"><text:span text:style-name="T21"><text:bookmark-ref text:reference-format="page" text:ref-name="r70"/></text:span></text:span></text:p>
            </table:table-cell>
          </table:table-row>
          <table:table-row table:style-name="Tabelle73.1">
            <table:table-cell table:style-name="Tabelle73.A3" office:value-type="string">
              <text:p text:style-name="P154"><text:span text:style-name="Code_20_Small1"><text:span text:style-name="T21">long</text:span></text:span></text:p>
            </table:table-cell>
            <table:table-cell table:style-name="Tabelle73.A3" office:value-type="string">
              <text:p text:style-name="P158"><text:a xlink:type="simple" xlink:href="#r71" text:style-name="Internet_20_link" text:visited-style-name="Visited_20_Internet_20_Link"><text:span text:style-name="Code2"><text:span text:style-name="T72">servletContextId</text:span></text:span></text:a></text:p>
              <text:p text:style-name="P159"><text:span text:style-name="T36">The service id of the </text:span><text:span text:style-name="Code2"><text:span text:style-name="T21">ServletContext</text:span></text:span><text:span text:style-name="Default_20_Paragraph_20_Font"><text:span text:style-name="T36"> for the servlet filter.</text:span></text:span></text:p>
            </table:table-cell>
            <table:table-cell table:style-name="Tabelle73.C3" office:value-type="string">
              <text:p text:style-name="P155"><text:span text:style-name="Page_20_Reference_20_Font"><text:span text:style-name="T21"><text:bookmark-ref text:reference-format="page" text:ref-name="r71"/></text:span></text:span></text:p>
            </table:table-cell>
          </table:table-row>
          <table:table-row table:style-name="Tabelle73.1">
            <table:table-cell table:style-name="Tabelle73.A3" office:value-type="string">
              <text:p text:style-name="P154"><text:span text:style-name="Code_20_Small1"><text:span text:style-name="T21">String[]</text:span></text:span></text:p>
            </table:table-cell>
            <table:table-cell table:style-name="Tabelle73.A3" office:value-type="string">
              <text:p text:style-name="P158"><text:a xlink:type="simple" xlink:href="#r65" text:style-name="Internet_20_link" text:visited-style-name="Visited_20_Internet_20_Link"><text:span text:style-name="Code2"><text:span text:style-name="T72">servletNames</text:span></text:span></text:a></text:p>
              <text:p text:style-name="P160">The servlet names for the servlet filter.</text:p>
            </table:table-cell>
            <table:table-cell table:style-name="Tabelle73.C3" office:value-type="string">
              <text:p text:style-name="P155"><text:span text:style-name="Page_20_Reference_20_Font"><text:span text:style-name="T21"><text:bookmark-ref text:reference-format="page" text:ref-name="r65"/></text:span></text:span></text:p>
            </table:table-cell>
          </table:table-row>
        </table:table>
        <text:p text:style-name="P105"/>
        <table:table table:name="Tabelle75" table:style-name="Tabelle75">
          <table:table-column table:style-name="Tabelle75.A"/>
          <table:table-column table:style-name="Tabelle75.B"/>
          <table:table-row table:style-name="Tabelle75.1">
            <table:table-cell table:style-name="Tabelle75.A1" office:value-type="string">
              <text:p text:style-name="P152"><text:span text:style-name="Summary_20_Heading_20_Font2"><text:span text:style-name="T21">Constructor Summary</text:span></text:span></text:p>
            </table:table-cell>
            <table:table-cell table:style-name="Tabelle75.A1" office:value-type="string">
              <text:p text:style-name="P153"><text:span text:style-name="Page_20_Reference_20_Font"><text:span text:style-name="T40">Page</text:span></text:span></text:p>
            </table:table-cell>
          </table:table-row>
          <table:table-row table:style-name="Tabelle75.1">
            <table:table-cell table:style-name="Tabelle75.A2" office:value-type="string">
              <text:p text:style-name="P157"><text:a xlink:type="simple" xlink:href="#r72" text:style-name="Internet_20_link" text:visited-style-name="Visited_20_Internet_20_Link"><text:span text:style-name="Code2"><text:span text:style-name="T72">FilterDTO</text:span></text:span></text:a><text:span text:style-name="Code2"><text:span text:style-name="T21">()</text:span></text:span></text:p>
            </table:table-cell>
            <table:table-cell table:style-name="Tabelle75.B2" office:value-type="string">
              <text:p text:style-name="P155"><text:span text:style-name="Page_20_Reference_20_Font"><text:span text:style-name="T21"><text:bookmark-ref text:reference-format="page" text:ref-name="r72"/></text:span></text:span></text:p>
            </table:table-cell>
          </table:table-row>
        </table:table>
        <text:p text:style-name="P105"/>
        <table:table table:name="Tabelle76" table:style-name="Tabelle76">
          <table:table-column table:style-name="Tabelle76.A"/>
          <table:table-row table:style-name="Tabelle76.1">
            <table:table-cell table:style-name="Tabelle76.A1" office:value-type="string">
              <text:p text:style-name="P131">Methods inherited from class org.osgi.dto.DTO</text:p>
            </table:table-cell>
          </table:table-row>
          <table:table-row table:style-name="Tabelle76.2">
            <table:table-cell table:style-name="Tabelle76.A2" office:value-type="string">
              <text:p text:style-name="P126"><text:span text:style-name="Code2"><text:span text:style-name="T21">toString</text:span></text:span></text:p>
            </table:table-cell>
          </table:table-row>
        </table:table>
        <text:p text:style-name="P99">Field Detail</text:p>
        <text:p text:style-name="P102"><text:bookmark text:name="r63"/>name</text:p>
        <text:p text:style-name="P114"><text:span text:style-name="Code2">public String </text:span><text:span text:style-name="Code2"><text:span text:style-name="T77">name</text:span></text:span></text:p>
        <text:p text:style-name="P139"><text:soft-page-break/>The name of the servlet filter.</text:p>
        <text:p text:style-name="P164"/>
        <text:p text:style-name="P101"><text:bookmark text:name="r64"/>patterns</text:p>
        <text:p text:style-name="P114"><text:span text:style-name="Code2">public String[] </text:span><text:span text:style-name="Code2"><text:span text:style-name="T77">patterns</text:span></text:span></text:p>
        <text:p text:style-name="P142">The request mappings for the servlet filter.</text:p>
        <text:p text:style-name="P139">The specified patterns are used to determine whether a request is mapped to the servlet filter.</text:p>
        <text:p text:style-name="P164"/>
        <text:p text:style-name="P101"><text:bookmark text:name="r65"/>servletNames</text:p>
        <text:p text:style-name="P114"><text:span text:style-name="Code2">public String[] </text:span><text:span text:style-name="Code2"><text:span text:style-name="T77">servletNames</text:span></text:span></text:p>
        <text:p text:style-name="P142">The servlet names for the servlet filter.</text:p>
        <text:p text:style-name="P139">The specified names are used to determine the servlets whose requests are mapped to the servlet filter.</text:p>
        <text:p text:style-name="P164"/>
        <text:p text:style-name="P101"><text:bookmark text:name="r66"/>regexs</text:p>
        <text:p text:style-name="P114"><text:span text:style-name="Code2">public String[] </text:span><text:span text:style-name="Code2"><text:span text:style-name="T77">regexs</text:span></text:span></text:p>
        <text:p text:style-name="P142">The request mappings for the servlet filter.</text:p>
        <text:p text:style-name="P139">The specified regular expressions are used to determine whether a request is mapped to the servlet filter.</text:p>
        <text:p text:style-name="P164"/>
        <text:p text:style-name="P101"><text:bookmark text:name="r67"/>asyncSupported</text:p>
        <text:p text:style-name="P114"><text:span text:style-name="Code2">public boolean </text:span><text:span text:style-name="Code2"><text:span text:style-name="T77">asyncSupported</text:span></text:span></text:p>
        <text:p text:style-name="P139">Specifies whether the servlet filter supports asynchronous processing.</text:p>
        <text:p text:style-name="P164"/>
        <text:p text:style-name="P101"><text:bookmark text:name="r68"/>dispatcher</text:p>
        <text:p text:style-name="P114"><text:span text:style-name="Code2">public String[] </text:span><text:span text:style-name="Code2"><text:span text:style-name="T77">dispatcher</text:span></text:span></text:p>
        <text:p text:style-name="P142">The dispatcher associations for the servlet filter.</text:p>
        <text:p text:style-name="P139">The specified names are used to determine in what occasions the servlet filter is called</text:p>
        <text:p text:style-name="P164"/>
        <text:p text:style-name="P101"><text:bookmark text:name="r69"/>initParams</text:p>
        <text:p text:style-name="P114"><text:span text:style-name="Code2">public Map&lt;String,String&gt; </text:span><text:span text:style-name="Code2"><text:span text:style-name="T77">initParams</text:span></text:span></text:p>
        <text:p text:style-name="P139">The filter initialization parameters as provided during registration of the filter. Additional parameters like the Http Service Runtime attributes are not included.</text:p>
        <text:p text:style-name="P164"/>
        <text:p text:style-name="P101"><text:bookmark text:name="r70"/>serviceId</text:p>
        <text:p text:style-name="P114"><text:soft-page-break/><text:span text:style-name="Code2">public long </text:span><text:span text:style-name="Code2"><text:span text:style-name="T77">serviceId</text:span></text:span></text:p>
        <text:p text:style-name="P139">Service property identifying the filter. In the case of a filter registered in the service registry and picked up by a whiteboard implementation, this value is not negative and corresponds to the service id in the registry. If the filter has not been registered in the service registry, the value is negative and a unique negative value is generated by the Http Service Runtime in this case.</text:p>
        <text:p text:style-name="P164"/>
        <text:p text:style-name="P101"><text:bookmark text:name="r71"/>servletContextId</text:p>
        <text:p text:style-name="P114"><text:span text:style-name="Code2">public long </text:span><text:span text:style-name="Code2"><text:span text:style-name="T77">servletContextId</text:span></text:span></text:p>
        <text:p text:style-name="P138"><text:span text:style-name="T56">The service id of the </text:span><text:span text:style-name="Code2">ServletContext</text:span><text:span text:style-name="Default_20_Paragraph_20_Font"><text:span text:style-name="T56"> for the servlet filter.</text:span></text:span></text:p>
        <text:p text:style-name="P100">Constructor Detail</text:p>
        <text:p text:style-name="P102"><text:bookmark text:name="r72"/>FilterDTO</text:p>
        <text:p text:style-name="P114"><text:soft-page-break/><text:span text:style-name="Code2">public </text:span><text:span text:style-name="Code2"><text:span text:style-name="T77">FilterDTO</text:span></text:span><text:span text:style-name="Code2">()</text:span></text:p>
        <text:p text:style-name="P92"><text:bookmark text:name="r78"/>Class Listener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77">org.osgi.service.http.runtime.dto.ListenerDTO</text:span></text:span></text:p>
        <text:p text:style-name="P103">Direct Known Subclasses:</text:p>
        <text:p text:style-name="P140"><text:a xlink:type="simple" xlink:href="#r53" text:style-name="Internet_20_link" text:visited-style-name="Visited_20_Internet_20_Link"><text:span text:style-name="T68">FailedListenerDTO</text:span></text:a></text:p>
        <text:p text:style-name="P137"/>
        <text:p text:style-name="P150"><text:span text:style-name="Code2">public class </text:span><text:span text:style-name="Code2"><text:span text:style-name="T77">ListenerDTO</text:span></text:span></text:p>
        <text:p text:style-name="P114"><text:span text:style-name="Code2">extends org.osgi.dto.DTO</text:span></text:p>
        <text:p text:style-name="P116">Represents a listener currently being used for a servlet context.</text:p>
        <text:p text:style-name="P148">NotThreadSafe</text:p>
        <text:p text:style-name="P151"/>
        <table:table table:name="Tabelle78" table:style-name="Tabelle78">
          <table:table-column table:style-name="Tabelle78.A"/>
          <table:table-column table:style-name="Tabelle78.B"/>
          <table:table-column table:style-name="Tabelle78.C"/>
          <table:table-row table:style-name="Tabelle78.1">
            <table:table-cell table:style-name="Tabelle78.A1" table:number-columns-spanned="2" office:value-type="string">
              <text:p text:style-name="P152"><text:span text:style-name="Summary_20_Heading_20_Font2"><text:span text:style-name="T21">Field Summary</text:span></text:span></text:p>
            </table:table-cell>
            <table:covered-table-cell/>
            <table:table-cell table:style-name="Tabelle78.A1" office:value-type="string">
              <text:p text:style-name="P153"><text:span text:style-name="Page_20_Reference_20_Font"><text:span text:style-name="T40">Page</text:span></text:span></text:p>
            </table:table-cell>
          </table:table-row>
          <table:table-row table:style-name="Tabelle78.1">
            <table:table-cell table:style-name="Tabelle78.A2" office:value-type="string">
              <text:p text:style-name="P154"><text:span text:style-name="Code_20_Small1"><text:span text:style-name="T21">long</text:span></text:span></text:p>
            </table:table-cell>
            <table:table-cell table:style-name="Tabelle78.A2" office:value-type="string">
              <text:p text:style-name="P158"><text:a xlink:type="simple" xlink:href="#r75" text:style-name="Internet_20_link" text:visited-style-name="Visited_20_Internet_20_Link"><text:span text:style-name="Code2"><text:span text:style-name="T72">serviceId</text:span></text:span></text:a></text:p>
              <text:p text:style-name="P160">Service property identifying the listener.</text:p>
            </table:table-cell>
            <table:table-cell table:style-name="Tabelle78.C2" office:value-type="string">
              <text:p text:style-name="P155"><text:span text:style-name="Page_20_Reference_20_Font"><text:span text:style-name="T21"><text:bookmark-ref text:reference-format="page" text:ref-name="r75"/></text:span></text:span></text:p>
            </table:table-cell>
          </table:table-row>
          <table:table-row table:style-name="Tabelle78.1">
            <table:table-cell table:style-name="Tabelle78.A3" office:value-type="string">
              <text:p text:style-name="P154"><text:span text:style-name="Code_20_Small1"><text:span text:style-name="T21">long</text:span></text:span></text:p>
            </table:table-cell>
            <table:table-cell table:style-name="Tabelle78.A3" office:value-type="string">
              <text:p text:style-name="P158"><text:a xlink:type="simple" xlink:href="#r76" text:style-name="Internet_20_link" text:visited-style-name="Visited_20_Internet_20_Link"><text:span text:style-name="Code2"><text:span text:style-name="T72">servletContextId</text:span></text:span></text:a></text:p>
              <text:p text:style-name="P159"><text:span text:style-name="T36">The service id of the </text:span><text:span text:style-name="Code2"><text:span text:style-name="T21">ServletContext</text:span></text:span><text:span text:style-name="Default_20_Paragraph_20_Font"><text:span text:style-name="T36"> for the listener.</text:span></text:span></text:p>
            </table:table-cell>
            <table:table-cell table:style-name="Tabelle78.C3" office:value-type="string">
              <text:p text:style-name="P155"><text:span text:style-name="Page_20_Reference_20_Font"><text:span text:style-name="T21"><text:bookmark-ref text:reference-format="page" text:ref-name="r76"/></text:span></text:span></text:p>
            </table:table-cell>
          </table:table-row>
          <table:table-row table:style-name="Tabelle78.1">
            <table:table-cell table:style-name="Tabelle78.A3" office:value-type="string">
              <text:p text:style-name="P154"><text:span text:style-name="Code_20_Small1"><text:span text:style-name="T21">String[]</text:span></text:span></text:p>
            </table:table-cell>
            <table:table-cell table:style-name="Tabelle78.A3" office:value-type="string">
              <text:p text:style-name="P158"><text:a xlink:type="simple" xlink:href="#r74" text:style-name="Internet_20_link" text:visited-style-name="Visited_20_Internet_20_Link"><text:span text:style-name="Code2"><text:span text:style-name="T72">types</text:span></text:span></text:a></text:p>
              <text:p text:style-name="P160">The fully qualified type names the listener.</text:p>
            </table:table-cell>
            <table:table-cell table:style-name="Tabelle78.C3" office:value-type="string">
              <text:p text:style-name="P155"><text:span text:style-name="Page_20_Reference_20_Font"><text:span text:style-name="T21"><text:bookmark-ref text:reference-format="page" text:ref-name="r74"/></text:span></text:span></text:p>
            </table:table-cell>
          </table:table-row>
        </table:table>
        <text:p text:style-name="P105"/>
        <table:table table:name="Tabelle79" table:style-name="Tabelle79">
          <table:table-column table:style-name="Tabelle79.A"/>
          <table:table-column table:style-name="Tabelle79.B"/>
          <table:table-row table:style-name="Tabelle79.1">
            <table:table-cell table:style-name="Tabelle79.A1" office:value-type="string">
              <text:p text:style-name="P152"><text:span text:style-name="Summary_20_Heading_20_Font2"><text:span text:style-name="T21">Constructor Summary</text:span></text:span></text:p>
            </table:table-cell>
            <table:table-cell table:style-name="Tabelle79.A1" office:value-type="string">
              <text:p text:style-name="P153"><text:span text:style-name="Page_20_Reference_20_Font"><text:span text:style-name="T40">Page</text:span></text:span></text:p>
            </table:table-cell>
          </table:table-row>
          <table:table-row table:style-name="Tabelle79.1">
            <table:table-cell table:style-name="Tabelle79.A2" office:value-type="string">
              <text:p text:style-name="P157"><text:a xlink:type="simple" xlink:href="#r77" text:style-name="Internet_20_link" text:visited-style-name="Visited_20_Internet_20_Link"><text:span text:style-name="Code2"><text:span text:style-name="T72">ListenerDTO</text:span></text:span></text:a><text:span text:style-name="Code2"><text:span text:style-name="T21">()</text:span></text:span></text:p>
            </table:table-cell>
            <table:table-cell table:style-name="Tabelle79.B2" office:value-type="string">
              <text:p text:style-name="P155"><text:span text:style-name="Page_20_Reference_20_Font"><text:span text:style-name="T21"><text:bookmark-ref text:reference-format="page" text:ref-name="r77"/></text:span></text:span></text:p>
            </table:table-cell>
          </table:table-row>
        </table:table>
        <text:p text:style-name="P105"/>
        <table:table table:name="Tabelle80" table:style-name="Tabelle80">
          <table:table-column table:style-name="Tabelle80.A"/>
          <table:table-row table:style-name="Tabelle80.1">
            <table:table-cell table:style-name="Tabelle80.A1" office:value-type="string">
              <text:p text:style-name="P131">Methods inherited from class org.osgi.dto.DTO</text:p>
            </table:table-cell>
          </table:table-row>
          <table:table-row table:style-name="Tabelle80.2">
            <table:table-cell table:style-name="Tabelle80.A2" office:value-type="string">
              <text:p text:style-name="P126"><text:span text:style-name="Code2"><text:span text:style-name="T21">toString</text:span></text:span></text:p>
            </table:table-cell>
          </table:table-row>
        </table:table>
        <text:p text:style-name="P99">Field Detail</text:p>
        <text:p text:style-name="P102"><text:bookmark text:name="r74"/>types</text:p>
        <text:p text:style-name="P114"><text:span text:style-name="Code2">public String[] </text:span><text:span text:style-name="Code2"><text:span text:style-name="T77">types</text:span></text:span></text:p>
        <text:p text:style-name="P139">The fully qualified type names the listener.</text:p>
        <text:p text:style-name="P164"/>
        <text:p text:style-name="P101"><text:bookmark text:name="r75"/>serviceId</text:p>
        <text:p text:style-name="P114"><text:span text:style-name="Code2">public long </text:span><text:span text:style-name="Code2"><text:span text:style-name="T77">serviceId</text:span></text:span></text:p>
        <text:p text:style-name="P139">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64"><text:soft-page-break/></text:p>
        <text:p text:style-name="P101"><text:bookmark text:name="r76"/>servletContextId</text:p>
        <text:p text:style-name="P114"><text:span text:style-name="Code2">public long </text:span><text:span text:style-name="Code2"><text:span text:style-name="T77">servletContextId</text:span></text:span></text:p>
        <text:p text:style-name="P138"><text:span text:style-name="T56">The service id of the </text:span><text:span text:style-name="Code2">ServletContext</text:span><text:span text:style-name="Default_20_Paragraph_20_Font"><text:span text:style-name="T56"> for the listener.</text:span></text:span></text:p>
        <text:p text:style-name="P100">Constructor Detail</text:p>
        <text:p text:style-name="P102"><text:bookmark text:name="r77"/>ListenerDTO</text:p>
        <text:p text:style-name="P114"><text:soft-page-break/><text:span text:style-name="Code2">public </text:span><text:span text:style-name="Code2"><text:span text:style-name="T77">ListenerDTO</text:span></text:span><text:span text:style-name="Code2">()</text:span></text:p>
        <text:p text:style-name="P93"><text:bookmark text:name="r85"/>Class RequestInfo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77">org.osgi.service.http.runtime.dto.RequestInfoDTO</text:span></text:span></text:p>
        <text:p text:style-name="P137"/>
        <text:p text:style-name="P150"><text:span text:style-name="Code2">public class </text:span><text:span text:style-name="Code2"><text:span text:style-name="T77">RequestInfoDTO</text:span></text:span></text:p>
        <text:p text:style-name="P114"><text:span text:style-name="Code2">extends org.osgi.dto.DTO</text:span></text:p>
        <text:p text:style-name="P116">Represents the services used to process a specific request.</text:p>
        <text:p text:style-name="P148">NotThreadSafe</text:p>
        <text:p text:style-name="P151"/>
        <table:table table:name="Tabelle82" table:style-name="Tabelle82">
          <table:table-column table:style-name="Tabelle82.A"/>
          <table:table-column table:style-name="Tabelle82.B"/>
          <table:table-column table:style-name="Tabelle82.C"/>
          <table:table-row table:style-name="Tabelle82.1">
            <table:table-cell table:style-name="Tabelle82.A1" table:number-columns-spanned="2" office:value-type="string">
              <text:p text:style-name="P152"><text:span text:style-name="Summary_20_Heading_20_Font2"><text:span text:style-name="T21">Field Summary</text:span></text:span></text:p>
            </table:table-cell>
            <table:covered-table-cell/>
            <table:table-cell table:style-name="Tabelle82.A1" office:value-type="string">
              <text:p text:style-name="P153"><text:span text:style-name="Page_20_Reference_20_Font"><text:span text:style-name="T40">Page</text:span></text:span></text:p>
            </table:table-cell>
          </table:table-row>
          <table:table-row table:style-name="Tabelle82.1">
            <table:table-cell table:style-name="Tabelle82.A2" office:value-type="string">
              <text:p text:style-name="P156"><text:a xlink:type="simple" xlink:href="#r73" text:style-name="Internet_20_link" text:visited-style-name="Visited_20_Internet_20_Link"><text:span text:style-name="Code_20_Small1"><text:span text:style-name="T71">FilterDTO</text:span></text:span></text:a><text:span text:style-name="Code_20_Small1"><text:span text:style-name="T21">[]</text:span></text:span></text:p>
            </table:table-cell>
            <table:table-cell table:style-name="Tabelle82.A2" office:value-type="string">
              <text:p text:style-name="P158"><text:a xlink:type="simple" xlink:href="#r81" text:style-name="Internet_20_link" text:visited-style-name="Visited_20_Internet_20_Link"><text:span text:style-name="Code2"><text:span text:style-name="T72">filterDTOs</text:span></text:span></text:a></text:p>
              <text:p text:style-name="P160">The filters processing this request.</text:p>
            </table:table-cell>
            <table:table-cell table:style-name="Tabelle82.C2" office:value-type="string">
              <text:p text:style-name="P155"><text:span text:style-name="Page_20_Reference_20_Font"><text:span text:style-name="T21"><text:bookmark-ref text:reference-format="page" text:ref-name="r81"/></text:span></text:span></text:p>
            </table:table-cell>
          </table:table-row>
          <table:table-row table:style-name="Tabelle82.1">
            <table:table-cell table:style-name="Tabelle82.A3" office:value-type="string">
              <text:p text:style-name="P154"><text:span text:style-name="Code_20_Small1"><text:span text:style-name="T21">String</text:span></text:span></text:p>
            </table:table-cell>
            <table:table-cell table:style-name="Tabelle82.A3" office:value-type="string">
              <text:p text:style-name="P158"><text:a xlink:type="simple" xlink:href="#r79" text:style-name="Internet_20_link" text:visited-style-name="Visited_20_Internet_20_Link"><text:span text:style-name="Code2"><text:span text:style-name="T72">path</text:span></text:span></text:a></text:p>
              <text:p text:style-name="P160">The path of the request relative to the root.</text:p>
            </table:table-cell>
            <table:table-cell table:style-name="Tabelle82.C3" office:value-type="string">
              <text:p text:style-name="P155"><text:span text:style-name="Page_20_Reference_20_Font"><text:span text:style-name="T21"><text:bookmark-ref text:reference-format="page" text:ref-name="r79"/></text:span></text:span></text:p>
            </table:table-cell>
          </table:table-row>
          <table:table-row table:style-name="Tabelle82.1">
            <table:table-cell table:style-name="Tabelle82.A3" office:value-type="string">
              <text:p text:style-name="P156"><text:a xlink:type="simple" xlink:href="#r91" text:style-name="Internet_20_link" text:visited-style-name="Visited_20_Internet_20_Link"><text:span text:style-name="Code_20_Small1"><text:span text:style-name="T71">ResourceDTO</text:span></text:span></text:a></text:p>
            </table:table-cell>
            <table:table-cell table:style-name="Tabelle82.A3" office:value-type="string">
              <text:p text:style-name="P158"><text:a xlink:type="simple" xlink:href="#r83" text:style-name="Internet_20_link" text:visited-style-name="Visited_20_Internet_20_Link"><text:span text:style-name="Code2"><text:span text:style-name="T72">resourceDTO</text:span></text:span></text:a></text:p>
              <text:p text:style-name="P160">The resource processing this request.</text:p>
            </table:table-cell>
            <table:table-cell table:style-name="Tabelle82.C3" office:value-type="string">
              <text:p text:style-name="P155"><text:span text:style-name="Page_20_Reference_20_Font"><text:span text:style-name="T21"><text:bookmark-ref text:reference-format="page" text:ref-name="r83"/></text:span></text:span></text:p>
            </table:table-cell>
          </table:table-row>
          <table:table-row table:style-name="Tabelle82.1">
            <table:table-cell table:style-name="Tabelle82.A3" office:value-type="string">
              <text:p text:style-name="P154"><text:span text:style-name="Code_20_Small1"><text:span text:style-name="T21">long</text:span></text:span></text:p>
            </table:table-cell>
            <table:table-cell table:style-name="Tabelle82.A3" office:value-type="string">
              <text:p text:style-name="P158"><text:a xlink:type="simple" xlink:href="#r80" text:style-name="Internet_20_link" text:visited-style-name="Visited_20_Internet_20_Link"><text:span text:style-name="Code2"><text:span text:style-name="T72">servletContextId</text:span></text:span></text:a></text:p>
              <text:p text:style-name="P159"><text:span text:style-name="T36">The service id of the </text:span><text:span text:style-name="Code2"><text:span text:style-name="T21">ServletContext</text:span></text:span><text:span text:style-name="Default_20_Paragraph_20_Font"><text:span text:style-name="T36"> for this request.</text:span></text:span></text:p>
            </table:table-cell>
            <table:table-cell table:style-name="Tabelle82.C3" office:value-type="string">
              <text:p text:style-name="P155"><text:span text:style-name="Page_20_Reference_20_Font"><text:span text:style-name="T21"><text:bookmark-ref text:reference-format="page" text:ref-name="r80"/></text:span></text:span></text:p>
            </table:table-cell>
          </table:table-row>
          <table:table-row table:style-name="Tabelle82.1">
            <table:table-cell table:style-name="Tabelle82.A3" office:value-type="string">
              <text:p text:style-name="P156"><text:a xlink:type="simple" xlink:href="#r117" text:style-name="Internet_20_link" text:visited-style-name="Visited_20_Internet_20_Link"><text:span text:style-name="Code_20_Small1"><text:span text:style-name="T71">ServletDTO</text:span></text:span></text:a></text:p>
            </table:table-cell>
            <table:table-cell table:style-name="Tabelle82.A3" office:value-type="string">
              <text:p text:style-name="P158"><text:a xlink:type="simple" xlink:href="#r82" text:style-name="Internet_20_link" text:visited-style-name="Visited_20_Internet_20_Link"><text:span text:style-name="Code2"><text:span text:style-name="T72">servletDTO</text:span></text:span></text:a></text:p>
              <text:p text:style-name="P160">The servlet processing this request.</text:p>
            </table:table-cell>
            <table:table-cell table:style-name="Tabelle82.C3" office:value-type="string">
              <text:p text:style-name="P155"><text:span text:style-name="Page_20_Reference_20_Font"><text:span text:style-name="T21"><text:bookmark-ref text:reference-format="page" text:ref-name="r82"/></text:span></text:span></text:p>
            </table:table-cell>
          </table:table-row>
        </table:table>
        <text:p text:style-name="P105"/>
        <table:table table:name="Tabelle84" table:style-name="Tabelle84">
          <table:table-column table:style-name="Tabelle84.A"/>
          <table:table-column table:style-name="Tabelle84.B"/>
          <table:table-row table:style-name="Tabelle84.1">
            <table:table-cell table:style-name="Tabelle84.A1" office:value-type="string">
              <text:p text:style-name="P152"><text:span text:style-name="Summary_20_Heading_20_Font2"><text:span text:style-name="T21">Constructor Summary</text:span></text:span></text:p>
            </table:table-cell>
            <table:table-cell table:style-name="Tabelle84.A1" office:value-type="string">
              <text:p text:style-name="P153"><text:span text:style-name="Page_20_Reference_20_Font"><text:span text:style-name="T40">Page</text:span></text:span></text:p>
            </table:table-cell>
          </table:table-row>
          <table:table-row table:style-name="Tabelle84.1">
            <table:table-cell table:style-name="Tabelle84.A2" office:value-type="string">
              <text:p text:style-name="P157"><text:a xlink:type="simple" xlink:href="#r84" text:style-name="Internet_20_link" text:visited-style-name="Visited_20_Internet_20_Link"><text:span text:style-name="Code2"><text:span text:style-name="T72">RequestInfoDTO</text:span></text:span></text:a><text:span text:style-name="Code2"><text:span text:style-name="T21">()</text:span></text:span></text:p>
            </table:table-cell>
            <table:table-cell table:style-name="Tabelle84.B2" office:value-type="string">
              <text:p text:style-name="P155"><text:span text:style-name="Page_20_Reference_20_Font"><text:span text:style-name="T21"><text:bookmark-ref text:reference-format="page" text:ref-name="r84"/></text:span></text:span></text:p>
            </table:table-cell>
          </table:table-row>
        </table:table>
        <text:p text:style-name="P105"/>
        <table:table table:name="Tabelle86" table:style-name="Tabelle86">
          <table:table-column table:style-name="Tabelle86.A"/>
          <table:table-row table:style-name="Tabelle86.1">
            <table:table-cell table:style-name="Tabelle86.A1" office:value-type="string">
              <text:p text:style-name="P131">Methods inherited from class org.osgi.dto.DTO</text:p>
            </table:table-cell>
          </table:table-row>
          <table:table-row table:style-name="Tabelle86.2">
            <table:table-cell table:style-name="Tabelle86.A2" office:value-type="string">
              <text:p text:style-name="P126"><text:span text:style-name="Code2"><text:span text:style-name="T21">toString</text:span></text:span></text:p>
            </table:table-cell>
          </table:table-row>
        </table:table>
        <text:p text:style-name="P99">Field Detail</text:p>
        <text:p text:style-name="P102"><text:bookmark text:name="r79"/>path</text:p>
        <text:p text:style-name="P114"><text:span text:style-name="Code2">public String </text:span><text:span text:style-name="Code2"><text:span text:style-name="T77">path</text:span></text:span></text:p>
        <text:p text:style-name="P139">The path of the request relative to the root.</text:p>
        <text:p text:style-name="P164"/>
        <text:p text:style-name="P101"><text:bookmark text:name="r80"/>servletContextId</text:p>
        <text:p text:style-name="P114"><text:span text:style-name="Code2">public long </text:span><text:span text:style-name="Code2"><text:span text:style-name="T77">servletContextId</text:span></text:span></text:p>
        <text:p text:style-name="P138"><text:span text:style-name="T56">The service id of the </text:span><text:span text:style-name="Code2">ServletContext</text:span><text:span text:style-name="Default_20_Paragraph_20_Font"><text:span text:style-name="T56"> for this request.</text:span></text:span></text:p>
        <text:p text:style-name="P164"/>
        <text:p text:style-name="P101"><text:bookmark text:name="r81"/>filterDTOs</text:p>
        <text:p text:style-name="P114"><text:soft-page-break/><text:span text:style-name="Code2">public </text:span><text:a xlink:type="simple" xlink:href="#r73" text:style-name="Internet_20_link" text:visited-style-name="Visited_20_Internet_20_Link"><text:span text:style-name="Code2"><text:span text:style-name="T71">FilterDTO</text:span></text:span></text:a><text:span text:style-name="Code2">[] </text:span><text:span text:style-name="Code2"><text:span text:style-name="T77">filterDTOs</text:span></text:span></text:p>
        <text:p text:style-name="P139">The filters processing this request.</text:p>
        <text:p text:style-name="P164"/>
        <text:p text:style-name="P101"><text:bookmark text:name="r82"/>servletDTO</text:p>
        <text:p text:style-name="P114"><text:span text:style-name="Code2">public </text:span><text:a xlink:type="simple" xlink:href="#r117" text:style-name="Internet_20_link" text:visited-style-name="Visited_20_Internet_20_Link"><text:span text:style-name="Code2"><text:span text:style-name="T71">ServletDTO</text:span></text:span></text:a><text:span text:style-name="Code2"> </text:span><text:span text:style-name="Code2"><text:span text:style-name="T77">servletDTO</text:span></text:span></text:p>
        <text:p text:style-name="P139">The servlet processing this request. If the request is processed by a servlet, this field points to the DTO of the servlet. If the request is processed by another type of component like a resource, this field is null.</text:p>
        <text:p text:style-name="P164"/>
        <text:p text:style-name="P101"><text:bookmark text:name="r83"/>resourceDTO</text:p>
        <text:p text:style-name="P114"><text:span text:style-name="Code2">public </text:span><text:a xlink:type="simple" xlink:href="#r91" text:style-name="Internet_20_link" text:visited-style-name="Visited_20_Internet_20_Link"><text:span text:style-name="Code2"><text:span text:style-name="T71">ResourceDTO</text:span></text:span></text:a><text:span text:style-name="Code2"> </text:span><text:span text:style-name="Code2"><text:span text:style-name="T77">resourceDTO</text:span></text:span></text:p>
        <text:p text:style-name="P139">The resource processing this request. If the request is processed by a resource, this field points to the DTO of the resource. If the request is processed by another type of component like a servlet, this field is null.</text:p>
        <text:p text:style-name="P100">Constructor Detail</text:p>
        <text:p text:style-name="P102"><text:bookmark text:name="r84"/>RequestInfoDTO</text:p>
        <text:p text:style-name="P114"><text:soft-page-break/><text:span text:style-name="Code2">public </text:span><text:span text:style-name="Code2"><text:span text:style-name="T77">RequestInfoDTO</text:span></text:span><text:span text:style-name="Code2">()</text:span></text:p>
        <text:p text:style-name="P94"><text:bookmark text:name="r91"/>Class Resource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77">org.osgi.service.http.runtime.dto.ResourceDTO</text:span></text:span></text:p>
        <text:p text:style-name="P103">Direct Known Subclasses:</text:p>
        <text:p text:style-name="P140"><text:a xlink:type="simple" xlink:href="#r56" text:style-name="Internet_20_link" text:visited-style-name="Visited_20_Internet_20_Link"><text:span text:style-name="T68">FailedResourceDTO</text:span></text:a></text:p>
        <text:p text:style-name="P137"/>
        <text:p text:style-name="P150"><text:span text:style-name="Code2">public class </text:span><text:span text:style-name="Code2"><text:span text:style-name="T77">ResourceDTO</text:span></text:span></text:p>
        <text:p text:style-name="P114"><text:span text:style-name="Code2">extends org.osgi.dto.DTO</text:span></text:p>
        <text:p text:style-name="P116">Represents a resource definition currently being used for a servlet context.</text:p>
        <text:p text:style-name="P148">NotThreadSafe</text:p>
        <text:p text:style-name="P151"/>
        <table:table table:name="Tabelle87" table:style-name="Tabelle87">
          <table:table-column table:style-name="Tabelle87.A"/>
          <table:table-column table:style-name="Tabelle87.B"/>
          <table:table-column table:style-name="Tabelle87.C"/>
          <table:table-row table:style-name="Tabelle87.1">
            <table:table-cell table:style-name="Tabelle87.A1" table:number-columns-spanned="2" office:value-type="string">
              <text:p text:style-name="P152"><text:span text:style-name="Summary_20_Heading_20_Font2"><text:span text:style-name="T21">Field Summary</text:span></text:span></text:p>
            </table:table-cell>
            <table:covered-table-cell/>
            <table:table-cell table:style-name="Tabelle87.A1" office:value-type="string">
              <text:p text:style-name="P153"><text:span text:style-name="Page_20_Reference_20_Font"><text:span text:style-name="T40">Page</text:span></text:span></text:p>
            </table:table-cell>
          </table:table-row>
          <table:table-row table:style-name="Tabelle87.1">
            <table:table-cell table:style-name="Tabelle87.A2" office:value-type="string">
              <text:p text:style-name="P154"><text:span text:style-name="Code_20_Small1"><text:span text:style-name="T21">String[]</text:span></text:span></text:p>
            </table:table-cell>
            <table:table-cell table:style-name="Tabelle87.A2" office:value-type="string">
              <text:p text:style-name="P158"><text:a xlink:type="simple" xlink:href="#r86" text:style-name="Internet_20_link" text:visited-style-name="Visited_20_Internet_20_Link"><text:span text:style-name="Code2"><text:span text:style-name="T72">patterns</text:span></text:span></text:a></text:p>
              <text:p text:style-name="P160">The request mappings for the resource.</text:p>
            </table:table-cell>
            <table:table-cell table:style-name="Tabelle87.C2" office:value-type="string">
              <text:p text:style-name="P155"><text:span text:style-name="Page_20_Reference_20_Font"><text:span text:style-name="T21"><text:bookmark-ref text:reference-format="page" text:ref-name="r86"/></text:span></text:span></text:p>
            </table:table-cell>
          </table:table-row>
          <table:table-row table:style-name="Tabelle87.1">
            <table:table-cell table:style-name="Tabelle87.A3" office:value-type="string">
              <text:p text:style-name="P154"><text:span text:style-name="Code_20_Small1"><text:span text:style-name="T21">String</text:span></text:span></text:p>
            </table:table-cell>
            <table:table-cell table:style-name="Tabelle87.A3" office:value-type="string">
              <text:p text:style-name="P158"><text:a xlink:type="simple" xlink:href="#r87" text:style-name="Internet_20_link" text:visited-style-name="Visited_20_Internet_20_Link"><text:span text:style-name="Code2"><text:span text:style-name="T72">prefix</text:span></text:span></text:a></text:p>
              <text:p text:style-name="P160">The prefix of the resource.</text:p>
            </table:table-cell>
            <table:table-cell table:style-name="Tabelle87.C3" office:value-type="string">
              <text:p text:style-name="P155"><text:span text:style-name="Page_20_Reference_20_Font"><text:span text:style-name="T21"><text:bookmark-ref text:reference-format="page" text:ref-name="r87"/></text:span></text:span></text:p>
            </table:table-cell>
          </table:table-row>
          <table:table-row table:style-name="Tabelle87.1">
            <table:table-cell table:style-name="Tabelle87.A3" office:value-type="string">
              <text:p text:style-name="P154"><text:span text:style-name="Code_20_Small1"><text:span text:style-name="T21">long</text:span></text:span></text:p>
            </table:table-cell>
            <table:table-cell table:style-name="Tabelle87.A3" office:value-type="string">
              <text:p text:style-name="P158"><text:a xlink:type="simple" xlink:href="#r88" text:style-name="Internet_20_link" text:visited-style-name="Visited_20_Internet_20_Link"><text:span text:style-name="Code2"><text:span text:style-name="T72">serviceId</text:span></text:span></text:a></text:p>
              <text:p text:style-name="P160">Service property identifying the resource.</text:p>
            </table:table-cell>
            <table:table-cell table:style-name="Tabelle87.C3" office:value-type="string">
              <text:p text:style-name="P155"><text:span text:style-name="Page_20_Reference_20_Font"><text:span text:style-name="T21"><text:bookmark-ref text:reference-format="page" text:ref-name="r88"/></text:span></text:span></text:p>
            </table:table-cell>
          </table:table-row>
          <table:table-row table:style-name="Tabelle87.1">
            <table:table-cell table:style-name="Tabelle87.A3" office:value-type="string">
              <text:p text:style-name="P154"><text:span text:style-name="Code_20_Small1"><text:span text:style-name="T21">long</text:span></text:span></text:p>
            </table:table-cell>
            <table:table-cell table:style-name="Tabelle87.A3" office:value-type="string">
              <text:p text:style-name="P158"><text:a xlink:type="simple" xlink:href="#r89" text:style-name="Internet_20_link" text:visited-style-name="Visited_20_Internet_20_Link"><text:span text:style-name="Code2"><text:span text:style-name="T72">servletContextId</text:span></text:span></text:a></text:p>
              <text:p text:style-name="P159"><text:span text:style-name="T36">The service id of the </text:span><text:span text:style-name="Code2"><text:span text:style-name="T21">ServletContext</text:span></text:span><text:span text:style-name="Default_20_Paragraph_20_Font"><text:span text:style-name="T36"> for the resource.</text:span></text:span></text:p>
            </table:table-cell>
            <table:table-cell table:style-name="Tabelle87.C3" office:value-type="string">
              <text:p text:style-name="P155"><text:span text:style-name="Page_20_Reference_20_Font"><text:span text:style-name="T21"><text:bookmark-ref text:reference-format="page" text:ref-name="r89"/></text:span></text:span></text:p>
            </table:table-cell>
          </table:table-row>
        </table:table>
        <text:p text:style-name="P105"/>
        <table:table table:name="Tabelle88" table:style-name="Tabelle88">
          <table:table-column table:style-name="Tabelle88.A"/>
          <table:table-column table:style-name="Tabelle88.B"/>
          <table:table-row table:style-name="Tabelle88.1">
            <table:table-cell table:style-name="Tabelle88.A1" office:value-type="string">
              <text:p text:style-name="P152"><text:span text:style-name="Summary_20_Heading_20_Font2"><text:span text:style-name="T21">Constructor Summary</text:span></text:span></text:p>
            </table:table-cell>
            <table:table-cell table:style-name="Tabelle88.A1" office:value-type="string">
              <text:p text:style-name="P153"><text:span text:style-name="Page_20_Reference_20_Font"><text:span text:style-name="T40">Page</text:span></text:span></text:p>
            </table:table-cell>
          </table:table-row>
          <table:table-row table:style-name="Tabelle88.1">
            <table:table-cell table:style-name="Tabelle88.A2" office:value-type="string">
              <text:p text:style-name="P157"><text:a xlink:type="simple" xlink:href="#r90" text:style-name="Internet_20_link" text:visited-style-name="Visited_20_Internet_20_Link"><text:span text:style-name="Code2"><text:span text:style-name="T72">ResourceDTO</text:span></text:span></text:a><text:span text:style-name="Code2"><text:span text:style-name="T21">()</text:span></text:span></text:p>
            </table:table-cell>
            <table:table-cell table:style-name="Tabelle88.B2" office:value-type="string">
              <text:p text:style-name="P155"><text:span text:style-name="Page_20_Reference_20_Font"><text:span text:style-name="T21"><text:bookmark-ref text:reference-format="page" text:ref-name="r90"/></text:span></text:span></text:p>
            </table:table-cell>
          </table:table-row>
        </table:table>
        <text:p text:style-name="P105"/>
        <table:table table:name="Tabelle90" table:style-name="Tabelle90">
          <table:table-column table:style-name="Tabelle90.A"/>
          <table:table-row table:style-name="Tabelle90.1">
            <table:table-cell table:style-name="Tabelle90.A1" office:value-type="string">
              <text:p text:style-name="P131">Methods inherited from class org.osgi.dto.DTO</text:p>
            </table:table-cell>
          </table:table-row>
          <table:table-row table:style-name="Tabelle90.2">
            <table:table-cell table:style-name="Tabelle90.A2" office:value-type="string">
              <text:p text:style-name="P126"><text:span text:style-name="Code2"><text:span text:style-name="T21">toString</text:span></text:span></text:p>
            </table:table-cell>
          </table:table-row>
        </table:table>
        <text:p text:style-name="P99">Field Detail</text:p>
        <text:p text:style-name="P102"><text:bookmark text:name="r86"/>patterns</text:p>
        <text:p text:style-name="P114"><text:span text:style-name="Code2">public String[] </text:span><text:span text:style-name="Code2"><text:span text:style-name="T77">patterns</text:span></text:span></text:p>
        <text:p text:style-name="P142">The request mappings for the resource.</text:p>
        <text:p text:style-name="P139">The specified patterns are used to determine whether a request is mapped to the resource.</text:p>
        <text:p text:style-name="P164"/>
        <text:p text:style-name="P101"><text:bookmark text:name="r87"/>prefix</text:p>
        <text:p text:style-name="P114"><text:span text:style-name="Code2">public String </text:span><text:span text:style-name="Code2"><text:span text:style-name="T77">prefix</text:span></text:span></text:p>
        <text:p text:style-name="P139">The prefix of the resource.</text:p>
        <text:p text:style-name="P164"><text:soft-page-break/></text:p>
        <text:p text:style-name="P101"><text:bookmark text:name="r88"/>serviceId</text:p>
        <text:p text:style-name="P114"><text:span text:style-name="Code2">public long </text:span><text:span text:style-name="Code2"><text:span text:style-name="T77">serviceId</text:span></text:span></text:p>
        <text:p text:style-name="P139">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64"/>
        <text:p text:style-name="P101"><text:bookmark text:name="r89"/>servletContextId</text:p>
        <text:p text:style-name="P114"><text:span text:style-name="Code2">public long </text:span><text:span text:style-name="Code2"><text:span text:style-name="T77">servletContextId</text:span></text:span></text:p>
        <text:p text:style-name="P138"><text:span text:style-name="T56">The service id of the </text:span><text:span text:style-name="Code2">ServletContext</text:span><text:span text:style-name="Default_20_Paragraph_20_Font"><text:span text:style-name="T56"> for the resource.</text:span></text:span></text:p>
        <text:p text:style-name="P100">Constructor Detail</text:p>
        <text:p text:style-name="P102"><text:bookmark text:name="r90"/>ResourceDTO</text:p>
        <text:p text:style-name="P114"><text:soft-page-break/><text:span text:style-name="Code2">public </text:span><text:span text:style-name="Code2"><text:span text:style-name="T77">ResourceDTO</text:span></text:span><text:span text:style-name="Code2">()</text:span></text:p>
        <text:p text:style-name="P95"><text:bookmark text:name="r101"/>Class Runtime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text:span text:style-name="T77">org.osgi.service.http.runtime.dto.RuntimeDTO</text:span></text:span></text:p>
        <text:p text:style-name="P137"/>
        <text:p text:style-name="P150"><text:span text:style-name="Code2">public class </text:span><text:span text:style-name="Code2"><text:span text:style-name="T77">RuntimeDTO</text:span></text:span></text:p>
        <text:p text:style-name="P114"><text:span text:style-name="Code2">extends org.osgi.dto.DTO</text:span></text:p>
        <text:p text:style-name="P116">Represents the state of a Http Service Runtime.</text:p>
        <text:p text:style-name="P148">NotThreadSafe</text:p>
        <text:p text:style-name="P151"/>
        <table:table table:name="Tabelle91" table:style-name="Tabelle91">
          <table:table-column table:style-name="Tabelle91.A"/>
          <table:table-column table:style-name="Tabelle91.B"/>
          <table:table-column table:style-name="Tabelle91.C"/>
          <table:table-row table:style-name="Tabelle91.1">
            <table:table-cell table:style-name="Tabelle91.A1" table:number-columns-spanned="2" office:value-type="string">
              <text:p text:style-name="P152"><text:span text:style-name="Summary_20_Heading_20_Font2"><text:span text:style-name="T21">Field Summary</text:span></text:span></text:p>
            </table:table-cell>
            <table:covered-table-cell/>
            <table:table-cell table:style-name="Tabelle91.A1" office:value-type="string">
              <text:p text:style-name="P153"><text:span text:style-name="Page_20_Reference_20_Font"><text:span text:style-name="T40">Page</text:span></text:span></text:p>
            </table:table-cell>
          </table:table-row>
          <table:table-row table:style-name="Tabelle91.1">
            <table:table-cell table:style-name="Tabelle91.A2" office:value-type="string">
              <text:p text:style-name="P154"><text:span text:style-name="Code_20_Small1"><text:span text:style-name="T21">Map&lt;String,String&gt;</text:span></text:span></text:p>
            </table:table-cell>
            <table:table-cell table:style-name="Tabelle91.A2" office:value-type="string">
              <text:p text:style-name="P158"><text:a xlink:type="simple" xlink:href="#r92" text:style-name="Internet_20_link" text:visited-style-name="Visited_20_Internet_20_Link"><text:span text:style-name="Code2"><text:span text:style-name="T72">attributes</text:span></text:span></text:a></text:p>
              <text:p text:style-name="P160">The runtime attributes.</text:p>
            </table:table-cell>
            <table:table-cell table:style-name="Tabelle91.C2" office:value-type="string">
              <text:p text:style-name="P155"><text:span text:style-name="Page_20_Reference_20_Font"><text:span text:style-name="T21"><text:bookmark-ref text:reference-format="page" text:ref-name="r92"/></text:span></text:span></text:p>
            </table:table-cell>
          </table:table-row>
          <table:table-row table:style-name="Tabelle91.1">
            <table:table-cell table:style-name="Tabelle91.A3" office:value-type="string">
              <text:p text:style-name="P156"><text:a xlink:type="simple" xlink:href="#r47" text:style-name="Internet_20_link" text:visited-style-name="Visited_20_Internet_20_Link"><text:span text:style-name="Code_20_Small1"><text:span text:style-name="T71">FailedErrorPageDTO</text:span></text:span></text:a><text:span text:style-name="Code_20_Small1"><text:span text:style-name="T21">[]</text:span></text:span></text:p>
            </table:table-cell>
            <table:table-cell table:style-name="Tabelle91.A3" office:value-type="string">
              <text:p text:style-name="P158"><text:a xlink:type="simple" xlink:href="#r98" text:style-name="Internet_20_link" text:visited-style-name="Visited_20_Internet_20_Link"><text:span text:style-name="Code2"><text:span text:style-name="T72">failedErrorPageDTOs</text:span></text:span></text:a></text:p>
              <text:p text:style-name="P159"><text:span text:style-name="T36">Returns the representations of the error page </text:span><text:span text:style-name="Code2"><text:span text:style-name="T21">javax.servlet.Servlet</text:span></text:span><text:span text:style-name="Default_20_Paragraph_20_Font"><text:span text:style-name="T36"> servlets associated with this runtime but currently not used due to some problem.</text:span></text:span></text:p>
            </table:table-cell>
            <table:table-cell table:style-name="Tabelle91.C3" office:value-type="string">
              <text:p text:style-name="P155"><text:span text:style-name="Page_20_Reference_20_Font"><text:span text:style-name="T21"><text:bookmark-ref text:reference-format="page" text:ref-name="r98"/></text:span></text:span></text:p>
            </table:table-cell>
          </table:table-row>
          <table:table-row table:style-name="Tabelle91.1">
            <table:table-cell table:style-name="Tabelle91.A3" office:value-type="string">
              <text:p text:style-name="P156"><text:a xlink:type="simple" xlink:href="#r50" text:style-name="Internet_20_link" text:visited-style-name="Visited_20_Internet_20_Link"><text:span text:style-name="Code_20_Small1"><text:span text:style-name="T71">FailedFilterDTO</text:span></text:span></text:a><text:span text:style-name="Code_20_Small1"><text:span text:style-name="T21">[]</text:span></text:span></text:p>
            </table:table-cell>
            <table:table-cell table:style-name="Tabelle91.A3" office:value-type="string">
              <text:p text:style-name="P158"><text:a xlink:type="simple" xlink:href="#r97" text:style-name="Internet_20_link" text:visited-style-name="Visited_20_Internet_20_Link"><text:span text:style-name="Code2"><text:span text:style-name="T72">failedFilterDTOs</text:span></text:span></text:a></text:p>
              <text:p text:style-name="P159"><text:span text:style-name="T36">Returns the representations of the servlet </text:span><text:span text:style-name="Code2"><text:span text:style-name="T21">javax.servlet.Filter</text:span></text:span><text:span text:style-name="Default_20_Paragraph_20_Font"><text:span text:style-name="T36"> filters associated with this runtime but currently not used due to some problem.</text:span></text:span></text:p>
            </table:table-cell>
            <table:table-cell table:style-name="Tabelle91.C3" office:value-type="string">
              <text:p text:style-name="P155"><text:span text:style-name="Page_20_Reference_20_Font"><text:span text:style-name="T21"><text:bookmark-ref text:reference-format="page" text:ref-name="r97"/></text:span></text:span></text:p>
            </table:table-cell>
          </table:table-row>
          <table:table-row table:style-name="Tabelle91.1">
            <table:table-cell table:style-name="Tabelle91.A3" office:value-type="string">
              <text:p text:style-name="P156"><text:a xlink:type="simple" xlink:href="#r53" text:style-name="Internet_20_link" text:visited-style-name="Visited_20_Internet_20_Link"><text:span text:style-name="Code_20_Small1"><text:span text:style-name="T71">FailedListenerDTO</text:span></text:span></text:a><text:span text:style-name="Code_20_Small1"><text:span text:style-name="T21">[]</text:span></text:span></text:p>
            </table:table-cell>
            <table:table-cell table:style-name="Tabelle91.A3" office:value-type="string">
              <text:p text:style-name="P158"><text:a xlink:type="simple" xlink:href="#r99" text:style-name="Internet_20_link" text:visited-style-name="Visited_20_Internet_20_Link"><text:span text:style-name="Code2"><text:span text:style-name="T72">failedListenerDTOs</text:span></text:span></text:a></text:p>
              <text:p text:style-name="P160">Returns the representations of the listeners associated with this runtime but currently not used due to some problem.</text:p>
            </table:table-cell>
            <table:table-cell table:style-name="Tabelle91.C3" office:value-type="string">
              <text:p text:style-name="P155"><text:span text:style-name="Page_20_Reference_20_Font"><text:span text:style-name="T21"><text:bookmark-ref text:reference-format="page" text:ref-name="r99"/></text:span></text:span></text:p>
            </table:table-cell>
          </table:table-row>
          <table:table-row table:style-name="Tabelle91.1">
            <table:table-cell table:style-name="Tabelle91.A3" office:value-type="string">
              <text:p text:style-name="P156"><text:a xlink:type="simple" xlink:href="#r56" text:style-name="Internet_20_link" text:visited-style-name="Visited_20_Internet_20_Link"><text:span text:style-name="Code_20_Small1"><text:span text:style-name="T71">FailedResourceDTO</text:span></text:span></text:a><text:span text:style-name="Code_20_Small1"><text:span text:style-name="T21">[]</text:span></text:span></text:p>
            </table:table-cell>
            <table:table-cell table:style-name="Tabelle91.A3" office:value-type="string">
              <text:p text:style-name="P158"><text:a xlink:type="simple" xlink:href="#r96" text:style-name="Internet_20_link" text:visited-style-name="Visited_20_Internet_20_Link"><text:span text:style-name="Code2"><text:span text:style-name="T72">failedResourceDTOs</text:span></text:span></text:a></text:p>
              <text:p text:style-name="P160">Returns the representations of the resources associated with this runtime but currently not used due to some problem.</text:p>
            </table:table-cell>
            <table:table-cell table:style-name="Tabelle91.C3" office:value-type="string">
              <text:p text:style-name="P155"><text:span text:style-name="Page_20_Reference_20_Font"><text:span text:style-name="T21"><text:bookmark-ref text:reference-format="page" text:ref-name="r96"/></text:span></text:span></text:p>
            </table:table-cell>
          </table:table-row>
          <table:table-row table:style-name="Tabelle91.1">
            <table:table-cell table:style-name="Tabelle91.A3" office:value-type="string">
              <text:p text:style-name="P156"><text:a xlink:type="simple" xlink:href="#r59" text:style-name="Internet_20_link" text:visited-style-name="Visited_20_Internet_20_Link"><text:span text:style-name="Code_20_Small1"><text:span text:style-name="T71">FailedServletContextDTO</text:span></text:span></text:a><text:span text:style-name="Code_20_Small1"><text:span text:style-name="T21">[]</text:span></text:span></text:p>
            </table:table-cell>
            <table:table-cell table:style-name="Tabelle91.A3" office:value-type="string">
              <text:p text:style-name="P158"><text:a xlink:type="simple" xlink:href="#r94" text:style-name="Internet_20_link" text:visited-style-name="Visited_20_Internet_20_Link"><text:span text:style-name="Code2"><text:span text:style-name="T72">failedServletContextDTOs</text:span></text:span></text:a></text:p>
              <text:p text:style-name="P159"><text:span text:style-name="T36">Returns the representations of the </text:span><text:span text:style-name="Code2"><text:span text:style-name="T21">javax.servlet.ServletContext</text:span></text:span><text:span text:style-name="Default_20_Paragraph_20_Font"><text:span text:style-name="T36"> objects currently not used by the Http service runtime due to some problem.</text:span></text:span></text:p>
            </table:table-cell>
            <table:table-cell table:style-name="Tabelle91.C3" office:value-type="string">
              <text:p text:style-name="P155"><text:span text:style-name="Page_20_Reference_20_Font"><text:span text:style-name="T21"><text:bookmark-ref text:reference-format="page" text:ref-name="r94"/></text:span></text:span></text:p>
            </table:table-cell>
          </table:table-row>
          <table:table-row table:style-name="Tabelle91.1">
            <table:table-cell table:style-name="Tabelle91.A3" office:value-type="string">
              <text:p text:style-name="P156"><text:a xlink:type="simple" xlink:href="#r62" text:style-name="Internet_20_link" text:visited-style-name="Visited_20_Internet_20_Link"><text:span text:style-name="Code_20_Small1"><text:span text:style-name="T71">FailedServletDTO</text:span></text:span></text:a><text:span text:style-name="Code_20_Small1"><text:span text:style-name="T21">[]</text:span></text:span></text:p>
            </table:table-cell>
            <table:table-cell table:style-name="Tabelle91.A3" office:value-type="string">
              <text:p text:style-name="P158"><text:a xlink:type="simple" xlink:href="#r95" text:style-name="Internet_20_link" text:visited-style-name="Visited_20_Internet_20_Link"><text:span text:style-name="Code2"><text:span text:style-name="T72">failedServletDTOs</text:span></text:span></text:a></text:p>
              <text:p text:style-name="P159"><text:span text:style-name="T36">Returns the representations of the </text:span><text:span text:style-name="Code2"><text:span text:style-name="T21">javax.servlet.Servlet</text:span></text:span><text:span text:style-name="Default_20_Paragraph_20_Font"><text:span text:style-name="T36"> servlets associated with this runtime but currently not used due to some problem.</text:span></text:span></text:p>
            </table:table-cell>
            <table:table-cell table:style-name="Tabelle91.C3" office:value-type="string">
              <text:p text:style-name="P155"><text:span text:style-name="Page_20_Reference_20_Font"><text:span text:style-name="T21"><text:bookmark-ref text:reference-format="page" text:ref-name="r95"/></text:span></text:span></text:p>
            </table:table-cell>
          </table:table-row>
          <table:table-row table:style-name="Tabelle91.1">
            <table:table-cell table:style-name="Tabelle91.A3" office:value-type="string">
              <text:p text:style-name="P156"><text:a xlink:type="simple" xlink:href="#r114" text:style-name="Internet_20_link" text:visited-style-name="Visited_20_Internet_20_Link"><text:span text:style-name="Code_20_Small1"><text:span text:style-name="T71">ServletContextDTO</text:span></text:span></text:a><text:span text:style-name="Code_20_Small1"><text:span text:style-name="T21">[]</text:span></text:span></text:p>
            </table:table-cell>
            <table:table-cell table:style-name="Tabelle91.A3" office:value-type="string">
              <text:p text:style-name="P158"><text:a xlink:type="simple" xlink:href="#r93" text:style-name="Internet_20_link" text:visited-style-name="Visited_20_Internet_20_Link"><text:span text:style-name="Code2"><text:span text:style-name="T72">servletContextDTOs</text:span></text:span></text:a></text:p>
              <text:p text:style-name="P159"><text:span text:style-name="T36">Returns the representations of the </text:span><text:span text:style-name="Code2"><text:span text:style-name="T21">javax.servlet.ServletContext</text:span></text:span><text:span text:style-name="Default_20_Paragraph_20_Font"><text:span text:style-name="T36"> objects used by the Http service runtime.</text:span></text:span></text:p>
            </table:table-cell>
            <table:table-cell table:style-name="Tabelle91.C3" office:value-type="string">
              <text:p text:style-name="P155"><text:span text:style-name="Page_20_Reference_20_Font"><text:span text:style-name="T21"><text:bookmark-ref text:reference-format="page" text:ref-name="r93"/></text:span></text:span></text:p>
            </table:table-cell>
          </table:table-row>
        </table:table>
        <text:p text:style-name="P105"/>
        <table:table table:name="Tabelle92" table:style-name="Tabelle92">
          <table:table-column table:style-name="Tabelle92.A"/>
          <table:table-column table:style-name="Tabelle92.B"/>
          <table:table-row table:style-name="Tabelle92.1">
            <table:table-cell table:style-name="Tabelle92.A1" office:value-type="string">
              <text:p text:style-name="P152"><text:span text:style-name="Summary_20_Heading_20_Font2"><text:span text:style-name="T21">Constructor Summary</text:span></text:span></text:p>
            </table:table-cell>
            <table:table-cell table:style-name="Tabelle92.A1" office:value-type="string">
              <text:p text:style-name="P153"><text:span text:style-name="Page_20_Reference_20_Font"><text:span text:style-name="T40">Page</text:span></text:span></text:p>
            </table:table-cell>
          </table:table-row>
          <table:table-row table:style-name="Tabelle92.1">
            <table:table-cell table:style-name="Tabelle92.A2" office:value-type="string">
              <text:p text:style-name="P157"><text:a xlink:type="simple" xlink:href="#r100" text:style-name="Internet_20_link" text:visited-style-name="Visited_20_Internet_20_Link"><text:span text:style-name="Code2"><text:span text:style-name="T72">RuntimeDTO</text:span></text:span></text:a><text:span text:style-name="Code2"><text:span text:style-name="T21">()</text:span></text:span></text:p>
            </table:table-cell>
            <table:table-cell table:style-name="Tabelle92.B2" office:value-type="string">
              <text:p text:style-name="P155"><text:span text:style-name="Page_20_Reference_20_Font"><text:span text:style-name="T21"><text:bookmark-ref text:reference-format="page" text:ref-name="r100"/></text:span></text:span></text:p>
            </table:table-cell>
          </table:table-row>
        </table:table>
        <text:p text:style-name="P105"/>
        <table:table table:name="Tabelle94" table:style-name="Tabelle94">
          <table:table-column table:style-name="Tabelle94.A"/>
          <table:table-row table:style-name="Tabelle94.1">
            <table:table-cell table:style-name="Tabelle94.A1" office:value-type="string">
              <text:p text:style-name="P131">Methods inherited from class org.osgi.dto.DTO</text:p>
            </table:table-cell>
          </table:table-row>
          <table:table-row table:style-name="Tabelle94.2">
            <table:table-cell table:style-name="Tabelle94.A2" office:value-type="string">
              <text:p text:style-name="P126"><text:span text:style-name="Code2"><text:span text:style-name="T21">toString</text:span></text:span></text:p>
            </table:table-cell>
          </table:table-row>
        </table:table>
        <text:p text:style-name="P99">Field Detail</text:p>
        <text:p text:style-name="P102"><text:bookmark text:name="r92"/>attributes</text:p>
        <text:p text:style-name="P114"><text:span text:style-name="Code2">public Map&lt;String,String&gt; </text:span><text:span text:style-name="Code2"><text:span text:style-name="T77">attributes</text:span></text:span></text:p>
        <text:p text:style-name="P139"><text:soft-page-break/>The runtime attributes.</text:p>
        <text:p text:style-name="P164"/>
        <text:p text:style-name="P101"><text:bookmark text:name="r93"/>servletContextDTOs</text:p>
        <text:p text:style-name="P114"><text:span text:style-name="Code2">public </text:span><text:a xlink:type="simple" xlink:href="#r114" text:style-name="Internet_20_link" text:visited-style-name="Visited_20_Internet_20_Link"><text:span text:style-name="Code2"><text:span text:style-name="T71">ServletContextDTO</text:span></text:span></text:a><text:span text:style-name="Code2">[] </text:span><text:span text:style-name="Code2"><text:span text:style-name="T77">servletContextDTOs</text:span></text:span></text:p>
        <text:p text:style-name="P138"><text:span text:style-name="T56">Returns the representations of the </text:span><text:span text:style-name="Code2">javax.servlet.ServletContext</text:span><text:span text:style-name="Default_20_Paragraph_20_Font"><text:span text:style-name="T56"> objects used by the Http service runtime. The returned array may be empty if the Http service runtime is currently not using any </text:span></text:span><text:span text:style-name="Code2">ServletContext</text:span><text:span text:style-name="Default_20_Paragraph_20_Font"><text:span text:style-name="T56"> objects.</text:span></text:span></text:p>
        <text:p text:style-name="P164"/>
        <text:p text:style-name="P101"><text:bookmark text:name="r94"/>failedServletContextDTOs</text:p>
        <text:p text:style-name="P114"><text:span text:style-name="Code2">public </text:span><text:a xlink:type="simple" xlink:href="#r59" text:style-name="Internet_20_link" text:visited-style-name="Visited_20_Internet_20_Link"><text:span text:style-name="Code2"><text:span text:style-name="T71">FailedServletContextDTO</text:span></text:span></text:a><text:span text:style-name="Code2">[] </text:span><text:span text:style-name="Code2"><text:span text:style-name="T77">failedServletContextDTOs</text:span></text:span></text:p>
        <text:p text:style-name="P138"><text:span text:style-name="T56">Returns the representations of the </text:span><text:span text:style-name="Code2">javax.servlet.ServletContext</text:span><text:span text:style-name="Default_20_Paragraph_20_Font"><text:span text:style-name="T56"> objects currently not used by the Http service runtime due to some problem. The returned array may be empty.</text:span></text:span></text:p>
        <text:p text:style-name="P164"/>
        <text:p text:style-name="P101"><text:bookmark text:name="r95"/>failedServletDTOs</text:p>
        <text:p text:style-name="P114"><text:span text:style-name="Code2">public </text:span><text:a xlink:type="simple" xlink:href="#r62" text:style-name="Internet_20_link" text:visited-style-name="Visited_20_Internet_20_Link"><text:span text:style-name="Code2"><text:span text:style-name="T71">FailedServletDTO</text:span></text:span></text:a><text:span text:style-name="Code2">[] </text:span><text:span text:style-name="Code2"><text:span text:style-name="T77">failedServletDTOs</text:span></text:span></text:p>
        <text:p text:style-name="P138"><text:span text:style-name="T56">Returns the representations of the </text:span><text:span text:style-name="Code2">javax.servlet.Servlet</text:span><text:span text:style-name="Default_20_Paragraph_20_Font"><text:span text:style-name="T56"> servlets associated with this runtime but currently not used due to some problem. The returned array may be empty.</text:span></text:span></text:p>
        <text:p text:style-name="P164"/>
        <text:p text:style-name="P101"><text:bookmark text:name="r96"/>failedResourceDTOs</text:p>
        <text:p text:style-name="P114"><text:span text:style-name="Code2">public </text:span><text:a xlink:type="simple" xlink:href="#r56" text:style-name="Internet_20_link" text:visited-style-name="Visited_20_Internet_20_Link"><text:span text:style-name="Code2"><text:span text:style-name="T71">FailedResourceDTO</text:span></text:span></text:a><text:span text:style-name="Code2">[] </text:span><text:span text:style-name="Code2"><text:span text:style-name="T77">failedResourceDTOs</text:span></text:span></text:p>
        <text:p text:style-name="P139">Returns the representations of the resources associated with this runtime but currently not used due to some problem. The returned array may be empty.</text:p>
        <text:p text:style-name="P164"/>
        <text:p text:style-name="P101"><text:bookmark text:name="r97"/>failedFilterDTOs</text:p>
        <text:p text:style-name="P114"><text:span text:style-name="Code2">public </text:span><text:a xlink:type="simple" xlink:href="#r50" text:style-name="Internet_20_link" text:visited-style-name="Visited_20_Internet_20_Link"><text:span text:style-name="Code2"><text:span text:style-name="T71">FailedFilterDTO</text:span></text:span></text:a><text:span text:style-name="Code2">[] </text:span><text:span text:style-name="Code2"><text:span text:style-name="T77">failedFilterDTOs</text:span></text:span></text:p>
        <text:p text:style-name="P138"><text:span text:style-name="T56">Returns the representations of the servlet </text:span><text:span text:style-name="Code2">javax.servlet.Filter</text:span><text:span text:style-name="Default_20_Paragraph_20_Font"><text:span text:style-name="T56"> filters associated with this runtime but currently not used due to some problem. The returned array may be empty.</text:span></text:span></text:p>
        <text:p text:style-name="P164"/>
        <text:p text:style-name="P101"><text:bookmark text:name="r98"/>failedErrorPageDTOs</text:p>
        <text:p text:style-name="P114"><text:span text:style-name="Code2">public </text:span><text:a xlink:type="simple" xlink:href="#r47" text:style-name="Internet_20_link" text:visited-style-name="Visited_20_Internet_20_Link"><text:span text:style-name="Code2"><text:span text:style-name="T71">FailedErrorPageDTO</text:span></text:span></text:a><text:span text:style-name="Code2">[] </text:span><text:span text:style-name="Code2"><text:span text:style-name="T77">failedErrorPageDTOs</text:span></text:span></text:p>
        <text:p text:style-name="P138"><text:span text:style-name="T56">Returns the representations of the error page </text:span><text:span text:style-name="Code2">javax.servlet.Servlet</text:span><text:span text:style-name="Default_20_Paragraph_20_Font"><text:span text:style-name="T56"> servlets associated with this runtime but currently not used due to some problem. The returned array may be empty.</text:span></text:span></text:p>
        <text:p text:style-name="P164"/>
        <text:p text:style-name="P101"><text:bookmark text:name="r99"/>failedListenerDTOs</text:p>
        <text:p text:style-name="P114"><text:span text:style-name="Code2">public </text:span><text:a xlink:type="simple" xlink:href="#r53" text:style-name="Internet_20_link" text:visited-style-name="Visited_20_Internet_20_Link"><text:span text:style-name="Code2"><text:span text:style-name="T71">FailedListenerDTO</text:span></text:span></text:a><text:span text:style-name="Code2">[] </text:span><text:span text:style-name="Code2"><text:span text:style-name="T77">failedListenerDTOs</text:span></text:span></text:p>
        <text:p text:style-name="P139"><text:soft-page-break/>Returns the representations of the listeners associated with this runtime but currently not used due to some problem. The returned array may be empty.</text:p>
        <text:p text:style-name="P100">Constructor Detail</text:p>
        <text:p text:style-name="P102"><text:bookmark text:name="r100"/>RuntimeDTO</text:p>
        <text:p text:style-name="P114"><text:soft-page-break/><text:span text:style-name="Code2">public </text:span><text:span text:style-name="Code2"><text:span text:style-name="T77">RuntimeDTO</text:span></text:span><text:span text:style-name="Code2">()</text:span></text:p>
        <text:p text:style-name="P96"><text:bookmark text:name="r114"/>Class ServletContext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org.osgi.dto.DTO</text:span></text:p>
        <text:p text:style-name="P107"><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text:span text:style-name="T77">org.osgi.service.http.runtime.dto.ServletContextDTO</text:span></text:span></text:p>
        <text:p text:style-name="P103">Direct Known Subclasses:</text:p>
        <text:p text:style-name="P140"><text:a xlink:type="simple" xlink:href="#r59" text:style-name="Internet_20_link" text:visited-style-name="Visited_20_Internet_20_Link"><text:span text:style-name="T68">FailedServletContextDTO</text:span></text:a></text:p>
        <text:p text:style-name="P137"/>
        <text:p text:style-name="P150"><text:span text:style-name="Code2">public class </text:span><text:span text:style-name="Code2"><text:span text:style-name="T77">ServletContextDTO</text:span></text:span></text:p>
        <text:p text:style-name="P114"><text:span text:style-name="Code2">extends org.osgi.dto.DTO</text:span></text:p>
        <text:p text:style-name="P115"><text:span text:style-name="T56">Represents a </text:span><text:span text:style-name="Code2">javax.servlet.ServletContext</text:span><text:span text:style-name="Default_20_Paragraph_20_Font"><text:span text:style-name="T56"> created for used servlets, resources, servlet filters, and listeners. The servlet context is backed by a </text:span></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service.</text:span></text:span></text:p>
        <text:p text:style-name="P148">NotThreadSafe</text:p>
        <text:p text:style-name="P151"/>
        <table:table table:name="Tabelle95" table:style-name="Tabelle95">
          <table:table-column table:style-name="Tabelle95.A"/>
          <table:table-column table:style-name="Tabelle95.B"/>
          <table:table-column table:style-name="Tabelle95.C"/>
          <table:table-row table:style-name="Tabelle95.1">
            <table:table-cell table:style-name="Tabelle95.A1" table:number-columns-spanned="2" office:value-type="string">
              <text:p text:style-name="P152"><text:span text:style-name="Summary_20_Heading_20_Font2"><text:span text:style-name="T21">Field Summary</text:span></text:span></text:p>
            </table:table-cell>
            <table:covered-table-cell/>
            <table:table-cell table:style-name="Tabelle95.A1" office:value-type="string">
              <text:p text:style-name="P153"><text:span text:style-name="Page_20_Reference_20_Font"><text:span text:style-name="T40">Page</text:span></text:span></text:p>
            </table:table-cell>
          </table:table-row>
          <table:table-row table:style-name="Tabelle95.1">
            <table:table-cell table:style-name="Tabelle95.A2" office:value-type="string">
              <text:p text:style-name="P154"><text:span text:style-name="Code_20_Small1"><text:span text:style-name="T21">Map&lt;String,Object&gt;</text:span></text:span></text:p>
            </table:table-cell>
            <table:table-cell table:style-name="Tabelle95.A2" office:value-type="string">
              <text:p text:style-name="P158"><text:a xlink:type="simple" xlink:href="#r106" text:style-name="Internet_20_link" text:visited-style-name="Visited_20_Internet_20_Link"><text:span text:style-name="Code2"><text:span text:style-name="T72">attributes</text:span></text:span></text:a></text:p>
              <text:p text:style-name="P160">The servlet context attributes.</text:p>
            </table:table-cell>
            <table:table-cell table:style-name="Tabelle95.C2" office:value-type="string">
              <text:p text:style-name="P155"><text:span text:style-name="Page_20_Reference_20_Font"><text:span text:style-name="T21"><text:bookmark-ref text:reference-format="page" text:ref-name="r106"/></text:span></text:span></text:p>
            </table:table-cell>
          </table:table-row>
          <table:table-row table:style-name="Tabelle95.1">
            <table:table-cell table:style-name="Tabelle95.A3" office:value-type="string">
              <text:p text:style-name="P154"><text:span text:style-name="Code_20_Small1"><text:span text:style-name="T21">String</text:span></text:span></text:p>
            </table:table-cell>
            <table:table-cell table:style-name="Tabelle95.A3" office:value-type="string">
              <text:p text:style-name="P158"><text:a xlink:type="simple" xlink:href="#r103" text:style-name="Internet_20_link" text:visited-style-name="Visited_20_Internet_20_Link"><text:span text:style-name="Code2"><text:span text:style-name="T72">contextName</text:span></text:span></text:a></text:p>
              <text:p text:style-name="P160">The context name of the servlet context.</text:p>
            </table:table-cell>
            <table:table-cell table:style-name="Tabelle95.C3" office:value-type="string">
              <text:p text:style-name="P155"><text:span text:style-name="Page_20_Reference_20_Font"><text:span text:style-name="T21"><text:bookmark-ref text:reference-format="page" text:ref-name="r103"/></text:span></text:span></text:p>
            </table:table-cell>
          </table:table-row>
          <table:table-row table:style-name="Tabelle95.1">
            <table:table-cell table:style-name="Tabelle95.A3" office:value-type="string">
              <text:p text:style-name="P154"><text:span text:style-name="Code_20_Small1"><text:span text:style-name="T21">String</text:span></text:span></text:p>
            </table:table-cell>
            <table:table-cell table:style-name="Tabelle95.A3" office:value-type="string">
              <text:p text:style-name="P158"><text:a xlink:type="simple" xlink:href="#r104" text:style-name="Internet_20_link" text:visited-style-name="Visited_20_Internet_20_Link"><text:span text:style-name="Code2"><text:span text:style-name="T72">contextPath</text:span></text:span></text:a></text:p>
              <text:p text:style-name="P160">The servlet context path.</text:p>
            </table:table-cell>
            <table:table-cell table:style-name="Tabelle95.C3" office:value-type="string">
              <text:p text:style-name="P155"><text:span text:style-name="Page_20_Reference_20_Font"><text:span text:style-name="T21"><text:bookmark-ref text:reference-format="page" text:ref-name="r104"/></text:span></text:span></text:p>
            </table:table-cell>
          </table:table-row>
          <table:table-row table:style-name="Tabelle95.1">
            <table:table-cell table:style-name="Tabelle95.A3" office:value-type="string">
              <text:p text:style-name="P156"><text:a xlink:type="simple" xlink:href="#r44" text:style-name="Internet_20_link" text:visited-style-name="Visited_20_Internet_20_Link"><text:span text:style-name="Code_20_Small1"><text:span text:style-name="T71">ErrorPageDTO</text:span></text:span></text:a><text:span text:style-name="Code_20_Small1"><text:span text:style-name="T21">[]</text:span></text:span></text:p>
            </table:table-cell>
            <table:table-cell table:style-name="Tabelle95.A3" office:value-type="string">
              <text:p text:style-name="P158"><text:a xlink:type="simple" xlink:href="#r111" text:style-name="Internet_20_link" text:visited-style-name="Visited_20_Internet_20_Link"><text:span text:style-name="Code2"><text:span text:style-name="T72">errorPageDTOs</text:span></text:span></text:a></text:p>
              <text:p text:style-name="P159"><text:span text:style-name="T36">Returns the representations of the error page </text:span><text:span text:style-name="Code2"><text:span text:style-name="T21">Servlet</text:span></text:span><text:span text:style-name="Default_20_Paragraph_20_Font"><text:span text:style-name="T36"> services associated with this context.</text:span></text:span></text:p>
            </table:table-cell>
            <table:table-cell table:style-name="Tabelle95.C3" office:value-type="string">
              <text:p text:style-name="P155"><text:span text:style-name="Page_20_Reference_20_Font"><text:span text:style-name="T21"><text:bookmark-ref text:reference-format="page" text:ref-name="r111"/></text:span></text:span></text:p>
            </table:table-cell>
          </table:table-row>
          <table:table-row table:style-name="Tabelle95.1">
            <table:table-cell table:style-name="Tabelle95.A3" office:value-type="string">
              <text:p text:style-name="P156"><text:a xlink:type="simple" xlink:href="#r73" text:style-name="Internet_20_link" text:visited-style-name="Visited_20_Internet_20_Link"><text:span text:style-name="Code_20_Small1"><text:span text:style-name="T71">FilterDTO</text:span></text:span></text:a><text:span text:style-name="Code_20_Small1"><text:span text:style-name="T21">[]</text:span></text:span></text:p>
            </table:table-cell>
            <table:table-cell table:style-name="Tabelle95.A3" office:value-type="string">
              <text:p text:style-name="P158"><text:a xlink:type="simple" xlink:href="#r110" text:style-name="Internet_20_link" text:visited-style-name="Visited_20_Internet_20_Link"><text:span text:style-name="Code2"><text:span text:style-name="T72">filterDTOs</text:span></text:span></text:a></text:p>
              <text:p text:style-name="P159"><text:span text:style-name="T36">Returns the representations of the servlet </text:span><text:span text:style-name="Code2"><text:span text:style-name="T21">Filter</text:span></text:span><text:span text:style-name="Default_20_Paragraph_20_Font"><text:span text:style-name="T36"> services associated with this context.</text:span></text:span></text:p>
            </table:table-cell>
            <table:table-cell table:style-name="Tabelle95.C3" office:value-type="string">
              <text:p text:style-name="P155"><text:span text:style-name="Page_20_Reference_20_Font"><text:span text:style-name="T21"><text:bookmark-ref text:reference-format="page" text:ref-name="r110"/></text:span></text:span></text:p>
            </table:table-cell>
          </table:table-row>
          <table:table-row table:style-name="Tabelle95.1">
            <table:table-cell table:style-name="Tabelle95.A3" office:value-type="string">
              <text:p text:style-name="P154"><text:span text:style-name="Code_20_Small1"><text:span text:style-name="T21">Map&lt;String,String&gt;</text:span></text:span></text:p>
            </table:table-cell>
            <table:table-cell table:style-name="Tabelle95.A3" office:value-type="string">
              <text:p text:style-name="P158"><text:a xlink:type="simple" xlink:href="#r105" text:style-name="Internet_20_link" text:visited-style-name="Visited_20_Internet_20_Link"><text:span text:style-name="Code2"><text:span text:style-name="T72">initParams</text:span></text:span></text:a></text:p>
              <text:p text:style-name="P160">The servlet context initialization parameters.</text:p>
            </table:table-cell>
            <table:table-cell table:style-name="Tabelle95.C3" office:value-type="string">
              <text:p text:style-name="P155"><text:span text:style-name="Page_20_Reference_20_Font"><text:span text:style-name="T21"><text:bookmark-ref text:reference-format="page" text:ref-name="r105"/></text:span></text:span></text:p>
            </table:table-cell>
          </table:table-row>
          <table:table-row table:style-name="Tabelle95.1">
            <table:table-cell table:style-name="Tabelle95.A3" office:value-type="string">
              <text:p text:style-name="P156"><text:a xlink:type="simple" xlink:href="#r78" text:style-name="Internet_20_link" text:visited-style-name="Visited_20_Internet_20_Link"><text:span text:style-name="Code_20_Small1"><text:span text:style-name="T71">ListenerDTO</text:span></text:span></text:a><text:span text:style-name="Code_20_Small1"><text:span text:style-name="T21">[]</text:span></text:span></text:p>
            </table:table-cell>
            <table:table-cell table:style-name="Tabelle95.A3" office:value-type="string">
              <text:p text:style-name="P158"><text:a xlink:type="simple" xlink:href="#r112" text:style-name="Internet_20_link" text:visited-style-name="Visited_20_Internet_20_Link"><text:span text:style-name="Code2"><text:span text:style-name="T72">listenerDTOs</text:span></text:span></text:a></text:p>
              <text:p text:style-name="P160">Returns the representations of the listener services associated with this context.</text:p>
            </table:table-cell>
            <table:table-cell table:style-name="Tabelle95.C3" office:value-type="string">
              <text:p text:style-name="P155"><text:span text:style-name="Page_20_Reference_20_Font"><text:span text:style-name="T21"><text:bookmark-ref text:reference-format="page" text:ref-name="r112"/></text:span></text:span></text:p>
            </table:table-cell>
          </table:table-row>
          <table:table-row table:style-name="Tabelle95.1">
            <table:table-cell table:style-name="Tabelle95.A3" office:value-type="string">
              <text:p text:style-name="P154"><text:span text:style-name="Code_20_Small1"><text:span text:style-name="T21">String[]</text:span></text:span></text:p>
            </table:table-cell>
            <table:table-cell table:style-name="Tabelle95.A3" office:value-type="string">
              <text:p text:style-name="P158"><text:a xlink:type="simple" xlink:href="#r102" text:style-name="Internet_20_link" text:visited-style-name="Visited_20_Internet_20_Link"><text:span text:style-name="Code2"><text:span text:style-name="T72">names</text:span></text:span></text:a></text:p>
              <text:p text:style-name="P160">The names of the HTTP context.</text:p>
            </table:table-cell>
            <table:table-cell table:style-name="Tabelle95.C3" office:value-type="string">
              <text:p text:style-name="P155"><text:span text:style-name="Page_20_Reference_20_Font"><text:span text:style-name="T21"><text:bookmark-ref text:reference-format="page" text:ref-name="r102"/></text:span></text:span></text:p>
            </table:table-cell>
          </table:table-row>
          <table:table-row table:style-name="Tabelle95.1">
            <table:table-cell table:style-name="Tabelle95.A3" office:value-type="string">
              <text:p text:style-name="P156"><text:a xlink:type="simple" xlink:href="#r91" text:style-name="Internet_20_link" text:visited-style-name="Visited_20_Internet_20_Link"><text:span text:style-name="Code_20_Small1"><text:span text:style-name="T71">ResourceDTO</text:span></text:span></text:a><text:span text:style-name="Code_20_Small1"><text:span text:style-name="T21">[]</text:span></text:span></text:p>
            </table:table-cell>
            <table:table-cell table:style-name="Tabelle95.A3" office:value-type="string">
              <text:p text:style-name="P158"><text:a xlink:type="simple" xlink:href="#r109" text:style-name="Internet_20_link" text:visited-style-name="Visited_20_Internet_20_Link"><text:span text:style-name="Code2"><text:span text:style-name="T72">resourceDTOs</text:span></text:span></text:a></text:p>
              <text:p text:style-name="P160">Returns the representations of the resource services associated with this context.</text:p>
            </table:table-cell>
            <table:table-cell table:style-name="Tabelle95.C3" office:value-type="string">
              <text:p text:style-name="P155"><text:span text:style-name="Page_20_Reference_20_Font"><text:span text:style-name="T21"><text:bookmark-ref text:reference-format="page" text:ref-name="r109"/></text:span></text:span></text:p>
            </table:table-cell>
          </table:table-row>
          <table:table-row table:style-name="Tabelle95.1">
            <table:table-cell table:style-name="Tabelle95.A3" office:value-type="string">
              <text:p text:style-name="P154"><text:span text:style-name="Code_20_Small1"><text:span text:style-name="T21">long</text:span></text:span></text:p>
            </table:table-cell>
            <table:table-cell table:style-name="Tabelle95.A3" office:value-type="string">
              <text:p text:style-name="P158"><text:a xlink:type="simple" xlink:href="#r107" text:style-name="Internet_20_link" text:visited-style-name="Visited_20_Internet_20_Link"><text:span text:style-name="Code2"><text:span text:style-name="T72">serviceId</text:span></text:span></text:a></text:p>
              <text:p text:style-name="P160">Service property identifying the servlet context.</text:p>
            </table:table-cell>
            <table:table-cell table:style-name="Tabelle95.C3" office:value-type="string">
              <text:p text:style-name="P155"><text:span text:style-name="Page_20_Reference_20_Font"><text:span text:style-name="T21"><text:bookmark-ref text:reference-format="page" text:ref-name="r107"/></text:span></text:span></text:p>
            </table:table-cell>
          </table:table-row>
          <table:table-row table:style-name="Tabelle95.1">
            <table:table-cell table:style-name="Tabelle95.A3" office:value-type="string">
              <text:p text:style-name="P156"><text:a xlink:type="simple" xlink:href="#r117" text:style-name="Internet_20_link" text:visited-style-name="Visited_20_Internet_20_Link"><text:span text:style-name="Code_20_Small1"><text:span text:style-name="T71">ServletDTO</text:span></text:span></text:a><text:span text:style-name="Code_20_Small1"><text:span text:style-name="T21">[]</text:span></text:span></text:p>
            </table:table-cell>
            <table:table-cell table:style-name="Tabelle95.A3" office:value-type="string">
              <text:p text:style-name="P158"><text:a xlink:type="simple" xlink:href="#r108" text:style-name="Internet_20_link" text:visited-style-name="Visited_20_Internet_20_Link"><text:span text:style-name="Code2"><text:span text:style-name="T72">servletDTOs</text:span></text:span></text:a></text:p>
              <text:p text:style-name="P159"><text:span text:style-name="T36">Returns the representations of the </text:span><text:span text:style-name="Code2"><text:span text:style-name="T21">Servlet</text:span></text:span><text:span text:style-name="Default_20_Paragraph_20_Font"><text:span text:style-name="T36"> services associated with this context.</text:span></text:span></text:p>
            </table:table-cell>
            <table:table-cell table:style-name="Tabelle95.C3" office:value-type="string">
              <text:p text:style-name="P155"><text:span text:style-name="Page_20_Reference_20_Font"><text:span text:style-name="T21"><text:bookmark-ref text:reference-format="page" text:ref-name="r108"/></text:span></text:span></text:p>
            </table:table-cell>
          </table:table-row>
        </table:table>
        <text:p text:style-name="P105"/>
        <table:table table:name="Tabelle96" table:style-name="Tabelle96">
          <table:table-column table:style-name="Tabelle96.A"/>
          <table:table-column table:style-name="Tabelle96.B"/>
          <table:table-row table:style-name="Tabelle96.1">
            <table:table-cell table:style-name="Tabelle96.A1" office:value-type="string">
              <text:p text:style-name="P152"><text:span text:style-name="Summary_20_Heading_20_Font2"><text:span text:style-name="T21">Constructor Summary</text:span></text:span></text:p>
            </table:table-cell>
            <table:table-cell table:style-name="Tabelle96.A1" office:value-type="string">
              <text:p text:style-name="P153"><text:span text:style-name="Page_20_Reference_20_Font"><text:span text:style-name="T40">Page</text:span></text:span></text:p>
            </table:table-cell>
          </table:table-row>
          <table:table-row table:style-name="Tabelle96.1">
            <table:table-cell table:style-name="Tabelle96.A2" office:value-type="string">
              <text:p text:style-name="P157"><text:a xlink:type="simple" xlink:href="#r113" text:style-name="Internet_20_link" text:visited-style-name="Visited_20_Internet_20_Link"><text:span text:style-name="Code2"><text:span text:style-name="T72">ServletContextDTO</text:span></text:span></text:a><text:span text:style-name="Code2"><text:span text:style-name="T21">()</text:span></text:span></text:p>
            </table:table-cell>
            <table:table-cell table:style-name="Tabelle96.B2" office:value-type="string">
              <text:p text:style-name="P155"><text:span text:style-name="Page_20_Reference_20_Font"><text:span text:style-name="T21"><text:bookmark-ref text:reference-format="page" text:ref-name="r113"/></text:span></text:span></text:p>
            </table:table-cell>
          </table:table-row>
        </table:table>
        <text:p text:style-name="P105"/>
        <table:table table:name="Tabelle98" table:style-name="Tabelle98">
          <table:table-column table:style-name="Tabelle98.A"/>
          <table:table-row table:style-name="Tabelle98.1">
            <table:table-cell table:style-name="Tabelle98.A1" office:value-type="string">
              <text:p text:style-name="P131">Methods inherited from class org.osgi.dto.DTO</text:p>
            </table:table-cell>
          </table:table-row>
          <table:table-row table:style-name="Tabelle98.2">
            <table:table-cell table:style-name="Tabelle98.A2" office:value-type="string">
              <text:p text:style-name="P126"><text:span text:style-name="Code2"><text:span text:style-name="T21">toString</text:span></text:span></text:p>
            </table:table-cell>
          </table:table-row>
        </table:table>
        <text:p text:style-name="P99">Field Detail</text:p>
        <text:p text:style-name="P102"><text:bookmark text:name="r102"/>names</text:p>
        <text:p text:style-name="P114"><text:span text:style-name="Code2">public String[] </text:span><text:span text:style-name="Code2"><text:span text:style-name="T77">names</text:span></text:span></text:p>
        <text:p text:style-name="P138"><text:span text:style-name="T56">The names of the HTTP context. An array of the names the corresponding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is used for.</text:span></text:span></text:p>
        <text:p text:style-name="P164"/>
        <text:p text:style-name="P101"><text:bookmark text:name="r103"/>contextName</text:p>
        <text:p text:style-name="P114"><text:span text:style-name="Code2">public String </text:span><text:span text:style-name="Code2"><text:span text:style-name="T77">contextName</text:span></text:span></text:p>
        <text:p text:style-name="P142">The context name of the servlet context.</text:p>
        <text:p text:style-name="P138"><text:span text:style-name="T56">This is the value returned by the </text:span><text:span text:style-name="Code2">ServletContext.getServletContextName()</text:span><text:span text:style-name="Default_20_Paragraph_20_Font"><text:span text:style-name="T56"> method.</text:span></text:span></text:p>
        <text:p text:style-name="P164"/>
        <text:p text:style-name="P101"><text:bookmark text:name="r104"/>contextPath</text:p>
        <text:p text:style-name="P114"><text:span text:style-name="Code2">public String </text:span><text:span text:style-name="Code2"><text:span text:style-name="T77">contextPath</text:span></text:span></text:p>
        <text:p text:style-name="P138"><text:span text:style-name="T56">The servlet context path. This is the value returned by the </text:span><text:span text:style-name="Code2">ServletContext.getContextPath()</text:span><text:span text:style-name="Default_20_Paragraph_20_Font"><text:span text:style-name="T56"> method.</text:span></text:span></text:p>
        <text:p text:style-name="P164"/>
        <text:p text:style-name="P101"><text:bookmark text:name="r105"/>initParams</text:p>
        <text:p text:style-name="P114"><text:span text:style-name="Code2">public Map&lt;String,String&gt; </text:span><text:span text:style-name="Code2"><text:span text:style-name="T77">initParams</text:span></text:span></text:p>
        <text:p text:style-name="P139">The servlet context initialization parameters. This is the set of parameters provided when registering this context. Additional parameters like the Http Service Runtime attributes are not included.</text:p>
        <text:p text:style-name="P164"/>
        <text:p text:style-name="P101"><text:bookmark text:name="r106"/>attributes</text:p>
        <text:p text:style-name="P114"><text:span text:style-name="Code2">public Map&lt;String,Object&gt; </text:span><text:span text:style-name="Code2"><text:span text:style-name="T77">attributes</text:span></text:span></text:p>
        <text:p text:style-name="P142">The servlet context attributes.</text:p>
        <text:p text:style-name="P139">The value type must be a numerical type, Boolean, String, DTO or an array of any of the former. Therefore this method will only return the attributes of the servlet context conforming to this constraint.</text:p>
        <text:p text:style-name="P164"/>
        <text:p text:style-name="P101"><text:bookmark text:name="r107"/>serviceId</text:p>
        <text:p text:style-name="P114"><text:span text:style-name="Code2">public long </text:span><text:span text:style-name="Code2"><text:span text:style-name="T77">serviceId</text:span></text:span></text:p>
        <text:p text:style-name="P139">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64"/>
        <text:p text:style-name="P101"><text:bookmark text:name="r108"/>servletDTOs</text:p>
        <text:p text:style-name="P114"><text:soft-page-break/><text:span text:style-name="Code2">public </text:span><text:a xlink:type="simple" xlink:href="#r117" text:style-name="Internet_20_link" text:visited-style-name="Visited_20_Internet_20_Link"><text:span text:style-name="Code2"><text:span text:style-name="T71">ServletDTO</text:span></text:span></text:a><text:span text:style-name="Code2">[] </text:span><text:span text:style-name="Code2"><text:span text:style-name="T77">servletDTOs</text:span></text:span></text:p>
        <text:p text:style-name="P138"><text:span text:style-name="T56">Returns the representations of the </text:span><text:span text:style-name="Code2">Servlet</text:span><text:span text:style-name="Default_20_Paragraph_20_Font"><text:span text:style-name="T56"> services associated with this context. The representations of the </text:span></text:span><text:span text:style-name="Code2">Servlet</text:span><text:span text:style-name="Default_20_Paragraph_20_Font"><text:span text:style-name="T56"> services associated with this context. The returned array may be empty if this context is currently not associated with any </text:span></text:span><text:span text:style-name="Code2">Servlet</text:span><text:span text:style-name="Default_20_Paragraph_20_Font"><text:span text:style-name="T56"> services.</text:span></text:span></text:p>
        <text:p text:style-name="P164"/>
        <text:p text:style-name="P101"><text:bookmark text:name="r109"/>resourceDTOs</text:p>
        <text:p text:style-name="P114"><text:span text:style-name="Code2">public </text:span><text:a xlink:type="simple" xlink:href="#r91" text:style-name="Internet_20_link" text:visited-style-name="Visited_20_Internet_20_Link"><text:span text:style-name="Code2"><text:span text:style-name="T71">ResourceDTO</text:span></text:span></text:a><text:span text:style-name="Code2">[] </text:span><text:span text:style-name="Code2"><text:span text:style-name="T77">resourceDTOs</text:span></text:span></text:p>
        <text:p text:style-name="P139">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4"/>
        <text:p text:style-name="P101"><text:bookmark text:name="r110"/>filterDTOs</text:p>
        <text:p text:style-name="P114"><text:span text:style-name="Code2">public </text:span><text:a xlink:type="simple" xlink:href="#r73" text:style-name="Internet_20_link" text:visited-style-name="Visited_20_Internet_20_Link"><text:span text:style-name="Code2"><text:span text:style-name="T71">FilterDTO</text:span></text:span></text:a><text:span text:style-name="Code2">[] </text:span><text:span text:style-name="Code2"><text:span text:style-name="T77">filterDTOs</text:span></text:span></text:p>
        <text:p text:style-name="P138"><text:span text:style-name="T56">Returns the representations of the servlet </text:span><text:span text:style-name="Code2">Filter</text:span><text:span text:style-name="Default_20_Paragraph_20_Font"><text:span text:style-name="T56"> services associated with this context. The representations of the servlet </text:span></text:span><text:span text:style-name="Code2">Filter</text:span><text:span text:style-name="Default_20_Paragraph_20_Font"><text:span text:style-name="T56"> services associated with this context. The returned array may be empty if this context is currently not associated with any servlet </text:span></text:span><text:span text:style-name="Code2">Filter</text:span><text:span text:style-name="Default_20_Paragraph_20_Font"><text:span text:style-name="T56"> services.</text:span></text:span></text:p>
        <text:p text:style-name="P164"/>
        <text:p text:style-name="P101"><text:bookmark text:name="r111"/>errorPageDTOs</text:p>
        <text:p text:style-name="P114"><text:span text:style-name="Code2">public </text:span><text:a xlink:type="simple" xlink:href="#r44" text:style-name="Internet_20_link" text:visited-style-name="Visited_20_Internet_20_Link"><text:span text:style-name="Code2"><text:span text:style-name="T71">ErrorPageDTO</text:span></text:span></text:a><text:span text:style-name="Code2">[] </text:span><text:span text:style-name="Code2"><text:span text:style-name="T77">errorPageDTOs</text:span></text:span></text:p>
        <text:p text:style-name="P138"><text:span text:style-name="T56">Returns the representations of the error page </text:span><text:span text:style-name="Code2">Servlet</text:span><text:span text:style-name="Default_20_Paragraph_20_Font"><text:span text:style-name="T56"> services associated with this context. The representations of the error page </text:span></text:span><text:span text:style-name="Code2">Servlet</text:span><text:span text:style-name="Default_20_Paragraph_20_Font"><text:span text:style-name="T56"> services associated with this context. The returned array may be empty if this context is currently not associated with any error pages.</text:span></text:span></text:p>
        <text:p text:style-name="P164"/>
        <text:p text:style-name="P101"><text:bookmark text:name="r112"/>listenerDTOs</text:p>
        <text:p text:style-name="P114"><text:span text:style-name="Code2">public </text:span><text:a xlink:type="simple" xlink:href="#r78" text:style-name="Internet_20_link" text:visited-style-name="Visited_20_Internet_20_Link"><text:span text:style-name="Code2"><text:span text:style-name="T71">ListenerDTO</text:span></text:span></text:a><text:span text:style-name="Code2">[] </text:span><text:span text:style-name="Code2"><text:span text:style-name="T77">listenerDTOs</text:span></text:span></text:p>
        <text:p text:style-name="P139">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0">Constructor Detail</text:p>
        <text:p text:style-name="P102"><text:bookmark text:name="r113"/>ServletContextDTO</text:p>
        <text:p text:style-name="P114"><text:soft-page-break/><text:span text:style-name="Code2">public </text:span><text:span text:style-name="Code2"><text:span text:style-name="T77">ServletContextDTO</text:span></text:span><text:span text:style-name="Code2">()</text:span></text:p>
        <text:p text:style-name="P97"><text:bookmark text:name="r117"/>Class ServletDTO</text:p>
        <text:p text:style-name="P147"><text:a xlink:type="simple" xlink:href="#r25" text:style-name="Internet_20_link" text:visited-style-name="Visited_20_Internet_20_Link"><text:span text:style-name="T70">org.osgi.service.http.runtime.dto</text:span></text:a></text:p>
        <text:p text:style-name="P136"><text:span text:style-name="Code2">java.lang.Object</text:span></text:p>
        <text:p text:style-name="P149"><text:span text:style-name="Code2">  </text:span><text:span text:style-name="Code2"><draw:frame draw:style-name="fr3" draw:name="Grafik40" text:anchor-type="as-char" svg:width="0.397cm" svg:height="0.37cm" draw:z-index="0"><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41" text:anchor-type="as-char" svg:width="0.397cm" svg:height="0.37cm" draw:z-index="0"><draw:image xlink:href="Pictures/100002000000000F0000000E443DCD33.png" xlink:type="simple" xlink:show="embed" xlink:actuate="onLoad"/></draw:frame></text:span><text:a xlink:type="simple" xlink:href="#r33" text:style-name="Internet_20_link" text:visited-style-name="Visited_20_Internet_20_Link"><text:span text:style-name="Code2"><text:span text:style-name="T71">org.osgi.service.http.runtime.dto.BaseServletDTO</text:span></text:span></text:a></text:p>
        <text:p text:style-name="P107"><text:span text:style-name="Code2">          </text:span><text:span text:style-name="Code2"><draw:frame draw:style-name="fr3" draw:name="Grafik42" text:anchor-type="as-char" svg:width="0.397cm" svg:height="0.37cm" draw:z-index="0"><draw:image xlink:href="Pictures/100002000000000F0000000E443DCD33.png" xlink:type="simple" xlink:show="embed" xlink:actuate="onLoad"/></draw:frame></text:span><text:span text:style-name="Code2"><text:span text:style-name="T77">org.osgi.service.http.runtime.dto.ServletDTO</text:span></text:span></text:p>
        <text:p text:style-name="P103">Direct Known Subclasses:</text:p>
        <text:p text:style-name="P140"><text:a xlink:type="simple" xlink:href="#r62" text:style-name="Internet_20_link" text:visited-style-name="Visited_20_Internet_20_Link"><text:span text:style-name="T68">FailedServletDTO</text:span></text:a></text:p>
        <text:p text:style-name="P137"/>
        <text:p text:style-name="P150"><text:span text:style-name="Code2">public class </text:span><text:span text:style-name="Code2"><text:span text:style-name="T77">ServletDTO</text:span></text:span></text:p>
        <text:p text:style-name="P114"><text:span text:style-name="Code2">extends </text:span><text:a xlink:type="simple" xlink:href="#r33" text:style-name="Internet_20_link" text:visited-style-name="Visited_20_Internet_20_Link"><text:span text:style-name="Code2"><text:span text:style-name="T71">BaseServletDTO</text:span></text:span></text:a></text:p>
        <text:p text:style-name="P115"><text:span text:style-name="T56">Represents a </text:span><text:span text:style-name="Code2">javax.servlet.Servlet</text:span><text:span text:style-name="Default_20_Paragraph_20_Font"><text:span text:style-name="T56"> currently being used for a servlet context.</text:span></text:span></text:p>
        <text:p text:style-name="P148">NotThreadSafe</text:p>
        <text:p text:style-name="P151"/>
        <table:table table:name="Tabelle99" table:style-name="Tabelle99">
          <table:table-column table:style-name="Tabelle99.A"/>
          <table:table-column table:style-name="Tabelle99.B"/>
          <table:table-column table:style-name="Tabelle99.C"/>
          <table:table-row table:style-name="Tabelle99.1">
            <table:table-cell table:style-name="Tabelle99.A1" table:number-columns-spanned="2" office:value-type="string">
              <text:p text:style-name="P152"><text:span text:style-name="Summary_20_Heading_20_Font2"><text:span text:style-name="T21">Field Summary</text:span></text:span></text:p>
            </table:table-cell>
            <table:covered-table-cell/>
            <table:table-cell table:style-name="Tabelle99.A1" office:value-type="string">
              <text:p text:style-name="P153"><text:span text:style-name="Page_20_Reference_20_Font"><text:span text:style-name="T40">Page</text:span></text:span></text:p>
            </table:table-cell>
          </table:table-row>
          <table:table-row table:style-name="Tabelle99.1">
            <table:table-cell table:style-name="Tabelle99.A2" office:value-type="string">
              <text:p text:style-name="P154"><text:span text:style-name="Code_20_Small1"><text:span text:style-name="T21">String[]</text:span></text:span></text:p>
            </table:table-cell>
            <table:table-cell table:style-name="Tabelle99.A2" office:value-type="string">
              <text:p text:style-name="P158"><text:a xlink:type="simple" xlink:href="#r115" text:style-name="Internet_20_link" text:visited-style-name="Visited_20_Internet_20_Link"><text:span text:style-name="Code2"><text:span text:style-name="T72">patterns</text:span></text:span></text:a></text:p>
              <text:p text:style-name="P160">The request mappings for the servlet.</text:p>
            </table:table-cell>
            <table:table-cell table:style-name="Tabelle99.C2" office:value-type="string">
              <text:p text:style-name="P155"><text:span text:style-name="Page_20_Reference_20_Font"><text:span text:style-name="T21"><text:bookmark-ref text:reference-format="page" text:ref-name="r115"/></text:span></text:span></text:p>
            </table:table-cell>
          </table:table-row>
        </table:table>
        <text:p text:style-name="P105"/>
        <table:table table:name="Tabelle100" table:style-name="Tabelle100">
          <table:table-column table:style-name="Tabelle100.A"/>
          <table:table-row table:style-name="Tabelle100.1">
            <table:table-cell table:style-name="Tabelle100.A1" office:value-type="string">
              <text:p text:style-name="P132"><text:span text:style-name="T37">Fields inherited from class org.osgi.service.http.runtime.dto.</text:span><text:a xlink:type="simple" xlink:href="#r33" text:style-name="Internet_20_link" text:visited-style-name="Visited_20_Internet_20_Link"><text:span text:style-name="T67">BaseServletDTO</text:span></text:a></text:p>
            </table:table-cell>
          </table:table-row>
          <table:table-row table:style-name="Tabelle100.2">
            <table:table-cell table:style-name="Tabelle100.A2" office:value-type="string">
              <text:p text:style-name="P119"><text:a xlink:type="simple" xlink:href="#r28" text:style-name="Internet_20_link" text:visited-style-name="Visited_20_Internet_20_Link"><text:span text:style-name="Code2"><text:span text:style-name="T71">asyncSupported</text:span></text:span></text:a><text:span text:style-name="Code2"><text:span text:style-name="T21">, </text:span></text:span><text:a xlink:type="simple" xlink:href="#r29" text:style-name="Internet_20_link" text:visited-style-name="Visited_20_Internet_20_Link"><text:span text:style-name="Code2"><text:span text:style-name="T71">initParams</text:span></text:span></text:a><text:span text:style-name="Code2"><text:span text:style-name="T21">, </text:span></text:span><text:a xlink:type="simple" xlink:href="#r26" text:style-name="Internet_20_link" text:visited-style-name="Visited_20_Internet_20_Link"><text:span text:style-name="Code2"><text:span text:style-name="T71">name</text:span></text:span></text:a><text:span text:style-name="Code2"><text:span text:style-name="T21">, </text:span></text:span><text:a xlink:type="simple" xlink:href="#r31" text:style-name="Internet_20_link" text:visited-style-name="Visited_20_Internet_20_Link"><text:span text:style-name="Code2"><text:span text:style-name="T71">serviceId</text:span></text:span></text:a><text:span text:style-name="Code2"><text:span text:style-name="T21">, </text:span></text:span><text:a xlink:type="simple" xlink:href="#r30" text:style-name="Internet_20_link" text:visited-style-name="Visited_20_Internet_20_Link"><text:span text:style-name="Code2"><text:span text:style-name="T71">servletContextId</text:span></text:span></text:a><text:span text:style-name="Code2"><text:span text:style-name="T21">, </text:span></text:span><text:a xlink:type="simple" xlink:href="#r27" text:style-name="Internet_20_link" text:visited-style-name="Visited_20_Internet_20_Link"><text:span text:style-name="Code2"><text:span text:style-name="T71">servletInfo</text:span></text:span></text:a></text:p>
            </table:table-cell>
          </table:table-row>
        </table:table>
        <text:p text:style-name="P105"/>
        <table:table table:name="Tabelle101" table:style-name="Tabelle101">
          <table:table-column table:style-name="Tabelle101.A"/>
          <table:table-column table:style-name="Tabelle101.B"/>
          <table:table-row table:style-name="Tabelle101.1">
            <table:table-cell table:style-name="Tabelle101.A1" office:value-type="string">
              <text:p text:style-name="P152"><text:span text:style-name="Summary_20_Heading_20_Font2"><text:span text:style-name="T21">Constructor Summary</text:span></text:span></text:p>
            </table:table-cell>
            <table:table-cell table:style-name="Tabelle101.A1" office:value-type="string">
              <text:p text:style-name="P153"><text:span text:style-name="Page_20_Reference_20_Font"><text:span text:style-name="T40">Page</text:span></text:span></text:p>
            </table:table-cell>
          </table:table-row>
          <table:table-row table:style-name="Tabelle101.1">
            <table:table-cell table:style-name="Tabelle101.A2" office:value-type="string">
              <text:p text:style-name="P157"><text:a xlink:type="simple" xlink:href="#r116" text:style-name="Internet_20_link" text:visited-style-name="Visited_20_Internet_20_Link"><text:span text:style-name="Code2"><text:span text:style-name="T72">ServletDTO</text:span></text:span></text:a><text:span text:style-name="Code2"><text:span text:style-name="T21">()</text:span></text:span></text:p>
            </table:table-cell>
            <table:table-cell table:style-name="Tabelle101.B2" office:value-type="string">
              <text:p text:style-name="P155"><text:span text:style-name="Page_20_Reference_20_Font"><text:span text:style-name="T21"><text:bookmark-ref text:reference-format="page" text:ref-name="r116"/></text:span></text:span></text:p>
            </table:table-cell>
          </table:table-row>
        </table:table>
        <text:p text:style-name="P105"/>
        <table:table table:name="Tabelle103" table:style-name="Tabelle103">
          <table:table-column table:style-name="Tabelle103.A"/>
          <table:table-row table:style-name="Tabelle103.1">
            <table:table-cell table:style-name="Tabelle103.A1" office:value-type="string">
              <text:p text:style-name="P131">Methods inherited from class org.osgi.dto.DTO</text:p>
            </table:table-cell>
          </table:table-row>
          <table:table-row table:style-name="Tabelle103.2">
            <table:table-cell table:style-name="Tabelle103.A2" office:value-type="string">
              <text:p text:style-name="P126"><text:span text:style-name="Code2"><text:span text:style-name="T21">toString</text:span></text:span></text:p>
            </table:table-cell>
          </table:table-row>
        </table:table>
        <text:p text:style-name="P99">Field Detail</text:p>
        <text:p text:style-name="P102"><text:bookmark text:name="r115"/>patterns</text:p>
        <text:p text:style-name="P114"><text:span text:style-name="Code2">public String[] </text:span><text:span text:style-name="Code2"><text:span text:style-name="T77">patterns</text:span></text:span></text:p>
        <text:p text:style-name="P142">The request mappings for the servlet.</text:p>
        <text:p text:style-name="P139">The specified patterns are used to determine whether a request is mapped to the servlet.</text:p>
        <text:p text:style-name="P100">Constructor Detail</text:p>
        <text:p text:style-name="P102"><text:bookmark text:name="r116"/>ServletDTO</text:p>
        <text:p text:style-name="P114"><text:soft-page-break/><text:span text:style-name="Code2">public </text:span><text:span text:style-name="Code2"><text:span text:style-name="T77">ServletDTO</text:span></text:span><text:span text:style-name="Code2">()</text:span></text:p>
        <text:p text:style-name="P77"><text:bookmark text:name="r119"/>Package org.osgi.service.http.whiteboard</text:p>
        <text:p text:style-name="P133"><text:span text:style-name="Code_20_Small">@org.osgi.annotation.versioning.Version(value="1.0")</text:span></text:p>
        <text:p text:style-name="P134">Http Service Whiteboard Package Version 1.0.</text:p>
        <text:p text:style-name="P135">See:</text:p>
        <text:p text:style-name="P138"><text:a xlink:type="simple" xlink:href="#r118" text:style-name="Internet_20_link" text:visited-style-name="Visited_20_Internet_20_Link"><text:span text:style-name="T67">Description</text:span></text:a></text:p>
        <table:table table:name="Tabelle105" table:style-name="Tabelle105">
          <table:table-column table:style-name="Tabelle105.A"/>
          <table:table-column table:style-name="Tabelle105.B"/>
          <table:table-column table:style-name="Tabelle105.C"/>
          <table:table-row table:style-name="Tabelle105.1">
            <table:table-cell table:style-name="Tabelle105.A1" table:number-columns-spanned="2" office:value-type="string">
              <text:p text:style-name="P127"><text:span text:style-name="Summary_20_Heading_20_Font1">Class Summary</text:span></text:p>
            </table:table-cell>
            <table:covered-table-cell/>
            <table:table-cell table:style-name="Tabelle105.A1" office:value-type="string">
              <text:p text:style-name="P128"><text:span text:style-name="Page_20_Reference_20_Font">Page</text:span></text:p>
            </table:table-cell>
          </table:table-row>
          <table:table-row table:style-name="Tabelle105.1">
            <table:table-cell table:style-name="Tabelle105.A2" office:value-type="string">
              <text:p text:style-name="P119"><text:a xlink:type="simple" xlink:href="#r141" text:style-name="Internet_20_link" text:visited-style-name="Visited_20_Internet_20_Link"><text:span text:style-name="T67">HttpWhiteboardConstants</text:span></text:a></text:p>
            </table:table-cell>
            <table:table-cell table:style-name="Tabelle105.A2" office:value-type="string">
              <text:p text:style-name="P123">Defines standard names for Http Whiteboard Service constants.</text:p>
            </table:table-cell>
            <table:table-cell table:style-name="Tabelle105.A2" office:value-type="string">
              <text:p text:style-name="P122"><text:span text:style-name="Page_20_Reference_20_Font"><text:span text:style-name="T78"><text:bookmark-ref text:reference-format="page" text:ref-name="r141"/></text:span></text:span></text:p>
            </table:table-cell>
          </table:table-row>
        </table:table>
        <text:p text:style-name="P144"><text:bookmark text:name="r118"/>Package org.osgi.service.http.whiteboard Description</text:p>
        <text:p text:style-name="P145">Http Service Whiteboard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whiteboard; version="[1.0,2.0)"</text:span></text:p>
        <text:p text:style-name="P145">Example import for providers implementing the API in this package:</text:p>
        <text:p text:style-name="P106"><text:soft-page-break/><text:span text:style-name="Code1">Import-Package: org.osgi.service.http.whiteboard; version="[1.0,1.1)"</text:span></text:p>
        <text:p text:style-name="P98"><text:bookmark text:name="r141"/>Class HttpWhiteboardConstants</text:p>
        <text:p text:style-name="P147"><text:a xlink:type="simple" xlink:href="#r119" text:style-name="Internet_20_link" text:visited-style-name="Visited_20_Internet_20_Link"><text:span text:style-name="T70">org.osgi.service.http.whiteboard</text:span></text:a></text:p>
        <text:p text:style-name="P136"><text:span text:style-name="Code2">java.lang.Object</text:span></text:p>
        <text:p text:style-name="P107"><text:span text:style-name="Code2">  </text:span><text:span text:style-name="Code2"><draw:frame draw:style-name="fr3" draw:name="Grafik43" text:anchor-type="as-char" svg:width="0.397cm" svg:height="0.37cm" draw:z-index="0"><draw:image xlink:href="Pictures/100002000000000F0000000E443DCD33.png" xlink:type="simple" xlink:show="embed" xlink:actuate="onLoad"/></draw:frame></text:span><text:span text:style-name="Code2"><text:span text:style-name="T77">org.osgi.service.http.whiteboard.HttpWhiteboardConstants</text:span></text:span></text:p>
        <text:p text:style-name="P137"/>
        <text:p text:style-name="P150"><text:span text:style-name="Code2">final public class </text:span><text:span text:style-name="Code2"><text:span text:style-name="T77">HttpWhiteboardConstants</text:span></text:span></text:p>
        <text:p text:style-name="P114"><text:span text:style-name="Code2">extends Object</text:span></text:p>
        <text:p text:style-name="P108">Defines standard names for Http Whiteboard Service constants.</text:p>
        <text:p text:style-name="P151"><text:soft-page-break/></text:p>
        <table:table table:name="Tabelle106" table:style-name="Tabelle106">
          <table:table-column table:style-name="Tabelle106.A"/>
          <table:table-column table:style-name="Tabelle106.B"/>
          <table:table-column table:style-name="Tabelle106.C"/>
          <table:table-row table:style-name="Tabelle106.1">
            <table:table-cell table:style-name="Tabelle106.A1" table:number-columns-spanned="2" office:value-type="string">
              <text:p text:style-name="P152"><text:span text:style-name="Summary_20_Heading_20_Font2"><text:span text:style-name="T21">Field Summary</text:span></text:span></text:p>
            </table:table-cell>
            <table:covered-table-cell/>
            <table:table-cell table:style-name="Tabelle106.A1" office:value-type="string">
              <text:p text:style-name="P153"><text:span text:style-name="Page_20_Reference_20_Font"><text:span text:style-name="T40">Page</text:span></text:span></text:p>
            </table:table-cell>
          </table:table-row>
          <table:table-row table:style-name="Tabelle106.1">
            <table:table-cell table:style-name="Tabelle106.A2" office:value-type="string">
              <text:p text:style-name="P154"><text:span text:style-name="Code_20_Small1"><text:span text:style-name="T21">static String</text:span></text:span></text:p>
            </table:table-cell>
            <table:table-cell table:style-name="Tabelle106.A2" office:value-type="string">
              <text:p text:style-name="P158"><text:a xlink:type="simple" xlink:href="#r137" text:style-name="Internet_20_link" text:visited-style-name="Visited_20_Internet_20_Link"><text:span text:style-name="Code2"><text:span text:style-name="T72">DISPATCHER_ASYNC</text:span></text:span></text:a></text:p>
              <text:p text:style-name="P161"><text:span text:style-name="T3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36"> property indicating the filter is applied in the async context.</text:span></text:span></text:p>
            </table:table-cell>
            <table:table-cell table:style-name="Tabelle106.C2" office:value-type="string">
              <text:p text:style-name="P155"><text:span text:style-name="Page_20_Reference_20_Font"><text:span text:style-name="T21"><text:bookmark-ref text:reference-format="page" text:ref-name="r137"/></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38" text:style-name="Internet_20_link" text:visited-style-name="Visited_20_Internet_20_Link"><text:span text:style-name="Code2"><text:span text:style-name="T72">DISPATCHER_ERROR</text:span></text:span></text:a></text:p>
              <text:p text:style-name="P161"><text:span text:style-name="T3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36"> property indicating the filter is applied when an error page is called.</text:span></text:span></text:p>
            </table:table-cell>
            <table:table-cell table:style-name="Tabelle106.C3" office:value-type="string">
              <text:p text:style-name="P155"><text:span text:style-name="Page_20_Reference_20_Font"><text:span text:style-name="T21"><text:bookmark-ref text:reference-format="page" text:ref-name="r138"/></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36" text:style-name="Internet_20_link" text:visited-style-name="Visited_20_Internet_20_Link"><text:span text:style-name="Code2"><text:span text:style-name="T72">DISPATCHER_FORWARD</text:span></text:span></text:a></text:p>
              <text:p text:style-name="P161"><text:span text:style-name="T3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36"> property indicating the filter is applied to forward calls to the dispatcher.</text:span></text:span></text:p>
            </table:table-cell>
            <table:table-cell table:style-name="Tabelle106.C3" office:value-type="string">
              <text:p text:style-name="P155"><text:span text:style-name="Page_20_Reference_20_Font"><text:span text:style-name="T21"><text:bookmark-ref text:reference-format="page" text:ref-name="r136"/></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35" text:style-name="Internet_20_link" text:visited-style-name="Visited_20_Internet_20_Link"><text:span text:style-name="Code2"><text:span text:style-name="T72">DISPATCHER_INCLUDE</text:span></text:span></text:a></text:p>
              <text:p text:style-name="P161"><text:span text:style-name="T3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36"> property indicating the filter is applied to include calls to the dispatcher.</text:span></text:span></text:p>
            </table:table-cell>
            <table:table-cell table:style-name="Tabelle106.C3" office:value-type="string">
              <text:p text:style-name="P155"><text:span text:style-name="Page_20_Reference_20_Font"><text:span text:style-name="T21"><text:bookmark-ref text:reference-format="page" text:ref-name="r135"/></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34" text:style-name="Internet_20_link" text:visited-style-name="Visited_20_Internet_20_Link"><text:span text:style-name="Code2"><text:span text:style-name="T72">DISPATCHER_REQUEST</text:span></text:span></text:a></text:p>
              <text:p text:style-name="P161"><text:span text:style-name="T3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36"> property indicating the filter is applied to client requests.</text:span></text:span></text:p>
            </table:table-cell>
            <table:table-cell table:style-name="Tabelle106.C3" office:value-type="string">
              <text:p text:style-name="P155"><text:span text:style-name="Page_20_Reference_20_Font"><text:span text:style-name="T21"><text:bookmark-ref text:reference-format="page" text:ref-name="r134"/></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1" text:style-name="Internet_20_link" text:visited-style-name="Visited_20_Internet_20_Link"><text:span text:style-name="Code2"><text:span text:style-name="T72">HTTP_WHITEBOARD_CONTEXT_NAME</text:span></text:span></text:a></text:p>
              <text:p text:style-name="P161"><text:span text:style-name="T36">Service property specifying the name(s) of an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36"> service.</text:span></text:span></text:p>
            </table:table-cell>
            <table:table-cell table:style-name="Tabelle106.C3" office:value-type="string">
              <text:p text:style-name="P155"><text:span text:style-name="Page_20_Reference_20_Font"><text:span text:style-name="T21"><text:bookmark-ref text:reference-format="page" text:ref-name="r121"/></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2" text:style-name="Internet_20_link" text:visited-style-name="Visited_20_Internet_20_Link"><text:span text:style-name="Code2"><text:span text:style-name="T72">HTTP_WHITEBOARD_CONTEXT_PATH</text:span></text:span></text:a></text:p>
              <text:p text:style-name="P161"><text:span text:style-name="T36">Service property specifying the path of an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36"> service.</text:span></text:span></text:p>
            </table:table-cell>
            <table:table-cell table:style-name="Tabelle106.C3" office:value-type="string">
              <text:p text:style-name="P155"><text:span text:style-name="Page_20_Reference_20_Font"><text:span text:style-name="T21"><text:bookmark-ref text:reference-format="page" text:ref-name="r122"/></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3" text:style-name="Internet_20_link" text:visited-style-name="Visited_20_Internet_20_Link"><text:span text:style-name="Code2"><text:span text:style-name="T72">HTTP_WHITEBOARD_CONTEXT_SELECT</text:span></text:span></text:a></text:p>
              <text:p text:style-name="P161"><text:span text:style-name="T36">Service property referencing the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36"> service.</text:span></text:span></text:p>
            </table:table-cell>
            <table:table-cell table:style-name="Tabelle106.C3" office:value-type="string">
              <text:p text:style-name="P155"><text:span text:style-name="Page_20_Reference_20_Font"><text:span text:style-name="T21"><text:bookmark-ref text:reference-format="page" text:ref-name="r123"/></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0" text:style-name="Internet_20_link" text:visited-style-name="Visited_20_Internet_20_Link"><text:span text:style-name="Code2"><text:span text:style-name="T72">HTTP_WHITEBOARD_DEFAUT_CONTEXT_NAME</text:span></text:span></text:a></text:p>
              <text:p text:style-name="P161"><text:span text:style-name="T36">The name of the default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36">.</text:span></text:span></text:p>
            </table:table-cell>
            <table:table-cell table:style-name="Tabelle106.C3" office:value-type="string">
              <text:p text:style-name="P155"><text:span text:style-name="Page_20_Reference_20_Font"><text:span text:style-name="T21"><text:bookmark-ref text:reference-format="page" text:ref-name="r120"/></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32" text:style-name="Internet_20_link" text:visited-style-name="Visited_20_Internet_20_Link"><text:span text:style-name="Code2"><text:span text:style-name="T72">HTTP_WHITEBOARD_FILTER_ASYNC_SUPPORTED</text:span></text:span></text:a></text:p>
              <text:p text:style-name="P159"><text:span text:style-name="T36">Service property specifying whether a </text:span><text:span text:style-name="Code2"><text:span text:style-name="T21">Filter</text:span></text:span><text:span text:style-name="Default_20_Paragraph_20_Font"><text:span text:style-name="T36"> service supports asynchronous processing.</text:span></text:span></text:p>
            </table:table-cell>
            <table:table-cell table:style-name="Tabelle106.C3" office:value-type="string">
              <text:p text:style-name="P155"><text:span text:style-name="Page_20_Reference_20_Font"><text:span text:style-name="T21"><text:bookmark-ref text:reference-format="page" text:ref-name="r132"/></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33" text:style-name="Internet_20_link" text:visited-style-name="Visited_20_Internet_20_Link"><text:span text:style-name="Code2"><text:span text:style-name="T72">HTTP_WHITEBOARD_FILTER_DISPATCHER</text:span></text:span></text:a></text:p>
              <text:p text:style-name="P159"><text:span text:style-name="T36">Service property specifying the dispatcher handling of a </text:span><text:span text:style-name="Code2"><text:span text:style-name="T21">Filter</text:span></text:span><text:span text:style-name="Default_20_Paragraph_20_Font"><text:span text:style-name="T36">.</text:span></text:span></text:p>
            </table:table-cell>
            <table:table-cell table:style-name="Tabelle106.C3" office:value-type="string">
              <text:p text:style-name="P155"><text:span text:style-name="Page_20_Reference_20_Font"><text:span text:style-name="T21"><text:bookmark-ref text:reference-format="page" text:ref-name="r133"/></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8" text:style-name="Internet_20_link" text:visited-style-name="Visited_20_Internet_20_Link"><text:span text:style-name="Code2"><text:span text:style-name="T72">HTTP_WHITEBOARD_FILTER_NAME</text:span></text:span></text:a></text:p>
              <text:p text:style-name="P159"><text:span text:style-name="T36">Service property specifying the servlet filter name of a </text:span><text:span text:style-name="Code2"><text:span text:style-name="T21">Filter</text:span></text:span><text:span text:style-name="Default_20_Paragraph_20_Font"><text:span text:style-name="T36"> service.</text:span></text:span></text:p>
            </table:table-cell>
            <table:table-cell table:style-name="Tabelle106.C3" office:value-type="string">
              <text:p text:style-name="P155"><text:span text:style-name="Page_20_Reference_20_Font"><text:span text:style-name="T21"><text:bookmark-ref text:reference-format="page" text:ref-name="r128"/></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9" text:style-name="Internet_20_link" text:visited-style-name="Visited_20_Internet_20_Link"><text:span text:style-name="Code2"><text:span text:style-name="T72">HTTP_WHITEBOARD_FILTER_PATTERN</text:span></text:span></text:a></text:p>
              <text:p text:style-name="P159"><text:span text:style-name="T36">Service property specifying the request mappings for a </text:span><text:span text:style-name="Code2"><text:span text:style-name="T21">Filter</text:span></text:span><text:span text:style-name="Default_20_Paragraph_20_Font"><text:span text:style-name="T36"> service.</text:span></text:span></text:p>
            </table:table-cell>
            <table:table-cell table:style-name="Tabelle106.C3" office:value-type="string">
              <text:p text:style-name="P155"><text:span text:style-name="Page_20_Reference_20_Font"><text:span text:style-name="T21"><text:bookmark-ref text:reference-format="page" text:ref-name="r129"/></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31" text:style-name="Internet_20_link" text:visited-style-name="Visited_20_Internet_20_Link"><text:span text:style-name="Code2"><text:span text:style-name="T72">HTTP_WHITEBOARD_FILTER_REGEX</text:span></text:span></text:a></text:p>
              <text:p text:style-name="P159"><text:span text:style-name="T36">Service property specifying the request mappings for a </text:span><text:span text:style-name="Code2"><text:span text:style-name="T21">Filter</text:span></text:span><text:span text:style-name="Default_20_Paragraph_20_Font"><text:span text:style-name="T36"> service.</text:span></text:span></text:p>
            </table:table-cell>
            <table:table-cell table:style-name="Tabelle106.C3" office:value-type="string">
              <text:p text:style-name="P155"><text:span text:style-name="Page_20_Reference_20_Font"><text:span text:style-name="T21"><text:bookmark-ref text:reference-format="page" text:ref-name="r131"/></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30" text:style-name="Internet_20_link" text:visited-style-name="Visited_20_Internet_20_Link"><text:span text:style-name="Code2"><text:span text:style-name="T72">HTTP_WHITEBOARD_FILTER_SERVLET</text:span></text:span></text:a></text:p>
              <text:p text:style-name="P161"><text:span text:style-name="T36">Service property specifying the </text:span><text:a xlink:type="simple" xlink:href="#r124" text:style-name="Internet_20_link" text:visited-style-name="Visited_20_Internet_20_Link"><text:span text:style-name="Code2"><text:span text:style-name="T71">servlet names</text:span></text:span></text:a><text:span text:style-name="Default_20_Paragraph_20_Font"><text:span text:style-name="T36"> for a </text:span></text:span><text:span text:style-name="Code2"><text:span text:style-name="T21">Filter</text:span></text:span><text:span text:style-name="Default_20_Paragraph_20_Font"><text:span text:style-name="T36"> service.</text:span></text:span></text:p>
            </table:table-cell>
            <table:table-cell table:style-name="Tabelle106.C3" office:value-type="string">
              <text:p text:style-name="P155"><text:span text:style-name="Page_20_Reference_20_Font"><text:span text:style-name="T21"><text:bookmark-ref text:reference-format="page" text:ref-name="r130"/></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39" text:style-name="Internet_20_link" text:visited-style-name="Visited_20_Internet_20_Link"><text:span text:style-name="Code2"><text:span text:style-name="T72">HTTP_WHITEBOARD_RESOURCE_PREFIX</text:span></text:span></text:a></text:p>
              <text:p text:style-name="P159"><text:span text:style-name="T36">Service property specifying the resource entry prefix for a </text:span><text:span text:style-name="Code2"><text:span text:style-name="T21">Servlet</text:span></text:span><text:span text:style-name="Default_20_Paragraph_20_Font"><text:span text:style-name="T36"> servlet service.</text:span></text:span></text:p>
            </table:table-cell>
            <table:table-cell table:style-name="Tabelle106.C3" office:value-type="string">
              <text:p text:style-name="P155"><text:span text:style-name="Page_20_Reference_20_Font"><text:span text:style-name="T21"><text:bookmark-ref text:reference-format="page" text:ref-name="r139"/></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7" text:style-name="Internet_20_link" text:visited-style-name="Visited_20_Internet_20_Link"><text:span text:style-name="Code2"><text:span text:style-name="T72">HTTP_WHITEBOARD_SERVLET_ASYNC_SUPPORTED</text:span></text:span></text:a></text:p>
              <text:p text:style-name="P159"><text:span text:style-name="T36">Service property specifying whether a </text:span><text:span text:style-name="Code2"><text:span text:style-name="T21">Servlet</text:span></text:span><text:span text:style-name="Default_20_Paragraph_20_Font"><text:span text:style-name="T36"> service supports asynchronous processing.</text:span></text:span></text:p>
            </table:table-cell>
            <table:table-cell table:style-name="Tabelle106.C3" office:value-type="string">
              <text:p text:style-name="P155"><text:span text:style-name="Page_20_Reference_20_Font"><text:span text:style-name="T21"><text:bookmark-ref text:reference-format="page" text:ref-name="r127"/></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6" text:style-name="Internet_20_link" text:visited-style-name="Visited_20_Internet_20_Link"><text:span text:style-name="Code2"><text:span text:style-name="T72">HTTP_WHITEBOARD_SERVLET_ERROR_PAGE</text:span></text:span></text:a></text:p>
              <text:p text:style-name="P159"><text:span text:style-name="T36">Service property specifying whether a </text:span><text:span text:style-name="Code2"><text:span text:style-name="T21">Servlet</text:span></text:span><text:span text:style-name="Default_20_Paragraph_20_Font"><text:span text:style-name="T36"> service acts as an error page.</text:span></text:span></text:p>
            </table:table-cell>
            <table:table-cell table:style-name="Tabelle106.C3" office:value-type="string">
              <text:p text:style-name="P155"><text:span text:style-name="Page_20_Reference_20_Font"><text:span text:style-name="T21"><text:bookmark-ref text:reference-format="page" text:ref-name="r126"/></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4" text:style-name="Internet_20_link" text:visited-style-name="Visited_20_Internet_20_Link"><text:span text:style-name="Code2"><text:span text:style-name="T72">HTTP_WHITEBOARD_SERVLET_NAME</text:span></text:span></text:a></text:p>
              <text:p text:style-name="P159"><text:span text:style-name="T36">Service property specifying the servlet name of a </text:span><text:span text:style-name="Code2"><text:span text:style-name="T21">Servlet</text:span></text:span><text:span text:style-name="Default_20_Paragraph_20_Font"><text:span text:style-name="T36"> service.</text:span></text:span></text:p>
            </table:table-cell>
            <table:table-cell table:style-name="Tabelle106.C3" office:value-type="string">
              <text:p text:style-name="P155"><text:span text:style-name="Page_20_Reference_20_Font"><text:span text:style-name="T21"><text:bookmark-ref text:reference-format="page" text:ref-name="r124"/></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25" text:style-name="Internet_20_link" text:visited-style-name="Visited_20_Internet_20_Link"><text:span text:style-name="Code2"><text:span text:style-name="T72">HTTP_WHITEBOARD_SERVLET_PATTERN</text:span></text:span></text:a></text:p>
              <text:p text:style-name="P159"><text:span text:style-name="T36">Service property specifying the request mappings for a </text:span><text:span text:style-name="Code2"><text:span text:style-name="T21">Servlet</text:span></text:span><text:span text:style-name="Default_20_Paragraph_20_Font"><text:span text:style-name="T36"> service.</text:span></text:span></text:p>
            </table:table-cell>
            <table:table-cell table:style-name="Tabelle106.C3" office:value-type="string">
              <text:p text:style-name="P155"><text:span text:style-name="Page_20_Reference_20_Font"><text:span text:style-name="T21"><text:bookmark-ref text:reference-format="page" text:ref-name="r125"/></text:span></text:span></text:p>
            </table:table-cell>
          </table:table-row>
          <table:table-row table:style-name="Tabelle106.1">
            <table:table-cell table:style-name="Tabelle106.A3" office:value-type="string">
              <text:p text:style-name="P154"><text:span text:style-name="Code_20_Small1"><text:span text:style-name="T21">static String</text:span></text:span></text:p>
            </table:table-cell>
            <table:table-cell table:style-name="Tabelle106.A3" office:value-type="string">
              <text:p text:style-name="P158"><text:a xlink:type="simple" xlink:href="#r140" text:style-name="Internet_20_link" text:visited-style-name="Visited_20_Internet_20_Link"><text:span text:style-name="Code2"><text:span text:style-name="T72">HTTP_WHITEBOARD_TARGET</text:span></text:span></text:a></text:p>
              <text:p text:style-name="P160">Service property specifying the target filter to select the Http Whiteboard Service runtime to process the service.</text:p>
            </table:table-cell>
            <table:table-cell table:style-name="Tabelle106.C3" office:value-type="string">
              <text:p text:style-name="P155"><text:span text:style-name="Page_20_Reference_20_Font"><text:span text:style-name="T21"><text:bookmark-ref text:reference-format="page" text:ref-name="r140"/></text:span></text:span></text:p>
            </table:table-cell>
          </table:table-row>
        </table:table>
        <text:p text:style-name="P99">Field Detail</text:p>
        <text:p text:style-name="P102"><text:bookmark text:name="r120"/>HTTP_WHITEBOARD_DEFAUT_CONTEXT_NAME</text:p>
        <text:p text:style-name="P114"><text:span text:style-name="Code2">public static final String </text:span><text:span text:style-name="Code2"><text:span text:style-name="T77">HTTP_WHITEBOARD_DEFAUT_CONTEXT_NAME</text:span></text:span><text:span text:style-name="Code2"> = "default"</text:span></text:p>
        <text:p text:style-name="P138"><text:span text:style-name="T56">The name of the default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If a service is registered with this property, it is overriding the default context with a custom provided context.</text:span></text:span></text:p>
        <text:p text:style-name="P141">See Also:</text:p>
        <text:p text:style-name="P165"><text:a xlink:type="simple" xlink:href="#r121" text:style-name="Internet_20_link" text:visited-style-name="Visited_20_Internet_20_Link"><text:span text:style-name="Code2"><text:span text:style-name="T71">HTTP_WHITEBOARD_CONTEXT_NAME</text:span></text:span></text:a></text:p>
        <text:p text:style-name="P167"/>
        <text:p text:style-name="P101"><text:bookmark text:name="r121"/>HTTP_WHITEBOARD_CONTEXT_NAME</text:p>
        <text:p text:style-name="P114"><text:span text:style-name="Code2">public static final String </text:span><text:span text:style-name="Code2"><text:span text:style-name="T77">HTTP_WHITEBOARD_CONTEXT_NAME</text:span></text:span><text:span text:style-name="Code2"> = "osgi.http.whiteboard.context.name"</text:span></text:p>
        <text:p text:style-name="P143"><text:span text:style-name="T56">Service property specifying the name(s) of an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service.</text:span></text:span></text:p>
        <text:p text:style-name="P143"><text:span text:style-name="T56">For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services, this service property must be specified. Context services without this service property must be ignored.</text:span></text:span></text:p>
        <text:p text:style-name="P143"><text:span text:style-name="T56">Servlet, listener, servlet filter, and resource servlet services might refer to a specific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service referencing the name with the </text:span></text:span><text:a xlink:type="simple" xlink:href="#r123" text:style-name="Internet_20_link" text:visited-style-name="Visited_20_Internet_20_Link"><text:span text:style-name="Code2"><text:span text:style-name="T71">HTTP_WHITEBOARD_CONTEXT_SELECT</text:span></text:span></text:a><text:span text:style-name="Default_20_Paragraph_20_Font"><text:span text:style-name="T56"> property.</text:span></text:span></text:p>
        <text:p text:style-name="P138"><text:span text:style-name="T56">For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services, the value of this service property must be of type </text:span></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 Each value must follow the "symbolic-name" specification from Section 1.3.2 of the OSGi Core Specification.</text:span></text:span></text:p>
        <text:p text:style-name="P141">See Also:</text:p>
        <text:p text:style-name="P165"><text:a xlink:type="simple" xlink:href="#r122" text:style-name="Internet_20_link" text:visited-style-name="Visited_20_Internet_20_Link"><text:span text:style-name="Code2"><text:span text:style-name="T71">HTTP_WHITEBOARD_CONTEXT_PATH</text:span></text:span></text:a><text:span text:style-name="Default_20_Paragraph_20_Font"><text:span text:style-name="T56">, </text:span></text:span><text:a xlink:type="simple" xlink:href="#r123" text:style-name="Internet_20_link" text:visited-style-name="Visited_20_Internet_20_Link"><text:span text:style-name="Code2"><text:span text:style-name="T71">HTTP_WHITEBOARD_CONTEXT_SELECT</text:span></text:span></text:a><text:span text:style-name="Default_20_Paragraph_20_Font"><text:span text:style-name="T56">, </text:span></text:span><text:a xlink:type="simple" xlink:href="#r120" text:style-name="Internet_20_link" text:visited-style-name="Visited_20_Internet_20_Link"><text:span text:style-name="Code2"><text:span text:style-name="T71">HTTP_WHITEBOARD_DEFAUT_CONTEXT_NAME</text:span></text:span></text:a></text:p>
        <text:p text:style-name="P167"/>
        <text:p text:style-name="P101"><text:bookmark text:name="r122"/>HTTP_WHITEBOARD_CONTEXT_PATH</text:p>
        <text:p text:style-name="P114"><text:span text:style-name="Code2">public static final String </text:span><text:span text:style-name="Code2"><text:span text:style-name="T77">HTTP_WHITEBOARD_CONTEXT_PATH</text:span></text:span><text:span text:style-name="Code2"> = "osgi.http.whiteboard.context.path"</text:span></text:p>
        <text:p text:style-name="P143"><text:span text:style-name="T56">Service property specifying the path of an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service.</text:span></text:span></text:p>
        <text:p text:style-name="P143"><text:span text:style-name="T56">For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services this service property is required. Context services without this service property must be ignored.</text:span></text:span></text:p>
        <text:p text:style-name="P142">This property defines a context path under which all whiteboard services are registered. Having different contexts with different paths allows to separate the URL space.</text:p>
        <text:p text:style-name="P138"><text:soft-page-break/><text:span text:style-name="T56">For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services, the value of this service property must be of type </text:span></text:span><text:span text:style-name="Code2">String</text:span><text:span text:style-name="Default_20_Paragraph_20_Font"><text:span text:style-name="T56">. The path must start with a slash but not end with a slash. Contexts with an invalid path are ignored.</text:span></text:span></text:p>
        <text:p text:style-name="P141">See Also:</text:p>
        <text:p text:style-name="P165"><text:a xlink:type="simple" xlink:href="#r121" text:style-name="Internet_20_link" text:visited-style-name="Visited_20_Internet_20_Link"><text:span text:style-name="Code2"><text:span text:style-name="T71">HTTP_WHITEBOARD_CONTEXT_NAME</text:span></text:span></text:a><text:span text:style-name="Default_20_Paragraph_20_Font"><text:span text:style-name="T56">, </text:span></text:span><text:a xlink:type="simple" xlink:href="#r123" text:style-name="Internet_20_link" text:visited-style-name="Visited_20_Internet_20_Link"><text:span text:style-name="Code2"><text:span text:style-name="T71">HTTP_WHITEBOARD_CONTEXT_SELECT</text:span></text:span></text:a></text:p>
        <text:p text:style-name="P167"/>
        <text:p text:style-name="P101"><text:bookmark text:name="r123"/>HTTP_WHITEBOARD_CONTEXT_SELECT</text:p>
        <text:p text:style-name="P114"><text:span text:style-name="Code2">public static final String </text:span><text:span text:style-name="Code2"><text:span text:style-name="T77">HTTP_WHITEBOARD_CONTEXT_SELECT</text:span></text:span><text:span text:style-name="Code2"> = "osgi.http.whiteboard.context.select"</text:span></text:p>
        <text:p text:style-name="P143"><text:span text:style-name="T56">Service property referencing the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service.</text:span></text:span></text:p>
        <text:p text:style-name="P142">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8"><text:span text:style-name="T56">For servlet, listener, servlet filter, or resource servlet services, the value of this service property must be of type </text:span><text:span text:style-name="Code2">String</text:span><text:span text:style-name="Default_20_Paragraph_20_Font"><text:span text:style-name="T56">.</text:span></text:span></text:p>
        <text:p text:style-name="P141">See Also:</text:p>
        <text:p text:style-name="P165"><text:a xlink:type="simple" xlink:href="#r121" text:style-name="Internet_20_link" text:visited-style-name="Visited_20_Internet_20_Link"><text:span text:style-name="Code2"><text:span text:style-name="T71">HTTP_WHITEBOARD_CONTEXT_NAME</text:span></text:span></text:a><text:span text:style-name="Default_20_Paragraph_20_Font"><text:span text:style-name="T56">, </text:span></text:span><text:a xlink:type="simple" xlink:href="#r122" text:style-name="Internet_20_link" text:visited-style-name="Visited_20_Internet_20_Link"><text:span text:style-name="Code2"><text:span text:style-name="T71">HTTP_WHITEBOARD_CONTEXT_PATH</text:span></text:span></text:a></text:p>
        <text:p text:style-name="P167"/>
        <text:p text:style-name="P101"><text:bookmark text:name="r124"/>HTTP_WHITEBOARD_SERVLET_NAME</text:p>
        <text:p text:style-name="P114"><text:span text:style-name="Code2">public static final String </text:span><text:span text:style-name="Code2"><text:span text:style-name="T77">HTTP_WHITEBOARD_SERVLET_NAME</text:span></text:span><text:span text:style-name="Code2"> = "osgi.http.whiteboard.servlet.name"</text:span></text:p>
        <text:p text:style-name="P143"><text:span text:style-name="T56">Service property specifying the servlet name of a </text:span><text:span text:style-name="Code2">Servlet</text:span><text:span text:style-name="Default_20_Paragraph_20_Font"><text:span text:style-name="T56"> service.</text:span></text:span></text:p>
        <text:p text:style-name="P143"><text:span text:style-name="T56">This name is used as the value for the </text:span><text:span text:style-name="Code2">ServletConfig.getServletName()</text:span><text:span text:style-name="Default_20_Paragraph_20_Font"><text:span text:style-name="T56"> method. If this service property is not specified, the fully qualified name of the service object's class is used as the servlet name. Filter services may refer to servlets by this name in their </text:span></text:span><text:a xlink:type="simple" xlink:href="#r130" text:style-name="Internet_20_link" text:visited-style-name="Visited_20_Internet_20_Link"><text:span text:style-name="Code2"><text:span text:style-name="T71">HTTP_WHITEBOARD_FILTER_SERVLET</text:span></text:span></text:a><text:span text:style-name="Default_20_Paragraph_20_Font"><text:span text:style-name="T56"> service property to apply the filter to the servlet.</text:span></text:span></text:p>
        <text:p text:style-name="P143"><text:span text:style-name="T56">Servlet names must be unique among all servlet services associated with an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If multiple servlet services associated with the same HttpContext have the same servlet name, then all but the highest ranked servlet service must be ignored.</text:span></text:span></text:p>
        <text:p text:style-name="P138"><text:span text:style-name="T56">The value of this service property must be of type </text:span><text:span text:style-name="Code2">String</text:span><text:span text:style-name="Default_20_Paragraph_20_Font"><text:span text:style-name="T56">.</text:span></text:span></text:p>
        <text:p text:style-name="P164"/>
        <text:p text:style-name="P101"><text:bookmark text:name="r125"/>HTTP_WHITEBOARD_SERVLET_PATTERN</text:p>
        <text:p text:style-name="P114"><text:span text:style-name="Code2">public static final String </text:span><text:span text:style-name="Code2"><text:span text:style-name="T77">HTTP_WHITEBOARD_SERVLET_PATTERN</text:span></text:span><text:span text:style-name="Code2"> = "osgi.http.whiteboard.servlet.pattern"</text:span></text:p>
        <text:p text:style-name="P143"><text:span text:style-name="T56">Service property specifying the request mappings for a </text:span><text:span text:style-name="Code2">Servlet</text:span><text:span text:style-name="Default_20_Paragraph_20_Font"><text:span text:style-name="T56"> service.</text:span></text:span></text:p>
        <text:p text:style-name="P143"><text:span text:style-name="T56">The specified patterns are used to determine whether a request should be mapped to the servlet. Servlet services without this service property or </text:span><text:a xlink:type="simple" xlink:href="#r126" text:style-name="Internet_20_link" text:visited-style-name="Visited_20_Internet_20_Link"><text:span text:style-name="Code2"><text:span text:style-name="T71">HTTP_WHITEBOARD_SERVLET_ERROR_PAGE</text:span></text:span></text:a><text:span text:style-name="Default_20_Paragraph_20_Font"><text:span text:style-name="T56"> must be ignored.</text:span></text:span></text:p>
        <text:p text:style-name="P138"><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141">See Also:</text:p>
        <text:p text:style-name="P166">"Java Servlet Specification Version 3.0, Section 12.2 Specification of Mappings"</text:p>
        <text:p text:style-name="P167"/>
        <text:p text:style-name="P101"><text:bookmark text:name="r126"/>HTTP_WHITEBOARD_SERVLET_ERROR_PAGE</text:p>
        <text:p text:style-name="P114"><text:soft-page-break/><text:span text:style-name="Code2">public static final String </text:span><text:span text:style-name="Code2"><text:span text:style-name="T77">HTTP_WHITEBOARD_SERVLET_ERROR_PAGE</text:span></text:span><text:span text:style-name="Code2"> = "osgi.http.whiteboard.servlet.errorPage"</text:span></text:p>
        <text:p text:style-name="P143"><text:span text:style-name="T56">Service property specifying whether a </text:span><text:span text:style-name="Code2">Servlet</text:span><text:span text:style-name="Default_20_Paragraph_20_Font"><text:span text:style-name="T56"> service acts as an error page.</text:span></text:span></text:p>
        <text:p text:style-name="P142">The service property values may be the name of a fully qualified exception class or a three digit HTTP status code. Any value that is not a three digit number is considered to be the name of a fully qualified exception class.</text:p>
        <text:p text:style-name="P138"><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164"/>
        <text:p text:style-name="P101"><text:bookmark text:name="r127"/>HTTP_WHITEBOARD_SERVLET_ASYNC_SUPPORTED</text:p>
        <text:p text:style-name="P114"><text:span text:style-name="Code2">public static final String </text:span><text:span text:style-name="Code2"><text:span text:style-name="T77">HTTP_WHITEBOARD_SERVLET_ASYNC_SUPPORTED</text:span></text:span><text:span text:style-name="Code2"> = "osgi.http.whiteboard.servlet.asyncSupported"</text:span></text:p>
        <text:p text:style-name="P143"><text:span text:style-name="T56">Service property specifying whether a </text:span><text:span text:style-name="Code2">Servlet</text:span><text:span text:style-name="Default_20_Paragraph_20_Font"><text:span text:style-name="T56"> service supports asynchronous processing.</text:span></text:span></text:p>
        <text:p text:style-name="P142">By default Servlet services do not support asynchronous processing.</text:p>
        <text:p text:style-name="P138"><text:span text:style-name="T56">The value of this service property must be of type </text:span><text:span text:style-name="Code2">Boolean</text:span><text:span text:style-name="Default_20_Paragraph_20_Font"><text:span text:style-name="T56">.</text:span></text:span></text:p>
        <text:p text:style-name="P141">See Also:</text:p>
        <text:p text:style-name="P166">"Java Servlet Specification Version 3.0, Section 2.3.3.3 Asynchronous Processing"</text:p>
        <text:p text:style-name="P167"/>
        <text:p text:style-name="P101"><text:bookmark text:name="r128"/>HTTP_WHITEBOARD_FILTER_NAME</text:p>
        <text:p text:style-name="P114"><text:span text:style-name="Code2">public static final String </text:span><text:span text:style-name="Code2"><text:span text:style-name="T77">HTTP_WHITEBOARD_FILTER_NAME</text:span></text:span><text:span text:style-name="Code2"> = "osgi.http.whiteboard.filter.name"</text:span></text:p>
        <text:p text:style-name="P143"><text:span text:style-name="T56">Service property specifying the servlet filter name of a </text:span><text:span text:style-name="Code2">Filter</text:span><text:span text:style-name="Default_20_Paragraph_20_Font"><text:span text:style-name="T56"> service.</text:span></text:span></text:p>
        <text:p text:style-name="P143"><text:span text:style-name="T56">This name is used as the value for the </text:span><text:span text:style-name="Code2">FilterConfig.getFilterName()</text:span><text:span text:style-name="Default_20_Paragraph_20_Font"><text:span text:style-name="T56"> method. If this service property is not specified, the fully qualified name of the service object's class is used as the servlet filter name.</text:span></text:span></text:p>
        <text:p text:style-name="P143"><text:span text:style-name="T56">Servlet filter names must be unique among all servlet filter services associated with an </text:span><text:a xlink:type="simple" xlink:href="#r14" text:style-name="Internet_20_link" text:visited-style-name="Visited_20_Internet_20_Link"><text:span text:style-name="Code2"><text:span text:style-name="T71">ServletContextHelper</text:span></text:span></text:a><text:span text:style-name="Default_20_Paragraph_20_Font"><text:span text:style-name="T56">. If multiple servlet filter services associated with the same HttpContext have the same servlet filter name, then all but the highest ranked servlet filter service must be ignored.</text:span></text:span></text:p>
        <text:p text:style-name="P138"><text:span text:style-name="T56">The value of this service property must be of type </text:span><text:span text:style-name="Code2">String</text:span><text:span text:style-name="Default_20_Paragraph_20_Font"><text:span text:style-name="T56">.</text:span></text:span></text:p>
        <text:p text:style-name="P164"/>
        <text:p text:style-name="P101"><text:bookmark text:name="r129"/>HTTP_WHITEBOARD_FILTER_PATTERN</text:p>
        <text:p text:style-name="P114"><text:span text:style-name="Code2">public static final String </text:span><text:span text:style-name="Code2"><text:span text:style-name="T77">HTTP_WHITEBOARD_FILTER_PATTERN</text:span></text:span><text:span text:style-name="Code2"> = "osgi.http.whiteboard.filter.pattern"</text:span></text:p>
        <text:p text:style-name="P143"><text:span text:style-name="T56">Service property specifying the request mappings for a </text:span><text:span text:style-name="Code2">Filter</text:span><text:span text:style-name="Default_20_Paragraph_20_Font"><text:span text:style-name="T56"> service.</text:span></text:span></text:p>
        <text:p text:style-name="P143"><text:span text:style-name="T56">The specified patterns are used to determine whether a request should be mapped to the servlet filter. Filter services without this service property or the </text:span><text:a xlink:type="simple" xlink:href="#r130" text:style-name="Internet_20_link" text:visited-style-name="Visited_20_Internet_20_Link"><text:span text:style-name="Code2"><text:span text:style-name="T71">HTTP_WHITEBOARD_FILTER_SERVLET</text:span></text:span></text:a><text:span text:style-name="Default_20_Paragraph_20_Font"><text:span text:style-name="T56"> or the </text:span></text:span><text:a xlink:type="simple" xlink:href="#r131" text:style-name="Internet_20_link" text:visited-style-name="Visited_20_Internet_20_Link"><text:span text:style-name="Code2"><text:span text:style-name="T71">HTTP_WHITEBOARD_FILTER_REGEX</text:span></text:span></text:a><text:span text:style-name="Default_20_Paragraph_20_Font"><text:span text:style-name="T56"> service property must be ignored.</text:span></text:span></text:p>
        <text:p text:style-name="P138"><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141">See Also:</text:p>
        <text:p text:style-name="P166">"Java Servlet Specification Version 3.0, Section 12.2 Specification of Mappings"</text:p>
        <text:p text:style-name="P167"/>
        <text:p text:style-name="P101"><text:bookmark text:name="r130"/>HTTP_WHITEBOARD_FILTER_SERVLET</text:p>
        <text:p text:style-name="P114"><text:soft-page-break/><text:span text:style-name="Code2">public static final String </text:span><text:span text:style-name="Code2"><text:span text:style-name="T77">HTTP_WHITEBOARD_FILTER_SERVLET</text:span></text:span><text:span text:style-name="Code2"> = "osgi.http.whiteboard.filter.servlet"</text:span></text:p>
        <text:p text:style-name="P143"><text:span text:style-name="T56">Service property specifying the </text:span><text:a xlink:type="simple" xlink:href="#r124" text:style-name="Internet_20_link" text:visited-style-name="Visited_20_Internet_20_Link"><text:span text:style-name="Code2"><text:span text:style-name="T71">servlet names</text:span></text:span></text:a><text:span text:style-name="Default_20_Paragraph_20_Font"><text:span text:style-name="T56"> for a </text:span></text:span><text:span text:style-name="Code2">Filter</text:span><text:span text:style-name="Default_20_Paragraph_20_Font"><text:span text:style-name="T56"> service.</text:span></text:span></text:p>
        <text:p text:style-name="P143"><text:span text:style-name="T56">The specified names are used to determine the servlets whose requests should be mapped to the servlet filter. Filter services without this service property or the </text:span><text:a xlink:type="simple" xlink:href="#r129" text:style-name="Internet_20_link" text:visited-style-name="Visited_20_Internet_20_Link"><text:span text:style-name="Code2"><text:span text:style-name="T71">HTTP_WHITEBOARD_FILTER_PATTERN</text:span></text:span></text:a><text:span text:style-name="Default_20_Paragraph_20_Font"><text:span text:style-name="T56"> or the </text:span></text:span><text:a xlink:type="simple" xlink:href="#r131" text:style-name="Internet_20_link" text:visited-style-name="Visited_20_Internet_20_Link"><text:span text:style-name="Code2"><text:span text:style-name="T71">HTTP_WHITEBOARD_FILTER_REGEX</text:span></text:span></text:a><text:span text:style-name="Default_20_Paragraph_20_Font"><text:span text:style-name="T56"> service property must be ignored.</text:span></text:span></text:p>
        <text:p text:style-name="P138"><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164"/>
        <text:p text:style-name="P101"><text:bookmark text:name="r131"/>HTTP_WHITEBOARD_FILTER_REGEX</text:p>
        <text:p text:style-name="P114"><text:span text:style-name="Code2">public static final String </text:span><text:span text:style-name="Code2"><text:span text:style-name="T77">HTTP_WHITEBOARD_FILTER_REGEX</text:span></text:span><text:span text:style-name="Code2"> = "osgi.http.whiteboard.filter.regex"</text:span></text:p>
        <text:p text:style-name="P143"><text:span text:style-name="T56">Service property specifying the request mappings for a </text:span><text:span text:style-name="Code2">Filter</text:span><text:span text:style-name="Default_20_Paragraph_20_Font"><text:span text:style-name="T56"> service.</text:span></text:span></text:p>
        <text:p text:style-name="P143"><text:span text:style-name="T56">The specified regular expressions are used to determine whether a request should be mapped to the servlet filter. The regular expressions must follow the syntax defined in . Filter services without this service property or the </text:span><text:a xlink:type="simple" xlink:href="#r130" text:style-name="Internet_20_link" text:visited-style-name="Visited_20_Internet_20_Link"><text:span text:style-name="Code2"><text:span text:style-name="T71">HTTP_WHITEBOARD_FILTER_SERVLET</text:span></text:span></text:a><text:span text:style-name="Default_20_Paragraph_20_Font"><text:span text:style-name="T56"> or the </text:span></text:span><text:a xlink:type="simple" xlink:href="#r129" text:style-name="Internet_20_link" text:visited-style-name="Visited_20_Internet_20_Link"><text:span text:style-name="Code2"><text:span text:style-name="T71">HTTP_WHITEBOARD_FILTER_PATTERN</text:span></text:span></text:a><text:span text:style-name="Default_20_Paragraph_20_Font"><text:span text:style-name="T56"> service property must be ignored.</text:span></text:span></text:p>
        <text:p text:style-name="P138"><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141">See Also:</text:p>
        <text:p text:style-name="P166">java.util.regex.Pattern</text:p>
        <text:p text:style-name="P167"/>
        <text:p text:style-name="P101"><text:bookmark text:name="r132"/>HTTP_WHITEBOARD_FILTER_ASYNC_SUPPORTED</text:p>
        <text:p text:style-name="P114"><text:span text:style-name="Code2">public static final String </text:span><text:span text:style-name="Code2"><text:span text:style-name="T77">HTTP_WHITEBOARD_FILTER_ASYNC_SUPPORTED</text:span></text:span><text:span text:style-name="Code2"> = "osgi.http.whiteboard.filter.asyncSupported"</text:span></text:p>
        <text:p text:style-name="P143"><text:span text:style-name="T56">Service property specifying whether a </text:span><text:span text:style-name="Code2">Filter</text:span><text:span text:style-name="Default_20_Paragraph_20_Font"><text:span text:style-name="T56"> service supports asynchronous processing.</text:span></text:span></text:p>
        <text:p text:style-name="P142">By default Filters services do not support asynchronous processing.</text:p>
        <text:p text:style-name="P138"><text:span text:style-name="T56">The value of this service property must be of type </text:span><text:span text:style-name="Code2">Boolean</text:span><text:span text:style-name="Default_20_Paragraph_20_Font"><text:span text:style-name="T56">.</text:span></text:span></text:p>
        <text:p text:style-name="P141">See Also:</text:p>
        <text:p text:style-name="P166">"Java Servlet Specification Version 3.0, Section 2.3.3.3 Asynchronous Processing"</text:p>
        <text:p text:style-name="P167"/>
        <text:p text:style-name="P101"><text:bookmark text:name="r133"/>HTTP_WHITEBOARD_FILTER_DISPATCHER</text:p>
        <text:p text:style-name="P114"><text:span text:style-name="Code2">public static final String </text:span><text:span text:style-name="Code2"><text:span text:style-name="T77">HTTP_WHITEBOARD_FILTER_DISPATCHER</text:span></text:span><text:span text:style-name="Code2"> = "osgi.http.whiteboard.filter.dispatcher"</text:span></text:p>
        <text:p text:style-name="P143"><text:span text:style-name="T56">Service property specifying the dispatcher handling of a </text:span><text:span text:style-name="Code2">Filter</text:span><text:span text:style-name="Default_20_Paragraph_20_Font"><text:span text:style-name="T56">.</text:span></text:span></text:p>
        <text:p text:style-name="P143"><text:span text:style-name="T56">By default Filters services are associated with client requests only (see value </text:span><text:a xlink:type="simple" xlink:href="#r134" text:style-name="Internet_20_link" text:visited-style-name="Visited_20_Internet_20_Link"><text:span text:style-name="Code2"><text:span text:style-name="T71">DISPATCHER_REQUEST</text:span></text:span></text:a><text:span text:style-name="Default_20_Paragraph_20_Font"><text:span text:style-name="T56">).</text:span></text:span></text:p>
        <text:p text:style-name="P138"><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 Allowed values are </text:span></text:span><text:a xlink:type="simple" xlink:href="#r137" text:style-name="Internet_20_link" text:visited-style-name="Visited_20_Internet_20_Link"><text:span text:style-name="Code2"><text:span text:style-name="T71">DISPATCHER_ASYNC</text:span></text:span></text:a><text:span text:style-name="Default_20_Paragraph_20_Font"><text:span text:style-name="T56">, </text:span></text:span><text:a xlink:type="simple" xlink:href="#r138" text:style-name="Internet_20_link" text:visited-style-name="Visited_20_Internet_20_Link"><text:span text:style-name="Code2"><text:span text:style-name="T71">DISPATCHER_ERROR</text:span></text:span></text:a><text:span text:style-name="Default_20_Paragraph_20_Font"><text:span text:style-name="T56">, </text:span></text:span><text:a xlink:type="simple" xlink:href="#r136" text:style-name="Internet_20_link" text:visited-style-name="Visited_20_Internet_20_Link"><text:span text:style-name="Code2"><text:span text:style-name="T71">DISPATCHER_FORWARD</text:span></text:span></text:a><text:span text:style-name="Default_20_Paragraph_20_Font"><text:span text:style-name="T56">, </text:span></text:span><text:a xlink:type="simple" xlink:href="#r135" text:style-name="Internet_20_link" text:visited-style-name="Visited_20_Internet_20_Link"><text:span text:style-name="Code2"><text:span text:style-name="T71">DISPATCHER_INCLUDE</text:span></text:span></text:a><text:span text:style-name="Default_20_Paragraph_20_Font"><text:span text:style-name="T56">, </text:span></text:span><text:a xlink:type="simple" xlink:href="#r134" text:style-name="Internet_20_link" text:visited-style-name="Visited_20_Internet_20_Link"><text:span text:style-name="Code2"><text:span text:style-name="T71">DISPATCHER_REQUEST</text:span></text:span></text:a><text:span text:style-name="Default_20_Paragraph_20_Font"><text:span text:style-name="T56">.</text:span></text:span></text:p>
        <text:p text:style-name="P141">See Also:</text:p>
        <text:p text:style-name="P166">"Java Servlet Specification Version 3.0, Section 6.2.5 Filters and the RequestDispatcher"</text:p>
        <text:p text:style-name="P167"/>
        <text:p text:style-name="P101"><text:bookmark text:name="r134"/>DISPATCHER_REQUEST</text:p>
        <text:p text:style-name="P114"><text:soft-page-break/><text:span text:style-name="Code2">public static final String </text:span><text:span text:style-name="Code2"><text:span text:style-name="T77">DISPATCHER_REQUEST</text:span></text:span><text:span text:style-name="Code2"> = "REQUEST"</text:span></text:p>
        <text:p text:style-name="P138"><text:span text:style-name="T5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56"> property indicating the filter is applied to client requests.</text:span></text:span></text:p>
        <text:p text:style-name="P141">See Also:</text:p>
        <text:p text:style-name="P166">"Java Servlet Specification Version 3.0, Section 6.2.5 Filters and the RequestDispatcher"</text:p>
        <text:p text:style-name="P167"/>
        <text:p text:style-name="P101"><text:bookmark text:name="r135"/>DISPATCHER_INCLUDE</text:p>
        <text:p text:style-name="P114"><text:span text:style-name="Code2">public static final String </text:span><text:span text:style-name="Code2"><text:span text:style-name="T77">DISPATCHER_INCLUDE</text:span></text:span><text:span text:style-name="Code2"> = "INCLUDE"</text:span></text:p>
        <text:p text:style-name="P138"><text:span text:style-name="T5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56"> property indicating the filter is applied to include calls to the dispatcher.</text:span></text:span></text:p>
        <text:p text:style-name="P141">See Also:</text:p>
        <text:p text:style-name="P166">"Java Servlet Specification Version 3.0, Section 6.2.5 Filters and the RequestDispatcher"</text:p>
        <text:p text:style-name="P167"/>
        <text:p text:style-name="P101"><text:bookmark text:name="r136"/>DISPATCHER_FORWARD</text:p>
        <text:p text:style-name="P114"><text:span text:style-name="Code2">public static final String </text:span><text:span text:style-name="Code2"><text:span text:style-name="T77">DISPATCHER_FORWARD</text:span></text:span><text:span text:style-name="Code2"> = "FORWARD"</text:span></text:p>
        <text:p text:style-name="P138"><text:span text:style-name="T5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56"> property indicating the filter is applied to forward calls to the dispatcher.</text:span></text:span></text:p>
        <text:p text:style-name="P141">See Also:</text:p>
        <text:p text:style-name="P166">"Java Servlet Specification Version 3.0, Section 6.2.5 Filters and the RequestDispatcher"</text:p>
        <text:p text:style-name="P167"/>
        <text:p text:style-name="P101"><text:bookmark text:name="r137"/>DISPATCHER_ASYNC</text:p>
        <text:p text:style-name="P114"><text:span text:style-name="Code2">public static final String </text:span><text:span text:style-name="Code2"><text:span text:style-name="T77">DISPATCHER_ASYNC</text:span></text:span><text:span text:style-name="Code2"> = "ASYNC"</text:span></text:p>
        <text:p text:style-name="P138"><text:span text:style-name="T5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56"> property indicating the filter is applied in the async context.</text:span></text:span></text:p>
        <text:p text:style-name="P141">See Also:</text:p>
        <text:p text:style-name="P166">"Java Servlet Specification Version 3.0, Section 6.2.5 Filters and the RequestDispatcher"</text:p>
        <text:p text:style-name="P167"/>
        <text:p text:style-name="P101"><text:bookmark text:name="r138"/>DISPATCHER_ERROR</text:p>
        <text:p text:style-name="P114"><text:span text:style-name="Code2">public static final String </text:span><text:span text:style-name="Code2"><text:span text:style-name="T77">DISPATCHER_ERROR</text:span></text:span><text:span text:style-name="Code2"> = "ERROR"</text:span></text:p>
        <text:p text:style-name="P138"><text:span text:style-name="T56">Possible value for the </text:span><text:a xlink:type="simple" xlink:href="#r133" text:style-name="Internet_20_link" text:visited-style-name="Visited_20_Internet_20_Link"><text:span text:style-name="Code2"><text:span text:style-name="T71">HTTP_WHITEBOARD_FILTER_DISPATCHER</text:span></text:span></text:a><text:span text:style-name="Default_20_Paragraph_20_Font"><text:span text:style-name="T56"> property indicating the filter is applied when an error page is called.</text:span></text:span></text:p>
        <text:p text:style-name="P141">See Also:</text:p>
        <text:p text:style-name="P166">"Java Servlet Specification Version 3.0, Section 6.2.5 Filters and the RequestDispatcher"</text:p>
        <text:p text:style-name="P167"/>
        <text:p text:style-name="P101"><text:bookmark text:name="r139"/>HTTP_WHITEBOARD_RESOURCE_PREFIX</text:p>
        <text:p text:style-name="P114"><text:span text:style-name="Code2">public static final String </text:span><text:span text:style-name="Code2"><text:span text:style-name="T77">HTTP_WHITEBOARD_RESOURCE_PREFIX</text:span></text:span><text:span text:style-name="Code2"> = "osgi.http.whiteboard.resource.prefix"</text:span></text:p>
        <text:p text:style-name="P143"><text:span text:style-name="T56">Service property specifying the resource entry prefix for a </text:span><text:span text:style-name="Code2">Servlet</text:span><text:span text:style-name="Default_20_Paragraph_20_Font"><text:span text:style-name="T56"> servlet service.</text:span></text:span></text:p>
        <text:p text:style-name="P142"><text:soft-page-break/>If a servlet service is registerd with this property, it is marked as a resource serving servlet serving bundle resources.</text:p>
        <text:p text:style-name="P142">This prefix is used to map a requested resource to the bundle's entries. TODO do we distinguish between "/xyz" and "xyz"?</text:p>
        <text:p text:style-name="P138"><text:span text:style-name="T56">The value of this service property must be of type </text:span><text:span text:style-name="Code2">String</text:span><text:span text:style-name="Default_20_Paragraph_20_Font"><text:span text:style-name="T56">.</text:span></text:span></text:p>
        <text:p text:style-name="P164"/>
        <text:p text:style-name="P101"><text:bookmark text:name="r140"/>HTTP_WHITEBOARD_TARGET</text:p>
        <text:p text:style-name="P114"><text:span text:style-name="Code2">public static final String </text:span><text:span text:style-name="Code2"><text:span text:style-name="T77">HTTP_WHITEBOARD_TARGET</text:span></text:span><text:span text:style-name="Code2"> = "osgi.http.whiteboard.target"</text:span></text:p>
        <text:p text:style-name="P142">Service property specifying the target filter to select the Http Whiteboard Service runtime to process the service.</text:p>
        <text:p text:style-name="P143"><text:span text:style-name="T56">An Http Whiteboard Service implementation can define any number of attributes which can be referenced by the target filter. The attributes should always include the </text:span><text:a xlink:type="simple" xlink:href="#r22" text:style-name="Internet_20_link" text:visited-style-name="Visited_20_Internet_20_Link"><text:span text:style-name="Code2"><text:span text:style-name="T71">osgi.http.endpoint</text:span></text:span></text:a><text:span text:style-name="Default_20_Paragraph_20_Font"><text:span text:style-name="T56"> attribute if the endpoint information is known.</text:span></text:span></text:p>
        <text:p text:style-name="P142">If this service property is not specified, then all Http Whiteboard Services can process the service.</text:p>
        <text:p text:style-name="P138"><text:span text:style-name="T56">The value of this service property must be of type </text:span><text:span text:style-name="Code2">String</text:span><text:span text:style-name="Default_20_Paragraph_20_Font"><text:span text:style-name="T56"> and be a valid </text:span></text:span><text:span text:style-name="Code2">filter string</text:span><text:span text:style-name="Default_20_Paragraph_20_Font"><text:span text:style-name="T56">.</text:span></text:span></text:p>
        <text:section text:style-name="Sect2" text:name="Bereich1">
          <text:p text:style-name="P169"><text:span text:style-name="T79">Java API documentation generated with </text:span><text:a xlink:type="simple" xlink:href="http://www.filigris.com/products/docflex_javadoc/#docflex-doclet" text:style-name="Internet_20_link" text:visited-style-name="Visited_20_Internet_20_Link"><text:span text:style-name="T73">DocFlex/Doclet</text:span></text:a><text:span text:style-name="Default_20_Paragraph_20_Font"><text:span text:style-name="T79"> v1.5.6</text:span></text:span></text:p>
          <text:p text:style-name="P106"><text:span text:style-name="T79">DocFlex/Doclet is both a multi-format Javadoc doclet and a free edition of </text:span><text:a xlink:type="simple" xlink:href="http://www.filigris.com/products/docflex_javadoc/" text:style-name="Internet_20_link" text:visited-style-name="Visited_20_Internet_20_Link"><text:span text:style-name="T73">DocFlex/Javadoc</text:span></text:a><text:span text:style-name="Default_20_Paragraph_20_Font"><text:span text:style-name="T79">.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73">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text:soft-page-break/>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2">Bundles that need to register a servlet, listener, resource filter, or http context must be granted ServicePermission[Interface Name, REGISTER] where interface name is the whiteboard interface the service is registered for.</text:p>
      <text:p text:style-name="P12">Bundles that need to iterate the servlets, listeners, resources, filters, or servlet context helpers registered with the system must be granted ServicePermission[interface name, GET] to retrieve the services from the service registry.</text:p>
      <text:p text:style-name="P12">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3"><text:soft-page-break/>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1047211743106626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1">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5"><draw:image xlink:href="Pictures/1000020100000427000001D8328612BC.png" xlink:type="simple" xlink:show="embed" xlink:actuate="onLoad"/></draw:frame><text:tab/><text:user-defined style:data-style-name="N0" text:name="RFC Title">RFC 189 Http Whiteboard Service</text:user-defined><text:tab/>Page <text:page-number text:select-page="current">19</text:page-number> of <text:page-count style:num-format="1">101</text:page-count></text:p>
        <text:p text:style-name="Header"/>
        <text:p text:style-name="Header"><text:tab/>Draft<text:tab/> <text:modification-date style:data-style-name="N76">July 29,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10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10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10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10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10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10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101</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101</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101</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101</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101</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101</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101</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101</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101</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101</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101</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101</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101</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101</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101</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101</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101</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101</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101</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101</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101</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101</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101</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101</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101</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101</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101</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101</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101</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101</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101</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101</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101</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10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34</meta:editing-cycles>
    <meta:editing-duration>P10DT1H23M27S</meta:editing-duration>
    <meta:initial-creator>Felix Meschberger</meta:initial-creator>
    <dc:date>2014-07-29T07:33:21</dc:date>
    <dc:creator>Carsten Ziegeler</dc:creator>
    <meta:document-statistic meta:table-count="121" meta:image-count="46" meta:object-count="0" meta:page-count="101" meta:paragraph-count="2214" meta:word-count="17749" meta:character-count="133668"/>
    <meta:user-defined meta:name="Company">Adobe Systems Incorporated</meta:user-defined>
    <meta:user-defined meta:name="Info 3"/>
    <meta:user-defined meta:name="Info 4"/>
    <meta:user-defined meta:name="RFC Title">RFC 189 Http Whiteboard Service</meta:user-defined>
  </office:meta>
</office:document-meta>
</file>